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3.697cm"/>
    </style:style>
    <style:style style:name="co4" style:family="table-column">
      <style:table-column-properties fo:break-before="auto" style:column-width="4.471cm"/>
    </style:style>
    <style:style style:name="co5" style:family="table-column">
      <style:table-column-properties fo:break-before="auto" style:column-width="6.507cm"/>
    </style:style>
    <style:style style:name="co6" style:family="table-column">
      <style:table-column-properties fo:break-before="auto" style:column-width="3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"/>
    <style:style style:name="ce3" style:family="table-cell" style:parent-style-name="Default" style:data-style-name="N0"/>
    <style:style style:name="ce4" style:family="table-cell" style:parent-style-name="Default" style:data-style-name="N111"/>
    <style:style style:name="ce5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36.009cm" svg:height="15.523cm" svg:x="23.649cm" svg:y="119.836cm">
            <draw:object draw:notify-on-update-of-ranges="Arkusz1.A9:Arkusz1.A279 Arkusz1.B9:Arkusz1.B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do optymalizacji</text:p>
          </table:table-cell>
          <table:table-cell table:style-name="Default" table:formula="of:=[.F280]" office:value-type="float" office:value="23208720.885608" calcext:value-type="float">
            <text:p>23208720,88560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gamma</text:p>
          </table:table-cell>
          <table:table-cell table:style-name="ce4" office:value-type="float" office:value="0.000100123721654" calcext:value-type="float">
            <text:p>0,0001001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X_0</text:p>
          </table:table-cell>
          <table:table-cell table:style-name="ce2" office:value-type="float" office:value="15" calcext:value-type="float">
            <text:p>15,0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lorentz</text:p>
          </table:table-cell>
          <table:table-cell table:style-name="ce1" office:value-type="string" calcext:value-type="string">
            <text:p>Y – lorentz</text:p>
          </table:table-cell>
          <table:table-cell table:style-name="ce1" office:value-type="string" calcext:value-type="string">
            <text:p>DIFF ^2</text:p>
          </table:table-cell>
          <table:table-cell table:style-name="ce1" office:value-type="string" calcext:value-type="string">
            <text:p>(o-i-e-i)^2/e-i</text:p>
          </table:table-cell>
          <table:table-cell/>
        </table:table-row>
        <table:table-row table:style-name="ro1">
          <table:table-cell table:style-name="ce2" office:value-type="float" office:value="12.004" calcext:value-type="float">
            <text:p>12,00</text:p>
          </table:table-cell>
          <table:table-cell table:style-name="ce2" office:value-type="float" office:value="55910" calcext:value-type="float">
            <text:p>55 910,00</text:p>
          </table:table-cell>
          <table:table-cell table:formula="of:=1/(PI()*[.$B$6]*(1+(([.A9]-[.$B$7])/[.$B$6])^2))*[.$B$5]" office:value-type="float" office:value="0.00000355061426008913" calcext:value-type="float">
            <text:p>0,0000035506</text:p>
          </table:table-cell>
          <table:table-cell table:formula="of:=[.B9]-[.C9]" office:value-type="float" office:value="55909.9999964494" calcext:value-type="float">
            <text:p>55 910,00</text:p>
          </table:table-cell>
          <table:table-cell table:formula="of:=[.D9]^2" office:value-type="float" office:value="3125928099.60297" calcext:value-type="float">
            <text:p>3 125 928 099,60</text:p>
          </table:table-cell>
          <table:table-cell table:formula="of:=[.E9]/[.B9]" office:value-type="float" office:value="55909.9999928988" calcext:value-type="float">
            <text:p>55 910,00</text:p>
          </table:table-cell>
          <table:table-cell/>
        </table:table-row>
        <table:table-row table:style-name="ro1">
          <table:table-cell table:style-name="ce2" office:value-type="float" office:value="12.03" calcext:value-type="float">
            <text:p>12,03</text:p>
          </table:table-cell>
          <table:table-cell table:style-name="ce2" office:value-type="float" office:value="56101" calcext:value-type="float">
            <text:p>56 101,00</text:p>
          </table:table-cell>
          <table:table-cell table:formula="of:=1/(PI()*[.$B$6]*(1+(([.A10]-[.$B$7])/[.$B$6])^2))*[.$B$5]" office:value-type="float" office:value="0.00000361305200237643" calcext:value-type="float">
            <text:p>0,0000036131</text:p>
          </table:table-cell>
          <table:table-cell table:formula="of:=[.B10]-[.C10]" office:value-type="float" office:value="56100.999996387" calcext:value-type="float">
            <text:p>56 101,00</text:p>
          </table:table-cell>
          <table:table-cell table:formula="of:=[.D10]^2" office:value-type="float" office:value="3147322200.59461" calcext:value-type="float">
            <text:p>3 147 322 200,59</text:p>
          </table:table-cell>
          <table:table-cell table:formula="of:=[.E10]/[.B10]" office:value-type="float" office:value="56100.9999927739" calcext:value-type="float">
            <text:p>56 101,00</text:p>
          </table:table-cell>
          <table:table-cell/>
        </table:table-row>
        <table:table-row table:style-name="ro1">
          <table:table-cell table:style-name="ce2" office:value-type="float" office:value="12.056" calcext:value-type="float">
            <text:p>12,06</text:p>
          </table:table-cell>
          <table:table-cell table:style-name="ce2" office:value-type="float" office:value="56272" calcext:value-type="float">
            <text:p>56 272,00</text:p>
          </table:table-cell>
          <table:table-cell table:formula="of:=1/(PI()*[.$B$6]*(1+(([.A11]-[.$B$7])/[.$B$6])^2))*[.$B$5]" office:value-type="float" office:value="0.00000367715129970497" calcext:value-type="float">
            <text:p>0,0000036772</text:p>
          </table:table-cell>
          <table:table-cell table:formula="of:=[.B11]-[.C11]" office:value-type="float" office:value="56271.9999963229" calcext:value-type="float">
            <text:p>56 272,00</text:p>
          </table:table-cell>
          <table:table-cell table:formula="of:=[.D11]^2" office:value-type="float" office:value="3166537983.58616" calcext:value-type="float">
            <text:p>3 166 537 983,59</text:p>
          </table:table-cell>
          <table:table-cell table:formula="of:=[.E11]/[.B11]" office:value-type="float" office:value="56271.9999926457" calcext:value-type="float">
            <text:p>56 272,00</text:p>
          </table:table-cell>
          <table:table-cell/>
        </table:table-row>
        <table:table-row table:style-name="ro1">
          <table:table-cell table:style-name="ce2" office:value-type="float" office:value="12.082" calcext:value-type="float">
            <text:p>12,08</text:p>
          </table:table-cell>
          <table:table-cell table:style-name="ce2" office:value-type="float" office:value="56348" calcext:value-type="float">
            <text:p>56 348,00</text:p>
          </table:table-cell>
          <table:table-cell table:formula="of:=1/(PI()*[.$B$6]*(1+(([.A12]-[.$B$7])/[.$B$6])^2))*[.$B$5]" office:value-type="float" office:value="0.00000374297163436653" calcext:value-type="float">
            <text:p>0,0000037430</text:p>
          </table:table-cell>
          <table:table-cell table:formula="of:=[.B12]-[.C12]" office:value-type="float" office:value="56347.999996257" calcext:value-type="float">
            <text:p>56 348,00</text:p>
          </table:table-cell>
          <table:table-cell table:formula="of:=[.D12]^2" office:value-type="float" office:value="3175097103.57818" calcext:value-type="float">
            <text:p>3 175 097 103,58</text:p>
          </table:table-cell>
          <table:table-cell table:formula="of:=[.E12]/[.B12]" office:value-type="float" office:value="56347.9999925141" calcext:value-type="float">
            <text:p>56 348,00</text:p>
          </table:table-cell>
          <table:table-cell/>
        </table:table-row>
        <table:table-row table:style-name="ro1">
          <table:table-cell table:style-name="ce2" office:value-type="float" office:value="12.108" calcext:value-type="float">
            <text:p>12,11</text:p>
          </table:table-cell>
          <table:table-cell table:style-name="ce2" office:value-type="float" office:value="56144" calcext:value-type="float">
            <text:p>56 144,00</text:p>
          </table:table-cell>
          <table:table-cell table:formula="of:=1/(PI()*[.$B$6]*(1+(([.A13]-[.$B$7])/[.$B$6])^2))*[.$B$5]" office:value-type="float" office:value="0.00000381057517444295" calcext:value-type="float">
            <text:p>0,0000038106</text:p>
          </table:table-cell>
          <table:table-cell table:formula="of:=[.B13]-[.C13]" office:value-type="float" office:value="56143.9999961894" calcext:value-type="float">
            <text:p>56 144,00</text:p>
          </table:table-cell>
          <table:table-cell table:formula="of:=[.D13]^2" office:value-type="float" office:value="3152148735.57212" calcext:value-type="float">
            <text:p>3 152 148 735,57</text:p>
          </table:table-cell>
          <table:table-cell table:formula="of:=[.E13]/[.B13]" office:value-type="float" office:value="56143.9999923789" calcext:value-type="float">
            <text:p>56 144,00</text:p>
          </table:table-cell>
          <table:table-cell/>
        </table:table-row>
        <table:table-row table:style-name="ro1">
          <table:table-cell table:style-name="ce2" office:value-type="float" office:value="12.134" calcext:value-type="float">
            <text:p>12,13</text:p>
          </table:table-cell>
          <table:table-cell table:style-name="ce2" office:value-type="float" office:value="56133" calcext:value-type="float">
            <text:p>56 133,00</text:p>
          </table:table-cell>
          <table:table-cell table:formula="of:=1/(PI()*[.$B$6]*(1+(([.A14]-[.$B$7])/[.$B$6])^2))*[.$B$5]" office:value-type="float" office:value="0.00000388002692065625" calcext:value-type="float">
            <text:p>0,0000038800</text:p>
          </table:table-cell>
          <table:table-cell table:formula="of:=[.B14]-[.C14]" office:value-type="float" office:value="56132.99999612" calcext:value-type="float">
            <text:p>56 133,00</text:p>
          </table:table-cell>
          <table:table-cell table:formula="of:=[.D14]^2" office:value-type="float" office:value="3150913688.56441" calcext:value-type="float">
            <text:p>3 150 913 688,56</text:p>
          </table:table-cell>
          <table:table-cell table:formula="of:=[.E14]/[.B14]" office:value-type="float" office:value="56132.9999922399" calcext:value-type="float">
            <text:p>56 133,00</text:p>
          </table:table-cell>
          <table:table-cell/>
        </table:table-row>
        <table:table-row table:style-name="ro1">
          <table:table-cell table:style-name="ce2" office:value-type="float" office:value="12.16" calcext:value-type="float">
            <text:p>12,16</text:p>
          </table:table-cell>
          <table:table-cell table:style-name="ce2" office:value-type="float" office:value="56147" calcext:value-type="float">
            <text:p>56 147,00</text:p>
          </table:table-cell>
          <table:table-cell table:formula="of:=1/(PI()*[.$B$6]*(1+(([.A15]-[.$B$7])/[.$B$6])^2))*[.$B$5]" office:value-type="float" office:value="0.0000039513948626724" calcext:value-type="float">
            <text:p>0,0000039514</text:p>
          </table:table-cell>
          <table:table-cell table:formula="of:=[.B15]-[.C15]" office:value-type="float" office:value="56146.9999960486" calcext:value-type="float">
            <text:p>56 147,00</text:p>
          </table:table-cell>
          <table:table-cell table:formula="of:=[.D15]^2" office:value-type="float" office:value="3152485608.55628" calcext:value-type="float">
            <text:p>3 152 485 608,56</text:p>
          </table:table-cell>
          <table:table-cell table:formula="of:=[.E15]/[.B15]" office:value-type="float" office:value="56146.9999920972" calcext:value-type="float">
            <text:p>56 147,00</text:p>
          </table:table-cell>
          <table:table-cell/>
        </table:table-row>
        <table:table-row table:style-name="ro1">
          <table:table-cell table:style-name="ce2" office:value-type="float" office:value="12.186" calcext:value-type="float">
            <text:p>12,19</text:p>
          </table:table-cell>
          <table:table-cell table:style-name="ce2" office:value-type="float" office:value="56129" calcext:value-type="float">
            <text:p>56 129,00</text:p>
          </table:table-cell>
          <table:table-cell table:formula="of:=1/(PI()*[.$B$6]*(1+(([.A16]-[.$B$7])/[.$B$6])^2))*[.$B$5]" office:value-type="float" office:value="0.00000402475014556054" calcext:value-type="float">
            <text:p>0,0000040248</text:p>
          </table:table-cell>
          <table:table-cell table:formula="of:=[.B16]-[.C16]" office:value-type="float" office:value="56128.9999959753" calcext:value-type="float">
            <text:p>56 129,00</text:p>
          </table:table-cell>
          <table:table-cell table:formula="of:=[.D16]^2" office:value-type="float" office:value="3150464640.54819" calcext:value-type="float">
            <text:p>3 150 464 640,55</text:p>
          </table:table-cell>
          <table:table-cell table:formula="of:=[.E16]/[.B16]" office:value-type="float" office:value="56128.9999919505" calcext:value-type="float">
            <text:p>56 129,00</text:p>
          </table:table-cell>
          <table:table-cell/>
        </table:table-row>
        <table:table-row table:style-name="ro1">
          <table:table-cell table:style-name="ce2" office:value-type="float" office:value="12.212" calcext:value-type="float">
            <text:p>12,21</text:p>
          </table:table-cell>
          <table:table-cell table:style-name="ce2" office:value-type="float" office:value="56221" calcext:value-type="float">
            <text:p>56 221,00</text:p>
          </table:table-cell>
          <table:table-cell table:formula="of:=1/(PI()*[.$B$6]*(1+(([.A17]-[.$B$7])/[.$B$6])^2))*[.$B$5]" office:value-type="float" office:value="0.00000410016724716904" calcext:value-type="float">
            <text:p>0,0000041002</text:p>
          </table:table-cell>
          <table:table-cell table:formula="of:=[.B17]-[.C17]" office:value-type="float" office:value="56220.9999958998" calcext:value-type="float">
            <text:p>56 221,00</text:p>
          </table:table-cell>
          <table:table-cell table:formula="of:=[.D17]^2" office:value-type="float" office:value="3160800840.53897" calcext:value-type="float">
            <text:p>3 160 800 840,54</text:p>
          </table:table-cell>
          <table:table-cell table:formula="of:=[.E17]/[.B17]" office:value-type="float" office:value="56220.9999917997" calcext:value-type="float">
            <text:p>56 221,00</text:p>
          </table:table-cell>
          <table:table-cell/>
        </table:table-row>
        <table:table-row table:style-name="ro1">
          <table:table-cell table:style-name="ce2" office:value-type="float" office:value="12.238" calcext:value-type="float">
            <text:p>12,24</text:p>
          </table:table-cell>
          <table:table-cell table:style-name="ce2" office:value-type="float" office:value="56580" calcext:value-type="float">
            <text:p>56 580,00</text:p>
          </table:table-cell>
          <table:table-cell table:formula="of:=1/(PI()*[.$B$6]*(1+(([.A18]-[.$B$7])/[.$B$6])^2))*[.$B$5]" office:value-type="float" office:value="0.00000417772416724409" calcext:value-type="float">
            <text:p>0,0000041777</text:p>
          </table:table-cell>
          <table:table-cell table:formula="of:=[.B18]-[.C18]" office:value-type="float" office:value="56579.9999958223" calcext:value-type="float">
            <text:p>56 580,00</text:p>
          </table:table-cell>
          <table:table-cell table:formula="of:=[.D18]^2" office:value-type="float" office:value="3201296399.52725" calcext:value-type="float">
            <text:p>3 201 296 399,53</text:p>
          </table:table-cell>
          <table:table-cell table:formula="of:=[.E18]/[.B18]" office:value-type="float" office:value="56579.9999916446" calcext:value-type="float">
            <text:p>56 580,00</text:p>
          </table:table-cell>
          <table:table-cell/>
        </table:table-row>
        <table:table-row table:style-name="ro1">
          <table:table-cell table:style-name="ce2" office:value-type="float" office:value="12.264" calcext:value-type="float">
            <text:p>12,26</text:p>
          </table:table-cell>
          <table:table-cell table:style-name="ce2" office:value-type="float" office:value="56056" calcext:value-type="float">
            <text:p>56 056,00</text:p>
          </table:table-cell>
          <table:table-cell table:formula="of:=1/(PI()*[.$B$6]*(1+(([.A19]-[.$B$7])/[.$B$6])^2))*[.$B$5]" office:value-type="float" office:value="0.00000425750262918796" calcext:value-type="float">
            <text:p>0,0000042575</text:p>
          </table:table-cell>
          <table:table-cell table:formula="of:=[.B19]-[.C19]" office:value-type="float" office:value="56055.9999957425" calcext:value-type="float">
            <text:p>56 056,00</text:p>
          </table:table-cell>
          <table:table-cell table:formula="of:=[.D19]^2" office:value-type="float" office:value="3142275135.52268" calcext:value-type="float">
            <text:p>3 142 275 135,52</text:p>
          </table:table-cell>
          <table:table-cell table:formula="of:=[.E19]/[.B19]" office:value-type="float" office:value="56055.999991485" calcext:value-type="float">
            <text:p>56 056,00</text:p>
          </table:table-cell>
          <table:table-cell/>
        </table:table-row>
        <table:table-row table:style-name="ro1">
          <table:table-cell table:style-name="ce2" office:value-type="float" office:value="12.29" calcext:value-type="float">
            <text:p>12,29</text:p>
          </table:table-cell>
          <table:table-cell table:style-name="ce2" office:value-type="float" office:value="56506" calcext:value-type="float">
            <text:p>56 506,00</text:p>
          </table:table-cell>
          <table:table-cell table:formula="of:=1/(PI()*[.$B$6]*(1+(([.A20]-[.$B$7])/[.$B$6])^2))*[.$B$5]" office:value-type="float" office:value="0.00000433958829543156" calcext:value-type="float">
            <text:p>0,0000043396</text:p>
          </table:table-cell>
          <table:table-cell table:formula="of:=[.B20]-[.C20]" office:value-type="float" office:value="56505.9999956604" calcext:value-type="float">
            <text:p>56 506,00</text:p>
          </table:table-cell>
          <table:table-cell table:formula="of:=[.D20]^2" office:value-type="float" office:value="3192928035.50958" calcext:value-type="float">
            <text:p>3 192 928 035,51</text:p>
          </table:table-cell>
          <table:table-cell table:formula="of:=[.E20]/[.B20]" office:value-type="float" office:value="56505.9999913208" calcext:value-type="float">
            <text:p>56 506,00</text:p>
          </table:table-cell>
          <table:table-cell/>
        </table:table-row>
        <table:table-row table:style-name="ro1">
          <table:table-cell table:style-name="ce2" office:value-type="float" office:value="12.316" calcext:value-type="float">
            <text:p>12,32</text:p>
          </table:table-cell>
          <table:table-cell table:style-name="ce2" office:value-type="float" office:value="56962" calcext:value-type="float">
            <text:p>56 962,00</text:p>
          </table:table-cell>
          <table:table-cell table:formula="of:=1/(PI()*[.$B$6]*(1+(([.A21]-[.$B$7])/[.$B$6])^2))*[.$B$5]" office:value-type="float" office:value="0.00000442407099748136" calcext:value-type="float">
            <text:p>0,0000044241</text:p>
          </table:table-cell>
          <table:table-cell table:formula="of:=[.B21]-[.C21]" office:value-type="float" office:value="56961.9999955759" calcext:value-type="float">
            <text:p>56 962,00</text:p>
          </table:table-cell>
          <table:table-cell table:formula="of:=[.D21]^2" office:value-type="float" office:value="3244669443.49599" calcext:value-type="float">
            <text:p>3 244 669 443,50</text:p>
          </table:table-cell>
          <table:table-cell table:formula="of:=[.E21]/[.B21]" office:value-type="float" office:value="56961.9999911519" calcext:value-type="float">
            <text:p>56 962,00</text:p>
          </table:table-cell>
          <table:table-cell/>
        </table:table-row>
        <table:table-row table:style-name="ro1">
          <table:table-cell table:style-name="ce2" office:value-type="float" office:value="12.342" calcext:value-type="float">
            <text:p>12,34</text:p>
          </table:table-cell>
          <table:table-cell table:style-name="ce2" office:value-type="float" office:value="56437" calcext:value-type="float">
            <text:p>56 437,00</text:p>
          </table:table-cell>
          <table:table-cell table:formula="of:=1/(PI()*[.$B$6]*(1+(([.A22]-[.$B$7])/[.$B$6])^2))*[.$B$5]" office:value-type="float" office:value="0.00000451104498179469" calcext:value-type="float">
            <text:p>0,0000045110</text:p>
          </table:table-cell>
          <table:table-cell table:formula="of:=[.B22]-[.C22]" office:value-type="float" office:value="56436.999995489" calcext:value-type="float">
            <text:p>56 437,00</text:p>
          </table:table-cell>
          <table:table-cell table:formula="of:=[.D22]^2" office:value-type="float" office:value="3185134968.49082" calcext:value-type="float">
            <text:p>3 185 134 968,49</text:p>
          </table:table-cell>
          <table:table-cell table:formula="of:=[.E22]/[.B22]" office:value-type="float" office:value="56436.9999909779" calcext:value-type="float">
            <text:p>56 437,00</text:p>
          </table:table-cell>
          <table:table-cell/>
        </table:table-row>
        <table:table-row table:style-name="ro1">
          <table:table-cell table:style-name="ce2" office:value-type="float" office:value="12.368" calcext:value-type="float">
            <text:p>12,37</text:p>
          </table:table-cell>
          <table:table-cell table:style-name="ce2" office:value-type="float" office:value="56385" calcext:value-type="float">
            <text:p>56 385,00</text:p>
          </table:table-cell>
          <table:table-cell table:formula="of:=1/(PI()*[.$B$6]*(1+(([.A23]-[.$B$7])/[.$B$6])^2))*[.$B$5]" office:value-type="float" office:value="0.00000460060917274044" calcext:value-type="float">
            <text:p>0,0000046006</text:p>
          </table:table-cell>
          <table:table-cell table:formula="of:=[.B23]-[.C23]" office:value-type="float" office:value="56384.9999953994" calcext:value-type="float">
            <text:p>56 385,00</text:p>
          </table:table-cell>
          <table:table-cell table:formula="of:=[.D23]^2" office:value-type="float" office:value="3179268224.48119" calcext:value-type="float">
            <text:p>3 179 268 224,48</text:p>
          </table:table-cell>
          <table:table-cell table:formula="of:=[.E23]/[.B23]" office:value-type="float" office:value="56384.9999907988" calcext:value-type="float">
            <text:p>56 385,00</text:p>
          </table:table-cell>
          <table:table-cell/>
        </table:table-row>
        <table:table-row table:style-name="ro1">
          <table:table-cell table:style-name="ce2" office:value-type="float" office:value="12.394" calcext:value-type="float">
            <text:p>12,39</text:p>
          </table:table-cell>
          <table:table-cell table:style-name="ce2" office:value-type="float" office:value="56630" calcext:value-type="float">
            <text:p>56 630,00</text:p>
          </table:table-cell>
          <table:table-cell table:formula="of:=1/(PI()*[.$B$6]*(1+(([.A24]-[.$B$7])/[.$B$6])^2))*[.$B$5]" office:value-type="float" office:value="0.00000469286745401535" calcext:value-type="float">
            <text:p>0,0000046929</text:p>
          </table:table-cell>
          <table:table-cell table:formula="of:=[.B24]-[.C24]" office:value-type="float" office:value="56629.9999953071" calcext:value-type="float">
            <text:p>56 630,00</text:p>
          </table:table-cell>
          <table:table-cell table:formula="of:=[.D24]^2" office:value-type="float" office:value="3206956899.46849" calcext:value-type="float">
            <text:p>3 206 956 899,47</text:p>
          </table:table-cell>
          <table:table-cell table:formula="of:=[.E24]/[.B24]" office:value-type="float" office:value="56629.9999906143" calcext:value-type="float">
            <text:p>56 630,00</text:p>
          </table:table-cell>
          <table:table-cell/>
        </table:table-row>
        <table:table-row table:style-name="ro1">
          <table:table-cell table:style-name="ce2" office:value-type="float" office:value="12.42" calcext:value-type="float">
            <text:p>12,42</text:p>
          </table:table-cell>
          <table:table-cell table:style-name="ce2" office:value-type="float" office:value="56507" calcext:value-type="float">
            <text:p>56 507,00</text:p>
          </table:table-cell>
          <table:table-cell table:formula="of:=1/(PI()*[.$B$6]*(1+(([.A25]-[.$B$7])/[.$B$6])^2))*[.$B$5]" office:value-type="float" office:value="0.00000478792897001148" calcext:value-type="float">
            <text:p>0,0000047879</text:p>
          </table:table-cell>
          <table:table-cell table:formula="of:=[.B25]-[.C25]" office:value-type="float" office:value="56506.9999952121" calcext:value-type="float">
            <text:p>56 507,00</text:p>
          </table:table-cell>
          <table:table-cell table:formula="of:=[.D25]^2" office:value-type="float" office:value="3193041048.4589" calcext:value-type="float">
            <text:p>3 193 041 048,46</text:p>
          </table:table-cell>
          <table:table-cell table:formula="of:=[.E25]/[.B25]" office:value-type="float" office:value="56506.9999904241" calcext:value-type="float">
            <text:p>56 507,00</text:p>
          </table:table-cell>
          <table:table-cell/>
        </table:table-row>
        <table:table-row table:style-name="ro1">
          <table:table-cell table:style-name="ce2" office:value-type="float" office:value="12.446" calcext:value-type="float">
            <text:p>12,45</text:p>
          </table:table-cell>
          <table:table-cell table:style-name="ce2" office:value-type="float" office:value="56142" calcext:value-type="float">
            <text:p>56 142,00</text:p>
          </table:table-cell>
          <table:table-cell table:formula="of:=1/(PI()*[.$B$6]*(1+(([.A26]-[.$B$7])/[.$B$6])^2))*[.$B$5]" office:value-type="float" office:value="0.00000488590844876773" calcext:value-type="float">
            <text:p>0,0000048859</text:p>
          </table:table-cell>
          <table:table-cell table:formula="of:=[.B26]-[.C26]" office:value-type="float" office:value="56141.9999951141" calcext:value-type="float">
            <text:p>56 142,00</text:p>
          </table:table-cell>
          <table:table-cell table:formula="of:=[.D26]^2" office:value-type="float" office:value="3151924163.45139" calcext:value-type="float">
            <text:p>3 151 924 163,45</text:p>
          </table:table-cell>
          <table:table-cell table:formula="of:=[.E26]/[.B26]" office:value-type="float" office:value="56141.9999902282" calcext:value-type="float">
            <text:p>56 142,00</text:p>
          </table:table-cell>
          <table:table-cell/>
        </table:table-row>
        <table:table-row table:style-name="ro1">
          <table:table-cell table:style-name="ce2" office:value-type="float" office:value="12.472" calcext:value-type="float">
            <text:p>12,47</text:p>
          </table:table-cell>
          <table:table-cell table:style-name="ce2" office:value-type="float" office:value="56533" calcext:value-type="float">
            <text:p>56 533,00</text:p>
          </table:table-cell>
          <table:table-cell table:formula="of:=1/(PI()*[.$B$6]*(1+(([.A27]-[.$B$7])/[.$B$6])^2))*[.$B$5]" office:value-type="float" office:value="0.0000049869265482904" calcext:value-type="float">
            <text:p>0,0000049869</text:p>
          </table:table-cell>
          <table:table-cell table:formula="of:=[.B27]-[.C27]" office:value-type="float" office:value="56532.9999950131" calcext:value-type="float">
            <text:p>56 533,00</text:p>
          </table:table-cell>
          <table:table-cell table:formula="of:=[.D27]^2" office:value-type="float" office:value="3195980088.43615" calcext:value-type="float">
            <text:p>3 195 980 088,44</text:p>
          </table:table-cell>
          <table:table-cell table:formula="of:=[.E27]/[.B27]" office:value-type="float" office:value="56532.9999900262" calcext:value-type="float">
            <text:p>56 533,00</text:p>
          </table:table-cell>
          <table:table-cell/>
        </table:table-row>
        <table:table-row table:style-name="ro1">
          <table:table-cell table:style-name="ce2" office:value-type="float" office:value="12.498" calcext:value-type="float">
            <text:p>12,50</text:p>
          </table:table-cell>
          <table:table-cell table:style-name="ce2" office:value-type="float" office:value="56553" calcext:value-type="float">
            <text:p>56 553,00</text:p>
          </table:table-cell>
          <table:table-cell table:formula="of:=1/(PI()*[.$B$6]*(1+(([.A28]-[.$B$7])/[.$B$6])^2))*[.$B$5]" office:value-type="float" office:value="0.00000509111022819556" calcext:value-type="float">
            <text:p>0,0000050911</text:p>
          </table:table-cell>
          <table:table-cell table:formula="of:=[.B28]-[.C28]" office:value-type="float" office:value="56552.9999949089" calcext:value-type="float">
            <text:p>56 553,00</text:p>
          </table:table-cell>
          <table:table-cell table:formula="of:=[.D28]^2" office:value-type="float" office:value="3198241808.42417" calcext:value-type="float">
            <text:p>3 198 241 808,42</text:p>
          </table:table-cell>
          <table:table-cell table:formula="of:=[.E28]/[.B28]" office:value-type="float" office:value="56552.9999898178" calcext:value-type="float">
            <text:p>56 553,00</text:p>
          </table:table-cell>
          <table:table-cell/>
        </table:table-row>
        <table:table-row table:style-name="ro1">
          <table:table-cell table:style-name="ce2" office:value-type="float" office:value="12.524" calcext:value-type="float">
            <text:p>12,52</text:p>
          </table:table-cell>
          <table:table-cell table:style-name="ce2" office:value-type="float" office:value="56528" calcext:value-type="float">
            <text:p>56 528,00</text:p>
          </table:table-cell>
          <table:table-cell table:formula="of:=1/(PI()*[.$B$6]*(1+(([.A29]-[.$B$7])/[.$B$6])^2))*[.$B$5]" office:value-type="float" office:value="0.0000051985931488114" calcext:value-type="float">
            <text:p>0,0000051986</text:p>
          </table:table-cell>
          <table:table-cell table:formula="of:=[.B29]-[.C29]" office:value-type="float" office:value="56527.9999948014" calcext:value-type="float">
            <text:p>56 528,00</text:p>
          </table:table-cell>
          <table:table-cell table:formula="of:=[.D29]^2" office:value-type="float" office:value="3195414783.41227" calcext:value-type="float">
            <text:p>3 195 414 783,41</text:p>
          </table:table-cell>
          <table:table-cell table:formula="of:=[.E29]/[.B29]" office:value-type="float" office:value="56527.9999896028" calcext:value-type="float">
            <text:p>56 528,00</text:p>
          </table:table-cell>
          <table:table-cell/>
        </table:table-row>
        <table:table-row table:style-name="ro1">
          <table:table-cell table:style-name="ce2" office:value-type="float" office:value="12.55" calcext:value-type="float">
            <text:p>12,55</text:p>
          </table:table-cell>
          <table:table-cell table:style-name="ce2" office:value-type="float" office:value="56399" calcext:value-type="float">
            <text:p>56 399,00</text:p>
          </table:table-cell>
          <table:table-cell table:formula="of:=1/(PI()*[.$B$6]*(1+(([.A30]-[.$B$7])/[.$B$6])^2))*[.$B$5]" office:value-type="float" office:value="0.00000530951610008424" calcext:value-type="float">
            <text:p>0,0000053095</text:p>
          </table:table-cell>
          <table:table-cell table:formula="of:=[.B30]-[.C30]" office:value-type="float" office:value="56398.9999946905" calcext:value-type="float">
            <text:p>56 399,00</text:p>
          </table:table-cell>
          <table:table-cell table:formula="of:=[.D30]^2" office:value-type="float" office:value="3180847200.4011" calcext:value-type="float">
            <text:p>3 180 847 200,40</text:p>
          </table:table-cell>
          <table:table-cell table:formula="of:=[.E30]/[.B30]" office:value-type="float" office:value="56398.999989381" calcext:value-type="float">
            <text:p>56 399,00</text:p>
          </table:table-cell>
          <table:table-cell/>
        </table:table-row>
        <table:table-row table:style-name="ro1">
          <table:table-cell table:style-name="ce2" office:value-type="float" office:value="12.576" calcext:value-type="float">
            <text:p>12,58</text:p>
          </table:table-cell>
          <table:table-cell table:style-name="ce2" office:value-type="float" office:value="56419" calcext:value-type="float">
            <text:p>56 419,00</text:p>
          </table:table-cell>
          <table:table-cell table:formula="of:=1/(PI()*[.$B$6]*(1+(([.A31]-[.$B$7])/[.$B$6])^2))*[.$B$5]" office:value-type="float" office:value="0.00000542402746285899" calcext:value-type="float">
            <text:p>0,0000054240</text:p>
          </table:table-cell>
          <table:table-cell table:formula="of:=[.B31]-[.C31]" office:value-type="float" office:value="56418.999994576" calcext:value-type="float">
            <text:p>56 419,00</text:p>
          </table:table-cell>
          <table:table-cell table:formula="of:=[.D31]^2" office:value-type="float" office:value="3183103560.38796" calcext:value-type="float">
            <text:p>3 183 103 560,39</text:p>
          </table:table-cell>
          <table:table-cell table:formula="of:=[.E31]/[.B31]" office:value-type="float" office:value="56418.9999891519" calcext:value-type="float">
            <text:p>56 419,00</text:p>
          </table:table-cell>
          <table:table-cell/>
        </table:table-row>
        <table:table-row table:style-name="ro1">
          <table:table-cell table:style-name="ce2" office:value-type="float" office:value="12.602" calcext:value-type="float">
            <text:p>12,60</text:p>
          </table:table-cell>
          <table:table-cell table:style-name="ce2" office:value-type="float" office:value="56379" calcext:value-type="float">
            <text:p>56 379,00</text:p>
          </table:table-cell>
          <table:table-cell table:formula="of:=1/(PI()*[.$B$6]*(1+(([.A32]-[.$B$7])/[.$B$6])^2))*[.$B$5]" office:value-type="float" office:value="0.00000554228370535744" calcext:value-type="float">
            <text:p>0,0000055423</text:p>
          </table:table-cell>
          <table:table-cell table:formula="of:=[.B32]-[.C32]" office:value-type="float" office:value="56378.9999944577" calcext:value-type="float">
            <text:p>56 379,00</text:p>
          </table:table-cell>
          <table:table-cell table:formula="of:=[.D32]^2" office:value-type="float" office:value="3178591640.37506" calcext:value-type="float">
            <text:p>3 178 591 640,38</text:p>
          </table:table-cell>
          <table:table-cell table:formula="of:=[.E32]/[.B32]" office:value-type="float" office:value="56378.9999889154" calcext:value-type="float">
            <text:p>56 379,00</text:p>
          </table:table-cell>
          <table:table-cell/>
        </table:table-row>
        <table:table-row table:style-name="ro1">
          <table:table-cell office:value-type="float" office:value="12.628" calcext:value-type="float">
            <text:p>12,628</text:p>
          </table:table-cell>
          <table:table-cell office:value-type="float" office:value="56177" calcext:value-type="float">
            <text:p>56177</text:p>
          </table:table-cell>
          <table:table-cell table:formula="of:=1/(PI()*[.$B$6]*(1+(([.A33]-[.$B$7])/[.$B$6])^2))*[.$B$5]" office:value-type="float" office:value="0.00000566444991795753" calcext:value-type="float">
            <text:p>0,0000056644</text:p>
          </table:table-cell>
          <table:table-cell table:formula="of:=[.B33]-[.C33]" office:value-type="float" office:value="56176.9999943356" calcext:value-type="float">
            <text:p>56 177,00</text:p>
          </table:table-cell>
          <table:table-cell table:formula="of:=[.D33]^2" office:value-type="float" office:value="3155855328.36358" calcext:value-type="float">
            <text:p>3 155 855 328,36</text:p>
          </table:table-cell>
          <table:table-cell table:formula="of:=[.E33]/[.B33]" office:value-type="float" office:value="56176.9999886711" calcext:value-type="float">
            <text:p>56 177,00</text:p>
          </table:table-cell>
          <table:table-cell/>
        </table:table-row>
        <table:table-row table:style-name="ro1">
          <table:table-cell office:value-type="float" office:value="12.654" calcext:value-type="float">
            <text:p>12,654</text:p>
          </table:table-cell>
          <table:table-cell office:value-type="float" office:value="56006" calcext:value-type="float">
            <text:p>56006</text:p>
          </table:table-cell>
          <table:table-cell table:formula="of:=1/(PI()*[.$B$6]*(1+(([.A34]-[.$B$7])/[.$B$6])^2))*[.$B$5]" office:value-type="float" office:value="0.00000579070038968797" calcext:value-type="float">
            <text:p>0,0000057907</text:p>
          </table:table-cell>
          <table:table-cell table:formula="of:=[.B34]-[.C34]" office:value-type="float" office:value="56005.9999942093" calcext:value-type="float">
            <text:p>56 006,00</text:p>
          </table:table-cell>
          <table:table-cell table:formula="of:=[.D34]^2" office:value-type="float" office:value="3136672035.35137" calcext:value-type="float">
            <text:p>3 136 672 035,35</text:p>
          </table:table-cell>
          <table:table-cell table:formula="of:=[.E34]/[.B34]" office:value-type="float" office:value="56005.9999884186" calcext:value-type="float">
            <text:p>56 006,00</text:p>
          </table:table-cell>
          <table:table-cell/>
        </table:table-row>
        <table:table-row table:style-name="ro1">
          <table:table-cell office:value-type="float" office:value="12.68" calcext:value-type="float">
            <text:p>12,68</text:p>
          </table:table-cell>
          <table:table-cell office:value-type="float" office:value="56188" calcext:value-type="float">
            <text:p>56188</text:p>
          </table:table-cell>
          <table:table-cell table:formula="of:=1/(PI()*[.$B$6]*(1+(([.A35]-[.$B$7])/[.$B$6])^2))*[.$B$5]" office:value-type="float" office:value="0.00000592121923019907" calcext:value-type="float">
            <text:p>0,0000059212</text:p>
          </table:table-cell>
          <table:table-cell table:formula="of:=[.B35]-[.C35]" office:value-type="float" office:value="56187.9999940788" calcext:value-type="float">
            <text:p>56 188,00</text:p>
          </table:table-cell>
          <table:table-cell table:formula="of:=[.D35]^2" office:value-type="float" office:value="3157091343.3346" calcext:value-type="float">
            <text:p>3 157 091 343,33</text:p>
          </table:table-cell>
          <table:table-cell table:formula="of:=[.E35]/[.B35]" office:value-type="float" office:value="56187.9999881576" calcext:value-type="float">
            <text:p>56 188,00</text:p>
          </table:table-cell>
          <table:table-cell/>
        </table:table-row>
        <table:table-row table:style-name="ro1">
          <table:table-cell office:value-type="float" office:value="12.706" calcext:value-type="float">
            <text:p>12,706</text:p>
          </table:table-cell>
          <table:table-cell office:value-type="float" office:value="56522" calcext:value-type="float">
            <text:p>56522</text:p>
          </table:table-cell>
          <table:table-cell table:formula="of:=1/(PI()*[.$B$6]*(1+(([.A36]-[.$B$7])/[.$B$6])^2))*[.$B$5]" office:value-type="float" office:value="0.00000605620104135619" calcext:value-type="float">
            <text:p>0,0000060562</text:p>
          </table:table-cell>
          <table:table-cell table:formula="of:=[.B36]-[.C36]" office:value-type="float" office:value="56521.9999939438" calcext:value-type="float">
            <text:p>56 522,00</text:p>
          </table:table-cell>
          <table:table-cell table:formula="of:=[.D36]^2" office:value-type="float" office:value="3194736483.31538" calcext:value-type="float">
            <text:p>3 194 736 483,32</text:p>
          </table:table-cell>
          <table:table-cell table:formula="of:=[.E36]/[.B36]" office:value-type="float" office:value="56521.9999878876" calcext:value-type="float">
            <text:p>56 522,00</text:p>
          </table:table-cell>
          <table:table-cell/>
        </table:table-row>
        <table:table-row table:style-name="ro1">
          <table:table-cell office:value-type="float" office:value="12.732" calcext:value-type="float">
            <text:p>12,732</text:p>
          </table:table-cell>
          <table:table-cell office:value-type="float" office:value="56338" calcext:value-type="float">
            <text:p>56338</text:p>
          </table:table-cell>
          <table:table-cell table:formula="of:=1/(PI()*[.$B$6]*(1+(([.A37]-[.$B$7])/[.$B$6])^2))*[.$B$5]" office:value-type="float" office:value="0.00000619585164303256" calcext:value-type="float">
            <text:p>0,0000061959</text:p>
          </table:table-cell>
          <table:table-cell table:formula="of:=[.B37]-[.C37]" office:value-type="float" office:value="56337.9999938042" calcext:value-type="float">
            <text:p>56 338,00</text:p>
          </table:table-cell>
          <table:table-cell table:formula="of:=[.D37]^2" office:value-type="float" office:value="3173970243.30188" calcext:value-type="float">
            <text:p>3 173 970 243,30</text:p>
          </table:table-cell>
          <table:table-cell table:formula="of:=[.E37]/[.B37]" office:value-type="float" office:value="56337.9999876083" calcext:value-type="float">
            <text:p>56 338,00</text:p>
          </table:table-cell>
          <table:table-cell/>
        </table:table-row>
        <table:table-row table:style-name="ro1">
          <table:table-cell office:value-type="float" office:value="12.758" calcext:value-type="float">
            <text:p>12,758</text:p>
          </table:table-cell>
          <table:table-cell office:value-type="float" office:value="55985" calcext:value-type="float">
            <text:p>55985</text:p>
          </table:table-cell>
          <table:table-cell table:formula="of:=1/(PI()*[.$B$6]*(1+(([.A38]-[.$B$7])/[.$B$6])^2))*[.$B$5]" office:value-type="float" office:value="0.00000634038885815865" calcext:value-type="float">
            <text:p>0,0000063404</text:p>
          </table:table-cell>
          <table:table-cell table:formula="of:=[.B38]-[.C38]" office:value-type="float" office:value="55984.9999936596" calcext:value-type="float">
            <text:p>55 985,00</text:p>
          </table:table-cell>
          <table:table-cell table:formula="of:=[.D38]^2" office:value-type="float" office:value="3134320224.29007" calcext:value-type="float">
            <text:p>3 134 320 224,29</text:p>
          </table:table-cell>
          <table:table-cell table:formula="of:=[.E38]/[.B38]" office:value-type="float" office:value="55984.9999873192" calcext:value-type="float">
            <text:p>55 985,00</text:p>
          </table:table-cell>
          <table:table-cell/>
        </table:table-row>
        <table:table-row table:style-name="ro1">
          <table:table-cell office:value-type="float" office:value="12.784" calcext:value-type="float">
            <text:p>12,784</text:p>
          </table:table-cell>
          <table:table-cell office:value-type="float" office:value="56414" calcext:value-type="float">
            <text:p>56414</text:p>
          </table:table-cell>
          <table:table-cell table:formula="of:=1/(PI()*[.$B$6]*(1+(([.A39]-[.$B$7])/[.$B$6])^2))*[.$B$5]" office:value-type="float" office:value="0.00000649004336262226" calcext:value-type="float">
            <text:p>0,0000064900</text:p>
          </table:table-cell>
          <table:table-cell table:formula="of:=[.B39]-[.C39]" office:value-type="float" office:value="56413.99999351" calcext:value-type="float">
            <text:p>56 414,00</text:p>
          </table:table-cell>
          <table:table-cell table:formula="of:=[.D39]^2" office:value-type="float" office:value="3182539395.26774" calcext:value-type="float">
            <text:p>3 182 539 395,27</text:p>
          </table:table-cell>
          <table:table-cell table:formula="of:=[.E39]/[.B39]" office:value-type="float" office:value="56413.9999870199" calcext:value-type="float">
            <text:p>56 414,00</text:p>
          </table:table-cell>
          <table:table-cell/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56278" calcext:value-type="float">
            <text:p>56278</text:p>
          </table:table-cell>
          <table:table-cell table:formula="of:=1/(PI()*[.$B$6]*(1+(([.A40]-[.$B$7])/[.$B$6])^2))*[.$B$5]" office:value-type="float" office:value="0.00000664505960621488" calcext:value-type="float">
            <text:p>0,0000066451</text:p>
          </table:table-cell>
          <table:table-cell table:formula="of:=[.B40]-[.C40]" office:value-type="float" office:value="56277.9999933549" calcext:value-type="float">
            <text:p>56 278,00</text:p>
          </table:table-cell>
          <table:table-cell table:formula="of:=[.D40]^2" office:value-type="float" office:value="3167213283.25206" calcext:value-type="float">
            <text:p>3 167 213 283,25</text:p>
          </table:table-cell>
          <table:table-cell table:formula="of:=[.E40]/[.B40]" office:value-type="float" office:value="56277.9999867099" calcext:value-type="float">
            <text:p>56 278,00</text:p>
          </table:table-cell>
          <table:table-cell/>
        </table:table-row>
        <table:table-row table:style-name="ro1">
          <table:table-cell office:value-type="float" office:value="12.836" calcext:value-type="float">
            <text:p>12,836</text:p>
          </table:table-cell>
          <table:table-cell office:value-type="float" office:value="56179" calcext:value-type="float">
            <text:p>56179</text:p>
          </table:table-cell>
          <table:table-cell table:formula="of:=1/(PI()*[.$B$6]*(1+(([.A41]-[.$B$7])/[.$B$6])^2))*[.$B$5]" office:value-type="float" office:value="0.00000680569681149375" calcext:value-type="float">
            <text:p>0,0000068057</text:p>
          </table:table-cell>
          <table:table-cell table:formula="of:=[.B41]-[.C41]" office:value-type="float" office:value="56178.9999931943" calcext:value-type="float">
            <text:p>56 179,00</text:p>
          </table:table-cell>
          <table:table-cell table:formula="of:=[.D41]^2" office:value-type="float" office:value="3156080040.23533" calcext:value-type="float">
            <text:p>3 156 080 040,24</text:p>
          </table:table-cell>
          <table:table-cell table:formula="of:=[.E41]/[.B41]" office:value-type="float" office:value="56178.9999863886" calcext:value-type="float">
            <text:p>56 179,00</text:p>
          </table:table-cell>
          <table:table-cell/>
        </table:table-row>
        <table:table-row table:style-name="ro1">
          <table:table-cell office:value-type="float" office:value="12.862" calcext:value-type="float">
            <text:p>12,862</text:p>
          </table:table-cell>
          <table:table-cell office:value-type="float" office:value="56561" calcext:value-type="float">
            <text:p>56561</text:p>
          </table:table-cell>
          <table:table-cell table:formula="of:=1/(PI()*[.$B$6]*(1+(([.A42]-[.$B$7])/[.$B$6])^2))*[.$B$5]" office:value-type="float" office:value="0.00000697223005818525" calcext:value-type="float">
            <text:p>0,0000069722</text:p>
          </table:table-cell>
          <table:table-cell table:formula="of:=[.B42]-[.C42]" office:value-type="float" office:value="56560.9999930278" calcext:value-type="float">
            <text:p>56 561,00</text:p>
          </table:table-cell>
          <table:table-cell table:formula="of:=[.D42]^2" office:value-type="float" office:value="3199146720.21129" calcext:value-type="float">
            <text:p>3 199 146 720,21</text:p>
          </table:table-cell>
          <table:table-cell table:formula="of:=[.E42]/[.B42]" office:value-type="float" office:value="56560.9999860555" calcext:value-type="float">
            <text:p>56 561,00</text:p>
          </table:table-cell>
          <table:table-cell/>
        </table:table-row>
        <table:table-row table:style-name="ro1">
          <table:table-cell office:value-type="float" office:value="12.888" calcext:value-type="float">
            <text:p>12,888</text:p>
          </table:table-cell>
          <table:table-cell office:value-type="float" office:value="56772" calcext:value-type="float">
            <text:p>56772</text:p>
          </table:table-cell>
          <table:table-cell table:formula="of:=1/(PI()*[.$B$6]*(1+(([.A43]-[.$B$7])/[.$B$6])^2))*[.$B$5]" office:value-type="float" office:value="0.00000714495146160555" calcext:value-type="float">
            <text:p>0,0000071450</text:p>
          </table:table-cell>
          <table:table-cell table:formula="of:=[.B43]-[.C43]" office:value-type="float" office:value="56771.999992855" calcext:value-type="float">
            <text:p>56 772,00</text:p>
          </table:table-cell>
          <table:table-cell table:formula="of:=[.D43]^2" office:value-type="float" office:value="3223059983.18873" calcext:value-type="float">
            <text:p>3 223 059 983,19</text:p>
          </table:table-cell>
          <table:table-cell table:formula="of:=[.E43]/[.B43]" office:value-type="float" office:value="56771.9999857101" calcext:value-type="float">
            <text:p>56 772,00</text:p>
          </table:table-cell>
          <table:table-cell/>
        </table:table-row>
        <table:table-row table:style-name="ro1">
          <table:table-cell office:value-type="float" office:value="12.914" calcext:value-type="float">
            <text:p>12,914</text:p>
          </table:table-cell>
          <table:table-cell office:value-type="float" office:value="56921" calcext:value-type="float">
            <text:p>56921</text:p>
          </table:table-cell>
          <table:table-cell table:formula="of:=1/(PI()*[.$B$6]*(1+(([.A44]-[.$B$7])/[.$B$6])^2))*[.$B$5]" office:value-type="float" office:value="0.00000732417145453073" calcext:value-type="float">
            <text:p>0,0000073242</text:p>
          </table:table-cell>
          <table:table-cell table:formula="of:=[.B44]-[.C44]" office:value-type="float" office:value="56920.9999926758" calcext:value-type="float">
            <text:p>56 921,00</text:p>
          </table:table-cell>
          <table:table-cell table:formula="of:=[.D44]^2" office:value-type="float" office:value="3240000240.1662" calcext:value-type="float">
            <text:p>3 240 000 240,17</text:p>
          </table:table-cell>
          <table:table-cell table:formula="of:=[.E44]/[.B44]" office:value-type="float" office:value="56920.9999853517" calcext:value-type="float">
            <text:p>56 921,00</text:p>
          </table:table-cell>
          <table:table-cell/>
        </table:table-row>
        <table:table-row table:style-name="ro1">
          <table:table-cell office:value-type="float" office:value="12.94" calcext:value-type="float">
            <text:p>12,94</text:p>
          </table:table-cell>
          <table:table-cell office:value-type="float" office:value="57022" calcext:value-type="float">
            <text:p>57022</text:p>
          </table:table-cell>
          <table:table-cell table:formula="of:=1/(PI()*[.$B$6]*(1+(([.A45]-[.$B$7])/[.$B$6])^2))*[.$B$5]" office:value-type="float" office:value="0.00000751022018302717" calcext:value-type="float">
            <text:p>0,0000075102</text:p>
          </table:table-cell>
          <table:table-cell table:formula="of:=[.B45]-[.C45]" office:value-type="float" office:value="57021.9999924898" calcext:value-type="float">
            <text:p>57 022,00</text:p>
          </table:table-cell>
          <table:table-cell table:formula="of:=[.D45]^2" office:value-type="float" office:value="3251508483.1435" calcext:value-type="float">
            <text:p>3 251 508 483,14</text:p>
          </table:table-cell>
          <table:table-cell table:formula="of:=[.E45]/[.B45]" office:value-type="float" office:value="57021.9999849796" calcext:value-type="float">
            <text:p>57 022,00</text:p>
          </table:table-cell>
          <table:table-cell/>
        </table:table-row>
        <table:table-row table:style-name="ro1">
          <table:table-cell office:value-type="float" office:value="12.966" calcext:value-type="float">
            <text:p>12,966</text:p>
          </table:table-cell>
          <table:table-cell office:value-type="float" office:value="56711" calcext:value-type="float">
            <text:p>56711</text:p>
          </table:table-cell>
          <table:table-cell table:formula="of:=1/(PI()*[.$B$6]*(1+(([.A46]-[.$B$7])/[.$B$6])^2))*[.$B$5]" office:value-type="float" office:value="0.00000770344902796922" calcext:value-type="float">
            <text:p>0,0000077034</text:p>
          </table:table-cell>
          <table:table-cell table:formula="of:=[.B46]-[.C46]" office:value-type="float" office:value="56710.9999922966" calcext:value-type="float">
            <text:p>56 711,00</text:p>
          </table:table-cell>
          <table:table-cell table:formula="of:=[.D46]^2" office:value-type="float" office:value="3216137520.12626" calcext:value-type="float">
            <text:p>3 216 137 520,13</text:p>
          </table:table-cell>
          <table:table-cell table:formula="of:=[.E46]/[.B46]" office:value-type="float" office:value="56710.9999845931" calcext:value-type="float">
            <text:p>56 711,00</text:p>
          </table:table-cell>
          <table:table-cell/>
        </table:table-row>
        <table:table-row table:style-name="ro1">
          <table:table-cell office:value-type="float" office:value="12.992" calcext:value-type="float">
            <text:p>12,992</text:p>
          </table:table-cell>
          <table:table-cell office:value-type="float" office:value="57491" calcext:value-type="float">
            <text:p>57491</text:p>
          </table:table-cell>
          <table:table-cell table:formula="of:=1/(PI()*[.$B$6]*(1+(([.A47]-[.$B$7])/[.$B$6])^2))*[.$B$5]" office:value-type="float" office:value="0.00000790423226534705" calcext:value-type="float">
            <text:p>0,0000079042</text:p>
          </table:table-cell>
          <table:table-cell table:formula="of:=[.B47]-[.C47]" office:value-type="float" office:value="57490.9999920958" calcext:value-type="float">
            <text:p>57 491,00</text:p>
          </table:table-cell>
          <table:table-cell table:formula="of:=[.D47]^2" office:value-type="float" office:value="3305215080.09116" calcext:value-type="float">
            <text:p>3 305 215 080,09</text:p>
          </table:table-cell>
          <table:table-cell table:formula="of:=[.E47]/[.B47]" office:value-type="float" office:value="57490.9999841915" calcext:value-type="float">
            <text:p>57 491,00</text:p>
          </table:table-cell>
          <table:table-cell/>
        </table:table-row>
        <table:table-row table:style-name="ro1">
          <table:table-cell office:value-type="float" office:value="13.018" calcext:value-type="float">
            <text:p>13,018</text:p>
          </table:table-cell>
          <table:table-cell office:value-type="float" office:value="56590" calcext:value-type="float">
            <text:p>56590</text:p>
          </table:table-cell>
          <table:table-cell table:formula="of:=1/(PI()*[.$B$6]*(1+(([.A48]-[.$B$7])/[.$B$6])^2))*[.$B$5]" office:value-type="float" office:value="0.00000811296888002409" calcext:value-type="float">
            <text:p>0,0000081130</text:p>
          </table:table-cell>
          <table:table-cell table:formula="of:=[.B48]-[.C48]" office:value-type="float" office:value="56589.999991887" calcext:value-type="float">
            <text:p>56 590,00</text:p>
          </table:table-cell>
          <table:table-cell table:formula="of:=[.D48]^2" office:value-type="float" office:value="3202428099.08177" calcext:value-type="float">
            <text:p>3 202 428 099,08</text:p>
          </table:table-cell>
          <table:table-cell table:formula="of:=[.E48]/[.B48]" office:value-type="float" office:value="56589.9999837741" calcext:value-type="float">
            <text:p>56 590,00</text:p>
          </table:table-cell>
          <table:table-cell/>
        </table:table-row>
        <table:table-row table:style-name="ro1">
          <table:table-cell office:value-type="float" office:value="13.044" calcext:value-type="float">
            <text:p>13,044</text:p>
          </table:table-cell>
          <table:table-cell office:value-type="float" office:value="56900" calcext:value-type="float">
            <text:p>56900</text:p>
          </table:table-cell>
          <table:table-cell table:formula="of:=1/(PI()*[.$B$6]*(1+(([.A49]-[.$B$7])/[.$B$6])^2))*[.$B$5]" office:value-type="float" office:value="0.00000833008454936915" calcext:value-type="float">
            <text:p>0,0000083301</text:p>
          </table:table-cell>
          <table:table-cell table:formula="of:=[.B49]-[.C49]" office:value-type="float" office:value="56899.9999916699" calcext:value-type="float">
            <text:p>56 900,00</text:p>
          </table:table-cell>
          <table:table-cell table:formula="of:=[.D49]^2" office:value-type="float" office:value="3237609999.05204" calcext:value-type="float">
            <text:p>3 237 609 999,05</text:p>
          </table:table-cell>
          <table:table-cell table:formula="of:=[.E49]/[.B49]" office:value-type="float" office:value="56899.9999833398" calcext:value-type="float">
            <text:p>56 900,00</text:p>
          </table:table-cell>
          <table:table-cell/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57173" calcext:value-type="float">
            <text:p>57173</text:p>
          </table:table-cell>
          <table:table-cell table:formula="of:=1/(PI()*[.$B$6]*(1+(([.A50]-[.$B$7])/[.$B$6])^2))*[.$B$5]" office:value-type="float" office:value="0.00000855603381519238" calcext:value-type="float">
            <text:p>0,0000085560</text:p>
          </table:table-cell>
          <table:table-cell table:formula="of:=[.B50]-[.C50]" office:value-type="float" office:value="57172.999991444" calcext:value-type="float">
            <text:p>57 173,00</text:p>
          </table:table-cell>
          <table:table-cell table:formula="of:=[.D50]^2" office:value-type="float" office:value="3268751928.02165" calcext:value-type="float">
            <text:p>3 268 751 928,02</text:p>
          </table:table-cell>
          <table:table-cell table:formula="of:=[.E50]/[.B50]" office:value-type="float" office:value="57172.9999828879" calcext:value-type="float">
            <text:p>57 173,00</text:p>
          </table:table-cell>
          <table:table-cell/>
        </table:table-row>
        <table:table-row table:style-name="ro1">
          <table:table-cell office:value-type="float" office:value="13.096" calcext:value-type="float">
            <text:p>13,096</text:p>
          </table:table-cell>
          <table:table-cell office:value-type="float" office:value="57721" calcext:value-type="float">
            <text:p>57721</text:p>
          </table:table-cell>
          <table:table-cell table:formula="of:=1/(PI()*[.$B$6]*(1+(([.A51]-[.$B$7])/[.$B$6])^2))*[.$B$5]" office:value-type="float" office:value="0.00000879130246469496" calcext:value-type="float">
            <text:p>0,0000087913</text:p>
          </table:table-cell>
          <table:table-cell table:formula="of:=[.B51]-[.C51]" office:value-type="float" office:value="57720.9999912087" calcext:value-type="float">
            <text:p>57 721,00</text:p>
          </table:table-cell>
          <table:table-cell table:formula="of:=[.D51]^2" office:value-type="float" office:value="3331713839.98511" calcext:value-type="float">
            <text:p>3 331 713 839,99</text:p>
          </table:table-cell>
          <table:table-cell table:formula="of:=[.E51]/[.B51]" office:value-type="float" office:value="57720.9999824174" calcext:value-type="float">
            <text:p>57 721,00</text:p>
          </table:table-cell>
          <table:table-cell/>
        </table:table-row>
        <table:table-row table:style-name="ro1">
          <table:table-cell office:value-type="float" office:value="13.122" calcext:value-type="float">
            <text:p>13,122</text:p>
          </table:table-cell>
          <table:table-cell office:value-type="float" office:value="57948" calcext:value-type="float">
            <text:p>57948</text:p>
          </table:table-cell>
          <table:table-cell table:formula="of:=1/(PI()*[.$B$6]*(1+(([.A52]-[.$B$7])/[.$B$6])^2))*[.$B$5]" office:value-type="float" office:value="0.00000903641014374004" calcext:value-type="float">
            <text:p>0,0000090364</text:p>
          </table:table-cell>
          <table:table-cell table:formula="of:=[.B52]-[.C52]" office:value-type="float" office:value="57947.9999909636" calcext:value-type="float">
            <text:p>57 948,00</text:p>
          </table:table-cell>
          <table:table-cell table:formula="of:=[.D52]^2" office:value-type="float" office:value="3357970702.95272" calcext:value-type="float">
            <text:p>3 357 970 702,95</text:p>
          </table:table-cell>
          <table:table-cell table:formula="of:=[.E52]/[.B52]" office:value-type="float" office:value="57947.9999819272" calcext:value-type="float">
            <text:p>57 948,00</text:p>
          </table:table-cell>
          <table:table-cell/>
        </table:table-row>
        <table:table-row table:style-name="ro1">
          <table:table-cell office:value-type="float" office:value="13.148" calcext:value-type="float">
            <text:p>13,148</text:p>
          </table:table-cell>
          <table:table-cell office:value-type="float" office:value="58054" calcext:value-type="float">
            <text:p>58054</text:p>
          </table:table-cell>
          <table:table-cell table:formula="of:=1/(PI()*[.$B$6]*(1+(([.A53]-[.$B$7])/[.$B$6])^2))*[.$B$5]" office:value-type="float" office:value="0.00000929191322871808" calcext:value-type="float">
            <text:p>0,0000092919</text:p>
          </table:table-cell>
          <table:table-cell table:formula="of:=[.B53]-[.C53]" office:value-type="float" office:value="58053.9999907081" calcext:value-type="float">
            <text:p>58 054,00</text:p>
          </table:table-cell>
          <table:table-cell table:formula="of:=[.D53]^2" office:value-type="float" office:value="3370266914.92113" calcext:value-type="float">
            <text:p>3 370 266 914,92</text:p>
          </table:table-cell>
          <table:table-cell table:formula="of:=[.E53]/[.B53]" office:value-type="float" office:value="58053.9999814162" calcext:value-type="float">
            <text:p>58 054,00</text:p>
          </table:table-cell>
          <table:table-cell/>
        </table:table-row>
        <table:table-row table:style-name="ro1">
          <table:table-cell office:value-type="float" office:value="13.174" calcext:value-type="float">
            <text:p>13,174</text:p>
          </table:table-cell>
          <table:table-cell office:value-type="float" office:value="58300" calcext:value-type="float">
            <text:p>58300</text:p>
          </table:table-cell>
          <table:table-cell table:formula="of:=1/(PI()*[.$B$6]*(1+(([.A54]-[.$B$7])/[.$B$6])^2))*[.$B$5]" office:value-type="float" office:value="0.00000955840798666983" calcext:value-type="float">
            <text:p>0,0000095584</text:p>
          </table:table-cell>
          <table:table-cell table:formula="of:=[.B54]-[.C54]" office:value-type="float" office:value="58299.9999904416" calcext:value-type="float">
            <text:p>58 300,00</text:p>
          </table:table-cell>
          <table:table-cell table:formula="of:=[.D54]^2" office:value-type="float" office:value="3398889998.88549" calcext:value-type="float">
            <text:p>3 398 889 998,89</text:p>
          </table:table-cell>
          <table:table-cell table:formula="of:=[.E54]/[.B54]" office:value-type="float" office:value="58299.9999808832" calcext:value-type="float">
            <text:p>58 300,00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59039" calcext:value-type="float">
            <text:p>59039</text:p>
          </table:table-cell>
          <table:table-cell table:formula="of:=1/(PI()*[.$B$6]*(1+(([.A55]-[.$B$7])/[.$B$6])^2))*[.$B$5]" office:value-type="float" office:value="0.000009836534057214" calcext:value-type="float">
            <text:p>0,0000098365</text:p>
          </table:table-cell>
          <table:table-cell table:formula="of:=[.B55]-[.C55]" office:value-type="float" office:value="59038.9999901635" calcext:value-type="float">
            <text:p>59 039,00</text:p>
          </table:table-cell>
          <table:table-cell table:formula="of:=[.D55]^2" office:value-type="float" office:value="3485603519.83852" calcext:value-type="float">
            <text:p>3 485 603 519,84</text:p>
          </table:table-cell>
          <table:table-cell table:formula="of:=[.E55]/[.B55]" office:value-type="float" office:value="59038.9999803269" calcext:value-type="float">
            <text:p>59 039,00</text:p>
          </table:table-cell>
          <table:table-cell/>
        </table:table-row>
        <table:table-row table:style-name="ro1">
          <table:table-cell office:value-type="float" office:value="13.226" calcext:value-type="float">
            <text:p>13,226</text:p>
          </table:table-cell>
          <table:table-cell office:value-type="float" office:value="59322" calcext:value-type="float">
            <text:p>59322</text:p>
          </table:table-cell>
          <table:table-cell table:formula="of:=1/(PI()*[.$B$6]*(1+(([.A56]-[.$B$7])/[.$B$6])^2))*[.$B$5]" office:value-type="float" office:value="0.0000101269782942839" calcext:value-type="float">
            <text:p>0,0000101270</text:p>
          </table:table-cell>
          <table:table-cell table:formula="of:=[.B56]-[.C56]" office:value-type="float" office:value="59321.999989873" calcext:value-type="float">
            <text:p>59 322,00</text:p>
          </table:table-cell>
          <table:table-cell table:formula="of:=[.D56]^2" office:value-type="float" office:value="3519099682.7985" calcext:value-type="float">
            <text:p>3 519 099 682,80</text:p>
          </table:table-cell>
          <table:table-cell table:formula="of:=[.E56]/[.B56]" office:value-type="float" office:value="59321.999979746" calcext:value-type="float">
            <text:p>59 322,00</text:p>
          </table:table-cell>
          <table:table-cell/>
        </table:table-row>
        <table:table-row table:style-name="ro1">
          <table:table-cell office:value-type="float" office:value="13.252" calcext:value-type="float">
            <text:p>13,252</text:p>
          </table:table-cell>
          <table:table-cell office:value-type="float" office:value="59838" calcext:value-type="float">
            <text:p>59838</text:p>
          </table:table-cell>
          <table:table-cell table:formula="of:=1/(PI()*[.$B$6]*(1+(([.A57]-[.$B$7])/[.$B$6])^2))*[.$B$5]" office:value-type="float" office:value="0.0000104304790108012" calcext:value-type="float">
            <text:p>0,0000104305</text:p>
          </table:table-cell>
          <table:table-cell table:formula="of:=[.B57]-[.C57]" office:value-type="float" office:value="59837.9999895695" calcext:value-type="float">
            <text:p>59 838,00</text:p>
          </table:table-cell>
          <table:table-cell table:formula="of:=[.D57]^2" office:value-type="float" office:value="3580586242.75172" calcext:value-type="float">
            <text:p>3 580 586 242,75</text:p>
          </table:table-cell>
          <table:table-cell table:formula="of:=[.E57]/[.B57]" office:value-type="float" office:value="59837.9999791391" calcext:value-type="float">
            <text:p>59 838,00</text:p>
          </table:table-cell>
          <table:table-cell/>
        </table:table-row>
        <table:table-row table:style-name="ro1">
          <table:table-cell office:value-type="float" office:value="13.278" calcext:value-type="float">
            <text:p>13,278</text:p>
          </table:table-cell>
          <table:table-cell office:value-type="float" office:value="60655" calcext:value-type="float">
            <text:p>60655</text:p>
          </table:table-cell>
          <table:table-cell table:formula="of:=1/(PI()*[.$B$6]*(1+(([.A58]-[.$B$7])/[.$B$6])^2))*[.$B$5]" office:value-type="float" office:value="0.0000107478306753208" calcext:value-type="float">
            <text:p>0,0000107478</text:p>
          </table:table-cell>
          <table:table-cell table:formula="of:=[.B58]-[.C58]" office:value-type="float" office:value="60654.9999892522" calcext:value-type="float">
            <text:p>60 655,00</text:p>
          </table:table-cell>
          <table:table-cell table:formula="of:=[.D58]^2" office:value-type="float" office:value="3679029023.69618" calcext:value-type="float">
            <text:p>3 679 029 023,70</text:p>
          </table:table-cell>
          <table:table-cell table:formula="of:=[.E58]/[.B58]" office:value-type="float" office:value="60654.9999785043" calcext:value-type="float">
            <text:p>60 655,00</text:p>
          </table:table-cell>
          <table:table-cell/>
        </table:table-row>
        <table:table-row table:style-name="ro1">
          <table:table-cell office:value-type="float" office:value="13.304" calcext:value-type="float">
            <text:p>13,304</text:p>
          </table:table-cell>
          <table:table-cell office:value-type="float" office:value="61534" calcext:value-type="float">
            <text:p>61534</text:p>
          </table:table-cell>
          <table:table-cell table:formula="of:=1/(PI()*[.$B$6]*(1+(([.A59]-[.$B$7])/[.$B$6])^2))*[.$B$5]" office:value-type="float" office:value="0.000011079889116494" calcext:value-type="float">
            <text:p>0,0000110799</text:p>
          </table:table-cell>
          <table:table-cell table:formula="of:=[.B59]-[.C59]" office:value-type="float" office:value="61533.9999889201" calcext:value-type="float">
            <text:p>61 534,00</text:p>
          </table:table-cell>
          <table:table-cell table:formula="of:=[.D59]^2" office:value-type="float" office:value="3786433154.63642" calcext:value-type="float">
            <text:p>3 786 433 154,64</text:p>
          </table:table-cell>
          <table:table-cell table:formula="of:=[.E59]/[.B59]" office:value-type="float" office:value="61533.9999778402" calcext:value-type="float">
            <text:p>61 534,00</text:p>
          </table:table-cell>
          <table:table-cell/>
        </table:table-row>
        <table:table-row table:style-name="ro1">
          <table:table-cell office:value-type="float" office:value="13.33" calcext:value-type="float">
            <text:p>13,33</text:p>
          </table:table-cell>
          <table:table-cell office:value-type="float" office:value="61967" calcext:value-type="float">
            <text:p>61967</text:p>
          </table:table-cell>
          <table:table-cell table:formula="of:=1/(PI()*[.$B$6]*(1+(([.A60]-[.$B$7])/[.$B$6])^2))*[.$B$5]" office:value-type="float" office:value="0.0000114275772990869" calcext:value-type="float">
            <text:p>0,0000114276</text:p>
          </table:table-cell>
          <table:table-cell table:formula="of:=[.B60]-[.C60]" office:value-type="float" office:value="61966.9999885724" calcext:value-type="float">
            <text:p>61 967,00</text:p>
          </table:table-cell>
          <table:table-cell table:formula="of:=[.D60]^2" office:value-type="float" office:value="3839909087.58374" calcext:value-type="float">
            <text:p>3 839 909 087,58</text:p>
          </table:table-cell>
          <table:table-cell table:formula="of:=[.E60]/[.B60]" office:value-type="float" office:value="61966.9999771449" calcext:value-type="float">
            <text:p>61 967,00</text:p>
          </table:table-cell>
          <table:table-cell/>
        </table:table-row>
        <table:table-row table:style-name="ro1">
          <table:table-cell office:value-type="float" office:value="13.356" calcext:value-type="float">
            <text:p>13,356</text:p>
          </table:table-cell>
          <table:table-cell office:value-type="float" office:value="63626" calcext:value-type="float">
            <text:p>63626</text:p>
          </table:table-cell>
          <table:table-cell table:formula="of:=1/(PI()*[.$B$6]*(1+(([.A61]-[.$B$7])/[.$B$6])^2))*[.$B$5]" office:value-type="float" office:value="0.0000117918917444291" calcext:value-type="float">
            <text:p>0,0000117919</text:p>
          </table:table-cell>
          <table:table-cell table:formula="of:=[.B61]-[.C61]" office:value-type="float" office:value="63625.9999882081" calcext:value-type="float">
            <text:p>63 626,00</text:p>
          </table:table-cell>
          <table:table-cell table:formula="of:=[.D61]^2" office:value-type="float" office:value="4048267874.49946" calcext:value-type="float">
            <text:p>4 048 267 874,50</text:p>
          </table:table-cell>
          <table:table-cell table:formula="of:=[.E61]/[.B61]" office:value-type="float" office:value="63625.9999764162" calcext:value-type="float">
            <text:p>63 626,00</text:p>
          </table:table-cell>
          <table:table-cell/>
        </table:table-row>
        <table:table-row table:style-name="ro1">
          <table:table-cell office:value-type="float" office:value="13.382" calcext:value-type="float">
            <text:p>13,382</text:p>
          </table:table-cell>
          <table:table-cell office:value-type="float" office:value="65059" calcext:value-type="float">
            <text:p>65059</text:p>
          </table:table-cell>
          <table:table-cell table:formula="of:=1/(PI()*[.$B$6]*(1+(([.A62]-[.$B$7])/[.$B$6])^2))*[.$B$5]" office:value-type="float" office:value="0.000012173909678792" calcext:value-type="float">
            <text:p>0,0000121739</text:p>
          </table:table-cell>
          <table:table-cell table:formula="of:=[.B62]-[.C62]" office:value-type="float" office:value="65058.9999878261" calcext:value-type="float">
            <text:p>65 059,00</text:p>
          </table:table-cell>
          <table:table-cell table:formula="of:=[.D62]^2" office:value-type="float" office:value="4232673479.41596" calcext:value-type="float">
            <text:p>4 232 673 479,42</text:p>
          </table:table-cell>
          <table:table-cell table:formula="of:=[.E62]/[.B62]" office:value-type="float" office:value="65058.9999756522" calcext:value-type="float">
            <text:p>65 059,00</text:p>
          </table:table-cell>
          <table:table-cell/>
        </table:table-row>
        <table:table-row table:style-name="ro1">
          <table:table-cell office:value-type="float" office:value="13.408" calcext:value-type="float">
            <text:p>13,408</text:p>
          </table:table-cell>
          <table:table-cell office:value-type="float" office:value="67078" calcext:value-type="float">
            <text:p>67078</text:p>
          </table:table-cell>
          <table:table-cell table:formula="of:=1/(PI()*[.$B$6]*(1+(([.A63]-[.$B$7])/[.$B$6])^2))*[.$B$5]" office:value-type="float" office:value="0.0000125747970055692" calcext:value-type="float">
            <text:p>0,0000125748</text:p>
          </table:table-cell>
          <table:table-cell table:formula="of:=[.B63]-[.C63]" office:value-type="float" office:value="67077.9999874252" calcext:value-type="float">
            <text:p>67 078,00</text:p>
          </table:table-cell>
          <table:table-cell table:formula="of:=[.D63]^2" office:value-type="float" office:value="4499458082.31302" calcext:value-type="float">
            <text:p>4 499 458 082,31</text:p>
          </table:table-cell>
          <table:table-cell table:formula="of:=[.E63]/[.B63]" office:value-type="float" office:value="67077.9999748504" calcext:value-type="float">
            <text:p>67 078,00</text:p>
          </table:table-cell>
          <table:table-cell/>
        </table:table-row>
        <table:table-row table:style-name="ro1">
          <table:table-cell office:value-type="float" office:value="13.434" calcext:value-type="float">
            <text:p>13,434</text:p>
          </table:table-cell>
          <table:table-cell office:value-type="float" office:value="69241" calcext:value-type="float">
            <text:p>69241</text:p>
          </table:table-cell>
          <table:table-cell table:formula="of:=1/(PI()*[.$B$6]*(1+(([.A64]-[.$B$7])/[.$B$6])^2))*[.$B$5]" office:value-type="float" office:value="0.0000129958172115722" calcext:value-type="float">
            <text:p>0,0000129958</text:p>
          </table:table-cell>
          <table:table-cell table:formula="of:=[.B64]-[.C64]" office:value-type="float" office:value="69240.9999870042" calcext:value-type="float">
            <text:p>69 241,00</text:p>
          </table:table-cell>
          <table:table-cell table:formula="of:=[.D64]^2" office:value-type="float" office:value="4794316079.20031" calcext:value-type="float">
            <text:p>4 794 316 079,20</text:p>
          </table:table-cell>
          <table:table-cell table:formula="of:=[.E64]/[.B64]" office:value-type="float" office:value="69240.9999740084" calcext:value-type="float">
            <text:p>69 241,00</text:p>
          </table:table-cell>
          <table:table-cell/>
        </table:table-row>
        <table:table-row table:style-name="ro1">
          <table:table-cell office:value-type="float" office:value="13.46" calcext:value-type="float">
            <text:p>13,46</text:p>
          </table:table-cell>
          <table:table-cell office:value-type="float" office:value="70938" calcext:value-type="float">
            <text:p>70938</text:p>
          </table:table-cell>
          <table:table-cell table:formula="of:=1/(PI()*[.$B$6]*(1+(([.A65]-[.$B$7])/[.$B$6])^2))*[.$B$5]" office:value-type="float" office:value="0.0000134383413346543" calcext:value-type="float">
            <text:p>0,0000134383</text:p>
          </table:table-cell>
          <table:table-cell table:formula="of:=[.B65]-[.C65]" office:value-type="float" office:value="70937.9999865617" calcext:value-type="float">
            <text:p>70 938,00</text:p>
          </table:table-cell>
          <table:table-cell table:formula="of:=[.D65]^2" office:value-type="float" office:value="5032199842.09342" calcext:value-type="float">
            <text:p>5 032 199 842,09</text:p>
          </table:table-cell>
          <table:table-cell table:formula="of:=[.E65]/[.B65]" office:value-type="float" office:value="70937.9999731233" calcext:value-type="float">
            <text:p>70 938,00</text:p>
          </table:table-cell>
          <table:table-cell/>
        </table:table-row>
        <table:table-row table:style-name="ro1">
          <table:table-cell office:value-type="float" office:value="13.486" calcext:value-type="float">
            <text:p>13,486</text:p>
          </table:table-cell>
          <table:table-cell office:value-type="float" office:value="73439" calcext:value-type="float">
            <text:p>73439</text:p>
          </table:table-cell>
          <table:table-cell table:formula="of:=1/(PI()*[.$B$6]*(1+(([.A66]-[.$B$7])/[.$B$6])^2))*[.$B$5]" office:value-type="float" office:value="0.0000139038591397068" calcext:value-type="float">
            <text:p>0,0000139039</text:p>
          </table:table-cell>
          <table:table-cell table:formula="of:=[.B66]-[.C66]" office:value-type="float" office:value="73438.9999860961" calcext:value-type="float">
            <text:p>73 439,00</text:p>
          </table:table-cell>
          <table:table-cell table:formula="of:=[.D66]^2" office:value-type="float" office:value="5393286718.95783" calcext:value-type="float">
            <text:p>5 393 286 718,96</text:p>
          </table:table-cell>
          <table:table-cell table:formula="of:=[.E66]/[.B66]" office:value-type="float" office:value="73438.9999721923" calcext:value-type="float">
            <text:p>73 439,00</text:p>
          </table:table-cell>
          <table:table-cell/>
        </table:table-row>
        <table:table-row table:style-name="ro1">
          <table:table-cell office:value-type="float" office:value="13.512" calcext:value-type="float">
            <text:p>13,512</text:p>
          </table:table-cell>
          <table:table-cell office:value-type="float" office:value="75791" calcext:value-type="float">
            <text:p>75791</text:p>
          </table:table-cell>
          <table:table-cell table:formula="of:=1/(PI()*[.$B$6]*(1+(([.A67]-[.$B$7])/[.$B$6])^2))*[.$B$5]" office:value-type="float" office:value="0.0000143939916733898" calcext:value-type="float">
            <text:p>0,0000143940</text:p>
          </table:table-cell>
          <table:table-cell table:formula="of:=[.B67]-[.C67]" office:value-type="float" office:value="75790.999985606" calcext:value-type="float">
            <text:p>75 791,00</text:p>
          </table:table-cell>
          <table:table-cell table:formula="of:=[.D67]^2" office:value-type="float" office:value="5744275678.81813" calcext:value-type="float">
            <text:p>5 744 275 678,82</text:p>
          </table:table-cell>
          <table:table-cell table:formula="of:=[.E67]/[.B67]" office:value-type="float" office:value="75790.999971212" calcext:value-type="float">
            <text:p>75 791,00</text:p>
          </table:table-cell>
          <table:table-cell/>
        </table:table-row>
        <table:table-row table:style-name="ro1">
          <table:table-cell office:value-type="float" office:value="13.538" calcext:value-type="float">
            <text:p>13,538</text:p>
          </table:table-cell>
          <table:table-cell office:value-type="float" office:value="78709" calcext:value-type="float">
            <text:p>78709</text:p>
          </table:table-cell>
          <table:table-cell table:formula="of:=1/(PI()*[.$B$6]*(1+(([.A68]-[.$B$7])/[.$B$6])^2))*[.$B$5]" office:value-type="float" office:value="0.0000149105053954668" calcext:value-type="float">
            <text:p>0,0000149105</text:p>
          </table:table-cell>
          <table:table-cell table:formula="of:=[.B68]-[.C68]" office:value-type="float" office:value="78708.9999850895" calcext:value-type="float">
            <text:p>78 709,00</text:p>
          </table:table-cell>
          <table:table-cell table:formula="of:=[.D68]^2" office:value-type="float" office:value="6195106678.65282" calcext:value-type="float">
            <text:p>6 195 106 678,65</text:p>
          </table:table-cell>
          <table:table-cell table:formula="of:=[.E68]/[.B68]" office:value-type="float" office:value="78708.999970179" calcext:value-type="float">
            <text:p>78 709,00</text:p>
          </table:table-cell>
          <table:table-cell/>
        </table:table-row>
        <table:table-row table:style-name="ro1">
          <table:table-cell office:value-type="float" office:value="13.564" calcext:value-type="float">
            <text:p>13,564</text:p>
          </table:table-cell>
          <table:table-cell office:value-type="float" office:value="82580" calcext:value-type="float">
            <text:p>82580</text:p>
          </table:table-cell>
          <table:table-cell table:formula="of:=1/(PI()*[.$B$6]*(1+(([.A69]-[.$B$7])/[.$B$6])^2))*[.$B$5]" office:value-type="float" office:value="0.0000154553281171421" calcext:value-type="float">
            <text:p>0,0000154553</text:p>
          </table:table-cell>
          <table:table-cell table:formula="of:=[.B69]-[.C69]" office:value-type="float" office:value="82579.9999845447" calcext:value-type="float">
            <text:p>82 580,00</text:p>
          </table:table-cell>
          <table:table-cell table:formula="of:=[.D69]^2" office:value-type="float" office:value="6819456397.4474" calcext:value-type="float">
            <text:p>6 819 456 397,45</text:p>
          </table:table-cell>
          <table:table-cell table:formula="of:=[.E69]/[.B69]" office:value-type="float" office:value="82579.9999690894" calcext:value-type="float">
            <text:p>82 580,00</text:p>
          </table:table-cell>
          <table:table-cell/>
        </table:table-row>
        <table:table-row table:style-name="ro1">
          <table:table-cell office:value-type="float" office:value="13.59" calcext:value-type="float">
            <text:p>13,59</text:p>
          </table:table-cell>
          <table:table-cell office:value-type="float" office:value="86300" calcext:value-type="float">
            <text:p>86300</text:p>
          </table:table-cell>
          <table:table-cell table:formula="of:=1/(PI()*[.$B$6]*(1+(([.A70]-[.$B$7])/[.$B$6])^2))*[.$B$5]" office:value-type="float" office:value="0.0000160305670153814" calcext:value-type="float">
            <text:p>0,0000160306</text:p>
          </table:table-cell>
          <table:table-cell table:formula="of:=[.B70]-[.C70]" office:value-type="float" office:value="86299.9999839694" calcext:value-type="float">
            <text:p>86 300,00</text:p>
          </table:table-cell>
          <table:table-cell table:formula="of:=[.D70]^2" office:value-type="float" office:value="7447689997.23313" calcext:value-type="float">
            <text:p>7 447 689 997,23</text:p>
          </table:table-cell>
          <table:table-cell table:formula="of:=[.E70]/[.B70]" office:value-type="float" office:value="86299.9999679389" calcext:value-type="float">
            <text:p>86 300,00</text:p>
          </table:table-cell>
          <table:table-cell/>
        </table:table-row>
        <table:table-row table:style-name="ro1">
          <table:table-cell office:value-type="float" office:value="13.616" calcext:value-type="float">
            <text:p>13,616</text:p>
          </table:table-cell>
          <table:table-cell office:value-type="float" office:value="90637" calcext:value-type="float">
            <text:p>90637</text:p>
          </table:table-cell>
          <table:table-cell table:formula="of:=1/(PI()*[.$B$6]*(1+(([.A71]-[.$B$7])/[.$B$6])^2))*[.$B$5]" office:value-type="float" office:value="0.0000166385290380907" calcext:value-type="float">
            <text:p>0,0000166385</text:p>
          </table:table-cell>
          <table:table-cell table:formula="of:=[.B71]-[.C71]" office:value-type="float" office:value="90636.9999833615" calcext:value-type="float">
            <text:p>90 637,00</text:p>
          </table:table-cell>
          <table:table-cell table:formula="of:=[.D71]^2" office:value-type="float" office:value="8215065765.98387" calcext:value-type="float">
            <text:p>8 215 065 765,98</text:p>
          </table:table-cell>
          <table:table-cell table:formula="of:=[.E71]/[.B71]" office:value-type="float" office:value="90636.9999667229" calcext:value-type="float">
            <text:p>90 637,00</text:p>
          </table:table-cell>
          <table:table-cell/>
        </table:table-row>
        <table:table-row table:style-name="ro1">
          <table:table-cell office:value-type="float" office:value="13.642" calcext:value-type="float">
            <text:p>13,642</text:p>
          </table:table-cell>
          <table:table-cell office:value-type="float" office:value="96419" calcext:value-type="float">
            <text:p>96419</text:p>
          </table:table-cell>
          <table:table-cell table:formula="of:=1/(PI()*[.$B$6]*(1+(([.A72]-[.$B$7])/[.$B$6])^2))*[.$B$5]" office:value-type="float" office:value="0.0000172817440697991" calcext:value-type="float">
            <text:p>0,0000172817</text:p>
          </table:table-cell>
          <table:table-cell table:formula="of:=[.B72]-[.C72]" office:value-type="float" office:value="96418.9999827183" calcext:value-type="float">
            <text:p>96 419,00</text:p>
          </table:table-cell>
          <table:table-cell table:formula="of:=[.D72]^2" office:value-type="float" office:value="9296623557.66742" calcext:value-type="float">
            <text:p>9 296 623 557,67</text:p>
          </table:table-cell>
          <table:table-cell table:formula="of:=[.E72]/[.B72]" office:value-type="float" office:value="96418.9999654365" calcext:value-type="float">
            <text:p>96 419,00</text:p>
          </table:table-cell>
          <table:table-cell/>
        </table:table-row>
        <table:table-row table:style-name="ro1">
          <table:table-cell office:value-type="float" office:value="13.668" calcext:value-type="float">
            <text:p>13,668</text:p>
          </table:table-cell>
          <table:table-cell office:value-type="float" office:value="102966" calcext:value-type="float">
            <text:p>102966</text:p>
          </table:table-cell>
          <table:table-cell table:formula="of:=1/(PI()*[.$B$6]*(1+(([.A73]-[.$B$7])/[.$B$6])^2))*[.$B$5]" office:value-type="float" office:value="0.0000179629912930428" calcext:value-type="float">
            <text:p>0,0000179630</text:p>
          </table:table-cell>
          <table:table-cell table:formula="of:=[.B73]-[.C73]" office:value-type="float" office:value="102965.999982037" calcext:value-type="float">
            <text:p>102 966,00</text:p>
          </table:table-cell>
          <table:table-cell table:formula="of:=[.D73]^2" office:value-type="float" office:value="10601997152.3008" calcext:value-type="float">
            <text:p>10 601 997 152,30</text:p>
          </table:table-cell>
          <table:table-cell table:formula="of:=[.E73]/[.B73]" office:value-type="float" office:value="102965.999964074" calcext:value-type="float">
            <text:p>102 966,00</text:p>
          </table:table-cell>
          <table:table-cell/>
        </table:table-row>
        <table:table-row table:style-name="ro1">
          <table:table-cell office:value-type="float" office:value="13.694" calcext:value-type="float">
            <text:p>13,694</text:p>
          </table:table-cell>
          <table:table-cell office:value-type="float" office:value="111120" calcext:value-type="float">
            <text:p>111120</text:p>
          </table:table-cell>
          <table:table-cell table:formula="of:=1/(PI()*[.$B$6]*(1+(([.A74]-[.$B$7])/[.$B$6])^2))*[.$B$5]" office:value-type="float" office:value="0.0000186853292593885" calcext:value-type="float">
            <text:p>0,0000186853</text:p>
          </table:table-cell>
          <table:table-cell table:formula="of:=[.B74]-[.C74]" office:value-type="float" office:value="111119.999981315" calcext:value-type="float">
            <text:p>111 120,00</text:p>
          </table:table-cell>
          <table:table-cell table:formula="of:=[.D74]^2" office:value-type="float" office:value="12347654395.8474" calcext:value-type="float">
            <text:p>12 347 654 395,85</text:p>
          </table:table-cell>
          <table:table-cell table:formula="of:=[.E74]/[.B74]" office:value-type="float" office:value="111119.999962629" calcext:value-type="float">
            <text:p>111 120,00</text:p>
          </table:table-cell>
          <table:table-cell/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19632" calcext:value-type="float">
            <text:p>119632</text:p>
          </table:table-cell>
          <table:table-cell table:formula="of:=1/(PI()*[.$B$6]*(1+(([.A75]-[.$B$7])/[.$B$6])^2))*[.$B$5]" office:value-type="float" office:value="0.0000194521302789181" calcext:value-type="float">
            <text:p>0,0000194521</text:p>
          </table:table-cell>
          <table:table-cell table:formula="of:=[.B75]-[.C75]" office:value-type="float" office:value="119631.999980548" calcext:value-type="float">
            <text:p>119 632,00</text:p>
          </table:table-cell>
          <table:table-cell table:formula="of:=[.D75]^2" office:value-type="float" office:value="14311815419.3458" calcext:value-type="float">
            <text:p>14 311 815 419,35</text:p>
          </table:table-cell>
          <table:table-cell table:formula="of:=[.E75]/[.B75]" office:value-type="float" office:value="119631.999961096" calcext:value-type="float">
            <text:p>119 632,00</text:p>
          </table:table-cell>
          <table:table-cell/>
        </table:table-row>
        <table:table-row table:style-name="ro1">
          <table:table-cell office:value-type="float" office:value="13.746" calcext:value-type="float">
            <text:p>13,746</text:p>
          </table:table-cell>
          <table:table-cell office:value-type="float" office:value="130697" calcext:value-type="float">
            <text:p>130697</text:p>
          </table:table-cell>
          <table:table-cell table:formula="of:=1/(PI()*[.$B$6]*(1+(([.A76]-[.$B$7])/[.$B$6])^2))*[.$B$5]" office:value-type="float" office:value="0.0000202671198517594" calcext:value-type="float">
            <text:p>0,0000202671</text:p>
          </table:table-cell>
          <table:table-cell table:formula="of:=[.B76]-[.C76]" office:value-type="float" office:value="130696.999979733" calcext:value-type="float">
            <text:p>130 697,00</text:p>
          </table:table-cell>
          <table:table-cell table:formula="of:=[.D76]^2" office:value-type="float" office:value="17081705803.7023" calcext:value-type="float">
            <text:p>17 081 705 803,70</text:p>
          </table:table-cell>
          <table:table-cell table:formula="of:=[.E76]/[.B76]" office:value-type="float" office:value="130696.999959466" calcext:value-type="float">
            <text:p>130 697,00</text:p>
          </table:table-cell>
          <table:table-cell/>
        </table:table-row>
        <table:table-row table:style-name="ro1">
          <table:table-cell office:value-type="float" office:value="13.772" calcext:value-type="float">
            <text:p>13,772</text:p>
          </table:table-cell>
          <table:table-cell office:value-type="float" office:value="142814" calcext:value-type="float">
            <text:p>142814</text:p>
          </table:table-cell>
          <table:table-cell table:formula="of:=1/(PI()*[.$B$6]*(1+(([.A77]-[.$B$7])/[.$B$6])^2))*[.$B$5]" office:value-type="float" office:value="0.0000211344220045536" calcext:value-type="float">
            <text:p>0,0000211344</text:p>
          </table:table-cell>
          <table:table-cell table:formula="of:=[.B77]-[.C77]" office:value-type="float" office:value="142813.999978866" calcext:value-type="float">
            <text:p>142 814,00</text:p>
          </table:table-cell>
          <table:table-cell table:formula="of:=[.D77]^2" office:value-type="float" office:value="20395838589.9634" calcext:value-type="float">
            <text:p>20 395 838 589,96</text:p>
          </table:table-cell>
          <table:table-cell table:formula="of:=[.E77]/[.B77]" office:value-type="float" office:value="142813.999957731" calcext:value-type="float">
            <text:p>142 814,00</text:p>
          </table:table-cell>
          <table:table-cell/>
        </table:table-row>
        <table:table-row table:style-name="ro1">
          <table:table-cell office:value-type="float" office:value="13.798" calcext:value-type="float">
            <text:p>13,798</text:p>
          </table:table-cell>
          <table:table-cell office:value-type="float" office:value="153682" calcext:value-type="float">
            <text:p>153682</text:p>
          </table:table-cell>
          <table:table-cell table:formula="of:=1/(PI()*[.$B$6]*(1+(([.A78]-[.$B$7])/[.$B$6])^2))*[.$B$5]" office:value-type="float" office:value="0.0000220586115645098" calcext:value-type="float">
            <text:p>0,0000220586</text:p>
          </table:table-cell>
          <table:table-cell table:formula="of:=[.B78]-[.C78]" office:value-type="float" office:value="153681.999977941" calcext:value-type="float">
            <text:p>153 682,00</text:p>
          </table:table-cell>
          <table:table-cell table:formula="of:=[.D78]^2" office:value-type="float" office:value="23618157117.22" calcext:value-type="float">
            <text:p>23 618 157 117,22</text:p>
          </table:table-cell>
          <table:table-cell table:formula="of:=[.E78]/[.B78]" office:value-type="float" office:value="153681.999955883" calcext:value-type="float">
            <text:p>153 682,00</text:p>
          </table:table-cell>
          <table:table-cell/>
        </table:table-row>
        <table:table-row table:style-name="ro1">
          <table:table-cell office:value-type="float" office:value="13.824" calcext:value-type="float">
            <text:p>13,824</text:p>
          </table:table-cell>
          <table:table-cell office:value-type="float" office:value="160840" calcext:value-type="float">
            <text:p>160840</text:p>
          </table:table-cell>
          <table:table-cell table:formula="of:=1/(PI()*[.$B$6]*(1+(([.A79]-[.$B$7])/[.$B$6])^2))*[.$B$5]" office:value-type="float" office:value="0.0000230447746113916" calcext:value-type="float">
            <text:p>0,0000230448</text:p>
          </table:table-cell>
          <table:table-cell table:formula="of:=[.B79]-[.C79]" office:value-type="float" office:value="160839.999976955" calcext:value-type="float">
            <text:p>160 840,00</text:p>
          </table:table-cell>
          <table:table-cell table:formula="of:=[.D79]^2" office:value-type="float" office:value="25869505592.587" calcext:value-type="float">
            <text:p>25 869 505 592,59</text:p>
          </table:table-cell>
          <table:table-cell table:formula="of:=[.E79]/[.B79]" office:value-type="float" office:value="160839.99995391" calcext:value-type="float">
            <text:p>160 840,00</text:p>
          </table:table-cell>
          <table:table-cell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160275" calcext:value-type="float">
            <text:p>160275</text:p>
          </table:table-cell>
          <table:table-cell table:formula="of:=1/(PI()*[.$B$6]*(1+(([.A80]-[.$B$7])/[.$B$6])^2))*[.$B$5]" office:value-type="float" office:value="0.0000240985786029488" calcext:value-type="float">
            <text:p>0,0000240986</text:p>
          </table:table-cell>
          <table:table-cell table:formula="of:=[.B80]-[.C80]" office:value-type="float" office:value="160274.999975901" calcext:value-type="float">
            <text:p>160 275,00</text:p>
          </table:table-cell>
          <table:table-cell table:formula="of:=[.D80]^2" office:value-type="float" office:value="25688075617.2752" calcext:value-type="float">
            <text:p>25 688 075 617,28</text:p>
          </table:table-cell>
          <table:table-cell table:formula="of:=[.E80]/[.B80]" office:value-type="float" office:value="160274.999951803" calcext:value-type="float">
            <text:p>160 275,00</text:p>
          </table:table-cell>
          <table:table-cell/>
        </table:table-row>
        <table:table-row table:style-name="ro1">
          <table:table-cell office:value-type="float" office:value="13.876" calcext:value-type="float">
            <text:p>13,876</text:p>
          </table:table-cell>
          <table:table-cell office:value-type="float" office:value="152291" calcext:value-type="float">
            <text:p>152291</text:p>
          </table:table-cell>
          <table:table-cell table:formula="of:=1/(PI()*[.$B$6]*(1+(([.A81]-[.$B$7])/[.$B$6])^2))*[.$B$5]" office:value-type="float" office:value="0.0000252263539841616" calcext:value-type="float">
            <text:p>0,0000252264</text:p>
          </table:table-cell>
          <table:table-cell table:formula="of:=[.B81]-[.C81]" office:value-type="float" office:value="152290.999974774" calcext:value-type="float">
            <text:p>152 291,00</text:p>
          </table:table-cell>
          <table:table-cell table:formula="of:=[.D81]^2" office:value-type="float" office:value="23192548673.3165" calcext:value-type="float">
            <text:p>23 192 548 673,32</text:p>
          </table:table-cell>
          <table:table-cell table:formula="of:=[.E81]/[.B81]" office:value-type="float" office:value="152290.999949547" calcext:value-type="float">
            <text:p>152 291,00</text:p>
          </table:table-cell>
          <table:table-cell/>
        </table:table-row>
        <table:table-row table:style-name="ro1">
          <table:table-cell office:value-type="float" office:value="13.902" calcext:value-type="float">
            <text:p>13,902</text:p>
          </table:table-cell>
          <table:table-cell office:value-type="float" office:value="141538" calcext:value-type="float">
            <text:p>141538</text:p>
          </table:table-cell>
          <table:table-cell table:formula="of:=1/(PI()*[.$B$6]*(1+(([.A82]-[.$B$7])/[.$B$6])^2))*[.$B$5]" office:value-type="float" office:value="0.0000264351894809372" calcext:value-type="float">
            <text:p>0,0000264352</text:p>
          </table:table-cell>
          <table:table-cell table:formula="of:=[.B82]-[.C82]" office:value-type="float" office:value="141537.999973565" calcext:value-type="float">
            <text:p>141 538,00</text:p>
          </table:table-cell>
          <table:table-cell table:formula="of:=[.D82]^2" office:value-type="float" office:value="20033005436.5168" calcext:value-type="float">
            <text:p>20 033 005 436,52</text:p>
          </table:table-cell>
          <table:table-cell table:formula="of:=[.E82]/[.B82]" office:value-type="float" office:value="141537.99994713" calcext:value-type="float">
            <text:p>141 538,00</text:p>
          </table:table-cell>
          <table:table-cell/>
        </table:table-row>
        <table:table-row table:style-name="ro1">
          <table:table-cell office:value-type="float" office:value="13.928" calcext:value-type="float">
            <text:p>13,928</text:p>
          </table:table-cell>
          <table:table-cell office:value-type="float" office:value="128313" calcext:value-type="float">
            <text:p>128313</text:p>
          </table:table-cell>
          <table:table-cell table:formula="of:=1/(PI()*[.$B$6]*(1+(([.A83]-[.$B$7])/[.$B$6])^2))*[.$B$5]" office:value-type="float" office:value="0.0000277330437649369" calcext:value-type="float">
            <text:p>0,0000277330</text:p>
          </table:table-cell>
          <table:table-cell table:formula="of:=[.B83]-[.C83]" office:value-type="float" office:value="128312.999972267" calcext:value-type="float">
            <text:p>128 313,00</text:p>
          </table:table-cell>
          <table:table-cell table:formula="of:=[.D83]^2" office:value-type="float" office:value="16464225961.883" calcext:value-type="float">
            <text:p>16 464 225 961,88</text:p>
          </table:table-cell>
          <table:table-cell table:formula="of:=[.E83]/[.B83]" office:value-type="float" office:value="128312.999944534" calcext:value-type="float">
            <text:p>128 313,00</text:p>
          </table:table-cell>
          <table:table-cell/>
        </table:table-row>
        <table:table-row table:style-name="ro1">
          <table:table-cell office:value-type="float" office:value="13.954" calcext:value-type="float">
            <text:p>13,954</text:p>
          </table:table-cell>
          <table:table-cell office:value-type="float" office:value="114086" calcext:value-type="float">
            <text:p>114086</text:p>
          </table:table-cell>
          <table:table-cell table:formula="of:=1/(PI()*[.$B$6]*(1+(([.A84]-[.$B$7])/[.$B$6])^2))*[.$B$5]" office:value-type="float" office:value="0.0000291288767845204" calcext:value-type="float">
            <text:p>0,0000291289</text:p>
          </table:table-cell>
          <table:table-cell table:formula="of:=[.B84]-[.C84]" office:value-type="float" office:value="114085.999970871" calcext:value-type="float">
            <text:p>114 086,00</text:p>
          </table:table-cell>
          <table:table-cell table:formula="of:=[.D84]^2" office:value-type="float" office:value="13015615389.3536" calcext:value-type="float">
            <text:p>13 015 615 389,35</text:p>
          </table:table-cell>
          <table:table-cell table:formula="of:=[.E84]/[.B84]" office:value-type="float" office:value="114085.999941742" calcext:value-type="float">
            <text:p>114 086,00</text:p>
          </table:table-cell>
          <table:table-cell/>
        </table:table-row>
        <table:table-row table:style-name="ro1">
          <table:table-cell office:value-type="float" office:value="13.98" calcext:value-type="float">
            <text:p>13,98</text:p>
          </table:table-cell>
          <table:table-cell office:value-type="float" office:value="101471" calcext:value-type="float">
            <text:p>101471</text:p>
          </table:table-cell>
          <table:table-cell table:formula="of:=1/(PI()*[.$B$6]*(1+(([.A85]-[.$B$7])/[.$B$6])^2))*[.$B$5]" office:value-type="float" office:value="0.0000306328048220836" calcext:value-type="float">
            <text:p>0,0000306328</text:p>
          </table:table-cell>
          <table:table-cell table:formula="of:=[.B85]-[.C85]" office:value-type="float" office:value="101470.999969367" calcext:value-type="float">
            <text:p>101 471,00</text:p>
          </table:table-cell>
          <table:table-cell table:formula="of:=[.D85]^2" office:value-type="float" office:value="10296363834.7833" calcext:value-type="float">
            <text:p>10 296 363 834,78</text:p>
          </table:table-cell>
          <table:table-cell table:formula="of:=[.E85]/[.B85]" office:value-type="float" office:value="101470.999938734" calcext:value-type="float">
            <text:p>101 471,00</text:p>
          </table:table-cell>
          <table:table-cell/>
        </table:table-row>
        <table:table-row table:style-name="ro1">
          <table:table-cell office:value-type="float" office:value="14.006" calcext:value-type="float">
            <text:p>14,006</text:p>
          </table:table-cell>
          <table:table-cell office:value-type="float" office:value="91408" calcext:value-type="float">
            <text:p>91408</text:p>
          </table:table-cell>
          <table:table-cell table:formula="of:=1/(PI()*[.$B$6]*(1+(([.A86]-[.$B$7])/[.$B$6])^2))*[.$B$5]" office:value-type="float" office:value="0.0000322562843060585" calcext:value-type="float">
            <text:p>0,0000322563</text:p>
          </table:table-cell>
          <table:table-cell table:formula="of:=[.B86]-[.C86]" office:value-type="float" office:value="91407.9999677437" calcext:value-type="float">
            <text:p>91 408,00</text:p>
          </table:table-cell>
          <table:table-cell table:formula="of:=[.D86]^2" office:value-type="float" office:value="8355422458.10304" calcext:value-type="float">
            <text:p>8 355 422 458,10</text:p>
          </table:table-cell>
          <table:table-cell table:formula="of:=[.E86]/[.B86]" office:value-type="float" office:value="91407.9999354874" calcext:value-type="float">
            <text:p>91 408,00</text:p>
          </table:table-cell>
          <table:table-cell/>
        </table:table-row>
        <table:table-row table:style-name="ro1">
          <table:table-cell office:value-type="float" office:value="14.032" calcext:value-type="float">
            <text:p>14,032</text:p>
          </table:table-cell>
          <table:table-cell office:value-type="float" office:value="83840" calcext:value-type="float">
            <text:p>83840</text:p>
          </table:table-cell>
          <table:table-cell table:formula="of:=1/(PI()*[.$B$6]*(1+(([.A87]-[.$B$7])/[.$B$6])^2))*[.$B$5]" office:value-type="float" office:value="0.0000340123306372268" calcext:value-type="float">
            <text:p>0,0000340123</text:p>
          </table:table-cell>
          <table:table-cell table:formula="of:=[.B87]-[.C87]" office:value-type="float" office:value="83839.9999659877" calcext:value-type="float">
            <text:p>83 840,00</text:p>
          </table:table-cell>
          <table:table-cell table:formula="of:=[.D87]^2" office:value-type="float" office:value="7029145594.29681" calcext:value-type="float">
            <text:p>7 029 145 594,30</text:p>
          </table:table-cell>
          <table:table-cell table:formula="of:=[.E87]/[.B87]" office:value-type="float" office:value="83839.9999319753" calcext:value-type="float">
            <text:p>83 840,00</text:p>
          </table:table-cell>
          <table:table-cell/>
        </table:table-row>
        <table:table-row table:style-name="ro1">
          <table:table-cell office:value-type="float" office:value="14.058" calcext:value-type="float">
            <text:p>14,058</text:p>
          </table:table-cell>
          <table:table-cell office:value-type="float" office:value="78137" calcext:value-type="float">
            <text:p>78137</text:p>
          </table:table-cell>
          <table:table-cell table:formula="of:=1/(PI()*[.$B$6]*(1+(([.A88]-[.$B$7])/[.$B$6])^2))*[.$B$5]" office:value-type="float" office:value="0.0000359157798647851" calcext:value-type="float">
            <text:p>0,0000359158</text:p>
          </table:table-cell>
          <table:table-cell table:formula="of:=[.B88]-[.C88]" office:value-type="float" office:value="78136.9999640842" calcext:value-type="float">
            <text:p>78 137,00</text:p>
          </table:table-cell>
          <table:table-cell table:formula="of:=[.D88]^2" office:value-type="float" office:value="6105390763.3873" calcext:value-type="float">
            <text:p>6 105 390 763,39</text:p>
          </table:table-cell>
          <table:table-cell table:formula="of:=[.E88]/[.B88]" office:value-type="float" office:value="78136.9999281684" calcext:value-type="float">
            <text:p>78 137,00</text:p>
          </table:table-cell>
          <table:table-cell/>
        </table:table-row>
        <table:table-row table:style-name="ro1">
          <table:table-cell office:value-type="float" office:value="14.084" calcext:value-type="float">
            <text:p>14,084</text:p>
          </table:table-cell>
          <table:table-cell office:value-type="float" office:value="74446" calcext:value-type="float">
            <text:p>74446</text:p>
          </table:table-cell>
          <table:table-cell table:formula="of:=1/(PI()*[.$B$6]*(1+(([.A89]-[.$B$7])/[.$B$6])^2))*[.$B$5]" office:value-type="float" office:value="0.0000379836030767979" calcext:value-type="float">
            <text:p>0,0000379836</text:p>
          </table:table-cell>
          <table:table-cell table:formula="of:=[.B89]-[.C89]" office:value-type="float" office:value="74445.9999620164" calcext:value-type="float">
            <text:p>74 446,00</text:p>
          </table:table-cell>
          <table:table-cell table:formula="of:=[.D89]^2" office:value-type="float" office:value="5542206910.34455" calcext:value-type="float">
            <text:p>5 542 206 910,34</text:p>
          </table:table-cell>
          <table:table-cell table:formula="of:=[.E89]/[.B89]" office:value-type="float" office:value="74445.9999240328" calcext:value-type="float">
            <text:p>74 446,00</text:p>
          </table:table-cell>
          <table:table-cell/>
        </table:table-row>
        <table:table-row table:style-name="ro1">
          <table:table-cell office:value-type="float" office:value="14.11" calcext:value-type="float">
            <text:p>14,11</text:p>
          </table:table-cell>
          <table:table-cell office:value-type="float" office:value="71890" calcext:value-type="float">
            <text:p>71890</text:p>
          </table:table-cell>
          <table:table-cell table:formula="of:=1/(PI()*[.$B$6]*(1+(([.A90]-[.$B$7])/[.$B$6])^2))*[.$B$5]" office:value-type="float" office:value="0.0000402352860000419" calcext:value-type="float">
            <text:p>0,0000402353</text:p>
          </table:table-cell>
          <table:table-cell table:formula="of:=[.B90]-[.C90]" office:value-type="float" office:value="71889.9999597647" calcext:value-type="float">
            <text:p>71 890,00</text:p>
          </table:table-cell>
          <table:table-cell table:formula="of:=[.D90]^2" office:value-type="float" office:value="5168172094.21497" calcext:value-type="float">
            <text:p>5 168 172 094,21</text:p>
          </table:table-cell>
          <table:table-cell table:formula="of:=[.E90]/[.B90]" office:value-type="float" office:value="71889.9999195294" calcext:value-type="float">
            <text:p>71 890,00</text:p>
          </table:table-cell>
          <table:table-cell/>
        </table:table-row>
        <table:table-row table:style-name="ro1">
          <table:table-cell office:value-type="float" office:value="14.136" calcext:value-type="float">
            <text:p>14,136</text:p>
          </table:table-cell>
          <table:table-cell office:value-type="float" office:value="69777" calcext:value-type="float">
            <text:p>69777</text:p>
          </table:table-cell>
          <table:table-cell table:formula="of:=1/(PI()*[.$B$6]*(1+(([.A91]-[.$B$7])/[.$B$6])^2))*[.$B$5]" office:value-type="float" office:value="0.000042693289737644" calcext:value-type="float">
            <text:p>0,0000426933</text:p>
          </table:table-cell>
          <table:table-cell table:formula="of:=[.B91]-[.C91]" office:value-type="float" office:value="69776.9999573067" calcext:value-type="float">
            <text:p>69 777,00</text:p>
          </table:table-cell>
          <table:table-cell table:formula="of:=[.D91]^2" office:value-type="float" office:value="4868829723.04198" calcext:value-type="float">
            <text:p>4 868 829 723,04</text:p>
          </table:table-cell>
          <table:table-cell table:formula="of:=[.E91]/[.B91]" office:value-type="float" office:value="69776.9999146134" calcext:value-type="float">
            <text:p>69 777,00</text:p>
          </table:table-cell>
          <table:table-cell/>
        </table:table-row>
        <table:table-row table:style-name="ro1">
          <table:table-cell office:value-type="float" office:value="14.162" calcext:value-type="float">
            <text:p>14,162</text:p>
          </table:table-cell>
          <table:table-cell office:value-type="float" office:value="68171" calcext:value-type="float">
            <text:p>68171</text:p>
          </table:table-cell>
          <table:table-cell table:formula="of:=1/(PI()*[.$B$6]*(1+(([.A92]-[.$B$7])/[.$B$6])^2))*[.$B$5]" office:value-type="float" office:value="0.000045383613087506" calcext:value-type="float">
            <text:p>0,0000453836</text:p>
          </table:table-cell>
          <table:table-cell table:formula="of:=[.B92]-[.C92]" office:value-type="float" office:value="68170.9999546164" calcext:value-type="float">
            <text:p>68 171,00</text:p>
          </table:table-cell>
          <table:table-cell table:formula="of:=[.D92]^2" office:value-type="float" office:value="4647285234.81231" calcext:value-type="float">
            <text:p>4 647 285 234,81</text:p>
          </table:table-cell>
          <table:table-cell table:formula="of:=[.E92]/[.B92]" office:value-type="float" office:value="68170.9999092328" calcext:value-type="float">
            <text:p>68 171,00</text:p>
          </table:table-cell>
          <table:table-cell/>
        </table:table-row>
        <table:table-row table:style-name="ro1">
          <table:table-cell office:value-type="float" office:value="14.188" calcext:value-type="float">
            <text:p>14,188</text:p>
          </table:table-cell>
          <table:table-cell office:value-type="float" office:value="66619" calcext:value-type="float">
            <text:p>66619</text:p>
          </table:table-cell>
          <table:table-cell table:formula="of:=1/(PI()*[.$B$6]*(1+(([.A93]-[.$B$7])/[.$B$6])^2))*[.$B$5]" office:value-type="float" office:value="0.0000483364828669415" calcext:value-type="float">
            <text:p>0,0000483365</text:p>
          </table:table-cell>
          <table:table-cell table:formula="of:=[.B93]-[.C93]" office:value-type="float" office:value="66618.9999516635" calcext:value-type="float">
            <text:p>66 619,00</text:p>
          </table:table-cell>
          <table:table-cell table:formula="of:=[.D93]^2" office:value-type="float" office:value="4438091154.55974" calcext:value-type="float">
            <text:p>4 438 091 154,56</text:p>
          </table:table-cell>
          <table:table-cell table:formula="of:=[.E93]/[.B93]" office:value-type="float" office:value="66618.999903327" calcext:value-type="float">
            <text:p>66 619,00</text:p>
          </table:table-cell>
          <table:table-cell/>
        </table:table-row>
        <table:table-row table:style-name="ro1">
          <table:table-cell office:value-type="float" office:value="14.214" calcext:value-type="float">
            <text:p>14,214</text:p>
          </table:table-cell>
          <table:table-cell office:value-type="float" office:value="65216" calcext:value-type="float">
            <text:p>65216</text:p>
          </table:table-cell>
          <table:table-cell table:formula="of:=1/(PI()*[.$B$6]*(1+(([.A94]-[.$B$7])/[.$B$6])^2))*[.$B$5]" office:value-type="float" office:value="0.0000515872066617993" calcext:value-type="float">
            <text:p>0,0000515872</text:p>
          </table:table-cell>
          <table:table-cell table:formula="of:=[.B94]-[.C94]" office:value-type="float" office:value="65215.9999484128" calcext:value-type="float">
            <text:p>65 216,00</text:p>
          </table:table-cell>
          <table:table-cell table:formula="of:=[.D94]^2" office:value-type="float" office:value="4253126649.27138" calcext:value-type="float">
            <text:p>4 253 126 649,27</text:p>
          </table:table-cell>
          <table:table-cell table:formula="of:=[.E94]/[.B94]" office:value-type="float" office:value="65215.9998968256" calcext:value-type="float">
            <text:p>65 216,00</text:p>
          </table:table-cell>
          <table:table-cell/>
        </table:table-row>
        <table:table-row table:style-name="ro1">
          <table:table-cell office:value-type="float" office:value="14.24" calcext:value-type="float">
            <text:p>14,24</text:p>
          </table:table-cell>
          <table:table-cell office:value-type="float" office:value="64429" calcext:value-type="float">
            <text:p>64429</text:p>
          </table:table-cell>
          <table:table-cell table:formula="of:=1/(PI()*[.$B$6]*(1+(([.A95]-[.$B$7])/[.$B$6])^2))*[.$B$5]" office:value-type="float" office:value="0.000055177233190519" calcext:value-type="float">
            <text:p>0,0000551772</text:p>
          </table:table-cell>
          <table:table-cell table:formula="of:=[.B95]-[.C95]" office:value-type="float" office:value="64428.9999448228" calcext:value-type="float">
            <text:p>64 429,00</text:p>
          </table:table-cell>
          <table:table-cell table:formula="of:=[.D95]^2" office:value-type="float" office:value="4151096033.88997" calcext:value-type="float">
            <text:p>4 151 096 033,89</text:p>
          </table:table-cell>
          <table:table-cell table:formula="of:=[.E95]/[.B95]" office:value-type="float" office:value="64428.9998896455" calcext:value-type="float">
            <text:p>64 429,00</text:p>
          </table:table-cell>
          <table:table-cell/>
        </table:table-row>
        <table:table-row table:style-name="ro1">
          <table:table-cell office:value-type="float" office:value="14.266" calcext:value-type="float">
            <text:p>14,266</text:p>
          </table:table-cell>
          <table:table-cell office:value-type="float" office:value="64271" calcext:value-type="float">
            <text:p>64271</text:p>
          </table:table-cell>
          <table:table-cell table:formula="of:=1/(PI()*[.$B$6]*(1+(([.A96]-[.$B$7])/[.$B$6])^2))*[.$B$5]" office:value-type="float" office:value="0.0000591554801263704" calcext:value-type="float">
            <text:p>0,0000591555</text:p>
          </table:table-cell>
          <table:table-cell table:formula="of:=[.B96]-[.C96]" office:value-type="float" office:value="64270.9999408445" calcext:value-type="float">
            <text:p>64 271,00</text:p>
          </table:table-cell>
          <table:table-cell table:formula="of:=[.D96]^2" office:value-type="float" office:value="4130761433.39604" calcext:value-type="float">
            <text:p>4 130 761 433,40</text:p>
          </table:table-cell>
          <table:table-cell table:formula="of:=[.E96]/[.B96]" office:value-type="float" office:value="64270.999881689" calcext:value-type="float">
            <text:p>64 271,00</text:p>
          </table:table-cell>
          <table:table-cell/>
        </table:table-row>
        <table:table-row table:style-name="ro1">
          <table:table-cell office:value-type="float" office:value="14.292" calcext:value-type="float">
            <text:p>14,292</text:p>
          </table:table-cell>
          <table:table-cell office:value-type="float" office:value="63668" calcext:value-type="float">
            <text:p>63668</text:p>
          </table:table-cell>
          <table:table-cell table:formula="of:=1/(PI()*[.$B$6]*(1+(([.A97]-[.$B$7])/[.$B$6])^2))*[.$B$5]" office:value-type="float" office:value="0.0000635800093495802" calcext:value-type="float">
            <text:p>0,0000635800</text:p>
          </table:table-cell>
          <table:table-cell table:formula="of:=[.B97]-[.C97]" office:value-type="float" office:value="63667.99993642" calcext:value-type="float">
            <text:p>63 668,00</text:p>
          </table:table-cell>
          <table:table-cell table:formula="of:=[.D97]^2" office:value-type="float" office:value="4053614215.90398" calcext:value-type="float">
            <text:p>4 053 614 215,90</text:p>
          </table:table-cell>
          <table:table-cell table:formula="of:=[.E97]/[.B97]" office:value-type="float" office:value="63667.99987284" calcext:value-type="float">
            <text:p>63 668,00</text:p>
          </table:table-cell>
          <table:table-cell/>
        </table:table-row>
        <table:table-row table:style-name="ro1">
          <table:table-cell office:value-type="float" office:value="14.318" calcext:value-type="float">
            <text:p>14,318</text:p>
          </table:table-cell>
          <table:table-cell office:value-type="float" office:value="62751" calcext:value-type="float">
            <text:p>62751</text:p>
          </table:table-cell>
          <table:table-cell table:formula="of:=1/(PI()*[.$B$6]*(1+(([.A98]-[.$B$7])/[.$B$6])^2))*[.$B$5]" office:value-type="float" office:value="0.0000685201575431157" calcext:value-type="float">
            <text:p>0,0000685202</text:p>
          </table:table-cell>
          <table:table-cell table:formula="of:=[.B98]-[.C98]" office:value-type="float" office:value="62750.9999314798" calcext:value-type="float">
            <text:p>62 751,00</text:p>
          </table:table-cell>
          <table:table-cell table:formula="of:=[.D98]^2" office:value-type="float" office:value="3937687992.40058" calcext:value-type="float">
            <text:p>3 937 687 992,40</text:p>
          </table:table-cell>
          <table:table-cell table:formula="of:=[.E98]/[.B98]" office:value-type="float" office:value="62750.9998629597" calcext:value-type="float">
            <text:p>62 751,00</text:p>
          </table:table-cell>
          <table:table-cell/>
        </table:table-row>
        <table:table-row table:style-name="ro1">
          <table:table-cell office:value-type="float" office:value="14.344" calcext:value-type="float">
            <text:p>14,344</text:p>
          </table:table-cell>
          <table:table-cell office:value-type="float" office:value="62497" calcext:value-type="float">
            <text:p>62497</text:p>
          </table:table-cell>
          <table:table-cell table:formula="of:=1/(PI()*[.$B$6]*(1+(([.A99]-[.$B$7])/[.$B$6])^2))*[.$B$5]" office:value-type="float" office:value="0.0000740592692722799" calcext:value-type="float">
            <text:p>0,0000740593</text:p>
          </table:table-cell>
          <table:table-cell table:formula="of:=[.B99]-[.C99]" office:value-type="float" office:value="62496.9999259407" calcext:value-type="float">
            <text:p>62 497,00</text:p>
          </table:table-cell>
          <table:table-cell table:formula="of:=[.D99]^2" office:value-type="float" office:value="3905874999.74304" calcext:value-type="float">
            <text:p>3 905 874 999,74</text:p>
          </table:table-cell>
          <table:table-cell table:formula="of:=[.E99]/[.B99]" office:value-type="float" office:value="62496.9998518815" calcext:value-type="float">
            <text:p>62 497,00</text:p>
          </table:table-cell>
          <table:table-cell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62553" calcext:value-type="float">
            <text:p>62553</text:p>
          </table:table-cell>
          <table:table-cell table:formula="of:=1/(PI()*[.$B$6]*(1+(([.A100]-[.$B$7])/[.$B$6])^2))*[.$B$5]" office:value-type="float" office:value="0.0000802982354220501" calcext:value-type="float">
            <text:p>0,0000802982</text:p>
          </table:table-cell>
          <table:table-cell table:formula="of:=[.B100]-[.C100]" office:value-type="float" office:value="62552.9999197018" calcext:value-type="float">
            <text:p>62 553,00</text:p>
          </table:table-cell>
          <table:table-cell table:formula="of:=[.D100]^2" office:value-type="float" office:value="3912877798.95421" calcext:value-type="float">
            <text:p>3 912 877 798,95</text:p>
          </table:table-cell>
          <table:table-cell table:formula="of:=[.E100]/[.B100]" office:value-type="float" office:value="62552.9998394035" calcext:value-type="float">
            <text:p>62 553,00</text:p>
          </table:table-cell>
          <table:table-cell/>
        </table:table-row>
        <table:table-row table:style-name="ro1">
          <table:table-cell office:value-type="float" office:value="14.396" calcext:value-type="float">
            <text:p>14,396</text:p>
          </table:table-cell>
          <table:table-cell office:value-type="float" office:value="62635" calcext:value-type="float">
            <text:p>62635</text:p>
          </table:table-cell>
          <table:table-cell table:formula="of:=1/(PI()*[.$B$6]*(1+(([.A101]-[.$B$7])/[.$B$6])^2))*[.$B$5]" office:value-type="float" office:value="0.0000873601200830505" calcext:value-type="float">
            <text:p>0,0000873601</text:p>
          </table:table-cell>
          <table:table-cell table:formula="of:=[.B101]-[.C101]" office:value-type="float" office:value="62634.9999126399" calcext:value-type="float">
            <text:p>62 635,00</text:p>
          </table:table-cell>
          <table:table-cell table:formula="of:=[.D101]^2" office:value-type="float" office:value="3923143214.0564" calcext:value-type="float">
            <text:p>3 923 143 214,06</text:p>
          </table:table-cell>
          <table:table-cell table:formula="of:=[.E101]/[.B101]" office:value-type="float" office:value="62634.9998252798" calcext:value-type="float">
            <text:p>62 635,00</text:p>
          </table:table-cell>
          <table:table-cell/>
        </table:table-row>
        <table:table-row table:style-name="ro1">
          <table:table-cell office:value-type="float" office:value="14.422" calcext:value-type="float">
            <text:p>14,422</text:p>
          </table:table-cell>
          <table:table-cell office:value-type="float" office:value="62702" calcext:value-type="float">
            <text:p>62702</text:p>
          </table:table-cell>
          <table:table-cell table:formula="of:=1/(PI()*[.$B$6]*(1+(([.A102]-[.$B$7])/[.$B$6])^2))*[.$B$5]" office:value-type="float" office:value="0.0000953962760493098" calcext:value-type="float">
            <text:p>0,0000953963</text:p>
          </table:table-cell>
          <table:table-cell table:formula="of:=[.B102]-[.C102]" office:value-type="float" office:value="62701.9999046037" calcext:value-type="float">
            <text:p>62 702,00</text:p>
          </table:table-cell>
          <table:table-cell table:formula="of:=[.D102]^2" office:value-type="float" office:value="3931540792.03693" calcext:value-type="float">
            <text:p>3 931 540 792,04</text:p>
          </table:table-cell>
          <table:table-cell table:formula="of:=[.E102]/[.B102]" office:value-type="float" office:value="62701.9998092075" calcext:value-type="float">
            <text:p>62 702,00</text:p>
          </table:table-cell>
          <table:table-cell/>
        </table:table-row>
        <table:table-row table:style-name="ro1">
          <table:table-cell office:value-type="float" office:value="14.448" calcext:value-type="float">
            <text:p>14,448</text:p>
          </table:table-cell>
          <table:table-cell office:value-type="float" office:value="62685" calcext:value-type="float">
            <text:p>62685</text:p>
          </table:table-cell>
          <table:table-cell table:formula="of:=1/(PI()*[.$B$6]*(1+(([.A103]-[.$B$7])/[.$B$6])^2))*[.$B$5]" office:value-type="float" office:value="0.000104594522538094" calcext:value-type="float">
            <text:p>0,0001045945</text:p>
          </table:table-cell>
          <table:table-cell table:formula="of:=[.B103]-[.C103]" office:value-type="float" office:value="62684.9998954055" calcext:value-type="float">
            <text:p>62 685,00</text:p>
          </table:table-cell>
          <table:table-cell table:formula="of:=[.D103]^2" office:value-type="float" office:value="3929409211.88698" calcext:value-type="float">
            <text:p>3 929 409 211,89</text:p>
          </table:table-cell>
          <table:table-cell table:formula="of:=[.E103]/[.B103]" office:value-type="float" office:value="62684.999790811" calcext:value-type="float">
            <text:p>62 685,00</text:p>
          </table:table-cell>
          <table:table-cell/>
        </table:table-row>
        <table:table-row table:style-name="ro1">
          <table:table-cell office:value-type="float" office:value="14.474" calcext:value-type="float">
            <text:p>14,474</text:p>
          </table:table-cell>
          <table:table-cell office:value-type="float" office:value="61919" calcext:value-type="float">
            <text:p>61919</text:p>
          </table:table-cell>
          <table:table-cell table:formula="of:=1/(PI()*[.$B$6]*(1+(([.A104]-[.$B$7])/[.$B$6])^2))*[.$B$5]" office:value-type="float" office:value="0.00011519021992955" calcext:value-type="float">
            <text:p>0,0001151902</text:p>
          </table:table-cell>
          <table:table-cell table:formula="of:=[.B104]-[.C104]" office:value-type="float" office:value="61918.9998848098" calcext:value-type="float">
            <text:p>61 919,00</text:p>
          </table:table-cell>
          <table:table-cell table:formula="of:=[.D104]^2" office:value-type="float" office:value="3833962546.73507" calcext:value-type="float">
            <text:p>3 833 962 546,74</text:p>
          </table:table-cell>
          <table:table-cell table:formula="of:=[.E104]/[.B104]" office:value-type="float" office:value="61918.9997696196" calcext:value-type="float">
            <text:p>61 919,00</text:p>
          </table:table-cell>
          <table:table-cell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61241" calcext:value-type="float">
            <text:p>61241</text:p>
          </table:table-cell>
          <table:table-cell table:formula="of:=1/(PI()*[.$B$6]*(1+(([.A105]-[.$B$7])/[.$B$6])^2))*[.$B$5]" office:value-type="float" office:value="0.000127481476664044" calcext:value-type="float">
            <text:p>0,0001274815</text:p>
          </table:table-cell>
          <table:table-cell table:formula="of:=[.B105]-[.C105]" office:value-type="float" office:value="61240.9998725185" calcext:value-type="float">
            <text:p>61 241,00</text:p>
          </table:table-cell>
          <table:table-cell table:formula="of:=[.D105]^2" office:value-type="float" office:value="3750460065.38581" calcext:value-type="float">
            <text:p>3 750 460 065,39</text:p>
          </table:table-cell>
          <table:table-cell table:formula="of:=[.E105]/[.B105]" office:value-type="float" office:value="61240.999745037" calcext:value-type="float">
            <text:p>61 241,00</text:p>
          </table:table-cell>
          <table:table-cell/>
        </table:table-row>
        <table:table-row table:style-name="ro1">
          <table:table-cell office:value-type="float" office:value="14.526" calcext:value-type="float">
            <text:p>14,526</text:p>
          </table:table-cell>
          <table:table-cell office:value-type="float" office:value="60687" calcext:value-type="float">
            <text:p>60687</text:p>
          </table:table-cell>
          <table:table-cell table:formula="of:=1/(PI()*[.$B$6]*(1+(([.A106]-[.$B$7])/[.$B$6])^2))*[.$B$5]" office:value-type="float" office:value="0.000141850349044698" calcext:value-type="float">
            <text:p>0,0001418503</text:p>
          </table:table-cell>
          <table:table-cell table:formula="of:=[.B106]-[.C106]" office:value-type="float" office:value="60686.9998581497" calcext:value-type="float">
            <text:p>60 687,00</text:p>
          </table:table-cell>
          <table:table-cell table:formula="of:=[.D106]^2" office:value-type="float" office:value="3682911951.78306" calcext:value-type="float">
            <text:p>3 682 911 951,78</text:p>
          </table:table-cell>
          <table:table-cell table:formula="of:=[.E106]/[.B106]" office:value-type="float" office:value="60686.9997162993" calcext:value-type="float">
            <text:p>60 687,00</text:p>
          </table:table-cell>
          <table:table-cell/>
        </table:table-row>
        <table:table-row table:style-name="ro1">
          <table:table-cell office:value-type="float" office:value="14.552" calcext:value-type="float">
            <text:p>14,552</text:p>
          </table:table-cell>
          <table:table-cell office:value-type="float" office:value="60093" calcext:value-type="float">
            <text:p>60093</text:p>
          </table:table-cell>
          <table:table-cell table:formula="of:=1/(PI()*[.$B$6]*(1+(([.A107]-[.$B$7])/[.$B$6])^2))*[.$B$5]" office:value-type="float" office:value="0.000158792893276276" calcext:value-type="float">
            <text:p>0,0001587929</text:p>
          </table:table-cell>
          <table:table-cell table:formula="of:=[.B107]-[.C107]" office:value-type="float" office:value="60092.9998412071" calcext:value-type="float">
            <text:p>60 093,00</text:p>
          </table:table-cell>
          <table:table-cell table:formula="of:=[.D107]^2" office:value-type="float" office:value="3611168629.91532" calcext:value-type="float">
            <text:p>3 611 168 629,92</text:p>
          </table:table-cell>
          <table:table-cell table:formula="of:=[.E107]/[.B107]" office:value-type="float" office:value="60092.9996824142" calcext:value-type="float">
            <text:p>60 093,00</text:p>
          </table:table-cell>
          <table:table-cell/>
        </table:table-row>
        <table:table-row table:style-name="ro1">
          <table:table-cell office:value-type="float" office:value="14.578" calcext:value-type="float">
            <text:p>14,578</text:p>
          </table:table-cell>
          <table:table-cell office:value-type="float" office:value="59238" calcext:value-type="float">
            <text:p>59238</text:p>
          </table:table-cell>
          <table:table-cell table:formula="of:=1/(PI()*[.$B$6]*(1+(([.A108]-[.$B$7])/[.$B$6])^2))*[.$B$5]" office:value-type="float" office:value="0.00017896256064512" calcext:value-type="float">
            <text:p>0,0001789626</text:p>
          </table:table-cell>
          <table:table-cell table:formula="of:=[.B108]-[.C108]" office:value-type="float" office:value="59237.9998210374" calcext:value-type="float">
            <text:p>59 238,00</text:p>
          </table:table-cell>
          <table:table-cell table:formula="of:=[.D108]^2" office:value-type="float" office:value="3509140622.79723" calcext:value-type="float">
            <text:p>3 509 140 622,80</text:p>
          </table:table-cell>
          <table:table-cell table:formula="of:=[.E108]/[.B108]" office:value-type="float" office:value="59237.9996420749" calcext:value-type="float">
            <text:p>59 238,00</text:p>
          </table:table-cell>
          <table:table-cell/>
        </table:table-row>
        <table:table-row table:style-name="ro1">
          <table:table-cell office:value-type="float" office:value="14.604" calcext:value-type="float">
            <text:p>14,604</text:p>
          </table:table-cell>
          <table:table-cell office:value-type="float" office:value="58828" calcext:value-type="float">
            <text:p>58828</text:p>
          </table:table-cell>
          <table:table-cell table:formula="of:=1/(PI()*[.$B$6]*(1+(([.A109]-[.$B$7])/[.$B$6])^2))*[.$B$5]" office:value-type="float" office:value="0.000203234162372516" calcext:value-type="float">
            <text:p>0,0002032342</text:p>
          </table:table-cell>
          <table:table-cell table:formula="of:=[.B109]-[.C109]" office:value-type="float" office:value="58827.9997967658" calcext:value-type="float">
            <text:p>58 828,00</text:p>
          </table:table-cell>
          <table:table-cell table:formula="of:=[.D109]^2" office:value-type="float" office:value="3460733560.08828" calcext:value-type="float">
            <text:p>3 460 733 560,09</text:p>
          </table:table-cell>
          <table:table-cell table:formula="of:=[.E109]/[.B109]" office:value-type="float" office:value="58827.9995935317" calcext:value-type="float">
            <text:p>58 828,00</text:p>
          </table:table-cell>
          <table:table-cell/>
        </table:table-row>
        <table:table-row table:style-name="ro1">
          <table:table-cell office:value-type="float" office:value="14.63" calcext:value-type="float">
            <text:p>14,63</text:p>
          </table:table-cell>
          <table:table-cell office:value-type="float" office:value="58656" calcext:value-type="float">
            <text:p>58656</text:p>
          </table:table-cell>
          <table:table-cell table:formula="of:=1/(PI()*[.$B$6]*(1+(([.A110]-[.$B$7])/[.$B$6])^2))*[.$B$5]" office:value-type="float" office:value="0.000232800351425967" calcext:value-type="float">
            <text:p>0,0002328004</text:p>
          </table:table-cell>
          <table:table-cell table:formula="of:=[.B110]-[.C110]" office:value-type="float" office:value="58655.9997671996" calcext:value-type="float">
            <text:p>58 656,00</text:p>
          </table:table-cell>
          <table:table-cell table:formula="of:=[.D110]^2" office:value-type="float" office:value="3440526308.68973" calcext:value-type="float">
            <text:p>3 440 526 308,69</text:p>
          </table:table-cell>
          <table:table-cell table:formula="of:=[.E110]/[.B110]" office:value-type="float" office:value="58655.9995343993" calcext:value-type="float">
            <text:p>58 656,00</text:p>
          </table:table-cell>
          <table:table-cell/>
        </table:table-row>
        <table:table-row table:style-name="ro1">
          <table:table-cell office:value-type="float" office:value="14.656" calcext:value-type="float">
            <text:p>14,656</text:p>
          </table:table-cell>
          <table:table-cell office:value-type="float" office:value="58516" calcext:value-type="float">
            <text:p>58516</text:p>
          </table:table-cell>
          <table:table-cell table:formula="of:=1/(PI()*[.$B$6]*(1+(([.A111]-[.$B$7])/[.$B$6])^2))*[.$B$5]" office:value-type="float" office:value="0.000269320982153396" calcext:value-type="float">
            <text:p>0,0002693210</text:p>
          </table:table-cell>
          <table:table-cell table:formula="of:=[.B111]-[.C111]" office:value-type="float" office:value="58515.999730679" calcext:value-type="float">
            <text:p>58 516,00</text:p>
          </table:table-cell>
          <table:table-cell table:formula="of:=[.D111]^2" office:value-type="float" office:value="3424122224.48083" calcext:value-type="float">
            <text:p>3 424 122 224,48</text:p>
          </table:table-cell>
          <table:table-cell table:formula="of:=[.E111]/[.B111]" office:value-type="float" office:value="58515.999461358" calcext:value-type="float">
            <text:p>58 516,00</text:p>
          </table:table-cell>
          <table:table-cell/>
        </table:table-row>
        <table:table-row table:style-name="ro1">
          <table:table-cell office:value-type="float" office:value="14.682" calcext:value-type="float">
            <text:p>14,682</text:p>
          </table:table-cell>
          <table:table-cell office:value-type="float" office:value="58395" calcext:value-type="float">
            <text:p>58395</text:p>
          </table:table-cell>
          <table:table-cell table:formula="of:=1/(PI()*[.$B$6]*(1+(([.A112]-[.$B$7])/[.$B$6])^2))*[.$B$5]" office:value-type="float" office:value="0.000315161260280116" calcext:value-type="float">
            <text:p>0,0003151613</text:p>
          </table:table-cell>
          <table:table-cell table:formula="of:=[.B112]-[.C112]" office:value-type="float" office:value="58394.9996848387" calcext:value-type="float">
            <text:p>58 395,00</text:p>
          </table:table-cell>
          <table:table-cell table:formula="of:=[.D112]^2" office:value-type="float" office:value="3409975988.19232" calcext:value-type="float">
            <text:p>3 409 975 988,19</text:p>
          </table:table-cell>
          <table:table-cell table:formula="of:=[.E112]/[.B112]" office:value-type="float" office:value="58394.9993696775" calcext:value-type="float">
            <text:p>58 395,00</text:p>
          </table:table-cell>
          <table:table-cell/>
        </table:table-row>
        <table:table-row table:style-name="ro1">
          <table:table-cell office:value-type="float" office:value="14.708" calcext:value-type="float">
            <text:p>14,708</text:p>
          </table:table-cell>
          <table:table-cell office:value-type="float" office:value="57885" calcext:value-type="float">
            <text:p>57885</text:p>
          </table:table-cell>
          <table:table-cell table:formula="of:=1/(PI()*[.$B$6]*(1+(([.A113]-[.$B$7])/[.$B$6])^2))*[.$B$5]" office:value-type="float" office:value="0.000373784559683829" calcext:value-type="float">
            <text:p>0,0003737846</text:p>
          </table:table-cell>
          <table:table-cell table:formula="of:=[.B113]-[.C113]" office:value-type="float" office:value="57884.9996262154" calcext:value-type="float">
            <text:p>57 885,00</text:p>
          </table:table-cell>
          <table:table-cell table:formula="of:=[.D113]^2" office:value-type="float" office:value="3350673181.72696" calcext:value-type="float">
            <text:p>3 350 673 181,73</text:p>
          </table:table-cell>
          <table:table-cell table:formula="of:=[.E113]/[.B113]" office:value-type="float" office:value="57884.9992524309" calcext:value-type="float">
            <text:p>57 885,00</text:p>
          </table:table-cell>
          <table:table-cell/>
        </table:table-row>
        <table:table-row table:style-name="ro1">
          <table:table-cell office:value-type="float" office:value="14.734" calcext:value-type="float">
            <text:p>14,734</text:p>
          </table:table-cell>
          <table:table-cell office:value-type="float" office:value="58125" calcext:value-type="float">
            <text:p>58125</text:p>
          </table:table-cell>
          <table:table-cell table:formula="of:=1/(PI()*[.$B$6]*(1+(([.A114]-[.$B$7])/[.$B$6])^2))*[.$B$5]" office:value-type="float" office:value="0.000450426337392822" calcext:value-type="float">
            <text:p>0,0004504263</text:p>
          </table:table-cell>
          <table:table-cell table:formula="of:=[.B114]-[.C114]" office:value-type="float" office:value="58124.9995495737" calcext:value-type="float">
            <text:p>58 125,00</text:p>
          </table:table-cell>
          <table:table-cell table:formula="of:=[.D114]^2" office:value-type="float" office:value="3378515572.63794" calcext:value-type="float">
            <text:p>3 378 515 572,64</text:p>
          </table:table-cell>
          <table:table-cell table:formula="of:=[.E114]/[.B114]" office:value-type="float" office:value="58124.9990991473" calcext:value-type="float">
            <text:p>58 125,00</text:p>
          </table:table-cell>
          <table:table-cell/>
        </table:table-row>
        <table:table-row table:style-name="ro1">
          <table:table-cell office:value-type="float" office:value="14.76" calcext:value-type="float">
            <text:p>14,76</text:p>
          </table:table-cell>
          <table:table-cell office:value-type="float" office:value="58081" calcext:value-type="float">
            <text:p>58081</text:p>
          </table:table-cell>
          <table:table-cell table:formula="of:=1/(PI()*[.$B$6]*(1+(([.A115]-[.$B$7])/[.$B$6])^2))*[.$B$5]" office:value-type="float" office:value="0.00055330494613252" calcext:value-type="float">
            <text:p>0,0005533049</text:p>
          </table:table-cell>
          <table:table-cell table:formula="of:=[.B115]-[.C115]" office:value-type="float" office:value="58080.9994466951" calcext:value-type="float">
            <text:p>58 081,00</text:p>
          </table:table-cell>
          <table:table-cell table:formula="of:=[.D115]^2" office:value-type="float" office:value="3373402496.72699" calcext:value-type="float">
            <text:p>3 373 402 496,73</text:p>
          </table:table-cell>
          <table:table-cell table:formula="of:=[.E115]/[.B115]" office:value-type="float" office:value="58080.9988933901" calcext:value-type="float">
            <text:p>58 081,00</text:p>
          </table:table-cell>
          <table:table-cell/>
        </table:table-row>
        <table:table-row table:style-name="ro1">
          <table:table-cell office:value-type="float" office:value="14.786" calcext:value-type="float">
            <text:p>14,786</text:p>
          </table:table-cell>
          <table:table-cell office:value-type="float" office:value="58150" calcext:value-type="float">
            <text:p>58150</text:p>
          </table:table-cell>
          <table:table-cell table:formula="of:=1/(PI()*[.$B$6]*(1+(([.A116]-[.$B$7])/[.$B$6])^2))*[.$B$5]" office:value-type="float" office:value="0.000695920243417525" calcext:value-type="float">
            <text:p>0,0006959202</text:p>
          </table:table-cell>
          <table:table-cell table:formula="of:=[.B116]-[.C116]" office:value-type="float" office:value="58149.9993040798" calcext:value-type="float">
            <text:p>58 150,00</text:p>
          </table:table-cell>
          <table:table-cell table:formula="of:=[.D116]^2" office:value-type="float" office:value="3381422419.06448" calcext:value-type="float">
            <text:p>3 381 422 419,06</text:p>
          </table:table-cell>
          <table:table-cell table:formula="of:=[.E116]/[.B116]" office:value-type="float" office:value="58149.9986081595" calcext:value-type="float">
            <text:p>58 150,00</text:p>
          </table:table-cell>
          <table:table-cell/>
        </table:table-row>
        <table:table-row table:style-name="ro1">
          <table:table-cell office:value-type="float" office:value="14.812" calcext:value-type="float">
            <text:p>14,812</text:p>
          </table:table-cell>
          <table:table-cell office:value-type="float" office:value="58363" calcext:value-type="float">
            <text:p>58363</text:p>
          </table:table-cell>
          <table:table-cell table:formula="of:=1/(PI()*[.$B$6]*(1+(([.A117]-[.$B$7])/[.$B$6])^2))*[.$B$5]" office:value-type="float" office:value="0.000901719143403814" calcext:value-type="float">
            <text:p>0,0009017191</text:p>
          </table:table-cell>
          <table:table-cell table:formula="of:=[.B117]-[.C117]" office:value-type="float" office:value="58362.9990982809" calcext:value-type="float">
            <text:p>58 363,00</text:p>
          </table:table-cell>
          <table:table-cell table:formula="of:=[.D117]^2" office:value-type="float" office:value="3406239663.74593" calcext:value-type="float">
            <text:p>3 406 239 663,75</text:p>
          </table:table-cell>
          <table:table-cell table:formula="of:=[.E117]/[.B117]" office:value-type="float" office:value="58362.9981965617" calcext:value-type="float">
            <text:p>58 363,00</text:p>
          </table:table-cell>
          <table:table-cell/>
        </table:table-row>
        <table:table-row table:style-name="ro1">
          <table:table-cell office:value-type="float" office:value="14.838" calcext:value-type="float">
            <text:p>14,838</text:p>
          </table:table-cell>
          <table:table-cell office:value-type="float" office:value="58389" calcext:value-type="float">
            <text:p>58389</text:p>
          </table:table-cell>
          <table:table-cell table:formula="of:=1/(PI()*[.$B$6]*(1+(([.A118]-[.$B$7])/[.$B$6])^2))*[.$B$5]" office:value-type="float" office:value="0.0012143864605262" calcext:value-type="float">
            <text:p>0,0012143865</text:p>
          </table:table-cell>
          <table:table-cell table:formula="of:=[.B118]-[.C118]" office:value-type="float" office:value="58388.9987856135" calcext:value-type="float">
            <text:p>58 389,00</text:p>
          </table:table-cell>
          <table:table-cell table:formula="of:=[.D118]^2" office:value-type="float" office:value="3409275179.18638" calcext:value-type="float">
            <text:p>3 409 275 179,19</text:p>
          </table:table-cell>
          <table:table-cell table:formula="of:=[.E118]/[.B118]" office:value-type="float" office:value="58388.9975712271" calcext:value-type="float">
            <text:p>58 389,00</text:p>
          </table:table-cell>
          <table:table-cell/>
        </table:table-row>
        <table:table-row table:style-name="ro1">
          <table:table-cell office:value-type="float" office:value="14.864" calcext:value-type="float">
            <text:p>14,864</text:p>
          </table:table-cell>
          <table:table-cell office:value-type="float" office:value="58478" calcext:value-type="float">
            <text:p>58478</text:p>
          </table:table-cell>
          <table:table-cell table:formula="of:=1/(PI()*[.$B$6]*(1+(([.A119]-[.$B$7])/[.$B$6])^2))*[.$B$5]" office:value-type="float" office:value="0.00172309435393468" calcext:value-type="float">
            <text:p>0,0017230944</text:p>
          </table:table-cell>
          <table:table-cell table:formula="of:=[.B119]-[.C119]" office:value-type="float" office:value="58477.9982769056" calcext:value-type="float">
            <text:p>58 478,00</text:p>
          </table:table-cell>
          <table:table-cell table:formula="of:=[.D119]^2" office:value-type="float" office:value="3419676282.47378" calcext:value-type="float">
            <text:p>3 419 676 282,47</text:p>
          </table:table-cell>
          <table:table-cell table:formula="of:=[.E119]/[.B119]" office:value-type="float" office:value="58477.9965538113" calcext:value-type="float">
            <text:p>58 478,00</text:p>
          </table:table-cell>
          <table:table-cell/>
        </table:table-row>
        <table:table-row table:style-name="ro1">
          <table:table-cell office:value-type="float" office:value="14.89" calcext:value-type="float">
            <text:p>14,89</text:p>
          </table:table-cell>
          <table:table-cell office:value-type="float" office:value="58720" calcext:value-type="float">
            <text:p>58720</text:p>
          </table:table-cell>
          <table:table-cell table:formula="of:=1/(PI()*[.$B$6]*(1+(([.A120]-[.$B$7])/[.$B$6])^2))*[.$B$5]" office:value-type="float" office:value="0.00263391273054881" calcext:value-type="float">
            <text:p>0,0026339127</text:p>
          </table:table-cell>
          <table:table-cell table:formula="of:=[.B120]-[.C120]" office:value-type="float" office:value="58719.9973660873" calcext:value-type="float">
            <text:p>58 720,00</text:p>
          </table:table-cell>
          <table:table-cell table:formula="of:=[.D120]^2" office:value-type="float" office:value="3448038090.6733" calcext:value-type="float">
            <text:p>3 448 038 090,67</text:p>
          </table:table-cell>
          <table:table-cell table:formula="of:=[.E120]/[.B120]" office:value-type="float" office:value="58719.9947321747" calcext:value-type="float">
            <text:p>58 719,99</text:p>
          </table:table-cell>
          <table:table-cell/>
        </table:table-row>
        <table:table-row table:style-name="ro1">
          <table:table-cell office:value-type="float" office:value="14.916" calcext:value-type="float">
            <text:p>14,916</text:p>
          </table:table-cell>
          <table:table-cell office:value-type="float" office:value="58529" calcext:value-type="float">
            <text:p>58529</text:p>
          </table:table-cell>
          <table:table-cell table:formula="of:=1/(PI()*[.$B$6]*(1+(([.A121]-[.$B$7])/[.$B$6])^2))*[.$B$5]" office:value-type="float" office:value="0.00451676943940683" calcext:value-type="float">
            <text:p>0,0045167694</text:p>
          </table:table-cell>
          <table:table-cell table:formula="of:=[.B121]-[.C121]" office:value-type="float" office:value="58528.9954832306" calcext:value-type="float">
            <text:p>58 529,00</text:p>
          </table:table-cell>
          <table:table-cell table:formula="of:=[.D121]^2" office:value-type="float" office:value="3425643312.27602" calcext:value-type="float">
            <text:p>3 425 643 312,28</text:p>
          </table:table-cell>
          <table:table-cell table:formula="of:=[.E121]/[.B121]" office:value-type="float" office:value="58528.9909664615" calcext:value-type="float">
            <text:p>58 528,99</text:p>
          </table:table-cell>
          <table:table-cell/>
        </table:table-row>
        <table:table-row table:style-name="ro1">
          <table:table-cell office:value-type="float" office:value="14.942" calcext:value-type="float">
            <text:p>14,942</text:p>
          </table:table-cell>
          <table:table-cell office:value-type="float" office:value="58631" calcext:value-type="float">
            <text:p>58631</text:p>
          </table:table-cell>
          <table:table-cell table:formula="of:=1/(PI()*[.$B$6]*(1+(([.A122]-[.$B$7])/[.$B$6])^2))*[.$B$5]" office:value-type="float" office:value="0.00947392255356303" calcext:value-type="float">
            <text:p>0,0094739226</text:p>
          </table:table-cell>
          <table:table-cell table:formula="of:=[.B122]-[.C122]" office:value-type="float" office:value="58630.9905260775" calcext:value-type="float">
            <text:p>58 630,99</text:p>
          </table:table-cell>
          <table:table-cell table:formula="of:=[.D122]^2" office:value-type="float" office:value="3437593050.06898" calcext:value-type="float">
            <text:p>3 437 593 050,07</text:p>
          </table:table-cell>
          <table:table-cell table:formula="of:=[.E122]/[.B122]" office:value-type="float" office:value="58630.9810521564" calcext:value-type="float">
            <text:p>58 630,98</text:p>
          </table:table-cell>
          <table:table-cell/>
        </table:table-row>
        <table:table-row table:style-name="ro1">
          <table:table-cell office:value-type="float" office:value="14.968" calcext:value-type="float">
            <text:p>14,968</text:p>
          </table:table-cell>
          <table:table-cell office:value-type="float" office:value="58678" calcext:value-type="float">
            <text:p>58678</text:p>
          </table:table-cell>
          <table:table-cell table:formula="of:=1/(PI()*[.$B$6]*(1+(([.A123]-[.$B$7])/[.$B$6])^2))*[.$B$5]" office:value-type="float" office:value="0.0311231039476035" calcext:value-type="float">
            <text:p>0,0311231039</text:p>
          </table:table-cell>
          <table:table-cell table:formula="of:=[.B123]-[.C123]" office:value-type="float" office:value="58677.9688768961" calcext:value-type="float">
            <text:p>58 677,97</text:p>
          </table:table-cell>
          <table:table-cell table:formula="of:=[.D123]^2" office:value-type="float" office:value="3443104031.51798" calcext:value-type="float">
            <text:p>3 443 104 031,52</text:p>
          </table:table-cell>
          <table:table-cell table:formula="of:=[.E123]/[.B123]" office:value-type="float" office:value="58677.9377538086" calcext:value-type="float">
            <text:p>58 677,94</text:p>
          </table:table-cell>
          <table:table-cell/>
        </table:table-row>
        <table:table-row table:style-name="ro1">
          <table:table-cell office:value-type="float" office:value="14.994" calcext:value-type="float">
            <text:p>14,994</text:p>
          </table:table-cell>
          <table:table-cell office:value-type="float" office:value="58542" calcext:value-type="float">
            <text:p>58542</text:p>
          </table:table-cell>
          <table:table-cell table:formula="of:=1/(PI()*[.$B$6]*(1+(([.A124]-[.$B$7])/[.$B$6])^2))*[.$B$5]" office:value-type="float" office:value="0.885041614292419" calcext:value-type="float">
            <text:p>0,8850416143</text:p>
          </table:table-cell>
          <table:table-cell table:formula="of:=[.B124]-[.C124]" office:value-type="float" office:value="58541.1149583857" calcext:value-type="float">
            <text:p>58 541,11</text:p>
          </table:table-cell>
          <table:table-cell table:formula="of:=[.D124]^2" office:value-type="float" office:value="3427062140.57093" calcext:value-type="float">
            <text:p>3 427 062 140,57</text:p>
          </table:table-cell>
          <table:table-cell table:formula="of:=[.E124]/[.B124]" office:value-type="float" office:value="58540.2299301515" calcext:value-type="float">
            <text:p>58 540,23</text:p>
          </table:table-cell>
          <table:table-cell/>
        </table:table-row>
        <table:table-row table:style-name="ro1">
          <table:table-cell office:value-type="float" office:value="15.02" calcext:value-type="float">
            <text:p>15,02</text:p>
          </table:table-cell>
          <table:table-cell office:value-type="float" office:value="57931" calcext:value-type="float">
            <text:p>57931</text:p>
          </table:table-cell>
          <table:table-cell table:formula="of:=1/(PI()*[.$B$6]*(1+(([.A125]-[.$B$7])/[.$B$6])^2))*[.$B$5]" office:value-type="float" office:value="0.0796739293299818" calcext:value-type="float">
            <text:p>0,0796739293</text:p>
          </table:table-cell>
          <table:table-cell table:formula="of:=[.B125]-[.C125]" office:value-type="float" office:value="57930.9203260707" calcext:value-type="float">
            <text:p>57 930,92</text:p>
          </table:table-cell>
          <table:table-cell table:formula="of:=[.D125]^2" office:value-type="float" office:value="3355991529.82555" calcext:value-type="float">
            <text:p>3 355 991 529,83</text:p>
          </table:table-cell>
          <table:table-cell table:formula="of:=[.E125]/[.B125]" office:value-type="float" office:value="57930.8406522509" calcext:value-type="float">
            <text:p>57 930,84</text:p>
          </table:table-cell>
          <table:table-cell/>
        </table:table-row>
        <table:table-row table:style-name="ro1">
          <table:table-cell office:value-type="float" office:value="15.046" calcext:value-type="float">
            <text:p>15,046</text:p>
          </table:table-cell>
          <table:table-cell office:value-type="float" office:value="58103" calcext:value-type="float">
            <text:p>58103</text:p>
          </table:table-cell>
          <table:table-cell table:formula="of:=1/(PI()*[.$B$6]*(1+(([.A126]-[.$B$7])/[.$B$6])^2))*[.$B$5]" office:value-type="float" office:value="0.0150615403854731" calcext:value-type="float">
            <text:p>0,0150615404</text:p>
          </table:table-cell>
          <table:table-cell table:formula="of:=[.B126]-[.C126]" office:value-type="float" office:value="58102.9849384596" calcext:value-type="float">
            <text:p>58 102,98</text:p>
          </table:table-cell>
          <table:table-cell table:formula="of:=[.D126]^2" office:value-type="float" office:value="3375956858.75887" calcext:value-type="float">
            <text:p>3 375 956 858,76</text:p>
          </table:table-cell>
          <table:table-cell table:formula="of:=[.E126]/[.B126]" office:value-type="float" office:value="58102.9698769231" calcext:value-type="float">
            <text:p>58 102,97</text:p>
          </table:table-cell>
          <table:table-cell/>
        </table:table-row>
        <table:table-row table:style-name="ro1">
          <table:table-cell office:value-type="float" office:value="15.072" calcext:value-type="float">
            <text:p>15,072</text:p>
          </table:table-cell>
          <table:table-cell office:value-type="float" office:value="58390" calcext:value-type="float">
            <text:p>58390</text:p>
          </table:table-cell>
          <table:table-cell table:formula="of:=1/(PI()*[.$B$6]*(1+(([.A127]-[.$B$7])/[.$B$6])^2))*[.$B$5]" office:value-type="float" office:value="0.00614782191619329" calcext:value-type="float">
            <text:p>0,0061478219</text:p>
          </table:table-cell>
          <table:table-cell table:formula="of:=[.B127]-[.C127]" office:value-type="float" office:value="58389.9938521781" calcext:value-type="float">
            <text:p>58 389,99</text:p>
          </table:table-cell>
          <table:table-cell table:formula="of:=[.D127]^2" office:value-type="float" office:value="3409391382.05739" calcext:value-type="float">
            <text:p>3 409 391 382,06</text:p>
          </table:table-cell>
          <table:table-cell table:formula="of:=[.E127]/[.B127]" office:value-type="float" office:value="58389.9877043568" calcext:value-type="float">
            <text:p>58 389,99</text:p>
          </table:table-cell>
          <table:table-cell/>
        </table:table-row>
        <table:table-row table:style-name="ro1">
          <table:table-cell office:value-type="float" office:value="15.098" calcext:value-type="float">
            <text:p>15,098</text:p>
          </table:table-cell>
          <table:table-cell office:value-type="float" office:value="58989" calcext:value-type="float">
            <text:p>58989</text:p>
          </table:table-cell>
          <table:table-cell table:formula="of:=1/(PI()*[.$B$6]*(1+(([.A128]-[.$B$7])/[.$B$6])^2))*[.$B$5]" office:value-type="float" office:value="0.00331844410426669" calcext:value-type="float">
            <text:p>0,0033184441</text:p>
          </table:table-cell>
          <table:table-cell table:formula="of:=[.B128]-[.C128]" office:value-type="float" office:value="58988.9966815559" calcext:value-type="float">
            <text:p>58 989,00</text:p>
          </table:table-cell>
          <table:table-cell table:formula="of:=[.D128]^2" office:value-type="float" office:value="3479701729.49661" calcext:value-type="float">
            <text:p>3 479 701 729,50</text:p>
          </table:table-cell>
          <table:table-cell table:formula="of:=[.E128]/[.B128]" office:value-type="float" office:value="58988.993363112" calcext:value-type="float">
            <text:p>58 988,99</text:p>
          </table:table-cell>
          <table:table-cell/>
        </table:table-row>
        <table:table-row table:style-name="ro1">
          <table:table-cell office:value-type="float" office:value="15.124" calcext:value-type="float">
            <text:p>15,124</text:p>
          </table:table-cell>
          <table:table-cell office:value-type="float" office:value="58556" calcext:value-type="float">
            <text:p>58556</text:p>
          </table:table-cell>
          <table:table-cell table:formula="of:=1/(PI()*[.$B$6]*(1+(([.A129]-[.$B$7])/[.$B$6])^2))*[.$B$5]" office:value-type="float" office:value="0.0020727334589833" calcext:value-type="float">
            <text:p>0,0020727335</text:p>
          </table:table-cell>
          <table:table-cell table:formula="of:=[.B129]-[.C129]" office:value-type="float" office:value="58555.9979272665" calcext:value-type="float">
            <text:p>58 556,00</text:p>
          </table:table-cell>
          <table:table-cell table:formula="of:=[.D129]^2" office:value-type="float" office:value="3428804893.25804" calcext:value-type="float">
            <text:p>3 428 804 893,26</text:p>
          </table:table-cell>
          <table:table-cell table:formula="of:=[.E129]/[.B129]" office:value-type="float" office:value="58555.9958545332" calcext:value-type="float">
            <text:p>58 556,00</text:p>
          </table:table-cell>
          <table:table-cell/>
        </table:table-row>
        <table:table-row table:style-name="ro1">
          <table:table-cell office:value-type="float" office:value="15.15" calcext:value-type="float">
            <text:p>15,15</text:p>
          </table:table-cell>
          <table:table-cell office:value-type="float" office:value="59360" calcext:value-type="float">
            <text:p>59360</text:p>
          </table:table-cell>
          <table:table-cell table:formula="of:=1/(PI()*[.$B$6]*(1+(([.A130]-[.$B$7])/[.$B$6])^2))*[.$B$5]" office:value-type="float" office:value="0.00141646027752481" calcext:value-type="float">
            <text:p>0,0014164603</text:p>
          </table:table-cell>
          <table:table-cell table:formula="of:=[.B130]-[.C130]" office:value-type="float" office:value="59359.9985835397" calcext:value-type="float">
            <text:p>59 360,00</text:p>
          </table:table-cell>
          <table:table-cell table:formula="of:=[.D130]^2" office:value-type="float" office:value="3523609431.83784" calcext:value-type="float">
            <text:p>3 523 609 431,84</text:p>
          </table:table-cell>
          <table:table-cell table:formula="of:=[.E130]/[.B130]" office:value-type="float" office:value="59359.9971670795" calcext:value-type="float">
            <text:p>59 360,00</text:p>
          </table:table-cell>
          <table:table-cell/>
        </table:table-row>
        <table:table-row table:style-name="ro1">
          <table:table-cell office:value-type="float" office:value="15.176" calcext:value-type="float">
            <text:p>15,176</text:p>
          </table:table-cell>
          <table:table-cell office:value-type="float" office:value="59374" calcext:value-type="float">
            <text:p>59374</text:p>
          </table:table-cell>
          <table:table-cell table:formula="of:=1/(PI()*[.$B$6]*(1+(([.A131]-[.$B$7])/[.$B$6])^2))*[.$B$5]" office:value-type="float" office:value="0.00102887267980956" calcext:value-type="float">
            <text:p>0,0010288727</text:p>
          </table:table-cell>
          <table:table-cell table:formula="of:=[.B131]-[.C131]" office:value-type="float" office:value="59373.9989711273" calcext:value-type="float">
            <text:p>59 374,00</text:p>
          </table:table-cell>
          <table:table-cell table:formula="of:=[.D131]^2" office:value-type="float" office:value="3525271753.82343" calcext:value-type="float">
            <text:p>3 525 271 753,82</text:p>
          </table:table-cell>
          <table:table-cell table:formula="of:=[.E131]/[.B131]" office:value-type="float" office:value="59373.9979422547" calcext:value-type="float">
            <text:p>59 374,00</text:p>
          </table:table-cell>
          <table:table-cell/>
        </table:table-row>
        <table:table-row table:style-name="ro1">
          <table:table-cell office:value-type="float" office:value="15.202" calcext:value-type="float">
            <text:p>15,202</text:p>
          </table:table-cell>
          <table:table-cell office:value-type="float" office:value="59124" calcext:value-type="float">
            <text:p>59124</text:p>
          </table:table-cell>
          <table:table-cell table:formula="of:=1/(PI()*[.$B$6]*(1+(([.A132]-[.$B$7])/[.$B$6])^2))*[.$B$5]" office:value-type="float" office:value="0.000781059764092881" calcext:value-type="float">
            <text:p>0,0007810598</text:p>
          </table:table-cell>
          <table:table-cell table:formula="of:=[.B132]-[.C132]" office:value-type="float" office:value="59123.9992189402" calcext:value-type="float">
            <text:p>59 124,00</text:p>
          </table:table-cell>
          <table:table-cell table:formula="of:=[.D132]^2" office:value-type="float" office:value="3495647283.64125" calcext:value-type="float">
            <text:p>3 495 647 283,64</text:p>
          </table:table-cell>
          <table:table-cell table:formula="of:=[.E132]/[.B132]" office:value-type="float" office:value="59123.9984378805" calcext:value-type="float">
            <text:p>59 124,00</text:p>
          </table:table-cell>
          <table:table-cell/>
        </table:table-row>
        <table:table-row table:style-name="ro1">
          <table:table-cell office:value-type="float" office:value="15.228" calcext:value-type="float">
            <text:p>15,228</text:p>
          </table:table-cell>
          <table:table-cell office:value-type="float" office:value="59731" calcext:value-type="float">
            <text:p>59731</text:p>
          </table:table-cell>
          <table:table-cell table:formula="of:=1/(PI()*[.$B$6]*(1+(([.A133]-[.$B$7])/[.$B$6])^2))*[.$B$5]" office:value-type="float" office:value="0.000613080261195754" calcext:value-type="float">
            <text:p>0,0006130803</text:p>
          </table:table-cell>
          <table:table-cell table:formula="of:=[.B133]-[.C133]" office:value-type="float" office:value="59730.9993869197" calcext:value-type="float">
            <text:p>59 731,00</text:p>
          </table:table-cell>
          <table:table-cell table:formula="of:=[.D133]^2" office:value-type="float" office:value="3567792287.76021" calcext:value-type="float">
            <text:p>3 567 792 287,76</text:p>
          </table:table-cell>
          <table:table-cell table:formula="of:=[.E133]/[.B133]" office:value-type="float" office:value="59730.9987738395" calcext:value-type="float">
            <text:p>59 731,00</text:p>
          </table:table-cell>
          <table:table-cell/>
        </table:table-row>
        <table:table-row table:style-name="ro1">
          <table:table-cell office:value-type="float" office:value="15.254" calcext:value-type="float">
            <text:p>15,254</text:p>
          </table:table-cell>
          <table:table-cell office:value-type="float" office:value="59053" calcext:value-type="float">
            <text:p>59053</text:p>
          </table:table-cell>
          <table:table-cell table:formula="of:=1/(PI()*[.$B$6]*(1+(([.A134]-[.$B$7])/[.$B$6])^2))*[.$B$5]" office:value-type="float" office:value="0.000493991653106746" calcext:value-type="float">
            <text:p>0,0004939917</text:p>
          </table:table-cell>
          <table:table-cell table:formula="of:=[.B134]-[.C134]" office:value-type="float" office:value="59052.9995060083" calcext:value-type="float">
            <text:p>59 053,00</text:p>
          </table:table-cell>
          <table:table-cell table:formula="of:=[.D134]^2" office:value-type="float" office:value="3487256750.65662" calcext:value-type="float">
            <text:p>3 487 256 750,66</text:p>
          </table:table-cell>
          <table:table-cell table:formula="of:=[.E134]/[.B134]" office:value-type="float" office:value="59052.9990120167" calcext:value-type="float">
            <text:p>59 053,00</text:p>
          </table:table-cell>
          <table:table-cell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59223" calcext:value-type="float">
            <text:p>59223</text:p>
          </table:table-cell>
          <table:table-cell table:formula="of:=1/(PI()*[.$B$6]*(1+(([.A135]-[.$B$7])/[.$B$6])^2))*[.$B$5]" office:value-type="float" office:value="0.000406509775112495" calcext:value-type="float">
            <text:p>0,0004065098</text:p>
          </table:table-cell>
          <table:table-cell table:formula="of:=[.B135]-[.C135]" office:value-type="float" office:value="59222.9995934902" calcext:value-type="float">
            <text:p>59 223,00</text:p>
          </table:table-cell>
          <table:table-cell table:formula="of:=[.D135]^2" office:value-type="float" office:value="3507363680.85054" calcext:value-type="float">
            <text:p>3 507 363 680,85</text:p>
          </table:table-cell>
          <table:table-cell table:formula="of:=[.E135]/[.B135]" office:value-type="float" office:value="59222.9991869805" calcext:value-type="float">
            <text:p>59 223,00</text:p>
          </table:table-cell>
          <table:table-cell/>
        </table:table-row>
        <table:table-row table:style-name="ro1">
          <table:table-cell office:value-type="float" office:value="15.306" calcext:value-type="float">
            <text:p>15,306</text:p>
          </table:table-cell>
          <table:table-cell office:value-type="float" office:value="59348" calcext:value-type="float">
            <text:p>59348</text:p>
          </table:table-cell>
          <table:table-cell table:formula="of:=1/(PI()*[.$B$6]*(1+(([.A136]-[.$B$7])/[.$B$6])^2))*[.$B$5]" office:value-type="float" office:value="0.000340364464862985" calcext:value-type="float">
            <text:p>0,0003403645</text:p>
          </table:table-cell>
          <table:table-cell table:formula="of:=[.B136]-[.C136]" office:value-type="float" office:value="59347.9996596355" calcext:value-type="float">
            <text:p>59 348,00</text:p>
          </table:table-cell>
          <table:table-cell table:formula="of:=[.D136]^2" office:value-type="float" office:value="3522185063.6001" calcext:value-type="float">
            <text:p>3 522 185 063,60</text:p>
          </table:table-cell>
          <table:table-cell table:formula="of:=[.E136]/[.B136]" office:value-type="float" office:value="59347.9993192711" calcext:value-type="float">
            <text:p>59 348,00</text:p>
          </table:table-cell>
          <table:table-cell/>
        </table:table-row>
        <table:table-row table:style-name="ro1">
          <table:table-cell office:value-type="float" office:value="15.332" calcext:value-type="float">
            <text:p>15,332</text:p>
          </table:table-cell>
          <table:table-cell office:value-type="float" office:value="59330" calcext:value-type="float">
            <text:p>59330</text:p>
          </table:table-cell>
          <table:table-cell table:formula="of:=1/(PI()*[.$B$6]*(1+(([.A137]-[.$B$7])/[.$B$6])^2))*[.$B$5]" office:value-type="float" office:value="0.000289141816168937" calcext:value-type="float">
            <text:p>0,0002891418</text:p>
          </table:table-cell>
          <table:table-cell table:formula="of:=[.B137]-[.C137]" office:value-type="float" office:value="59329.9997108582" calcext:value-type="float">
            <text:p>59 330,00</text:p>
          </table:table-cell>
          <table:table-cell table:formula="of:=[.D137]^2" office:value-type="float" office:value="3520048865.69043" calcext:value-type="float">
            <text:p>3 520 048 865,69</text:p>
          </table:table-cell>
          <table:table-cell table:formula="of:=[.E137]/[.B137]" office:value-type="float" office:value="59329.9994217164" calcext:value-type="float">
            <text:p>59 330,00</text:p>
          </table:table-cell>
          <table:table-cell/>
        </table:table-row>
        <table:table-row table:style-name="ro1">
          <table:table-cell office:value-type="float" office:value="15.358" calcext:value-type="float">
            <text:p>15,358</text:p>
          </table:table-cell>
          <table:table-cell office:value-type="float" office:value="59960" calcext:value-type="float">
            <text:p>59960</text:p>
          </table:table-cell>
          <table:table-cell table:formula="of:=1/(PI()*[.$B$6]*(1+(([.A138]-[.$B$7])/[.$B$6])^2))*[.$B$5]" office:value-type="float" office:value="0.000248668642919531" calcext:value-type="float">
            <text:p>0,0002486686</text:p>
          </table:table-cell>
          <table:table-cell table:formula="of:=[.B138]-[.C138]" office:value-type="float" office:value="59959.9997513314" calcext:value-type="float">
            <text:p>59 960,00</text:p>
          </table:table-cell>
          <table:table-cell table:formula="of:=[.D138]^2" office:value-type="float" office:value="3595201570.17966" calcext:value-type="float">
            <text:p>3 595 201 570,18</text:p>
          </table:table-cell>
          <table:table-cell table:formula="of:=[.E138]/[.B138]" office:value-type="float" office:value="59959.9995026627" calcext:value-type="float">
            <text:p>59 960,00</text:p>
          </table:table-cell>
          <table:table-cell/>
        </table:table-row>
        <table:table-row table:style-name="ro1">
          <table:table-cell office:value-type="float" office:value="15.384" calcext:value-type="float">
            <text:p>15,384</text:p>
          </table:table-cell>
          <table:table-cell office:value-type="float" office:value="60315" calcext:value-type="float">
            <text:p>60315</text:p>
          </table:table-cell>
          <table:table-cell table:formula="of:=1/(PI()*[.$B$6]*(1+(([.A139]-[.$B$7])/[.$B$6])^2))*[.$B$5]" office:value-type="float" office:value="0.000216134767505447" calcext:value-type="float">
            <text:p>0,0002161348</text:p>
          </table:table-cell>
          <table:table-cell table:formula="of:=[.B139]-[.C139]" office:value-type="float" office:value="60314.9997838652" calcext:value-type="float">
            <text:p>60 315,00</text:p>
          </table:table-cell>
          <table:table-cell table:formula="of:=[.D139]^2" office:value-type="float" office:value="3637899198.92766" calcext:value-type="float">
            <text:p>3 637 899 198,93</text:p>
          </table:table-cell>
          <table:table-cell table:formula="of:=[.E139]/[.B139]" office:value-type="float" office:value="60314.9995677305" calcext:value-type="float">
            <text:p>60 315,00</text:p>
          </table:table-cell>
          <table:table-cell/>
        </table:table-row>
        <table:table-row table:style-name="ro1">
          <table:table-cell office:value-type="float" office:value="15.41" calcext:value-type="float">
            <text:p>15,41</text:p>
          </table:table-cell>
          <table:table-cell office:value-type="float" office:value="60515" calcext:value-type="float">
            <text:p>60515</text:p>
          </table:table-cell>
          <table:table-cell table:formula="of:=1/(PI()*[.$B$6]*(1+(([.A140]-[.$B$7])/[.$B$6])^2))*[.$B$5]" office:value-type="float" office:value="0.000189591722447179" calcext:value-type="float">
            <text:p>0,0001895917</text:p>
          </table:table-cell>
          <table:table-cell table:formula="of:=[.B140]-[.C140]" office:value-type="float" office:value="60514.9998104083" calcext:value-type="float">
            <text:p>60 515,00</text:p>
          </table:table-cell>
          <table:table-cell table:formula="of:=[.D140]^2" office:value-type="float" office:value="3662065202.05371" calcext:value-type="float">
            <text:p>3 662 065 202,05</text:p>
          </table:table-cell>
          <table:table-cell table:formula="of:=[.E140]/[.B140]" office:value-type="float" office:value="60514.9996208166" calcext:value-type="float">
            <text:p>60 515,00</text:p>
          </table:table-cell>
          <table:table-cell/>
        </table:table-row>
        <table:table-row table:style-name="ro1">
          <table:table-cell office:value-type="float" office:value="15.436" calcext:value-type="float">
            <text:p>15,436</text:p>
          </table:table-cell>
          <table:table-cell office:value-type="float" office:value="61348" calcext:value-type="float">
            <text:p>61348</text:p>
          </table:table-cell>
          <table:table-cell table:formula="of:=1/(PI()*[.$B$6]*(1+(([.A141]-[.$B$7])/[.$B$6])^2))*[.$B$5]" office:value-type="float" office:value="0.000167654073538057" calcext:value-type="float">
            <text:p>0,0001676541</text:p>
          </table:table-cell>
          <table:table-cell table:formula="of:=[.B141]-[.C141]" office:value-type="float" office:value="61347.9998323459" calcext:value-type="float">
            <text:p>61 348,00</text:p>
          </table:table-cell>
          <table:table-cell table:formula="of:=[.D141]^2" office:value-type="float" office:value="3763577083.42952" calcext:value-type="float">
            <text:p>3 763 577 083,43</text:p>
          </table:table-cell>
          <table:table-cell table:formula="of:=[.E141]/[.B141]" office:value-type="float" office:value="61347.9996646919" calcext:value-type="float">
            <text:p>61 348,00</text:p>
          </table:table-cell>
          <table:table-cell/>
        </table:table-row>
        <table:table-row table:style-name="ro1">
          <table:table-cell office:value-type="float" office:value="15.462" calcext:value-type="float">
            <text:p>15,462</text:p>
          </table:table-cell>
          <table:table-cell office:value-type="float" office:value="63426" calcext:value-type="float">
            <text:p>63426</text:p>
          </table:table-cell>
          <table:table-cell table:formula="of:=1/(PI()*[.$B$6]*(1+(([.A142]-[.$B$7])/[.$B$6])^2))*[.$B$5]" office:value-type="float" office:value="0.000149314897336708" calcext:value-type="float">
            <text:p>0,0001493149</text:p>
          </table:table-cell>
          <table:table-cell table:formula="of:=[.B142]-[.C142]" office:value-type="float" office:value="63425.9998506851" calcext:value-type="float">
            <text:p>63 426,00</text:p>
          </table:table-cell>
          <table:table-cell table:formula="of:=[.D142]^2" office:value-type="float" office:value="4022857457.05911" calcext:value-type="float">
            <text:p>4 022 857 457,06</text:p>
          </table:table-cell>
          <table:table-cell table:formula="of:=[.E142]/[.B142]" office:value-type="float" office:value="63425.9997013702" calcext:value-type="float">
            <text:p>63 426,00</text:p>
          </table:table-cell>
          <table:table-cell/>
        </table:table-row>
        <table:table-row table:style-name="ro1">
          <table:table-cell office:value-type="float" office:value="15.488" calcext:value-type="float">
            <text:p>15,488</text:p>
          </table:table-cell>
          <table:table-cell office:value-type="float" office:value="64753" calcext:value-type="float">
            <text:p>64753</text:p>
          </table:table-cell>
          <table:table-cell table:formula="of:=1/(PI()*[.$B$6]*(1+(([.A143]-[.$B$7])/[.$B$6])^2))*[.$B$5]" office:value-type="float" office:value="0.000133828142226499" calcext:value-type="float">
            <text:p>0,0001338281</text:p>
          </table:table-cell>
          <table:table-cell table:formula="of:=[.B143]-[.C143]" office:value-type="float" office:value="64752.9998661719" calcext:value-type="float">
            <text:p>64 753,00</text:p>
          </table:table-cell>
          <table:table-cell table:formula="of:=[.D143]^2" office:value-type="float" office:value="4192950991.66845" calcext:value-type="float">
            <text:p>4 192 950 991,67</text:p>
          </table:table-cell>
          <table:table-cell table:formula="of:=[.E143]/[.B143]" office:value-type="float" office:value="64752.9997323437" calcext:value-type="float">
            <text:p>64 753,00</text:p>
          </table:table-cell>
          <table:table-cell/>
        </table:table-row>
        <table:table-row table:style-name="ro1">
          <table:table-cell office:value-type="float" office:value="15.514" calcext:value-type="float">
            <text:p>15,514</text:p>
          </table:table-cell>
          <table:table-cell office:value-type="float" office:value="66962" calcext:value-type="float">
            <text:p>66962</text:p>
          </table:table-cell>
          <table:table-cell table:formula="of:=1/(PI()*[.$B$6]*(1+(([.A144]-[.$B$7])/[.$B$6])^2))*[.$B$5]" office:value-type="float" office:value="0.000120631535809324" calcext:value-type="float">
            <text:p>0,0001206315</text:p>
          </table:table-cell>
          <table:table-cell table:formula="of:=[.B144]-[.C144]" office:value-type="float" office:value="66961.9998793685" calcext:value-type="float">
            <text:p>66 962,00</text:p>
          </table:table-cell>
          <table:table-cell table:formula="of:=[.D144]^2" office:value-type="float" office:value="4483909427.84454" calcext:value-type="float">
            <text:p>4 483 909 427,84</text:p>
          </table:table-cell>
          <table:table-cell table:formula="of:=[.E144]/[.B144]" office:value-type="float" office:value="66961.9997587369" calcext:value-type="float">
            <text:p>66 962,00</text:p>
          </table:table-cell>
          <table:table-cell/>
        </table:table-row>
        <table:table-row table:style-name="ro1">
          <table:table-cell office:value-type="float" office:value="15.54" calcext:value-type="float">
            <text:p>15,54</text:p>
          </table:table-cell>
          <table:table-cell office:value-type="float" office:value="69710" calcext:value-type="float">
            <text:p>69710</text:p>
          </table:table-cell>
          <table:table-cell table:formula="of:=1/(PI()*[.$B$6]*(1+(([.A145]-[.$B$7])/[.$B$6])^2))*[.$B$5]" office:value-type="float" office:value="0.000109294819438711" calcext:value-type="float">
            <text:p>0,0001092948</text:p>
          </table:table-cell>
          <table:table-cell table:formula="of:=[.B145]-[.C145]" office:value-type="float" office:value="69709.9998907052" calcext:value-type="float">
            <text:p>69 710,00</text:p>
          </table:table-cell>
          <table:table-cell table:formula="of:=[.D145]^2" office:value-type="float" office:value="4859484084.76212" calcext:value-type="float">
            <text:p>4 859 484 084,76</text:p>
          </table:table-cell>
          <table:table-cell table:formula="of:=[.E145]/[.B145]" office:value-type="float" office:value="69709.9997814104" calcext:value-type="float">
            <text:p>69 710,00</text:p>
          </table:table-cell>
          <table:table-cell/>
        </table:table-row>
        <table:table-row table:style-name="ro1">
          <table:table-cell office:value-type="float" office:value="15.566" calcext:value-type="float">
            <text:p>15,566</text:p>
          </table:table-cell>
          <table:table-cell office:value-type="float" office:value="71642" calcext:value-type="float">
            <text:p>71642</text:p>
          </table:table-cell>
          <table:table-cell table:formula="of:=1/(PI()*[.$B$6]*(1+(([.A146]-[.$B$7])/[.$B$6])^2))*[.$B$5]" office:value-type="float" office:value="0.0000994842283168623" calcext:value-type="float">
            <text:p>0,0000994842</text:p>
          </table:table-cell>
          <table:table-cell table:formula="of:=[.B146]-[.C146]" office:value-type="float" office:value="71641.9999005158" calcext:value-type="float">
            <text:p>71 642,00</text:p>
          </table:table-cell>
          <table:table-cell table:formula="of:=[.D146]^2" office:value-type="float" office:value="5132576149.7455" calcext:value-type="float">
            <text:p>5 132 576 149,75</text:p>
          </table:table-cell>
          <table:table-cell table:formula="of:=[.E146]/[.B146]" office:value-type="float" office:value="71641.9998010316" calcext:value-type="float">
            <text:p>71 642,00</text:p>
          </table:table-cell>
          <table:table-cell/>
        </table:table-row>
        <table:table-row table:style-name="ro1">
          <table:table-cell office:value-type="float" office:value="15.592" calcext:value-type="float">
            <text:p>15,592</text:p>
          </table:table-cell>
          <table:table-cell office:value-type="float" office:value="74496" calcext:value-type="float">
            <text:p>74496</text:p>
          </table:table-cell>
          <table:table-cell table:formula="of:=1/(PI()*[.$B$6]*(1+(([.A147]-[.$B$7])/[.$B$6])^2))*[.$B$5]" office:value-type="float" office:value="0.0000909376413336441" calcext:value-type="float">
            <text:p>0,0000909376</text:p>
          </table:table-cell>
          <table:table-cell table:formula="of:=[.B147]-[.C147]" office:value-type="float" office:value="74495.9999090624" calcext:value-type="float">
            <text:p>74 496,00</text:p>
          </table:table-cell>
          <table:table-cell table:formula="of:=[.D147]^2" office:value-type="float" office:value="5549654002.45102" calcext:value-type="float">
            <text:p>5 549 654 002,45</text:p>
          </table:table-cell>
          <table:table-cell table:formula="of:=[.E147]/[.B147]" office:value-type="float" office:value="74495.9998181247" calcext:value-type="float">
            <text:p>74 496,00</text:p>
          </table:table-cell>
          <table:table-cell/>
        </table:table-row>
        <table:table-row table:style-name="ro1">
          <table:table-cell office:value-type="float" office:value="15.618" calcext:value-type="float">
            <text:p>15,618</text:p>
          </table:table-cell>
          <table:table-cell office:value-type="float" office:value="77151" calcext:value-type="float">
            <text:p>77151</text:p>
          </table:table-cell>
          <table:table-cell table:formula="of:=1/(PI()*[.$B$6]*(1+(([.A148]-[.$B$7])/[.$B$6])^2))*[.$B$5]" office:value-type="float" office:value="0.0000834468889293348" calcext:value-type="float">
            <text:p>0,0000834469</text:p>
          </table:table-cell>
          <table:table-cell table:formula="of:=[.B148]-[.C148]" office:value-type="float" office:value="77150.9999165531" calcext:value-type="float">
            <text:p>77 151,00</text:p>
          </table:table-cell>
          <table:table-cell table:formula="of:=[.D148]^2" office:value-type="float" office:value="5952276788.12398" calcext:value-type="float">
            <text:p>5 952 276 788,12</text:p>
          </table:table-cell>
          <table:table-cell table:formula="of:=[.E148]/[.B148]" office:value-type="float" office:value="77150.9998331062" calcext:value-type="float">
            <text:p>77 151,00</text:p>
          </table:table-cell>
          <table:table-cell/>
        </table:table-row>
        <table:table-row table:style-name="ro1">
          <table:table-cell office:value-type="float" office:value="15.644" calcext:value-type="float">
            <text:p>15,644</text:p>
          </table:table-cell>
          <table:table-cell office:value-type="float" office:value="78682" calcext:value-type="float">
            <text:p>78682</text:p>
          </table:table-cell>
          <table:table-cell table:formula="of:=1/(PI()*[.$B$6]*(1+(([.A149]-[.$B$7])/[.$B$6])^2))*[.$B$5]" office:value-type="float" office:value="0.0000768449560048562" calcext:value-type="float">
            <text:p>0,0000768450</text:p>
          </table:table-cell>
          <table:table-cell table:formula="of:=[.B149]-[.C149]" office:value-type="float" office:value="78681.9999231551" calcext:value-type="float">
            <text:p>78 682,00</text:p>
          </table:table-cell>
          <table:table-cell table:formula="of:=[.D149]^2" office:value-type="float" office:value="6190857111.90737" calcext:value-type="float">
            <text:p>6 190 857 111,91</text:p>
          </table:table-cell>
          <table:table-cell table:formula="of:=[.E149]/[.B149]" office:value-type="float" office:value="78681.9998463101" calcext:value-type="float">
            <text:p>78 682,00</text:p>
          </table:table-cell>
          <table:table-cell/>
        </table:table-row>
        <table:table-row table:style-name="ro1">
          <table:table-cell office:value-type="float" office:value="15.67" calcext:value-type="float">
            <text:p>15,67</text:p>
          </table:table-cell>
          <table:table-cell office:value-type="float" office:value="82680" calcext:value-type="float">
            <text:p>82680</text:p>
          </table:table-cell>
          <table:table-cell table:formula="of:=1/(PI()*[.$B$6]*(1+(([.A150]-[.$B$7])/[.$B$6])^2))*[.$B$5]" office:value-type="float" office:value="0.000070996591072084" calcext:value-type="float">
            <text:p>0,0000709966</text:p>
          </table:table-cell>
          <table:table-cell table:formula="of:=[.B150]-[.C150]" office:value-type="float" office:value="82679.9999290034" calcext:value-type="float">
            <text:p>82 680,00</text:p>
          </table:table-cell>
          <table:table-cell table:formula="of:=[.D150]^2" office:value-type="float" office:value="6835982388.26" calcext:value-type="float">
            <text:p>6 835 982 388,26</text:p>
          </table:table-cell>
          <table:table-cell table:formula="of:=[.E150]/[.B150]" office:value-type="float" office:value="82679.9998580068" calcext:value-type="float">
            <text:p>82 680,00</text:p>
          </table:table-cell>
          <table:table-cell/>
        </table:table-row>
        <table:table-row table:style-name="ro1">
          <table:table-cell office:value-type="float" office:value="15.696" calcext:value-type="float">
            <text:p>15,696</text:p>
          </table:table-cell>
          <table:table-cell office:value-type="float" office:value="86172" calcext:value-type="float">
            <text:p>86172</text:p>
          </table:table-cell>
          <table:table-cell table:formula="of:=1/(PI()*[.$B$6]*(1+(([.A151]-[.$B$7])/[.$B$6])^2))*[.$B$5]" office:value-type="float" office:value="0.0000657913235410063" calcext:value-type="float">
            <text:p>0,0000657913</text:p>
          </table:table-cell>
          <table:table-cell table:formula="of:=[.B151]-[.C151]" office:value-type="float" office:value="86171.9999342087" calcext:value-type="float">
            <text:p>86 172,00</text:p>
          </table:table-cell>
          <table:table-cell table:formula="of:=[.D151]^2" office:value-type="float" office:value="7425613572.66126" calcext:value-type="float">
            <text:p>7 425 613 572,66</text:p>
          </table:table-cell>
          <table:table-cell table:formula="of:=[.E151]/[.B151]" office:value-type="float" office:value="86171.9998684174" calcext:value-type="float">
            <text:p>86 172,00</text:p>
          </table:table-cell>
          <table:table-cell/>
        </table:table-row>
        <table:table-row table:style-name="ro1">
          <table:table-cell office:value-type="float" office:value="15.722" calcext:value-type="float">
            <text:p>15,722</text:p>
          </table:table-cell>
          <table:table-cell office:value-type="float" office:value="90163" calcext:value-type="float">
            <text:p>90163</text:p>
          </table:table-cell>
          <table:table-cell table:formula="of:=1/(PI()*[.$B$6]*(1+(([.A152]-[.$B$7])/[.$B$6])^2))*[.$B$5]" office:value-type="float" office:value="0.0000611382084067159" calcext:value-type="float">
            <text:p>0,0000611382</text:p>
          </table:table-cell>
          <table:table-cell table:formula="of:=[.B152]-[.C152]" office:value-type="float" office:value="90162.9999388618" calcext:value-type="float">
            <text:p>90 163,00</text:p>
          </table:table-cell>
          <table:table-cell table:formula="of:=[.D152]^2" office:value-type="float" office:value="8129366557.97519" calcext:value-type="float">
            <text:p>8 129 366 557,98</text:p>
          </table:table-cell>
          <table:table-cell table:formula="of:=[.E152]/[.B152]" office:value-type="float" office:value="90162.9998777236" calcext:value-type="float">
            <text:p>90 163,00</text:p>
          </table:table-cell>
          <table:table-cell/>
        </table:table-row>
        <table:table-row table:style-name="ro1">
          <table:table-cell office:value-type="float" office:value="15.748" calcext:value-type="float">
            <text:p>15,748</text:p>
          </table:table-cell>
          <table:table-cell office:value-type="float" office:value="94732" calcext:value-type="float">
            <text:p>94732</text:p>
          </table:table-cell>
          <table:table-cell table:formula="of:=1/(PI()*[.$B$6]*(1+(([.A153]-[.$B$7])/[.$B$6])^2))*[.$B$5]" office:value-type="float" office:value="0.0000569618266767596" calcext:value-type="float">
            <text:p>0,0000569618</text:p>
          </table:table-cell>
          <table:table-cell table:formula="of:=[.B153]-[.C153]" office:value-type="float" office:value="94731.9999430382" calcext:value-type="float">
            <text:p>94 732,00</text:p>
          </table:table-cell>
          <table:table-cell table:formula="of:=[.D153]^2" office:value-type="float" office:value="8974151813.20779" calcext:value-type="float">
            <text:p>8 974 151 813,21</text:p>
          </table:table-cell>
          <table:table-cell table:formula="of:=[.E153]/[.B153]" office:value-type="float" office:value="94731.9998860763" calcext:value-type="float">
            <text:p>94 732,00</text:p>
          </table:table-cell>
          <table:table-cell/>
        </table:table-row>
        <table:table-row table:style-name="ro1">
          <table:table-cell office:value-type="float" office:value="15.774" calcext:value-type="float">
            <text:p>15,774</text:p>
          </table:table-cell>
          <table:table-cell office:value-type="float" office:value="99664" calcext:value-type="float">
            <text:p>99664</text:p>
          </table:table-cell>
          <table:table-cell table:formula="of:=1/(PI()*[.$B$6]*(1+(([.A154]-[.$B$7])/[.$B$6])^2))*[.$B$5]" office:value-type="float" office:value="0.0000531992099678055" calcext:value-type="float">
            <text:p>0,0000531992</text:p>
          </table:table-cell>
          <table:table-cell table:formula="of:=[.B154]-[.C154]" office:value-type="float" office:value="99663.9999468008" calcext:value-type="float">
            <text:p>99 664,00</text:p>
          </table:table-cell>
          <table:table-cell table:formula="of:=[.D154]^2" office:value-type="float" office:value="9932912885.39591" calcext:value-type="float">
            <text:p>9 932 912 885,40</text:p>
          </table:table-cell>
          <table:table-cell table:formula="of:=[.E154]/[.B154]" office:value-type="float" office:value="99663.9998936016" calcext:value-type="float">
            <text:p>99 664,00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104862" calcext:value-type="float">
            <text:p>104862</text:p>
          </table:table-cell>
          <table:table-cell table:formula="of:=1/(PI()*[.$B$6]*(1+(([.A155]-[.$B$7])/[.$B$6])^2))*[.$B$5]" office:value-type="float" office:value="0.0000497974530387105" calcext:value-type="float">
            <text:p>0,0000497975</text:p>
          </table:table-cell>
          <table:table-cell table:formula="of:=[.B155]-[.C155]" office:value-type="float" office:value="104861.999950203" calcext:value-type="float">
            <text:p>104 862,00</text:p>
          </table:table-cell>
          <table:table-cell table:formula="of:=[.D155]^2" office:value-type="float" office:value="10996039033.5563" calcext:value-type="float">
            <text:p>10 996 039 033,56</text:p>
          </table:table-cell>
          <table:table-cell table:formula="of:=[.E155]/[.B155]" office:value-type="float" office:value="104861.999900405" calcext:value-type="float">
            <text:p>104 862,00</text:p>
          </table:table-cell>
          <table:table-cell/>
        </table:table-row>
        <table:table-row table:style-name="ro1">
          <table:table-cell office:value-type="float" office:value="15.826" calcext:value-type="float">
            <text:p>15,826</text:p>
          </table:table-cell>
          <table:table-cell office:value-type="float" office:value="110435" calcext:value-type="float">
            <text:p>110435</text:p>
          </table:table-cell>
          <table:table-cell table:formula="of:=1/(PI()*[.$B$6]*(1+(([.A156]-[.$B$7])/[.$B$6])^2))*[.$B$5]" office:value-type="float" office:value="0.000046711843851619" calcext:value-type="float">
            <text:p>0,0000467118</text:p>
          </table:table-cell>
          <table:table-cell table:formula="of:=[.B156]-[.C156]" office:value-type="float" office:value="110434.999953288" calcext:value-type="float">
            <text:p>110 435,00</text:p>
          </table:table-cell>
          <table:table-cell table:formula="of:=[.D156]^2" office:value-type="float" office:value="12195889214.6828" calcext:value-type="float">
            <text:p>12 195 889 214,68</text:p>
          </table:table-cell>
          <table:table-cell table:formula="of:=[.E156]/[.B156]" office:value-type="float" office:value="110434.999906576" calcext:value-type="float">
            <text:p>110 435,00</text:p>
          </table:table-cell>
          <table:table-cell/>
        </table:table-row>
        <table:table-row table:style-name="ro1">
          <table:table-cell office:value-type="float" office:value="15.852" calcext:value-type="float">
            <text:p>15,852</text:p>
          </table:table-cell>
          <table:table-cell office:value-type="float" office:value="116782" calcext:value-type="float">
            <text:p>116782</text:p>
          </table:table-cell>
          <table:table-cell table:formula="of:=1/(PI()*[.$B$6]*(1+(([.A157]-[.$B$7])/[.$B$6])^2))*[.$B$5]" office:value-type="float" office:value="0.0000439043868112744" calcext:value-type="float">
            <text:p>0,0000439044</text:p>
          </table:table-cell>
          <table:table-cell table:formula="of:=[.B157]-[.C157]" office:value-type="float" office:value="116781.999956096" calcext:value-type="float">
            <text:p>116 782,00</text:p>
          </table:table-cell>
          <table:table-cell table:formula="of:=[.D157]^2" office:value-type="float" office:value="13638035513.7455" calcext:value-type="float">
            <text:p>13 638 035 513,75</text:p>
          </table:table-cell>
          <table:table-cell table:formula="of:=[.E157]/[.B157]" office:value-type="float" office:value="116781.999912191" calcext:value-type="float">
            <text:p>116 782,00</text:p>
          </table:table-cell>
          <table:table-cell/>
        </table:table-row>
        <table:table-row table:style-name="ro1">
          <table:table-cell office:value-type="float" office:value="15.878" calcext:value-type="float">
            <text:p>15,878</text:p>
          </table:table-cell>
          <table:table-cell office:value-type="float" office:value="124553" calcext:value-type="float">
            <text:p>124553</text:p>
          </table:table-cell>
          <table:table-cell table:formula="of:=1/(PI()*[.$B$6]*(1+(([.A158]-[.$B$7])/[.$B$6])^2))*[.$B$5]" office:value-type="float" office:value="0.0000413426274634476" calcext:value-type="float">
            <text:p>0,0000413426</text:p>
          </table:table-cell>
          <table:table-cell table:formula="of:=[.B158]-[.C158]" office:value-type="float" office:value="124552.999958657" calcext:value-type="float">
            <text:p>124 553,00</text:p>
          </table:table-cell>
          <table:table-cell table:formula="of:=[.D158]^2" office:value-type="float" office:value="15513449798.7013" calcext:value-type="float">
            <text:p>15 513 449 798,70</text:p>
          </table:table-cell>
          <table:table-cell table:formula="of:=[.E158]/[.B158]" office:value-type="float" office:value="124552.999917315" calcext:value-type="float">
            <text:p>124 553,00</text:p>
          </table:table-cell>
          <table:table-cell/>
        </table:table-row>
        <table:table-row table:style-name="ro1">
          <table:table-cell office:value-type="float" office:value="15.904" calcext:value-type="float">
            <text:p>15,904</text:p>
          </table:table-cell>
          <table:table-cell office:value-type="float" office:value="133499" calcext:value-type="float">
            <text:p>133499</text:p>
          </table:table-cell>
          <table:table-cell table:formula="of:=1/(PI()*[.$B$6]*(1+(([.A159]-[.$B$7])/[.$B$6])^2))*[.$B$5]" office:value-type="float" office:value="0.0000389987103201964" calcext:value-type="float">
            <text:p>0,0000389987</text:p>
          </table:table-cell>
          <table:table-cell table:formula="of:=[.B159]-[.C159]" office:value-type="float" office:value="133498.999961001" calcext:value-type="float">
            <text:p>133 499,00</text:p>
          </table:table-cell>
          <table:table-cell table:formula="of:=[.D159]^2" office:value-type="float" office:value="17821982990.5874" calcext:value-type="float">
            <text:p>17 821 982 990,59</text:p>
          </table:table-cell>
          <table:table-cell table:formula="of:=[.E159]/[.B159]" office:value-type="float" office:value="133498.999922003" calcext:value-type="float">
            <text:p>133 499,00</text:p>
          </table:table-cell>
          <table:table-cell/>
        </table:table-row>
        <table:table-row table:style-name="ro1">
          <table:table-cell office:value-type="float" office:value="15.93" calcext:value-type="float">
            <text:p>15,93</text:p>
          </table:table-cell>
          <table:table-cell office:value-type="float" office:value="144035" calcext:value-type="float">
            <text:p>144035</text:p>
          </table:table-cell>
          <table:table-cell table:formula="of:=1/(PI()*[.$B$6]*(1+(([.A160]-[.$B$7])/[.$B$6])^2))*[.$B$5]" office:value-type="float" office:value="0.000036848618423614" calcext:value-type="float">
            <text:p>0,0000368486</text:p>
          </table:table-cell>
          <table:table-cell table:formula="of:=[.B160]-[.C160]" office:value-type="float" office:value="144034.999963151" calcext:value-type="float">
            <text:p>144 035,00</text:p>
          </table:table-cell>
          <table:table-cell table:formula="of:=[.D160]^2" office:value-type="float" office:value="20746081214.385" calcext:value-type="float">
            <text:p>20 746 081 214,39</text:p>
          </table:table-cell>
          <table:table-cell table:formula="of:=[.E160]/[.B160]" office:value-type="float" office:value="144034.999926303" calcext:value-type="float">
            <text:p>144 035,00</text:p>
          </table:table-cell>
          <table:table-cell/>
        </table:table-row>
        <table:table-row table:style-name="ro1">
          <table:table-cell office:value-type="float" office:value="15.956" calcext:value-type="float">
            <text:p>15,956</text:p>
          </table:table-cell>
          <table:table-cell office:value-type="float" office:value="155862" calcext:value-type="float">
            <text:p>155862</text:p>
          </table:table-cell>
          <table:table-cell table:formula="of:=1/(PI()*[.$B$6]*(1+(([.A161]-[.$B$7])/[.$B$6])^2))*[.$B$5]" office:value-type="float" office:value="0.0000348715556607939" calcext:value-type="float">
            <text:p>0,0000348716</text:p>
          </table:table-cell>
          <table:table-cell table:formula="of:=[.B161]-[.C161]" office:value-type="float" office:value="155861.999965128" calcext:value-type="float">
            <text:p>155 862,00</text:p>
          </table:table-cell>
          <table:table-cell table:formula="of:=[.D161]^2" office:value-type="float" office:value="24292963033.1297" calcext:value-type="float">
            <text:p>24 292 963 033,13</text:p>
          </table:table-cell>
          <table:table-cell table:formula="of:=[.E161]/[.B161]" office:value-type="float" office:value="155861.999930257" calcext:value-type="float">
            <text:p>155 862,00</text:p>
          </table:table-cell>
          <table:table-cell/>
        </table:table-row>
        <table:table-row table:style-name="ro1">
          <table:table-cell office:value-type="float" office:value="15.982" calcext:value-type="float">
            <text:p>15,982</text:p>
          </table:table-cell>
          <table:table-cell office:value-type="float" office:value="169786" calcext:value-type="float">
            <text:p>169786</text:p>
          </table:table-cell>
          <table:table-cell table:formula="of:=1/(PI()*[.$B$6]*(1+(([.A162]-[.$B$7])/[.$B$6])^2))*[.$B$5]" office:value-type="float" office:value="0.0000330494420056637" calcext:value-type="float">
            <text:p>0,0000330494</text:p>
          </table:table-cell>
          <table:table-cell table:formula="of:=[.B162]-[.C162]" office:value-type="float" office:value="169785.999966951" calcext:value-type="float">
            <text:p>169 786,00</text:p>
          </table:table-cell>
          <table:table-cell table:formula="of:=[.D162]^2" office:value-type="float" office:value="28827285784.7773" calcext:value-type="float">
            <text:p>28 827 285 784,78</text:p>
          </table:table-cell>
          <table:table-cell table:formula="of:=[.E162]/[.B162]" office:value-type="float" office:value="169785.999933901" calcext:value-type="float">
            <text:p>169 786,00</text:p>
          </table:table-cell>
          <table:table-cell/>
        </table:table-row>
        <table:table-row table:style-name="ro1">
          <table:table-cell office:value-type="float" office:value="16.008" calcext:value-type="float">
            <text:p>16,008</text:p>
          </table:table-cell>
          <table:table-cell office:value-type="float" office:value="186296" calcext:value-type="float">
            <text:p>186296</text:p>
          </table:table-cell>
          <table:table-cell table:formula="of:=1/(PI()*[.$B$6]*(1+(([.A163]-[.$B$7])/[.$B$6])^2))*[.$B$5]" office:value-type="float" office:value="0.0000313664986945121" calcext:value-type="float">
            <text:p>0,0000313665</text:p>
          </table:table-cell>
          <table:table-cell table:formula="of:=[.B163]-[.C163]" office:value-type="float" office:value="186295.999968634" calcext:value-type="float">
            <text:p>186 296,00</text:p>
          </table:table-cell>
          <table:table-cell table:formula="of:=[.D163]^2" office:value-type="float" office:value="34706199604.3131" calcext:value-type="float">
            <text:p>34 706 199 604,31</text:p>
          </table:table-cell>
          <table:table-cell table:formula="of:=[.E163]/[.B163]" office:value-type="float" office:value="186295.999937267" calcext:value-type="float">
            <text:p>186 296,00</text:p>
          </table:table-cell>
          <table:table-cell/>
        </table:table-row>
        <table:table-row table:style-name="ro1">
          <table:table-cell office:value-type="float" office:value="16.034" calcext:value-type="float">
            <text:p>16,034</text:p>
          </table:table-cell>
          <table:table-cell office:value-type="float" office:value="207210" calcext:value-type="float">
            <text:p>207210</text:p>
          </table:table-cell>
          <table:table-cell table:formula="of:=1/(PI()*[.$B$6]*(1+(([.A164]-[.$B$7])/[.$B$6])^2))*[.$B$5]" office:value-type="float" office:value="0.0000298089054779239" calcext:value-type="float">
            <text:p>0,0000298089</text:p>
          </table:table-cell>
          <table:table-cell table:formula="of:=[.B164]-[.C164]" office:value-type="float" office:value="207209.999970191" calcext:value-type="float">
            <text:p>207 210,00</text:p>
          </table:table-cell>
          <table:table-cell table:formula="of:=[.D164]^2" office:value-type="float" office:value="42935984087.6466" calcext:value-type="float">
            <text:p>42 935 984 087,65</text:p>
          </table:table-cell>
          <table:table-cell table:formula="of:=[.E164]/[.B164]" office:value-type="float" office:value="207209.999940382" calcext:value-type="float">
            <text:p>207 210,00</text:p>
          </table:table-cell>
          <table:table-cell/>
        </table:table-row>
        <table:table-row table:style-name="ro1">
          <table:table-cell office:value-type="float" office:value="16.06" calcext:value-type="float">
            <text:p>16,06</text:p>
          </table:table-cell>
          <table:table-cell office:value-type="float" office:value="231944" calcext:value-type="float">
            <text:p>231944</text:p>
          </table:table-cell>
          <table:table-cell table:formula="of:=1/(PI()*[.$B$6]*(1+(([.A165]-[.$B$7])/[.$B$6])^2))*[.$B$5]" office:value-type="float" office:value="0.0000283645159840111" calcext:value-type="float">
            <text:p>0,0000283645</text:p>
          </table:table-cell>
          <table:table-cell table:formula="of:=[.B165]-[.C165]" office:value-type="float" office:value="231943.999971636" calcext:value-type="float">
            <text:p>231 944,00</text:p>
          </table:table-cell>
          <table:table-cell table:formula="of:=[.D165]^2" office:value-type="float" office:value="53798019122.8421" calcext:value-type="float">
            <text:p>53 798 019 122,84</text:p>
          </table:table-cell>
          <table:table-cell table:formula="of:=[.E165]/[.B165]" office:value-type="float" office:value="231943.999943271" calcext:value-type="float">
            <text:p>231 944,00</text:p>
          </table:table-cell>
          <table:table-cell/>
        </table:table-row>
        <table:table-row table:style-name="ro1">
          <table:table-cell office:value-type="float" office:value="16.086" calcext:value-type="float">
            <text:p>16,086</text:p>
          </table:table-cell>
          <table:table-cell office:value-type="float" office:value="260667" calcext:value-type="float">
            <text:p>260667</text:p>
          </table:table-cell>
          <table:table-cell table:formula="of:=1/(PI()*[.$B$6]*(1+(([.A166]-[.$B$7])/[.$B$6])^2))*[.$B$5]" office:value-type="float" office:value="0.0000270226201997354" calcext:value-type="float">
            <text:p>0,0000270226</text:p>
          </table:table-cell>
          <table:table-cell table:formula="of:=[.B166]-[.C166]" office:value-type="float" office:value="260666.999972977" calcext:value-type="float">
            <text:p>260 667,00</text:p>
          </table:table-cell>
          <table:table-cell table:formula="of:=[.D166]^2" office:value-type="float" office:value="67947284874.9122" calcext:value-type="float">
            <text:p>67 947 284 874,91</text:p>
          </table:table-cell>
          <table:table-cell table:formula="of:=[.E166]/[.B166]" office:value-type="float" office:value="260666.999945955" calcext:value-type="float">
            <text:p>260 667,00</text:p>
          </table:table-cell>
          <table:table-cell/>
        </table:table-row>
        <table:table-row table:style-name="ro1">
          <table:table-cell office:value-type="float" office:value="16.112" calcext:value-type="float">
            <text:p>16,112</text:p>
          </table:table-cell>
          <table:table-cell office:value-type="float" office:value="295789" calcext:value-type="float">
            <text:p>295789</text:p>
          </table:table-cell>
          <table:table-cell table:formula="of:=1/(PI()*[.$B$6]*(1+(([.A167]-[.$B$7])/[.$B$6])^2))*[.$B$5]" office:value-type="float" office:value="0.0000257737453625644" calcext:value-type="float">
            <text:p>0,0000257737</text:p>
          </table:table-cell>
          <table:table-cell table:formula="of:=[.B167]-[.C167]" office:value-type="float" office:value="295788.999974226" calcext:value-type="float">
            <text:p>295 789,00</text:p>
          </table:table-cell>
          <table:table-cell table:formula="of:=[.D167]^2" office:value-type="float" office:value="87491132505.7528" calcext:value-type="float">
            <text:p>87 491 132 505,75</text:p>
          </table:table-cell>
          <table:table-cell table:formula="of:=[.E167]/[.B167]" office:value-type="float" office:value="295788.999948452" calcext:value-type="float">
            <text:p>295 789,00</text:p>
          </table:table-cell>
          <table:table-cell/>
        </table:table-row>
        <table:table-row table:style-name="ro1">
          <table:table-cell office:value-type="float" office:value="16.138" calcext:value-type="float">
            <text:p>16,138</text:p>
          </table:table-cell>
          <table:table-cell office:value-type="float" office:value="336496" calcext:value-type="float">
            <text:p>336496</text:p>
          </table:table-cell>
          <table:table-cell table:formula="of:=1/(PI()*[.$B$6]*(1+(([.A168]-[.$B$7])/[.$B$6])^2))*[.$B$5]" office:value-type="float" office:value="0.0000246094883241635" calcext:value-type="float">
            <text:p>0,0000246095</text:p>
          </table:table-cell>
          <table:table-cell table:formula="of:=[.B168]-[.C168]" office:value-type="float" office:value="336495.999975391" calcext:value-type="float">
            <text:p>336 496,00</text:p>
          </table:table-cell>
          <table:table-cell table:formula="of:=[.D168]^2" office:value-type="float" office:value="113229557999.438" calcext:value-type="float">
            <text:p>113 229 557 999,44</text:p>
          </table:table-cell>
          <table:table-cell table:formula="of:=[.E168]/[.B168]" office:value-type="float" office:value="336495.999950781" calcext:value-type="float">
            <text:p>336 496,00</text:p>
          </table:table-cell>
          <table:table-cell/>
        </table:table-row>
        <table:table-row table:style-name="ro1">
          <table:table-cell office:value-type="float" office:value="16.164" calcext:value-type="float">
            <text:p>16,164</text:p>
          </table:table-cell>
          <table:table-cell office:value-type="float" office:value="380886" calcext:value-type="float">
            <text:p>380886</text:p>
          </table:table-cell>
          <table:table-cell table:formula="of:=1/(PI()*[.$B$6]*(1+(([.A169]-[.$B$7])/[.$B$6])^2))*[.$B$5]" office:value-type="float" office:value="0.0000235223738266081" calcext:value-type="float">
            <text:p>0,0000235224</text:p>
          </table:table-cell>
          <table:table-cell table:formula="of:=[.B169]-[.C169]" office:value-type="float" office:value="380885.999976478" calcext:value-type="float">
            <text:p>380 886,00</text:p>
          </table:table-cell>
          <table:table-cell table:formula="of:=[.D169]^2" office:value-type="float" office:value="145074144978.081" calcext:value-type="float">
            <text:p>145 074 144 978,08</text:p>
          </table:table-cell>
          <table:table-cell table:formula="of:=[.E169]/[.B169]" office:value-type="float" office:value="380885.999952955" calcext:value-type="float">
            <text:p>380 886,00</text:p>
          </table:table-cell>
          <table:table-cell/>
        </table:table-row>
        <table:table-row table:style-name="ro1">
          <table:table-cell office:value-type="float" office:value="16.19" calcext:value-type="float">
            <text:p>16,19</text:p>
          </table:table-cell>
          <table:table-cell office:value-type="float" office:value="421794" calcext:value-type="float">
            <text:p>421794</text:p>
          </table:table-cell>
          <table:table-cell table:formula="of:=1/(PI()*[.$B$6]*(1+(([.A170]-[.$B$7])/[.$B$6])^2))*[.$B$5]" office:value-type="float" office:value="0.0000225057342125328" calcext:value-type="float">
            <text:p>0,0000225057</text:p>
          </table:table-cell>
          <table:table-cell table:formula="of:=[.B170]-[.C170]" office:value-type="float" office:value="421793.999977494" calcext:value-type="float">
            <text:p>421 794,00</text:p>
          </table:table-cell>
          <table:table-cell table:formula="of:=[.D170]^2" office:value-type="float" office:value="177910178417.014" calcext:value-type="float">
            <text:p>177 910 178 417,01</text:p>
          </table:table-cell>
          <table:table-cell table:formula="of:=[.E170]/[.B170]" office:value-type="float" office:value="421793.999954989" calcext:value-type="float">
            <text:p>421 794,00</text:p>
          </table:table-cell>
          <table:table-cell/>
        </table:table-row>
        <table:table-row table:style-name="ro1">
          <table:table-cell office:value-type="float" office:value="16.216" calcext:value-type="float">
            <text:p>16,216</text:p>
          </table:table-cell>
          <table:table-cell office:value-type="float" office:value="444697" calcext:value-type="float">
            <text:p>444697</text:p>
          </table:table-cell>
          <table:table-cell table:formula="of:=1/(PI()*[.$B$6]*(1+(([.A171]-[.$B$7])/[.$B$6])^2))*[.$B$5]" office:value-type="float" office:value="0.0000215536069430026" calcext:value-type="float">
            <text:p>0,0000215536</text:p>
          </table:table-cell>
          <table:table-cell table:formula="of:=[.B171]-[.C171]" office:value-type="float" office:value="444696.999978446" calcext:value-type="float">
            <text:p>444 697,00</text:p>
          </table:table-cell>
          <table:table-cell table:formula="of:=[.D171]^2" office:value-type="float" office:value="197755421789.83" calcext:value-type="float">
            <text:p>197 755 421 789,83</text:p>
          </table:table-cell>
          <table:table-cell table:formula="of:=[.E171]/[.B171]" office:value-type="float" office:value="444696.999956893" calcext:value-type="float">
            <text:p>444 697,00</text:p>
          </table:table-cell>
          <table:table-cell/>
        </table:table-row>
        <table:table-row table:style-name="ro1">
          <table:table-cell office:value-type="float" office:value="16.242" calcext:value-type="float">
            <text:p>16,242</text:p>
          </table:table-cell>
          <table:table-cell office:value-type="float" office:value="439651" calcext:value-type="float">
            <text:p>439651</text:p>
          </table:table-cell>
          <table:table-cell table:formula="of:=1/(PI()*[.$B$6]*(1+(([.A172]-[.$B$7])/[.$B$6])^2))*[.$B$5]" office:value-type="float" office:value="0.0000206606469727442" calcext:value-type="float">
            <text:p>0,0000206606</text:p>
          </table:table-cell>
          <table:table-cell table:formula="of:=[.B172]-[.C172]" office:value-type="float" office:value="439650.999979339" calcext:value-type="float">
            <text:p>439 651,00</text:p>
          </table:table-cell>
          <table:table-cell table:formula="of:=[.D172]^2" office:value-type="float" office:value="193293001782.833" calcext:value-type="float">
            <text:p>193 293 001 782,83</text:p>
          </table:table-cell>
          <table:table-cell table:formula="of:=[.E172]/[.B172]" office:value-type="float" office:value="439650.999958679" calcext:value-type="float">
            <text:p>439 651,00</text:p>
          </table:table-cell>
          <table:table-cell/>
        </table:table-row>
        <table:table-row table:style-name="ro1">
          <table:table-cell office:value-type="float" office:value="16.268" calcext:value-type="float">
            <text:p>16,268</text:p>
          </table:table-cell>
          <table:table-cell office:value-type="float" office:value="412321" calcext:value-type="float">
            <text:p>412321</text:p>
          </table:table-cell>
          <table:table-cell table:formula="of:=1/(PI()*[.$B$6]*(1+(([.A173]-[.$B$7])/[.$B$6])^2))*[.$B$5]" office:value-type="float" office:value="0.0000198220515711116" calcext:value-type="float">
            <text:p>0,0000198221</text:p>
          </table:table-cell>
          <table:table-cell table:formula="of:=[.B173]-[.C173]" office:value-type="float" office:value="412320.999980178" calcext:value-type="float">
            <text:p>412 321,00</text:p>
          </table:table-cell>
          <table:table-cell table:formula="of:=[.D173]^2" office:value-type="float" office:value="170008607024.654" calcext:value-type="float">
            <text:p>170 008 607 024,65</text:p>
          </table:table-cell>
          <table:table-cell table:formula="of:=[.E173]/[.B173]" office:value-type="float" office:value="412320.999960356" calcext:value-type="float">
            <text:p>412 321,00</text:p>
          </table:table-cell>
          <table:table-cell/>
        </table:table-row>
        <table:table-row table:style-name="ro1">
          <table:table-cell office:value-type="float" office:value="16.294" calcext:value-type="float">
            <text:p>16,294</text:p>
          </table:table-cell>
          <table:table-cell office:value-type="float" office:value="376858" calcext:value-type="float">
            <text:p>376858</text:p>
          </table:table-cell>
          <table:table-cell table:formula="of:=1/(PI()*[.$B$6]*(1+(([.A174]-[.$B$7])/[.$B$6])^2))*[.$B$5]" office:value-type="float" office:value="0.0000190334956087758" calcext:value-type="float">
            <text:p>0,0000190335</text:p>
          </table:table-cell>
          <table:table-cell table:formula="of:=[.B174]-[.C174]" office:value-type="float" office:value="376857.999980967" calcext:value-type="float">
            <text:p>376 858,00</text:p>
          </table:table-cell>
          <table:table-cell table:formula="of:=[.D174]^2" office:value-type="float" office:value="142021952149.654" calcext:value-type="float">
            <text:p>142 021 952 149,65</text:p>
          </table:table-cell>
          <table:table-cell table:formula="of:=[.E174]/[.B174]" office:value-type="float" office:value="376857.999961933" calcext:value-type="float">
            <text:p>376 858,00</text:p>
          </table:table-cell>
          <table:table-cell/>
        </table:table-row>
        <table:table-row table:style-name="ro1">
          <table:table-cell office:value-type="float" office:value="16.32" calcext:value-type="float">
            <text:p>16,32</text:p>
          </table:table-cell>
          <table:table-cell office:value-type="float" office:value="338105" calcext:value-type="float">
            <text:p>338105</text:p>
          </table:table-cell>
          <table:table-cell table:formula="of:=1/(PI()*[.$B$6]*(1+(([.A175]-[.$B$7])/[.$B$6])^2))*[.$B$5]" office:value-type="float" office:value="0.0000182910756775819" calcext:value-type="float">
            <text:p>0,0000182911</text:p>
          </table:table-cell>
          <table:table-cell table:formula="of:=[.B175]-[.C175]" office:value-type="float" office:value="338104.999981709" calcext:value-type="float">
            <text:p>338 105,00</text:p>
          </table:table-cell>
          <table:table-cell table:formula="of:=[.D175]^2" office:value-type="float" office:value="114314991012.631" calcext:value-type="float">
            <text:p>114 314 991 012,63</text:p>
          </table:table-cell>
          <table:table-cell table:formula="of:=[.E175]/[.B175]" office:value-type="float" office:value="338104.999963418" calcext:value-type="float">
            <text:p>338 105,00</text:p>
          </table:table-cell>
          <table:table-cell/>
        </table:table-row>
        <table:table-row table:style-name="ro1">
          <table:table-cell office:value-type="float" office:value="16.346" calcext:value-type="float">
            <text:p>16,346</text:p>
          </table:table-cell>
          <table:table-cell office:value-type="float" office:value="293929" calcext:value-type="float">
            <text:p>293929</text:p>
          </table:table-cell>
          <table:table-cell table:formula="of:=1/(PI()*[.$B$6]*(1+(([.A176]-[.$B$7])/[.$B$6])^2))*[.$B$5]" office:value-type="float" office:value="0.0000175912616920279" calcext:value-type="float">
            <text:p>0,0000175913</text:p>
          </table:table-cell>
          <table:table-cell table:formula="of:=[.B176]-[.C176]" office:value-type="float" office:value="293928.999982409" calcext:value-type="float">
            <text:p>293 929,00</text:p>
          </table:table-cell>
          <table:table-cell table:formula="of:=[.D176]^2" office:value-type="float" office:value="86394257030.6588" calcext:value-type="float">
            <text:p>86 394 257 030,66</text:p>
          </table:table-cell>
          <table:table-cell table:formula="of:=[.E176]/[.B176]" office:value-type="float" office:value="293928.999964817" calcext:value-type="float">
            <text:p>293 929,00</text:p>
          </table:table-cell>
          <table:table-cell/>
        </table:table-row>
        <table:table-row table:style-name="ro1">
          <table:table-cell office:value-type="float" office:value="16.372" calcext:value-type="float">
            <text:p>16,372</text:p>
          </table:table-cell>
          <table:table-cell office:value-type="float" office:value="247660" calcext:value-type="float">
            <text:p>247660</text:p>
          </table:table-cell>
          <table:table-cell table:formula="of:=1/(PI()*[.$B$6]*(1+(([.A177]-[.$B$7])/[.$B$6])^2))*[.$B$5]" office:value-type="float" office:value="0.0000169308548490927" calcext:value-type="float">
            <text:p>0,0000169309</text:p>
          </table:table-cell>
          <table:table-cell table:formula="of:=[.B177]-[.C177]" office:value-type="float" office:value="247659.999983069" calcext:value-type="float">
            <text:p>247 660,00</text:p>
          </table:table-cell>
          <table:table-cell table:formula="of:=[.D177]^2" office:value-type="float" office:value="61335475591.6138" calcext:value-type="float">
            <text:p>61 335 475 591,61</text:p>
          </table:table-cell>
          <table:table-cell table:formula="of:=[.E177]/[.B177]" office:value-type="float" office:value="247659.999966138" calcext:value-type="float">
            <text:p>247 660,00</text:p>
          </table:table-cell>
          <table:table-cell/>
        </table:table-row>
        <table:table-row table:style-name="ro1">
          <table:table-cell office:value-type="float" office:value="16.398" calcext:value-type="float">
            <text:p>16,398</text:p>
          </table:table-cell>
          <table:table-cell office:value-type="float" office:value="208406" calcext:value-type="float">
            <text:p>208406</text:p>
          </table:table-cell>
          <table:table-cell table:formula="of:=1/(PI()*[.$B$6]*(1+(([.A178]-[.$B$7])/[.$B$6])^2))*[.$B$5]" office:value-type="float" office:value="0.000016306951009366" calcext:value-type="float">
            <text:p>0,0000163070</text:p>
          </table:table-cell>
          <table:table-cell table:formula="of:=[.B178]-[.C178]" office:value-type="float" office:value="208405.999983693" calcext:value-type="float">
            <text:p>208 406,00</text:p>
          </table:table-cell>
          <table:table-cell table:formula="of:=[.D178]^2" office:value-type="float" office:value="43433060829.2031" calcext:value-type="float">
            <text:p>43 433 060 829,20</text:p>
          </table:table-cell>
          <table:table-cell table:formula="of:=[.E178]/[.B178]" office:value-type="float" office:value="208405.999967386" calcext:value-type="float">
            <text:p>208 406,00</text:p>
          </table:table-cell>
          <table:table-cell/>
        </table:table-row>
        <table:table-row table:style-name="ro1">
          <table:table-cell office:value-type="float" office:value="16.424" calcext:value-type="float">
            <text:p>16,424</text:p>
          </table:table-cell>
          <table:table-cell office:value-type="float" office:value="178383" calcext:value-type="float">
            <text:p>178383</text:p>
          </table:table-cell>
          <table:table-cell table:formula="of:=1/(PI()*[.$B$6]*(1+(([.A179]-[.$B$7])/[.$B$6])^2))*[.$B$5]" office:value-type="float" office:value="0.0000157169087149784" calcext:value-type="float">
            <text:p>0,0000157169</text:p>
          </table:table-cell>
          <table:table-cell table:formula="of:=[.B179]-[.C179]" office:value-type="float" office:value="178382.999984283" calcext:value-type="float">
            <text:p>178 383,00</text:p>
          </table:table-cell>
          <table:table-cell table:formula="of:=[.D179]^2" office:value-type="float" office:value="31820494683.3927" calcext:value-type="float">
            <text:p>31 820 494 683,39</text:p>
          </table:table-cell>
          <table:table-cell table:formula="of:=[.E179]/[.B179]" office:value-type="float" office:value="178382.999968566" calcext:value-type="float">
            <text:p>178 383,00</text:p>
          </table:table-cell>
          <table:table-cell/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155520" calcext:value-type="float">
            <text:p>155520</text:p>
          </table:table-cell>
          <table:table-cell table:formula="of:=1/(PI()*[.$B$6]*(1+(([.A180]-[.$B$7])/[.$B$6])^2))*[.$B$5]" office:value-type="float" office:value="0.000015158321185267" calcext:value-type="float">
            <text:p>0,0000151583</text:p>
          </table:table-cell>
          <table:table-cell table:formula="of:=[.B180]-[.C180]" office:value-type="float" office:value="155519.999984842" calcext:value-type="float">
            <text:p>155 520,00</text:p>
          </table:table-cell>
          <table:table-cell table:formula="of:=[.D180]^2" office:value-type="float" office:value="24186470395.2852" calcext:value-type="float">
            <text:p>24 186 470 395,29</text:p>
          </table:table-cell>
          <table:table-cell table:formula="of:=[.E180]/[.B180]" office:value-type="float" office:value="155519.999969683" calcext:value-type="float">
            <text:p>155 520,00</text:p>
          </table:table-cell>
          <table:table-cell/>
        </table:table-row>
        <table:table-row table:style-name="ro1">
          <table:table-cell office:value-type="float" office:value="16.476" calcext:value-type="float">
            <text:p>16,476</text:p>
          </table:table-cell>
          <table:table-cell office:value-type="float" office:value="138586" calcext:value-type="float">
            <text:p>138586</text:p>
          </table:table-cell>
          <table:table-cell table:formula="of:=1/(PI()*[.$B$6]*(1+(([.A181]-[.$B$7])/[.$B$6])^2))*[.$B$5]" office:value-type="float" office:value="0.0000146289917346607" calcext:value-type="float">
            <text:p>0,0000146290</text:p>
          </table:table-cell>
          <table:table-cell table:formula="of:=[.B181]-[.C181]" office:value-type="float" office:value="138585.999985371" calcext:value-type="float">
            <text:p>138 586,00</text:p>
          </table:table-cell>
          <table:table-cell table:formula="of:=[.D181]^2" office:value-type="float" office:value="19206079391.9453" calcext:value-type="float">
            <text:p>19 206 079 391,95</text:p>
          </table:table-cell>
          <table:table-cell table:formula="of:=[.E181]/[.B181]" office:value-type="float" office:value="138585.999970742" calcext:value-type="float">
            <text:p>138 586,00</text:p>
          </table:table-cell>
          <table:table-cell/>
        </table:table-row>
        <table:table-row table:style-name="ro1">
          <table:table-cell office:value-type="float" office:value="16.502" calcext:value-type="float">
            <text:p>16,502</text:p>
          </table:table-cell>
          <table:table-cell office:value-type="float" office:value="126127" calcext:value-type="float">
            <text:p>126127</text:p>
          </table:table-cell>
          <table:table-cell table:formula="of:=1/(PI()*[.$B$6]*(1+(([.A182]-[.$B$7])/[.$B$6])^2))*[.$B$5]" office:value-type="float" office:value="0.0000141269121430474" calcext:value-type="float">
            <text:p>0,0000141269</text:p>
          </table:table-cell>
          <table:table-cell table:formula="of:=[.B182]-[.C182]" office:value-type="float" office:value="126126.999985873" calcext:value-type="float">
            <text:p>126 127,00</text:p>
          </table:table-cell>
          <table:table-cell table:formula="of:=[.D182]^2" office:value-type="float" office:value="15908020125.4364" calcext:value-type="float">
            <text:p>15 908 020 125,44</text:p>
          </table:table-cell>
          <table:table-cell table:formula="of:=[.E182]/[.B182]" office:value-type="float" office:value="126126.999971746" calcext:value-type="float">
            <text:p>126 127,00</text:p>
          </table:table-cell>
          <table:table-cell/>
        </table:table-row>
        <table:table-row table:style-name="ro1">
          <table:table-cell office:value-type="float" office:value="16.528" calcext:value-type="float">
            <text:p>16,528</text:p>
          </table:table-cell>
          <table:table-cell office:value-type="float" office:value="116331" calcext:value-type="float">
            <text:p>116331</text:p>
          </table:table-cell>
          <table:table-cell table:formula="of:=1/(PI()*[.$B$6]*(1+(([.A183]-[.$B$7])/[.$B$6])^2))*[.$B$5]" office:value-type="float" office:value="0.000013650243580195" calcext:value-type="float">
            <text:p>0,0000136502</text:p>
          </table:table-cell>
          <table:table-cell table:formula="of:=[.B183]-[.C183]" office:value-type="float" office:value="116330.99998635" calcext:value-type="float">
            <text:p>116 331,00</text:p>
          </table:table-cell>
          <table:table-cell table:formula="of:=[.D183]^2" office:value-type="float" office:value="13532901557.8241" calcext:value-type="float">
            <text:p>13 532 901 557,82</text:p>
          </table:table-cell>
          <table:table-cell table:formula="of:=[.E183]/[.B183]" office:value-type="float" office:value="116330.9999727" calcext:value-type="float">
            <text:p>116 331,00</text:p>
          </table:table-cell>
          <table:table-cell/>
        </table:table-row>
        <table:table-row table:style-name="ro1">
          <table:table-cell office:value-type="float" office:value="16.554" calcext:value-type="float">
            <text:p>16,554</text:p>
          </table:table-cell>
          <table:table-cell office:value-type="float" office:value="108293" calcext:value-type="float">
            <text:p>108293</text:p>
          </table:table-cell>
          <table:table-cell table:formula="of:=1/(PI()*[.$B$6]*(1+(([.A184]-[.$B$7])/[.$B$6])^2))*[.$B$5]" office:value-type="float" office:value="0.0000131972997452841" calcext:value-type="float">
            <text:p>0,0000131973</text:p>
          </table:table-cell>
          <table:table-cell table:formula="of:=[.B184]-[.C184]" office:value-type="float" office:value="108292.999986803" calcext:value-type="float">
            <text:p>108 293,00</text:p>
          </table:table-cell>
          <table:table-cell table:formula="of:=[.D184]^2" office:value-type="float" office:value="11727373846.1416" calcext:value-type="float">
            <text:p>11 727 373 846,14</text:p>
          </table:table-cell>
          <table:table-cell table:formula="of:=[.E184]/[.B184]" office:value-type="float" office:value="108292.999973605" calcext:value-type="float">
            <text:p>108 293,00</text:p>
          </table:table-cell>
          <table:table-cell/>
        </table:table-row>
        <table:table-row table:style-name="ro1">
          <table:table-cell office:value-type="float" office:value="16.58" calcext:value-type="float">
            <text:p>16,58</text:p>
          </table:table-cell>
          <table:table-cell office:value-type="float" office:value="101411" calcext:value-type="float">
            <text:p>101411</text:p>
          </table:table-cell>
          <table:table-cell table:formula="of:=1/(PI()*[.$B$6]*(1+(([.A185]-[.$B$7])/[.$B$6])^2))*[.$B$5]" office:value-type="float" office:value="0.000012766531932383" calcext:value-type="float">
            <text:p>0,0000127665</text:p>
          </table:table-cell>
          <table:table-cell table:formula="of:=[.B185]-[.C185]" office:value-type="float" office:value="101410.999987233" calcext:value-type="float">
            <text:p>101 411,00</text:p>
          </table:table-cell>
          <table:table-cell table:formula="of:=[.D185]^2" office:value-type="float" office:value="10284190918.4107" calcext:value-type="float">
            <text:p>10 284 190 918,41</text:p>
          </table:table-cell>
          <table:table-cell table:formula="of:=[.E185]/[.B185]" office:value-type="float" office:value="101410.999974467" calcext:value-type="float">
            <text:p>101 411,00</text:p>
          </table:table-cell>
          <table:table-cell/>
        </table:table-row>
        <table:table-row table:style-name="ro1">
          <table:table-cell office:value-type="float" office:value="16.606" calcext:value-type="float">
            <text:p>16,606</text:p>
          </table:table-cell>
          <table:table-cell office:value-type="float" office:value="96338" calcext:value-type="float">
            <text:p>96338</text:p>
          </table:table-cell>
          <table:table-cell table:formula="of:=1/(PI()*[.$B$6]*(1+(([.A186]-[.$B$7])/[.$B$6])^2))*[.$B$5]" office:value-type="float" office:value="0.0000123565157744817" calcext:value-type="float">
            <text:p>0,0000123565</text:p>
          </table:table-cell>
          <table:table-cell table:formula="of:=[.B186]-[.C186]" office:value-type="float" office:value="96337.9999876435" calcext:value-type="float">
            <text:p>96 338,00</text:p>
          </table:table-cell>
          <table:table-cell table:formula="of:=[.D186]^2" office:value-type="float" office:value="9281010241.6192" calcext:value-type="float">
            <text:p>9 281 010 241,62</text:p>
          </table:table-cell>
          <table:table-cell table:formula="of:=[.E186]/[.B186]" office:value-type="float" office:value="96337.999975287" calcext:value-type="float">
            <text:p>96 338,00</text:p>
          </table:table-cell>
          <table:table-cell/>
        </table:table-row>
        <table:table-row table:style-name="ro1">
          <table:table-cell office:value-type="float" office:value="16.632" calcext:value-type="float">
            <text:p>16,632</text:p>
          </table:table-cell>
          <table:table-cell office:value-type="float" office:value="92193" calcext:value-type="float">
            <text:p>92193</text:p>
          </table:table-cell>
          <table:table-cell table:formula="of:=1/(PI()*[.$B$6]*(1+(([.A187]-[.$B$7])/[.$B$6])^2))*[.$B$5]" office:value-type="float" office:value="0.0000119659394538859" calcext:value-type="float">
            <text:p>0,0000119659</text:p>
          </table:table-cell>
          <table:table-cell table:formula="of:=[.B187]-[.C187]" office:value-type="float" office:value="92192.9999880341" calcext:value-type="float">
            <text:p>92 193,00</text:p>
          </table:table-cell>
          <table:table-cell table:formula="of:=[.D187]^2" office:value-type="float" office:value="8499549246.79365" calcext:value-type="float">
            <text:p>8 499 549 246,79</text:p>
          </table:table-cell>
          <table:table-cell table:formula="of:=[.E187]/[.B187]" office:value-type="float" office:value="92192.9999760681" calcext:value-type="float">
            <text:p>92 193,00</text:p>
          </table:table-cell>
          <table:table-cell/>
        </table:table-row>
        <table:table-row table:style-name="ro1">
          <table:table-cell office:value-type="float" office:value="16.658" calcext:value-type="float">
            <text:p>16,658</text:p>
          </table:table-cell>
          <table:table-cell office:value-type="float" office:value="89235" calcext:value-type="float">
            <text:p>89235</text:p>
          </table:table-cell>
          <table:table-cell table:formula="of:=1/(PI()*[.$B$6]*(1+(([.A188]-[.$B$7])/[.$B$6])^2))*[.$B$5]" office:value-type="float" office:value="0.0000115935931964767" calcext:value-type="float">
            <text:p>0,0000115936</text:p>
          </table:table-cell>
          <table:table-cell table:formula="of:=[.B188]-[.C188]" office:value-type="float" office:value="89234.9999884064" calcext:value-type="float">
            <text:p>89 235,00</text:p>
          </table:table-cell>
          <table:table-cell table:formula="of:=[.D188]^2" office:value-type="float" office:value="7962885222.93089" calcext:value-type="float">
            <text:p>7 962 885 222,93</text:p>
          </table:table-cell>
          <table:table-cell table:formula="of:=[.E188]/[.B188]" office:value-type="float" office:value="89234.9999768128" calcext:value-type="float">
            <text:p>89 235,00</text:p>
          </table:table-cell>
          <table:table-cell/>
        </table:table-row>
        <table:table-row table:style-name="ro1">
          <table:table-cell office:value-type="float" office:value="16.684" calcext:value-type="float">
            <text:p>16,684</text:p>
          </table:table-cell>
          <table:table-cell office:value-type="float" office:value="87654" calcext:value-type="float">
            <text:p>87654</text:p>
          </table:table-cell>
          <table:table-cell table:formula="of:=1/(PI()*[.$B$6]*(1+(([.A189]-[.$B$7])/[.$B$6])^2))*[.$B$5]" office:value-type="float" office:value="0.0000112383598925053" calcext:value-type="float">
            <text:p>0,0000112384</text:p>
          </table:table-cell>
          <table:table-cell table:formula="of:=[.B189]-[.C189]" office:value-type="float" office:value="87653.9999887616" calcext:value-type="float">
            <text:p>87 654,00</text:p>
          </table:table-cell>
          <table:table-cell table:formula="of:=[.D189]^2" office:value-type="float" office:value="7683223714.02983" calcext:value-type="float">
            <text:p>7 683 223 714,03</text:p>
          </table:table-cell>
          <table:table-cell table:formula="of:=[.E189]/[.B189]" office:value-type="float" office:value="87653.9999775233" calcext:value-type="float">
            <text:p>87 654,00</text:p>
          </table:table-cell>
          <table:table-cell/>
        </table:table-row>
        <table:table-row table:style-name="ro1">
          <table:table-cell office:value-type="float" office:value="16.71" calcext:value-type="float">
            <text:p>16,71</text:p>
          </table:table-cell>
          <table:table-cell office:value-type="float" office:value="86172" calcext:value-type="float">
            <text:p>86172</text:p>
          </table:table-cell>
          <table:table-cell table:formula="of:=1/(PI()*[.$B$6]*(1+(([.A190]-[.$B$7])/[.$B$6])^2))*[.$B$5]" office:value-type="float" office:value="0.0000108992067079513" calcext:value-type="float">
            <text:p>0,0000108992</text:p>
          </table:table-cell>
          <table:table-cell table:formula="of:=[.B190]-[.C190]" office:value-type="float" office:value="86171.9999891008" calcext:value-type="float">
            <text:p>86 172,00</text:p>
          </table:table-cell>
          <table:table-cell table:formula="of:=[.D190]^2" office:value-type="float" office:value="7425613582.12159" calcext:value-type="float">
            <text:p>7 425 613 582,12</text:p>
          </table:table-cell>
          <table:table-cell table:formula="of:=[.E190]/[.B190]" office:value-type="float" office:value="86171.9999782016" calcext:value-type="float">
            <text:p>86 172,00</text:p>
          </table:table-cell>
          <table:table-cell/>
        </table:table-row>
        <table:table-row table:style-name="ro1">
          <table:table-cell office:value-type="float" office:value="16.736" calcext:value-type="float">
            <text:p>16,736</text:p>
          </table:table-cell>
          <table:table-cell office:value-type="float" office:value="85680" calcext:value-type="float">
            <text:p>85680</text:p>
          </table:table-cell>
          <table:table-cell table:formula="of:=1/(PI()*[.$B$6]*(1+(([.A191]-[.$B$7])/[.$B$6])^2))*[.$B$5]" office:value-type="float" office:value="0.0000105751775686627" calcext:value-type="float">
            <text:p>0,0000105752</text:p>
          </table:table-cell>
          <table:table-cell table:formula="of:=[.B191]-[.C191]" office:value-type="float" office:value="85679.9999894248" calcext:value-type="float">
            <text:p>85 680,00</text:p>
          </table:table-cell>
          <table:table-cell table:formula="of:=[.D191]^2" office:value-type="float" office:value="7341062398.18784" calcext:value-type="float">
            <text:p>7 341 062 398,19</text:p>
          </table:table-cell>
          <table:table-cell table:formula="of:=[.E191]/[.B191]" office:value-type="float" office:value="85679.9999788496" calcext:value-type="float">
            <text:p>85 680,00</text:p>
          </table:table-cell>
          <table:table-cell/>
        </table:table-row>
        <table:table-row table:style-name="ro1">
          <table:table-cell office:value-type="float" office:value="16.762" calcext:value-type="float">
            <text:p>16,762</text:p>
          </table:table-cell>
          <table:table-cell office:value-type="float" office:value="85796" calcext:value-type="float">
            <text:p>85796</text:p>
          </table:table-cell>
          <table:table-cell table:formula="of:=1/(PI()*[.$B$6]*(1+(([.A192]-[.$B$7])/[.$B$6])^2))*[.$B$5]" office:value-type="float" office:value="0.0000102653864150203" calcext:value-type="float">
            <text:p>0,0000102654</text:p>
          </table:table-cell>
          <table:table-cell table:formula="of:=[.B192]-[.C192]" office:value-type="float" office:value="85795.9999897346" calcext:value-type="float">
            <text:p>85 796,00</text:p>
          </table:table-cell>
          <table:table-cell table:formula="of:=[.D192]^2" office:value-type="float" office:value="7360953614.23854" calcext:value-type="float">
            <text:p>7 360 953 614,24</text:p>
          </table:table-cell>
          <table:table-cell table:formula="of:=[.E192]/[.B192]" office:value-type="float" office:value="85795.9999794692" calcext:value-type="float">
            <text:p>85 796,00</text:p>
          </table:table-cell>
          <table:table-cell/>
        </table:table-row>
        <table:table-row table:style-name="ro1">
          <table:table-cell office:value-type="float" office:value="16.788" calcext:value-type="float">
            <text:p>16,788</text:p>
          </table:table-cell>
          <table:table-cell office:value-type="float" office:value="86000" calcext:value-type="float">
            <text:p>86000</text:p>
          </table:table-cell>
          <table:table-cell table:formula="of:=1/(PI()*[.$B$6]*(1+(([.A193]-[.$B$7])/[.$B$6])^2))*[.$B$5]" office:value-type="float" office:value="0.0000099690111381511" calcext:value-type="float">
            <text:p>0,0000099690</text:p>
          </table:table-cell>
          <table:table-cell table:formula="of:=[.B193]-[.C193]" office:value-type="float" office:value="85999.999990031" calcext:value-type="float">
            <text:p>86 000,00</text:p>
          </table:table-cell>
          <table:table-cell table:formula="of:=[.D193]^2" office:value-type="float" office:value="7395999998.28533" calcext:value-type="float">
            <text:p>7 395 999 998,29</text:p>
          </table:table-cell>
          <table:table-cell table:formula="of:=[.E193]/[.B193]" office:value-type="float" office:value="85999.999980062" calcext:value-type="float">
            <text:p>86 000,00</text:p>
          </table:table-cell>
          <table:table-cell/>
        </table:table-row>
        <table:table-row table:style-name="ro1">
          <table:table-cell office:value-type="float" office:value="16.814" calcext:value-type="float">
            <text:p>16,814</text:p>
          </table:table-cell>
          <table:table-cell office:value-type="float" office:value="86486" calcext:value-type="float">
            <text:p>86486</text:p>
          </table:table-cell>
          <table:table-cell table:formula="of:=1/(PI()*[.$B$6]*(1+(([.A194]-[.$B$7])/[.$B$6])^2))*[.$B$5]" office:value-type="float" office:value="0.00000968528812011246" calcext:value-type="float">
            <text:p>0,0000096853</text:p>
          </table:table-cell>
          <table:table-cell table:formula="of:=[.B194]-[.C194]" office:value-type="float" office:value="86485.9999903147" calcext:value-type="float">
            <text:p>86 486,00</text:p>
          </table:table-cell>
          <table:table-cell table:formula="of:=[.D194]^2" office:value-type="float" office:value="7479828194.32472" calcext:value-type="float">
            <text:p>7 479 828 194,32</text:p>
          </table:table-cell>
          <table:table-cell table:formula="of:=[.E194]/[.B194]" office:value-type="float" office:value="86485.9999806294" calcext:value-type="float">
            <text:p>86 486,00</text:p>
          </table:table-cell>
          <table:table-cell/>
        </table:table-row>
        <table:table-row table:style-name="ro1">
          <table:table-cell office:value-type="float" office:value="16.84" calcext:value-type="float">
            <text:p>16,84</text:p>
          </table:table-cell>
          <table:table-cell office:value-type="float" office:value="87171" calcext:value-type="float">
            <text:p>87171</text:p>
          </table:table-cell>
          <table:table-cell table:formula="of:=1/(PI()*[.$B$6]*(1+(([.A195]-[.$B$7])/[.$B$6])^2))*[.$B$5]" office:value-type="float" office:value="0.00000941350731025937" calcext:value-type="float">
            <text:p>0,0000094135</text:p>
          </table:table-cell>
          <table:table-cell table:formula="of:=[.B195]-[.C195]" office:value-type="float" office:value="87170.9999905865" calcext:value-type="float">
            <text:p>87 171,00</text:p>
          </table:table-cell>
          <table:table-cell table:formula="of:=[.D195]^2" office:value-type="float" office:value="7598783239.35883" calcext:value-type="float">
            <text:p>7 598 783 239,36</text:p>
          </table:table-cell>
          <table:table-cell table:formula="of:=[.E195]/[.B195]" office:value-type="float" office:value="87170.999981173" calcext:value-type="float">
            <text:p>87 171,00</text:p>
          </table:table-cell>
          <table:table-cell/>
        </table:table-row>
        <table:table-row table:style-name="ro1">
          <table:table-cell office:value-type="float" office:value="16.866" calcext:value-type="float">
            <text:p>16,866</text:p>
          </table:table-cell>
          <table:table-cell office:value-type="float" office:value="88814" calcext:value-type="float">
            <text:p>88814</text:p>
          </table:table-cell>
          <table:table-cell table:formula="of:=1/(PI()*[.$B$6]*(1+(([.A196]-[.$B$7])/[.$B$6])^2))*[.$B$5]" office:value-type="float" office:value="0.00000915300777845142" calcext:value-type="float">
            <text:p>0,0000091530</text:p>
          </table:table-cell>
          <table:table-cell table:formula="of:=[.B196]-[.C196]" office:value-type="float" office:value="88813.999990847" calcext:value-type="float">
            <text:p>88 814,00</text:p>
          </table:table-cell>
          <table:table-cell table:formula="of:=[.D196]^2" office:value-type="float" office:value="7887926594.37417" calcext:value-type="float">
            <text:p>7 887 926 594,37</text:p>
          </table:table-cell>
          <table:table-cell table:formula="of:=[.E196]/[.B196]" office:value-type="float" office:value="88813.999981694" calcext:value-type="float">
            <text:p>88 814,00</text:p>
          </table:table-cell>
          <table:table-cell/>
        </table:table-row>
        <table:table-row table:style-name="ro1">
          <table:table-cell office:value-type="float" office:value="16.892" calcext:value-type="float">
            <text:p>16,892</text:p>
          </table:table-cell>
          <table:table-cell office:value-type="float" office:value="90943" calcext:value-type="float">
            <text:p>90943</text:p>
          </table:table-cell>
          <table:table-cell table:formula="of:=1/(PI()*[.$B$6]*(1+(([.A197]-[.$B$7])/[.$B$6])^2))*[.$B$5]" office:value-type="float" office:value="0.00000890317369304218" calcext:value-type="float">
            <text:p>0,0000089032</text:p>
          </table:table-cell>
          <table:table-cell table:formula="of:=[.B197]-[.C197]" office:value-type="float" office:value="90942.9999910968" calcext:value-type="float">
            <text:p>90 943,00</text:p>
          </table:table-cell>
          <table:table-cell table:formula="of:=[.D197]^2" office:value-type="float" office:value="8270629247.38064" calcext:value-type="float">
            <text:p>8 270 629 247,38</text:p>
          </table:table-cell>
          <table:table-cell table:formula="of:=[.E197]/[.B197]" office:value-type="float" office:value="90942.9999821937" calcext:value-type="float">
            <text:p>90 943,00</text:p>
          </table:table-cell>
          <table:table-cell/>
        </table:table-row>
        <table:table-row table:style-name="ro1">
          <table:table-cell office:value-type="float" office:value="16.918" calcext:value-type="float">
            <text:p>16,918</text:p>
          </table:table-cell>
          <table:table-cell office:value-type="float" office:value="91962" calcext:value-type="float">
            <text:p>91962</text:p>
          </table:table-cell>
          <table:table-cell table:formula="of:=1/(PI()*[.$B$6]*(1+(([.A198]-[.$B$7])/[.$B$6])^2))*[.$B$5]" office:value-type="float" office:value="0.00000866343067790177" calcext:value-type="float">
            <text:p>0,0000086634</text:p>
          </table:table-cell>
          <table:table-cell table:formula="of:=[.B198]-[.C198]" office:value-type="float" office:value="91961.9999913366" calcext:value-type="float">
            <text:p>91 962,00</text:p>
          </table:table-cell>
          <table:table-cell table:formula="of:=[.D198]^2" office:value-type="float" office:value="8457009442.40659" calcext:value-type="float">
            <text:p>8 457 009 442,41</text:p>
          </table:table-cell>
          <table:table-cell table:formula="of:=[.E198]/[.B198]" office:value-type="float" office:value="91961.9999826732" calcext:value-type="float">
            <text:p>91 962,00</text:p>
          </table:table-cell>
          <table:table-cell/>
        </table:table-row>
        <table:table-row table:style-name="ro1">
          <table:table-cell office:value-type="float" office:value="16.944" calcext:value-type="float">
            <text:p>16,944</text:p>
          </table:table-cell>
          <table:table-cell office:value-type="float" office:value="91629" calcext:value-type="float">
            <text:p>91629</text:p>
          </table:table-cell>
          <table:table-cell table:formula="of:=1/(PI()*[.$B$6]*(1+(([.A199]-[.$B$7])/[.$B$6])^2))*[.$B$5]" office:value-type="float" office:value="0.00000843324250819264" calcext:value-type="float">
            <text:p>0,0000084332</text:p>
          </table:table-cell>
          <table:table-cell table:formula="of:=[.B199]-[.C199]" office:value-type="float" office:value="91628.9999915668" calcext:value-type="float">
            <text:p>91 629,00</text:p>
          </table:table-cell>
          <table:table-cell table:formula="of:=[.D199]^2" office:value-type="float" office:value="8395873639.45454" calcext:value-type="float">
            <text:p>8 395 873 639,45</text:p>
          </table:table-cell>
          <table:table-cell table:formula="of:=[.E199]/[.B199]" office:value-type="float" office:value="91628.9999831335" calcext:value-type="float">
            <text:p>91 629,00</text:p>
          </table:table-cell>
          <table:table-cell/>
        </table:table-row>
        <table:table-row table:style-name="ro1">
          <table:table-cell office:value-type="float" office:value="16.97" calcext:value-type="float">
            <text:p>16,97</text:p>
          </table:table-cell>
          <table:table-cell office:value-type="float" office:value="90342" calcext:value-type="float">
            <text:p>90342</text:p>
          </table:table-cell>
          <table:table-cell table:formula="of:=1/(PI()*[.$B$6]*(1+(([.A200]-[.$B$7])/[.$B$6])^2))*[.$B$5]" office:value-type="float" office:value="0.000008212108109371" calcext:value-type="float">
            <text:p>0,0000082121</text:p>
          </table:table-cell>
          <table:table-cell table:formula="of:=[.B200]-[.C200]" office:value-type="float" office:value="90341.9999917879" calcext:value-type="float">
            <text:p>90 342,00</text:p>
          </table:table-cell>
          <table:table-cell table:formula="of:=[.D200]^2" office:value-type="float" office:value="8161676962.5162" calcext:value-type="float">
            <text:p>8 161 676 962,52</text:p>
          </table:table-cell>
          <table:table-cell table:formula="of:=[.E200]/[.B200]" office:value-type="float" office:value="90341.9999835758" calcext:value-type="float">
            <text:p>90 342,00</text:p>
          </table:table-cell>
          <table:table-cell/>
        </table:table-row>
        <table:table-row table:style-name="ro1">
          <table:table-cell office:value-type="float" office:value="16.996" calcext:value-type="float">
            <text:p>16,996</text:p>
          </table:table-cell>
          <table:table-cell office:value-type="float" office:value="88274" calcext:value-type="float">
            <text:p>88274</text:p>
          </table:table-cell>
          <table:table-cell table:formula="of:=1/(PI()*[.$B$6]*(1+(([.A201]-[.$B$7])/[.$B$6])^2))*[.$B$5]" office:value-type="float" office:value="0.00000799955882802395" calcext:value-type="float">
            <text:p>0,0000079996</text:p>
          </table:table-cell>
          <table:table-cell table:formula="of:=[.B201]-[.C201]" office:value-type="float" office:value="88273.9999920005" calcext:value-type="float">
            <text:p>88 274,00</text:p>
          </table:table-cell>
          <table:table-cell table:formula="of:=[.D201]^2" office:value-type="float" office:value="7792299074.5877" calcext:value-type="float">
            <text:p>7 792 299 074,59</text:p>
          </table:table-cell>
          <table:table-cell table:formula="of:=[.E201]/[.B201]" office:value-type="float" office:value="88273.9999840009" calcext:value-type="float">
            <text:p>88 274,00</text:p>
          </table:table-cell>
          <table:table-cell/>
        </table:table-row>
        <table:table-row table:style-name="ro1">
          <table:table-cell office:value-type="float" office:value="17.022" calcext:value-type="float">
            <text:p>17,022</text:p>
          </table:table-cell>
          <table:table-cell office:value-type="float" office:value="86034" calcext:value-type="float">
            <text:p>86034</text:p>
          </table:table-cell>
          <table:table-cell table:formula="of:=1/(PI()*[.$B$6]*(1+(([.A202]-[.$B$7])/[.$B$6])^2))*[.$B$5]" office:value-type="float" office:value="0.00000779515594676114" calcext:value-type="float">
            <text:p>0,0000077952</text:p>
          </table:table-cell>
          <table:table-cell table:formula="of:=[.B202]-[.C202]" office:value-type="float" office:value="86033.9999922048" calcext:value-type="float">
            <text:p>86 034,00</text:p>
          </table:table-cell>
          <table:table-cell table:formula="of:=[.D202]^2" office:value-type="float" office:value="7401849154.6587" calcext:value-type="float">
            <text:p>7 401 849 154,66</text:p>
          </table:table-cell>
          <table:table-cell table:formula="of:=[.E202]/[.B202]" office:value-type="float" office:value="86033.9999844097" calcext:value-type="float">
            <text:p>86 034,00</text:p>
          </table:table-cell>
          <table:table-cell/>
        </table:table-row>
        <table:table-row table:style-name="ro1">
          <table:table-cell office:value-type="float" office:value="17.048" calcext:value-type="float">
            <text:p>17,048</text:p>
          </table:table-cell>
          <table:table-cell office:value-type="float" office:value="83648" calcext:value-type="float">
            <text:p>83648</text:p>
          </table:table-cell>
          <table:table-cell table:formula="of:=1/(PI()*[.$B$6]*(1+(([.A203]-[.$B$7])/[.$B$6])^2))*[.$B$5]" office:value-type="float" office:value="0.00000759848841853364" calcext:value-type="float">
            <text:p>0,0000075985</text:p>
          </table:table-cell>
          <table:table-cell table:formula="of:=[.B203]-[.C203]" office:value-type="float" office:value="83647.9999924015" calcext:value-type="float">
            <text:p>83 648,00</text:p>
          </table:table-cell>
          <table:table-cell table:formula="of:=[.D203]^2" office:value-type="float" office:value="6996987902.7288" calcext:value-type="float">
            <text:p>6 996 987 902,73</text:p>
          </table:table-cell>
          <table:table-cell table:formula="of:=[.E203]/[.B203]" office:value-type="float" office:value="83647.999984803" calcext:value-type="float">
            <text:p>83 648,00</text:p>
          </table:table-cell>
          <table:table-cell/>
        </table:table-row>
        <table:table-row table:style-name="ro1">
          <table:table-cell office:value-type="float" office:value="17.074" calcext:value-type="float">
            <text:p>17,074</text:p>
          </table:table-cell>
          <table:table-cell office:value-type="float" office:value="81352" calcext:value-type="float">
            <text:p>81352</text:p>
          </table:table-cell>
          <table:table-cell table:formula="of:=1/(PI()*[.$B$6]*(1+(([.A204]-[.$B$7])/[.$B$6])^2))*[.$B$5]" office:value-type="float" office:value="0.0000074091707985136" calcext:value-type="float">
            <text:p>0,0000074092</text:p>
          </table:table-cell>
          <table:table-cell table:formula="of:=[.B204]-[.C204]" office:value-type="float" office:value="81351.9999925908" calcext:value-type="float">
            <text:p>81 352,00</text:p>
          </table:table-cell>
          <table:table-cell table:formula="of:=[.D204]^2" office:value-type="float" office:value="6618147902.7945" calcext:value-type="float">
            <text:p>6 618 147 902,79</text:p>
          </table:table-cell>
          <table:table-cell table:formula="of:=[.E204]/[.B204]" office:value-type="float" office:value="81351.9999851817" calcext:value-type="float">
            <text:p>81 352,00</text:p>
          </table:table-cell>
          <table:table-cell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78452" calcext:value-type="float">
            <text:p>78452</text:p>
          </table:table-cell>
          <table:table-cell table:formula="of:=1/(PI()*[.$B$6]*(1+(([.A205]-[.$B$7])/[.$B$6])^2))*[.$B$5]" office:value-type="float" office:value="0.00000722684135408955" calcext:value-type="float">
            <text:p>0,0000072268</text:p>
          </table:table-cell>
          <table:table-cell table:formula="of:=[.B205]-[.C205]" office:value-type="float" office:value="78451.9999927732" calcext:value-type="float">
            <text:p>78 452,00</text:p>
          </table:table-cell>
          <table:table-cell table:formula="of:=[.D205]^2" office:value-type="float" office:value="6154716302.86608" calcext:value-type="float">
            <text:p>6 154 716 302,87</text:p>
          </table:table-cell>
          <table:table-cell table:formula="of:=[.E205]/[.B205]" office:value-type="float" office:value="78451.9999855463" calcext:value-type="float">
            <text:p>78 452,00</text:p>
          </table:table-cell>
          <table:table-cell/>
        </table:table-row>
        <table:table-row table:style-name="ro1">
          <table:table-cell office:value-type="float" office:value="17.126" calcext:value-type="float">
            <text:p>17,126</text:p>
          </table:table-cell>
          <table:table-cell office:value-type="float" office:value="75473" calcext:value-type="float">
            <text:p>75473</text:p>
          </table:table-cell>
          <table:table-cell table:formula="of:=1/(PI()*[.$B$6]*(1+(([.A206]-[.$B$7])/[.$B$6])^2))*[.$B$5]" office:value-type="float" office:value="0.00000705116033565878" calcext:value-type="float">
            <text:p>0,0000070512</text:p>
          </table:table-cell>
          <table:table-cell table:formula="of:=[.B206]-[.C206]" office:value-type="float" office:value="75472.9999929488" calcext:value-type="float">
            <text:p>75 473,00</text:p>
          </table:table-cell>
          <table:table-cell table:formula="of:=[.D206]^2" office:value-type="float" office:value="5696173727.93566" calcext:value-type="float">
            <text:p>5 696 173 727,94</text:p>
          </table:table-cell>
          <table:table-cell table:formula="of:=[.E206]/[.B206]" office:value-type="float" office:value="75472.9999858977" calcext:value-type="float">
            <text:p>75 473,00</text:p>
          </table:table-cell>
          <table:table-cell/>
        </table:table-row>
        <table:table-row table:style-name="ro1">
          <table:table-cell office:value-type="float" office:value="17.152" calcext:value-type="float">
            <text:p>17,152</text:p>
          </table:table-cell>
          <table:table-cell office:value-type="float" office:value="73241" calcext:value-type="float">
            <text:p>73241</text:p>
          </table:table-cell>
          <table:table-cell table:formula="of:=1/(PI()*[.$B$6]*(1+(([.A207]-[.$B$7])/[.$B$6])^2))*[.$B$5]" office:value-type="float" office:value="0.00000688180839277066" calcext:value-type="float">
            <text:p>0,0000068818</text:p>
          </table:table-cell>
          <table:table-cell table:formula="of:=[.B207]-[.C207]" office:value-type="float" office:value="73240.9999931182" calcext:value-type="float">
            <text:p>73 241,00</text:p>
          </table:table-cell>
          <table:table-cell table:formula="of:=[.D207]^2" office:value-type="float" office:value="5364244079.99194" calcext:value-type="float">
            <text:p>5 364 244 079,99</text:p>
          </table:table-cell>
          <table:table-cell table:formula="of:=[.E207]/[.B207]" office:value-type="float" office:value="73240.9999862364" calcext:value-type="float">
            <text:p>73 241,00</text:p>
          </table:table-cell>
          <table:table-cell/>
        </table:table-row>
        <table:table-row table:style-name="ro1">
          <table:table-cell office:value-type="float" office:value="17.178" calcext:value-type="float">
            <text:p>17,178</text:p>
          </table:table-cell>
          <table:table-cell office:value-type="float" office:value="71692" calcext:value-type="float">
            <text:p>71692</text:p>
          </table:table-cell>
          <table:table-cell table:formula="of:=1/(PI()*[.$B$6]*(1+(([.A208]-[.$B$7])/[.$B$6])^2))*[.$B$5]" office:value-type="float" office:value="0.00000671848512182326" calcext:value-type="float">
            <text:p>0,0000067185</text:p>
          </table:table-cell>
          <table:table-cell table:formula="of:=[.B208]-[.C208]" office:value-type="float" office:value="71691.9999932815" calcext:value-type="float">
            <text:p>71 692,00</text:p>
          </table:table-cell>
          <table:table-cell table:formula="of:=[.D208]^2" office:value-type="float" office:value="5139742863.03668" calcext:value-type="float">
            <text:p>5 139 742 863,04</text:p>
          </table:table-cell>
          <table:table-cell table:formula="of:=[.E208]/[.B208]" office:value-type="float" office:value="71691.999986563" calcext:value-type="float">
            <text:p>71 692,00</text:p>
          </table:table-cell>
          <table:table-cell/>
        </table:table-row>
        <table:table-row table:style-name="ro1">
          <table:table-cell office:value-type="float" office:value="17.204" calcext:value-type="float">
            <text:p>17,204</text:p>
          </table:table-cell>
          <table:table-cell office:value-type="float" office:value="70542" calcext:value-type="float">
            <text:p>70542</text:p>
          </table:table-cell>
          <table:table-cell table:formula="of:=1/(PI()*[.$B$6]*(1+(([.A209]-[.$B$7])/[.$B$6])^2))*[.$B$5]" office:value-type="float" office:value="0.00000656090773297246" calcext:value-type="float">
            <text:p>0,0000065609</text:p>
          </table:table-cell>
          <table:table-cell table:formula="of:=[.B209]-[.C209]" office:value-type="float" office:value="70541.9999934391" calcext:value-type="float">
            <text:p>70 542,00</text:p>
          </table:table-cell>
          <table:table-cell table:formula="of:=[.D209]^2" office:value-type="float" office:value="4976173763.07436" calcext:value-type="float">
            <text:p>4 976 173 763,07</text:p>
          </table:table-cell>
          <table:table-cell table:formula="of:=[.E209]/[.B209]" office:value-type="float" office:value="70541.9999868782" calcext:value-type="float">
            <text:p>70 542,00</text:p>
          </table:table-cell>
          <table:table-cell/>
        </table:table-row>
        <table:table-row table:style-name="ro1">
          <table:table-cell office:value-type="float" office:value="17.23" calcext:value-type="float">
            <text:p>17,23</text:p>
          </table:table-cell>
          <table:table-cell office:value-type="float" office:value="70337" calcext:value-type="float">
            <text:p>70337</text:p>
          </table:table-cell>
          <table:table-cell table:formula="of:=1/(PI()*[.$B$6]*(1+(([.A210]-[.$B$7])/[.$B$6])^2))*[.$B$5]" office:value-type="float" office:value="0.00000640880982519968" calcext:value-type="float">
            <text:p>0,0000064088</text:p>
          </table:table-cell>
          <table:table-cell table:formula="of:=[.B210]-[.C210]" office:value-type="float" office:value="70336.9999935912" calcext:value-type="float">
            <text:p>70 337,00</text:p>
          </table:table-cell>
          <table:table-cell table:formula="of:=[.D210]^2" office:value-type="float" office:value="4947293568.09845" calcext:value-type="float">
            <text:p>4 947 293 568,10</text:p>
          </table:table-cell>
          <table:table-cell table:formula="of:=[.E210]/[.B210]" office:value-type="float" office:value="70336.9999871824" calcext:value-type="float">
            <text:p>70 337,00</text:p>
          </table:table-cell>
          <table:table-cell/>
        </table:table-row>
        <table:table-row table:style-name="ro1">
          <table:table-cell office:value-type="float" office:value="17.256" calcext:value-type="float">
            <text:p>17,256</text:p>
          </table:table-cell>
          <table:table-cell office:value-type="float" office:value="69594" calcext:value-type="float">
            <text:p>69594</text:p>
          </table:table-cell>
          <table:table-cell table:formula="of:=1/(PI()*[.$B$6]*(1+(([.A211]-[.$B$7])/[.$B$6])^2))*[.$B$5]" office:value-type="float" office:value="0.00000626194025962442" calcext:value-type="float">
            <text:p>0,0000062619</text:p>
          </table:table-cell>
          <table:table-cell table:formula="of:=[.B211]-[.C211]" office:value-type="float" office:value="69593.9999937381" calcext:value-type="float">
            <text:p>69 594,00</text:p>
          </table:table-cell>
          <table:table-cell table:formula="of:=[.D211]^2" office:value-type="float" office:value="4843324835.12841" calcext:value-type="float">
            <text:p>4 843 324 835,13</text:p>
          </table:table-cell>
          <table:table-cell table:formula="of:=[.E211]/[.B211]" office:value-type="float" office:value="69593.9999874761" calcext:value-type="float">
            <text:p>69 594,00</text:p>
          </table:table-cell>
          <table:table-cell/>
        </table:table-row>
        <table:table-row table:style-name="ro1">
          <table:table-cell office:value-type="float" office:value="17.282" calcext:value-type="float">
            <text:p>17,282</text:p>
          </table:table-cell>
          <table:table-cell office:value-type="float" office:value="68691" calcext:value-type="float">
            <text:p>68691</text:p>
          </table:table-cell>
          <table:table-cell table:formula="of:=1/(PI()*[.$B$6]*(1+(([.A212]-[.$B$7])/[.$B$6])^2))*[.$B$5]" office:value-type="float" office:value="0.00000612006212215827" calcext:value-type="float">
            <text:p>0,0000061201</text:p>
          </table:table-cell>
          <table:table-cell table:formula="of:=[.B212]-[.C212]" office:value-type="float" office:value="68690.9999938799" calcext:value-type="float">
            <text:p>68 691,00</text:p>
          </table:table-cell>
          <table:table-cell table:formula="of:=[.D212]^2" office:value-type="float" office:value="4718453480.15922" calcext:value-type="float">
            <text:p>4 718 453 480,16</text:p>
          </table:table-cell>
          <table:table-cell table:formula="of:=[.E212]/[.B212]" office:value-type="float" office:value="68690.9999877599" calcext:value-type="float">
            <text:p>68 691,00</text:p>
          </table:table-cell>
          <table:table-cell/>
        </table:table-row>
        <table:table-row table:style-name="ro1">
          <table:table-cell office:value-type="float" office:value="17.308" calcext:value-type="float">
            <text:p>17,308</text:p>
          </table:table-cell>
          <table:table-cell office:value-type="float" office:value="67488" calcext:value-type="float">
            <text:p>67488</text:p>
          </table:table-cell>
          <table:table-cell table:formula="of:=1/(PI()*[.$B$6]*(1+(([.A213]-[.$B$7])/[.$B$6])^2))*[.$B$5]" office:value-type="float" office:value="0.00000598295176749484" calcext:value-type="float">
            <text:p>0,0000059830</text:p>
          </table:table-cell>
          <table:table-cell table:formula="of:=[.B213]-[.C213]" office:value-type="float" office:value="67487.9999940171" calcext:value-type="float">
            <text:p>67 488,00</text:p>
          </table:table-cell>
          <table:table-cell table:formula="of:=[.D213]^2" office:value-type="float" office:value="4554630143.19245" calcext:value-type="float">
            <text:p>4 554 630 143,19</text:p>
          </table:table-cell>
          <table:table-cell table:formula="of:=[.E213]/[.B213]" office:value-type="float" office:value="67487.9999880341" calcext:value-type="float">
            <text:p>67 488,00</text:p>
          </table:table-cell>
          <table:table-cell/>
        </table:table-row>
        <table:table-row table:style-name="ro1">
          <table:table-cell office:value-type="float" office:value="17.334" calcext:value-type="float">
            <text:p>17,334</text:p>
          </table:table-cell>
          <table:table-cell office:value-type="float" office:value="66927" calcext:value-type="float">
            <text:p>66927</text:p>
          </table:table-cell>
          <table:table-cell table:formula="of:=1/(PI()*[.$B$6]*(1+(([.A214]-[.$B$7])/[.$B$6])^2))*[.$B$5]" office:value-type="float" office:value="0.0000058503979372279" calcext:value-type="float">
            <text:p>0,0000058504</text:p>
          </table:table-cell>
          <table:table-cell table:formula="of:=[.B214]-[.C214]" office:value-type="float" office:value="66926.9999941496" calcext:value-type="float">
            <text:p>66 927,00</text:p>
          </table:table-cell>
          <table:table-cell table:formula="of:=[.D214]^2" office:value-type="float" office:value="4479223328.2169" calcext:value-type="float">
            <text:p>4 479 223 328,22</text:p>
          </table:table-cell>
          <table:table-cell table:formula="of:=[.E214]/[.B214]" office:value-type="float" office:value="66926.9999882992" calcext:value-type="float">
            <text:p>66 927,00</text:p>
          </table:table-cell>
          <table:table-cell/>
        </table:table-row>
        <table:table-row table:style-name="ro1">
          <table:table-cell office:value-type="float" office:value="17.36" calcext:value-type="float">
            <text:p>17,36</text:p>
          </table:table-cell>
          <table:table-cell office:value-type="float" office:value="66605" calcext:value-type="float">
            <text:p>66605</text:p>
          </table:table-cell>
          <table:table-cell table:formula="of:=1/(PI()*[.$B$6]*(1+(([.A215]-[.$B$7])/[.$B$6])^2))*[.$B$5]" office:value-type="float" office:value="0.00000572220094560087" calcext:value-type="float">
            <text:p>0,0000057222</text:p>
          </table:table-cell>
          <table:table-cell table:formula="of:=[.B215]-[.C215]" office:value-type="float" office:value="66604.9999942778" calcext:value-type="float">
            <text:p>66 605,00</text:p>
          </table:table-cell>
          <table:table-cell table:formula="of:=[.D215]^2" office:value-type="float" office:value="4436226024.23775" calcext:value-type="float">
            <text:p>4 436 226 024,24</text:p>
          </table:table-cell>
          <table:table-cell table:formula="of:=[.E215]/[.B215]" office:value-type="float" office:value="66604.9999885556" calcext:value-type="float">
            <text:p>66 605,00</text:p>
          </table:table-cell>
          <table:table-cell/>
        </table:table-row>
        <table:table-row table:style-name="ro1">
          <table:table-cell office:value-type="float" office:value="17.386" calcext:value-type="float">
            <text:p>17,386</text:p>
          </table:table-cell>
          <table:table-cell office:value-type="float" office:value="65707" calcext:value-type="float">
            <text:p>65707</text:p>
          </table:table-cell>
          <table:table-cell table:formula="of:=1/(PI()*[.$B$6]*(1+(([.A216]-[.$B$7])/[.$B$6])^2))*[.$B$5]" office:value-type="float" office:value="0.00000559817192702436" calcext:value-type="float">
            <text:p>0,0000055982</text:p>
          </table:table-cell>
          <table:table-cell table:formula="of:=[.B216]-[.C216]" office:value-type="float" office:value="65706.9999944018" calcext:value-type="float">
            <text:p>65 707,00</text:p>
          </table:table-cell>
          <table:table-cell table:formula="of:=[.D216]^2" office:value-type="float" office:value="4317409848.26432" calcext:value-type="float">
            <text:p>4 317 409 848,26</text:p>
          </table:table-cell>
          <table:table-cell table:formula="of:=[.E216]/[.B216]" office:value-type="float" office:value="65706.9999888037" calcext:value-type="float">
            <text:p>65 707,00</text:p>
          </table:table-cell>
          <table:table-cell/>
        </table:table-row>
        <table:table-row table:style-name="ro1">
          <table:table-cell office:value-type="float" office:value="17.412" calcext:value-type="float">
            <text:p>17,412</text:p>
          </table:table-cell>
          <table:table-cell office:value-type="float" office:value="65185" calcext:value-type="float">
            <text:p>65185</text:p>
          </table:table-cell>
          <table:table-cell table:formula="of:=1/(PI()*[.$B$6]*(1+(([.A217]-[.$B$7])/[.$B$6])^2))*[.$B$5]" office:value-type="float" office:value="0.00000547813214006415" calcext:value-type="float">
            <text:p>0,0000054781</text:p>
          </table:table-cell>
          <table:table-cell table:formula="of:=[.B217]-[.C217]" office:value-type="float" office:value="65184.9999945219" calcext:value-type="float">
            <text:p>65 185,00</text:p>
          </table:table-cell>
          <table:table-cell table:formula="of:=[.D217]^2" office:value-type="float" office:value="4249084224.28582" calcext:value-type="float">
            <text:p>4 249 084 224,29</text:p>
          </table:table-cell>
          <table:table-cell table:formula="of:=[.E217]/[.B217]" office:value-type="float" office:value="65184.9999890437" calcext:value-type="float">
            <text:p>65 185,00</text:p>
          </table:table-cell>
          <table:table-cell/>
        </table:table-row>
        <table:table-row table:style-name="ro1">
          <table:table-cell office:value-type="float" office:value="17.438" calcext:value-type="float">
            <text:p>17,438</text:p>
          </table:table-cell>
          <table:table-cell office:value-type="float" office:value="64645" calcext:value-type="float">
            <text:p>64645</text:p>
          </table:table-cell>
          <table:table-cell table:formula="of:=1/(PI()*[.$B$6]*(1+(([.A218]-[.$B$7])/[.$B$6])^2))*[.$B$5]" office:value-type="float" office:value="0.00000536191232310781" calcext:value-type="float">
            <text:p>0,0000053619</text:p>
          </table:table-cell>
          <table:table-cell table:formula="of:=[.B218]-[.C218]" office:value-type="float" office:value="64644.9999946381" calcext:value-type="float">
            <text:p>64 645,00</text:p>
          </table:table-cell>
          <table:table-cell table:formula="of:=[.D218]^2" office:value-type="float" office:value="4178976024.30676" calcext:value-type="float">
            <text:p>4 178 976 024,31</text:p>
          </table:table-cell>
          <table:table-cell table:formula="of:=[.E218]/[.B218]" office:value-type="float" office:value="64644.9999892762" calcext:value-type="float">
            <text:p>64 645,00</text:p>
          </table:table-cell>
          <table:table-cell/>
        </table:table-row>
        <table:table-row table:style-name="ro1">
          <table:table-cell office:value-type="float" office:value="17.464" calcext:value-type="float">
            <text:p>17,464</text:p>
          </table:table-cell>
          <table:table-cell office:value-type="float" office:value="64065" calcext:value-type="float">
            <text:p>64065</text:p>
          </table:table-cell>
          <table:table-cell table:formula="of:=1/(PI()*[.$B$6]*(1+(([.A219]-[.$B$7])/[.$B$6])^2))*[.$B$5]" office:value-type="float" office:value="0.00000524935209737078" calcext:value-type="float">
            <text:p>0,0000052494</text:p>
          </table:table-cell>
          <table:table-cell table:formula="of:=[.B219]-[.C219]" office:value-type="float" office:value="64064.9999947507" calcext:value-type="float">
            <text:p>64 065,00</text:p>
          </table:table-cell>
          <table:table-cell table:formula="of:=[.D219]^2" office:value-type="float" office:value="4104324224.3274" calcext:value-type="float">
            <text:p>4 104 324 224,33</text:p>
          </table:table-cell>
          <table:table-cell table:formula="of:=[.E219]/[.B219]" office:value-type="float" office:value="64064.9999895013" calcext:value-type="float">
            <text:p>64 065,00</text:p>
          </table:table-cell>
          <table:table-cell/>
        </table:table-row>
        <table:table-row table:style-name="ro1">
          <table:table-cell office:value-type="float" office:value="17.49" calcext:value-type="float">
            <text:p>17,49</text:p>
          </table:table-cell>
          <table:table-cell office:value-type="float" office:value="63045" calcext:value-type="float">
            <text:p>63045</text:p>
          </table:table-cell>
          <table:table-cell table:formula="of:=1/(PI()*[.$B$6]*(1+(([.A220]-[.$B$7])/[.$B$6])^2))*[.$B$5]" office:value-type="float" office:value="0.00000514029941330818" calcext:value-type="float">
            <text:p>0,0000051403</text:p>
          </table:table-cell>
          <table:table-cell table:formula="of:=[.B220]-[.C220]" office:value-type="float" office:value="63044.9999948597" calcext:value-type="float">
            <text:p>63 045,00</text:p>
          </table:table-cell>
          <table:table-cell table:formula="of:=[.D220]^2" office:value-type="float" office:value="3974672024.35186" calcext:value-type="float">
            <text:p>3 974 672 024,35</text:p>
          </table:table-cell>
          <table:table-cell table:formula="of:=[.E220]/[.B220]" office:value-type="float" office:value="63044.9999897194" calcext:value-type="float">
            <text:p>63 045,00</text:p>
          </table:table-cell>
          <table:table-cell/>
        </table:table-row>
        <table:table-row table:style-name="ro1">
          <table:table-cell office:value-type="float" office:value="17.516" calcext:value-type="float">
            <text:p>17,516</text:p>
          </table:table-cell>
          <table:table-cell office:value-type="float" office:value="62655" calcext:value-type="float">
            <text:p>62655</text:p>
          </table:table-cell>
          <table:table-cell table:formula="of:=1/(PI()*[.$B$6]*(1+(([.A221]-[.$B$7])/[.$B$6])^2))*[.$B$5]" office:value-type="float" office:value="0.0000050346100368629" calcext:value-type="float">
            <text:p>0,0000050346</text:p>
          </table:table-cell>
          <table:table-cell table:formula="of:=[.B221]-[.C221]" office:value-type="float" office:value="62654.9999949654" calcext:value-type="float">
            <text:p>62 655,00</text:p>
          </table:table-cell>
          <table:table-cell table:formula="of:=[.D221]^2" office:value-type="float" office:value="3925649024.36911" calcext:value-type="float">
            <text:p>3 925 649 024,37</text:p>
          </table:table-cell>
          <table:table-cell table:formula="of:=[.E221]/[.B221]" office:value-type="float" office:value="62654.9999899308" calcext:value-type="float">
            <text:p>62 655,00</text:p>
          </table:table-cell>
          <table:table-cell/>
        </table:table-row>
        <table:table-row table:style-name="ro1">
          <table:table-cell office:value-type="float" office:value="17.542" calcext:value-type="float">
            <text:p>17,542</text:p>
          </table:table-cell>
          <table:table-cell office:value-type="float" office:value="62138" calcext:value-type="float">
            <text:p>62138</text:p>
          </table:table-cell>
          <table:table-cell table:formula="of:=1/(PI()*[.$B$6]*(1+(([.A222]-[.$B$7])/[.$B$6])^2))*[.$B$5]" office:value-type="float" office:value="0.00000493214707230698" calcext:value-type="float">
            <text:p>0,0000049321</text:p>
          </table:table-cell>
          <table:table-cell table:formula="of:=[.B222]-[.C222]" office:value-type="float" office:value="62137.9999950679" calcext:value-type="float">
            <text:p>62 138,00</text:p>
          </table:table-cell>
          <table:table-cell table:formula="of:=[.D222]^2" office:value-type="float" office:value="3861131043.38705" calcext:value-type="float">
            <text:p>3 861 131 043,39</text:p>
          </table:table-cell>
          <table:table-cell table:formula="of:=[.E222]/[.B222]" office:value-type="float" office:value="62137.9999901357" calcext:value-type="float">
            <text:p>62 138,00</text:p>
          </table:table-cell>
          <table:table-cell/>
        </table:table-row>
        <table:table-row table:style-name="ro1">
          <table:table-cell office:value-type="float" office:value="17.568" calcext:value-type="float">
            <text:p>17,568</text:p>
          </table:table-cell>
          <table:table-cell office:value-type="float" office:value="61407" calcext:value-type="float">
            <text:p>61407</text:p>
          </table:table-cell>
          <table:table-cell table:formula="of:=1/(PI()*[.$B$6]*(1+(([.A223]-[.$B$7])/[.$B$6])^2))*[.$B$5]" office:value-type="float" office:value="0.0000048327805187278" calcext:value-type="float">
            <text:p>0,0000048328</text:p>
          </table:table-cell>
          <table:table-cell table:formula="of:=[.B223]-[.C223]" office:value-type="float" office:value="61406.9999951672" calcext:value-type="float">
            <text:p>61 407,00</text:p>
          </table:table-cell>
          <table:table-cell table:formula="of:=[.D223]^2" office:value-type="float" office:value="3770819648.40647" calcext:value-type="float">
            <text:p>3 770 819 648,41</text:p>
          </table:table-cell>
          <table:table-cell table:formula="of:=[.E223]/[.B223]" office:value-type="float" office:value="61406.9999903344" calcext:value-type="float">
            <text:p>61 407,00</text:p>
          </table:table-cell>
          <table:table-cell/>
        </table:table-row>
        <table:table-row table:style-name="ro1">
          <table:table-cell office:value-type="float" office:value="17.594" calcext:value-type="float">
            <text:p>17,594</text:p>
          </table:table-cell>
          <table:table-cell office:value-type="float" office:value="60717" calcext:value-type="float">
            <text:p>60717</text:p>
          </table:table-cell>
          <table:table-cell table:formula="of:=1/(PI()*[.$B$6]*(1+(([.A224]-[.$B$7])/[.$B$6])^2))*[.$B$5]" office:value-type="float" office:value="0.00000473638685747447" calcext:value-type="float">
            <text:p>0,0000047364</text:p>
          </table:table-cell>
          <table:table-cell table:formula="of:=[.B224]-[.C224]" office:value-type="float" office:value="60716.9999952636" calcext:value-type="float">
            <text:p>60 717,00</text:p>
          </table:table-cell>
          <table:table-cell table:formula="of:=[.D224]^2" office:value-type="float" office:value="3686554088.42484" calcext:value-type="float">
            <text:p>3 686 554 088,42</text:p>
          </table:table-cell>
          <table:table-cell table:formula="of:=[.E224]/[.B224]" office:value-type="float" office:value="60716.9999905272" calcext:value-type="float">
            <text:p>60 717,00</text:p>
          </table:table-cell>
          <table:table-cell/>
        </table:table-row>
        <table:table-row table:style-name="ro1">
          <table:table-cell office:value-type="float" office:value="17.62" calcext:value-type="float">
            <text:p>17,62</text:p>
          </table:table-cell>
          <table:table-cell office:value-type="float" office:value="60127" calcext:value-type="float">
            <text:p>60127</text:p>
          </table:table-cell>
          <table:table-cell table:formula="of:=1/(PI()*[.$B$6]*(1+(([.A225]-[.$B$7])/[.$B$6])^2))*[.$B$5]" office:value-type="float" office:value="0.0000046428486681194" calcext:value-type="float">
            <text:p>0,0000046428</text:p>
          </table:table-cell>
          <table:table-cell table:formula="of:=[.B225]-[.C225]" office:value-type="float" office:value="60126.9999953572" calcext:value-type="float">
            <text:p>60 127,00</text:p>
          </table:table-cell>
          <table:table-cell table:formula="of:=[.D225]^2" office:value-type="float" office:value="3615256128.44168" calcext:value-type="float">
            <text:p>3 615 256 128,44</text:p>
          </table:table-cell>
          <table:table-cell table:formula="of:=[.E225]/[.B225]" office:value-type="float" office:value="60126.9999907143" calcext:value-type="float">
            <text:p>60 127,00</text:p>
          </table:table-cell>
          <table:table-cell/>
        </table:table-row>
        <table:table-row table:style-name="ro1">
          <table:table-cell office:value-type="float" office:value="17.646" calcext:value-type="float">
            <text:p>17,646</text:p>
          </table:table-cell>
          <table:table-cell office:value-type="float" office:value="59567" calcext:value-type="float">
            <text:p>59567</text:p>
          </table:table-cell>
          <table:table-cell table:formula="of:=1/(PI()*[.$B$6]*(1+(([.A226]-[.$B$7])/[.$B$6])^2))*[.$B$5]" office:value-type="float" office:value="0.00000455205427070411" calcext:value-type="float">
            <text:p>0,0000045521</text:p>
          </table:table-cell>
          <table:table-cell table:formula="of:=[.B226]-[.C226]" office:value-type="float" office:value="59566.9999954479" calcext:value-type="float">
            <text:p>59 567,00</text:p>
          </table:table-cell>
          <table:table-cell table:formula="of:=[.D226]^2" office:value-type="float" office:value="3548227488.4577" calcext:value-type="float">
            <text:p>3 548 227 488,46</text:p>
          </table:table-cell>
          <table:table-cell table:formula="of:=[.E226]/[.B226]" office:value-type="float" office:value="59566.9999908959" calcext:value-type="float">
            <text:p>59 567,00</text:p>
          </table:table-cell>
          <table:table-cell/>
        </table:table-row>
        <table:table-row table:style-name="ro1">
          <table:table-cell office:value-type="float" office:value="17.672" calcext:value-type="float">
            <text:p>17,672</text:p>
          </table:table-cell>
          <table:table-cell office:value-type="float" office:value="59656" calcext:value-type="float">
            <text:p>59656</text:p>
          </table:table-cell>
          <table:table-cell table:formula="of:=1/(PI()*[.$B$6]*(1+(([.A227]-[.$B$7])/[.$B$6])^2))*[.$B$5]" office:value-type="float" office:value="0.0000044638973922336" calcext:value-type="float">
            <text:p>0,0000044639</text:p>
          </table:table-cell>
          <table:table-cell table:formula="of:=[.B227]-[.C227]" office:value-type="float" office:value="59655.9999955361" calcext:value-type="float">
            <text:p>59 656,00</text:p>
          </table:table-cell>
          <table:table-cell table:formula="of:=[.D227]^2" office:value-type="float" office:value="3558838335.4674" calcext:value-type="float">
            <text:p>3 558 838 335,47</text:p>
          </table:table-cell>
          <table:table-cell table:formula="of:=[.E227]/[.B227]" office:value-type="float" office:value="59655.9999910722" calcext:value-type="float">
            <text:p>59 656,00</text:p>
          </table:table-cell>
          <table:table-cell/>
        </table:table-row>
        <table:table-row table:style-name="ro1">
          <table:table-cell office:value-type="float" office:value="17.698" calcext:value-type="float">
            <text:p>17,698</text:p>
          </table:table-cell>
          <table:table-cell office:value-type="float" office:value="59426" calcext:value-type="float">
            <text:p>59426</text:p>
          </table:table-cell>
          <table:table-cell table:formula="of:=1/(PI()*[.$B$6]*(1+(([.A228]-[.$B$7])/[.$B$6])^2))*[.$B$5]" office:value-type="float" office:value="0.00000437827685555881" calcext:value-type="float">
            <text:p>0,0000043783</text:p>
          </table:table-cell>
          <table:table-cell table:formula="of:=[.B228]-[.C228]" office:value-type="float" office:value="59425.9999956217" calcext:value-type="float">
            <text:p>59 426,00</text:p>
          </table:table-cell>
          <table:table-cell table:formula="of:=[.D228]^2" office:value-type="float" office:value="3531449475.47963" calcext:value-type="float">
            <text:p>3 531 449 475,48</text:p>
          </table:table-cell>
          <table:table-cell table:formula="of:=[.E228]/[.B228]" office:value-type="float" office:value="59425.9999912434" calcext:value-type="float">
            <text:p>59 426,00</text:p>
          </table:table-cell>
          <table:table-cell/>
        </table:table-row>
        <table:table-row table:style-name="ro1">
          <table:table-cell office:value-type="float" office:value="17.724" calcext:value-type="float">
            <text:p>17,724</text:p>
          </table:table-cell>
          <table:table-cell office:value-type="float" office:value="59235" calcext:value-type="float">
            <text:p>59235</text:p>
          </table:table-cell>
          <table:table-cell table:formula="of:=1/(PI()*[.$B$6]*(1+(([.A229]-[.$B$7])/[.$B$6])^2))*[.$B$5]" office:value-type="float" office:value="0.00000429509628894584" calcext:value-type="float">
            <text:p>0,0000042951</text:p>
          </table:table-cell>
          <table:table-cell table:formula="of:=[.B229]-[.C229]" office:value-type="float" office:value="59234.9999957049" calcext:value-type="float">
            <text:p>59 235,00</text:p>
          </table:table-cell>
          <table:table-cell table:formula="of:=[.D229]^2" office:value-type="float" office:value="3508785224.49116" calcext:value-type="float">
            <text:p>3 508 785 224,49</text:p>
          </table:table-cell>
          <table:table-cell table:formula="of:=[.E229]/[.B229]" office:value-type="float" office:value="59234.9999914098" calcext:value-type="float">
            <text:p>59 235,00</text:p>
          </table:table-cell>
          <table:table-cell/>
        </table:table-row>
        <table:table-row table:style-name="ro1">
          <table:table-cell office:value-type="float" office:value="17.75" calcext:value-type="float">
            <text:p>17,75</text:p>
          </table:table-cell>
          <table:table-cell office:value-type="float" office:value="58665" calcext:value-type="float">
            <text:p>58665</text:p>
          </table:table-cell>
          <table:table-cell table:formula="of:=1/(PI()*[.$B$6]*(1+(([.A230]-[.$B$7])/[.$B$6])^2))*[.$B$5]" office:value-type="float" office:value="0.00000421426385477492" calcext:value-type="float">
            <text:p>0,0000042143</text:p>
          </table:table-cell>
          <table:table-cell table:formula="of:=[.B230]-[.C230]" office:value-type="float" office:value="58664.9999957857" calcext:value-type="float">
            <text:p>58 665,00</text:p>
          </table:table-cell>
          <table:table-cell table:formula="of:=[.D230]^2" office:value-type="float" office:value="3441582224.50554" calcext:value-type="float">
            <text:p>3 441 582 224,51</text:p>
          </table:table-cell>
          <table:table-cell table:formula="of:=[.E230]/[.B230]" office:value-type="float" office:value="58664.9999915715" calcext:value-type="float">
            <text:p>58 665,00</text:p>
          </table:table-cell>
          <table:table-cell/>
        </table:table-row>
        <table:table-row table:style-name="ro1">
          <table:table-cell office:value-type="float" office:value="17.776" calcext:value-type="float">
            <text:p>17,776</text:p>
          </table:table-cell>
          <table:table-cell office:value-type="float" office:value="58514" calcext:value-type="float">
            <text:p>58514</text:p>
          </table:table-cell>
          <table:table-cell table:formula="of:=1/(PI()*[.$B$6]*(1+(([.A231]-[.$B$7])/[.$B$6])^2))*[.$B$5]" office:value-type="float" office:value="0.00000413569199594234" calcext:value-type="float">
            <text:p>0,0000041357</text:p>
          </table:table-cell>
          <table:table-cell table:formula="of:=[.B231]-[.C231]" office:value-type="float" office:value="58513.9999958643" calcext:value-type="float">
            <text:p>58 514,00</text:p>
          </table:table-cell>
          <table:table-cell table:formula="of:=[.D231]^2" office:value-type="float" office:value="3423888195.51601" calcext:value-type="float">
            <text:p>3 423 888 195,52</text:p>
          </table:table-cell>
          <table:table-cell table:formula="of:=[.E231]/[.B231]" office:value-type="float" office:value="58513.9999917286" calcext:value-type="float">
            <text:p>58 514,00</text:p>
          </table:table-cell>
          <table:table-cell/>
        </table:table-row>
        <table:table-row table:style-name="ro1">
          <table:table-cell office:value-type="float" office:value="17.802" calcext:value-type="float">
            <text:p>17,802</text:p>
          </table:table-cell>
          <table:table-cell office:value-type="float" office:value="58216" calcext:value-type="float">
            <text:p>58216</text:p>
          </table:table-cell>
          <table:table-cell table:formula="of:=1/(PI()*[.$B$6]*(1+(([.A232]-[.$B$7])/[.$B$6])^2))*[.$B$5]" office:value-type="float" office:value="0.00000405929719865753" calcext:value-type="float">
            <text:p>0,0000040593</text:p>
          </table:table-cell>
          <table:table-cell table:formula="of:=[.B232]-[.C232]" office:value-type="float" office:value="58215.9999959407" calcext:value-type="float">
            <text:p>58 216,00</text:p>
          </table:table-cell>
          <table:table-cell table:formula="of:=[.D232]^2" office:value-type="float" office:value="3389102655.52737" calcext:value-type="float">
            <text:p>3 389 102 655,53</text:p>
          </table:table-cell>
          <table:table-cell table:formula="of:=[.E232]/[.B232]" office:value-type="float" office:value="58215.9999918814" calcext:value-type="float">
            <text:p>58 216,00</text:p>
          </table:table-cell>
          <table:table-cell/>
        </table:table-row>
        <table:table-row table:style-name="ro1">
          <table:table-cell office:value-type="float" office:value="17.828" calcext:value-type="float">
            <text:p>17,828</text:p>
          </table:table-cell>
          <table:table-cell office:value-type="float" office:value="57898" calcext:value-type="float">
            <text:p>57898</text:p>
          </table:table-cell>
          <table:table-cell table:formula="of:=1/(PI()*[.$B$6]*(1+(([.A233]-[.$B$7])/[.$B$6])^2))*[.$B$5]" office:value-type="float" office:value="0.00000398499977043488" calcext:value-type="float">
            <text:p>0,0000039850</text:p>
          </table:table-cell>
          <table:table-cell table:formula="of:=[.B233]-[.C233]" office:value-type="float" office:value="57897.999996015" calcext:value-type="float">
            <text:p>57 898,00</text:p>
          </table:table-cell>
          <table:table-cell table:formula="of:=[.D233]^2" office:value-type="float" office:value="3352178403.53855" calcext:value-type="float">
            <text:p>3 352 178 403,54</text:p>
          </table:table-cell>
          <table:table-cell table:formula="of:=[.E233]/[.B233]" office:value-type="float" office:value="57897.99999203" calcext:value-type="float">
            <text:p>57 898,00</text:p>
          </table:table-cell>
          <table:table-cell/>
        </table:table-row>
        <table:table-row table:style-name="ro1">
          <table:table-cell office:value-type="float" office:value="17.854" calcext:value-type="float">
            <text:p>17,854</text:p>
          </table:table-cell>
          <table:table-cell office:value-type="float" office:value="57794" calcext:value-type="float">
            <text:p>57794</text:p>
          </table:table-cell>
          <table:table-cell table:formula="of:=1/(PI()*[.$B$6]*(1+(([.A234]-[.$B$7])/[.$B$6])^2))*[.$B$5]" office:value-type="float" office:value="0.00000391272363217807" calcext:value-type="float">
            <text:p>0,0000039127</text:p>
          </table:table-cell>
          <table:table-cell table:formula="of:=[.B234]-[.C234]" office:value-type="float" office:value="57793.9999960873" calcext:value-type="float">
            <text:p>57 794,00</text:p>
          </table:table-cell>
          <table:table-cell table:formula="of:=[.D234]^2" office:value-type="float" office:value="3340146435.54774" calcext:value-type="float">
            <text:p>3 340 146 435,55</text:p>
          </table:table-cell>
          <table:table-cell table:formula="of:=[.E234]/[.B234]" office:value-type="float" office:value="57793.9999921746" calcext:value-type="float">
            <text:p>57 794,00</text:p>
          </table:table-cell>
          <table:table-cell/>
        </table:table-row>
        <table:table-row table:style-name="ro1">
          <table:table-cell office:value-type="float" office:value="17.88" calcext:value-type="float">
            <text:p>17,88</text:p>
          </table:table-cell>
          <table:table-cell office:value-type="float" office:value="56924" calcext:value-type="float">
            <text:p>56924</text:p>
          </table:table-cell>
          <table:table-cell table:formula="of:=1/(PI()*[.$B$6]*(1+(([.A235]-[.$B$7])/[.$B$6])^2))*[.$B$5]" office:value-type="float" office:value="0.00000384239612334385" calcext:value-type="float">
            <text:p>0,0000038424</text:p>
          </table:table-cell>
          <table:table-cell table:formula="of:=[.B235]-[.C235]" office:value-type="float" office:value="56923.9999961576" calcext:value-type="float">
            <text:p>56 924,00</text:p>
          </table:table-cell>
          <table:table-cell table:formula="of:=[.D235]^2" office:value-type="float" office:value="3240341775.56255" calcext:value-type="float">
            <text:p>3 240 341 775,56</text:p>
          </table:table-cell>
          <table:table-cell table:formula="of:=[.E235]/[.B235]" office:value-type="float" office:value="56923.9999923152" calcext:value-type="float">
            <text:p>56 924,00</text:p>
          </table:table-cell>
          <table:table-cell/>
        </table:table-row>
        <table:table-row table:style-name="ro1">
          <table:table-cell office:value-type="float" office:value="17.906" calcext:value-type="float">
            <text:p>17,906</text:p>
          </table:table-cell>
          <table:table-cell office:value-type="float" office:value="56605" calcext:value-type="float">
            <text:p>56605</text:p>
          </table:table-cell>
          <table:table-cell table:formula="of:=1/(PI()*[.$B$6]*(1+(([.A236]-[.$B$7])/[.$B$6])^2))*[.$B$5]" office:value-type="float" office:value="0.00000377394781925302" calcext:value-type="float">
            <text:p>0,0000037739</text:p>
          </table:table-cell>
          <table:table-cell table:formula="of:=[.B236]-[.C236]" office:value-type="float" office:value="56604.9999962261" calcext:value-type="float">
            <text:p>56 605,00</text:p>
          </table:table-cell>
          <table:table-cell table:formula="of:=[.D236]^2" office:value-type="float" office:value="3204126024.57275" calcext:value-type="float">
            <text:p>3 204 126 024,57</text:p>
          </table:table-cell>
          <table:table-cell table:formula="of:=[.E236]/[.B236]" office:value-type="float" office:value="56604.9999924521" calcext:value-type="float">
            <text:p>56 605,00</text:p>
          </table:table-cell>
          <table:table-cell/>
        </table:table-row>
        <table:table-row table:style-name="ro1">
          <table:table-cell office:value-type="float" office:value="17.932" calcext:value-type="float">
            <text:p>17,932</text:p>
          </table:table-cell>
          <table:table-cell office:value-type="float" office:value="56386" calcext:value-type="float">
            <text:p>56386</text:p>
          </table:table-cell>
          <table:table-cell table:formula="of:=1/(PI()*[.$B$6]*(1+(([.A237]-[.$B$7])/[.$B$6])^2))*[.$B$5]" office:value-type="float" office:value="0.00000370731235969113" calcext:value-type="float">
            <text:p>0,0000037073</text:p>
          </table:table-cell>
          <table:table-cell table:formula="of:=[.B237]-[.C237]" office:value-type="float" office:value="56385.9999962927" calcext:value-type="float">
            <text:p>56 386,00</text:p>
          </table:table-cell>
          <table:table-cell table:formula="of:=[.D237]^2" office:value-type="float" office:value="3179380995.58192" calcext:value-type="float">
            <text:p>3 179 380 995,58</text:p>
          </table:table-cell>
          <table:table-cell table:formula="of:=[.E237]/[.B237]" office:value-type="float" office:value="56385.9999925854" calcext:value-type="float">
            <text:p>56 386,00</text:p>
          </table:table-cell>
          <table:table-cell/>
        </table:table-row>
        <table:table-row table:style-name="ro1">
          <table:table-cell office:value-type="float" office:value="17.958" calcext:value-type="float">
            <text:p>17,958</text:p>
          </table:table-cell>
          <table:table-cell office:value-type="float" office:value="55763" calcext:value-type="float">
            <text:p>55763</text:p>
          </table:table-cell>
          <table:table-cell table:formula="of:=1/(PI()*[.$B$6]*(1+(([.A238]-[.$B$7])/[.$B$6])^2))*[.$B$5]" office:value-type="float" office:value="0.00000364242628800821" calcext:value-type="float">
            <text:p>0,0000036424</text:p>
          </table:table-cell>
          <table:table-cell table:formula="of:=[.B238]-[.C238]" office:value-type="float" office:value="55762.9999963576" calcext:value-type="float">
            <text:p>55 763,00</text:p>
          </table:table-cell>
          <table:table-cell table:formula="of:=[.D238]^2" office:value-type="float" office:value="3109512168.59378" calcext:value-type="float">
            <text:p>3 109 512 168,59</text:p>
          </table:table-cell>
          <table:table-cell table:formula="of:=[.E238]/[.B238]" office:value-type="float" office:value="55762.9999927152" calcext:value-type="float">
            <text:p>55 763,00</text:p>
          </table:table-cell>
          <table:table-cell/>
        </table:table-row>
        <table:table-row table:style-name="ro1">
          <table:table-cell office:value-type="float" office:value="17.984" calcext:value-type="float">
            <text:p>17,984</text:p>
          </table:table-cell>
          <table:table-cell office:value-type="float" office:value="55143" calcext:value-type="float">
            <text:p>55143</text:p>
          </table:table-cell>
          <table:table-cell table:formula="of:=1/(PI()*[.$B$6]*(1+(([.A239]-[.$B$7])/[.$B$6])^2))*[.$B$5]" office:value-type="float" office:value="0.0000035792288999891" calcext:value-type="float">
            <text:p>0,0000035792</text:p>
          </table:table-cell>
          <table:table-cell table:formula="of:=[.B239]-[.C239]" office:value-type="float" office:value="55142.9999964208" calcext:value-type="float">
            <text:p>55 143,00</text:p>
          </table:table-cell>
          <table:table-cell table:formula="of:=[.D239]^2" office:value-type="float" office:value="3040750448.60526" calcext:value-type="float">
            <text:p>3 040 750 448,61</text:p>
          </table:table-cell>
          <table:table-cell table:formula="of:=[.E239]/[.B239]" office:value-type="float" office:value="55142.9999928415" calcext:value-type="float">
            <text:p>55 143,00</text:p>
          </table:table-cell>
          <table:table-cell/>
        </table:table-row>
        <table:table-row table:style-name="ro1">
          <table:table-cell office:value-type="float" office:value="18.01" calcext:value-type="float">
            <text:p>18,01</text:p>
          </table:table-cell>
          <table:table-cell office:value-type="float" office:value="55166" calcext:value-type="float">
            <text:p>55166</text:p>
          </table:table-cell>
          <table:table-cell table:formula="of:=1/(PI()*[.$B$6]*(1+(([.A240]-[.$B$7])/[.$B$6])^2))*[.$B$5]" office:value-type="float" office:value="0.00000351766210182211" calcext:value-type="float">
            <text:p>0,0000035177</text:p>
          </table:table-cell>
          <table:table-cell table:formula="of:=[.B240]-[.C240]" office:value-type="float" office:value="55165.9999964823" calcext:value-type="float">
            <text:p>55 166,00</text:p>
          </table:table-cell>
          <table:table-cell table:formula="of:=[.D240]^2" office:value-type="float" office:value="3043287555.61189" calcext:value-type="float">
            <text:p>3 043 287 555,61</text:p>
          </table:table-cell>
          <table:table-cell table:formula="of:=[.E240]/[.B240]" office:value-type="float" office:value="55165.9999929647" calcext:value-type="float">
            <text:p>55 166,00</text:p>
          </table:table-cell>
          <table:table-cell/>
        </table:table-row>
        <table:table-row table:style-name="ro1">
          <table:table-cell office:value-type="float" office:value="18.036" calcext:value-type="float">
            <text:p>18,036</text:p>
          </table:table-cell>
          <table:table-cell office:value-type="float" office:value="55181" calcext:value-type="float">
            <text:p>55181</text:p>
          </table:table-cell>
          <table:table-cell table:formula="of:=1/(PI()*[.$B$6]*(1+(([.A241]-[.$B$7])/[.$B$6])^2))*[.$B$5]" office:value-type="float" office:value="0.00000345767027654531" calcext:value-type="float">
            <text:p>0,0000034577</text:p>
          </table:table-cell>
          <table:table-cell table:formula="of:=[.B241]-[.C241]" office:value-type="float" office:value="55180.9999965423" calcext:value-type="float">
            <text:p>55 181,00</text:p>
          </table:table-cell>
          <table:table-cell table:formula="of:=[.D241]^2" office:value-type="float" office:value="3044942760.6184" calcext:value-type="float">
            <text:p>3 044 942 760,62</text:p>
          </table:table-cell>
          <table:table-cell table:formula="of:=[.E241]/[.B241]" office:value-type="float" office:value="55180.9999930847" calcext:value-type="float">
            <text:p>55 181,00</text:p>
          </table:table-cell>
          <table:table-cell/>
        </table:table-row>
        <table:table-row table:style-name="ro1">
          <table:table-cell office:value-type="float" office:value="18.062" calcext:value-type="float">
            <text:p>18,062</text:p>
          </table:table-cell>
          <table:table-cell office:value-type="float" office:value="54619" calcext:value-type="float">
            <text:p>54619</text:p>
          </table:table-cell>
          <table:table-cell table:formula="of:=1/(PI()*[.$B$6]*(1+(([.A242]-[.$B$7])/[.$B$6])^2))*[.$B$5]" office:value-type="float" office:value="0.00000339920015839706" calcext:value-type="float">
            <text:p>0,0000033992</text:p>
          </table:table-cell>
          <table:table-cell table:formula="of:=[.B242]-[.C242]" office:value-type="float" office:value="54618.9999966008" calcext:value-type="float">
            <text:p>54 619,00</text:p>
          </table:table-cell>
          <table:table-cell table:formula="of:=[.D242]^2" office:value-type="float" office:value="2983235160.62868" calcext:value-type="float">
            <text:p>2 983 235 160,63</text:p>
          </table:table-cell>
          <table:table-cell table:formula="of:=[.E242]/[.B242]" office:value-type="float" office:value="54618.9999932016" calcext:value-type="float">
            <text:p>54 619,00</text:p>
          </table:table-cell>
          <table:table-cell/>
        </table:table-row>
        <table:table-row table:style-name="ro1">
          <table:table-cell office:value-type="float" office:value="18.088" calcext:value-type="float">
            <text:p>18,088</text:p>
          </table:table-cell>
          <table:table-cell office:value-type="float" office:value="54026" calcext:value-type="float">
            <text:p>54026</text:p>
          </table:table-cell>
          <table:table-cell table:formula="of:=1/(PI()*[.$B$6]*(1+(([.A243]-[.$B$7])/[.$B$6])^2))*[.$B$5]" office:value-type="float" office:value="0.00000334220071454073" calcext:value-type="float">
            <text:p>0,0000033422</text:p>
          </table:table-cell>
          <table:table-cell table:formula="of:=[.B243]-[.C243]" office:value-type="float" office:value="54025.9999966578" calcext:value-type="float">
            <text:p>54 026,00</text:p>
          </table:table-cell>
          <table:table-cell table:formula="of:=[.D243]^2" office:value-type="float" office:value="2918808675.63887" calcext:value-type="float">
            <text:p>2 918 808 675,64</text:p>
          </table:table-cell>
          <table:table-cell table:formula="of:=[.E243]/[.B243]" office:value-type="float" office:value="54025.9999933156" calcext:value-type="float">
            <text:p>54 026,00</text:p>
          </table:table-cell>
          <table:table-cell/>
        </table:table-row>
        <table:table-row table:style-name="ro1">
          <table:table-cell office:value-type="float" office:value="18.114" calcext:value-type="float">
            <text:p>18,114</text:p>
          </table:table-cell>
          <table:table-cell office:value-type="float" office:value="53810" calcext:value-type="float">
            <text:p>53810</text:p>
          </table:table-cell>
          <table:table-cell table:formula="of:=1/(PI()*[.$B$6]*(1+(([.A244]-[.$B$7])/[.$B$6])^2))*[.$B$5]" office:value-type="float" office:value="0.00000328662303367297" calcext:value-type="float">
            <text:p>0,0000032866</text:p>
          </table:table-cell>
          <table:table-cell table:formula="of:=[.B244]-[.C244]" office:value-type="float" office:value="53809.9999967134" calcext:value-type="float">
            <text:p>53 810,00</text:p>
          </table:table-cell>
          <table:table-cell table:formula="of:=[.D244]^2" office:value-type="float" office:value="2895516099.64629" calcext:value-type="float">
            <text:p>2 895 516 099,65</text:p>
          </table:table-cell>
          <table:table-cell table:formula="of:=[.E244]/[.B244]" office:value-type="float" office:value="53809.9999934268" calcext:value-type="float">
            <text:p>53 810,00</text:p>
          </table:table-cell>
          <table:table-cell/>
        </table:table-row>
        <table:table-row table:style-name="ro1">
          <table:table-cell office:value-type="float" office:value="18.14" calcext:value-type="float">
            <text:p>18,14</text:p>
          </table:table-cell>
          <table:table-cell office:value-type="float" office:value="53881" calcext:value-type="float">
            <text:p>53881</text:p>
          </table:table-cell>
          <table:table-cell table:formula="of:=1/(PI()*[.$B$6]*(1+(([.A245]-[.$B$7])/[.$B$6])^2))*[.$B$5]" office:value-type="float" office:value="0.00000323242022106151" calcext:value-type="float">
            <text:p>0,0000032324</text:p>
          </table:table-cell>
          <table:table-cell table:formula="of:=[.B245]-[.C245]" office:value-type="float" office:value="53880.9999967676" calcext:value-type="float">
            <text:p>53 881,00</text:p>
          </table:table-cell>
          <table:table-cell table:formula="of:=[.D245]^2" office:value-type="float" office:value="2903162160.65167" calcext:value-type="float">
            <text:p>2 903 162 160,65</text:p>
          </table:table-cell>
          <table:table-cell table:formula="of:=[.E245]/[.B245]" office:value-type="float" office:value="53880.9999935352" calcext:value-type="float">
            <text:p>53 881,00</text:p>
          </table:table-cell>
          <table:table-cell/>
        </table:table-row>
        <table:table-row table:style-name="ro1">
          <table:table-cell office:value-type="float" office:value="18.166" calcext:value-type="float">
            <text:p>18,166</text:p>
          </table:table-cell>
          <table:table-cell office:value-type="float" office:value="53146" calcext:value-type="float">
            <text:p>53146</text:p>
          </table:table-cell>
          <table:table-cell table:formula="of:=1/(PI()*[.$B$6]*(1+(([.A246]-[.$B$7])/[.$B$6])^2))*[.$B$5]" office:value-type="float" office:value="0.00000317954729959189" calcext:value-type="float">
            <text:p>0,0000031795</text:p>
          </table:table-cell>
          <table:table-cell table:formula="of:=[.B246]-[.C246]" office:value-type="float" office:value="53145.9999968205" calcext:value-type="float">
            <text:p>53 146,00</text:p>
          </table:table-cell>
          <table:table-cell table:formula="of:=[.D246]^2" office:value-type="float" office:value="2824497315.66204" calcext:value-type="float">
            <text:p>2 824 497 315,66</text:p>
          </table:table-cell>
          <table:table-cell table:formula="of:=[.E246]/[.B246]" office:value-type="float" office:value="53145.9999936409" calcext:value-type="float">
            <text:p>53 146,00</text:p>
          </table:table-cell>
          <table:table-cell/>
        </table:table-row>
        <table:table-row table:style-name="ro1">
          <table:table-cell office:value-type="float" office:value="18.192" calcext:value-type="float">
            <text:p>18,192</text:p>
          </table:table-cell>
          <table:table-cell office:value-type="float" office:value="53893" calcext:value-type="float">
            <text:p>53893</text:p>
          </table:table-cell>
          <table:table-cell table:formula="of:=1/(PI()*[.$B$6]*(1+(([.A247]-[.$B$7])/[.$B$6])^2))*[.$B$5]" office:value-type="float" office:value="0.00000312796111643312" calcext:value-type="float">
            <text:p>0,0000031280</text:p>
          </table:table-cell>
          <table:table-cell table:formula="of:=[.B247]-[.C247]" office:value-type="float" office:value="53892.999996872" calcext:value-type="float">
            <text:p>53 893,00</text:p>
          </table:table-cell>
          <table:table-cell table:formula="of:=[.D247]^2" office:value-type="float" office:value="2904455448.66285" calcext:value-type="float">
            <text:p>2 904 455 448,66</text:p>
          </table:table-cell>
          <table:table-cell table:formula="of:=[.E247]/[.B247]" office:value-type="float" office:value="53892.9999937441" calcext:value-type="float">
            <text:p>53 893,00</text:p>
          </table:table-cell>
          <table:table-cell/>
        </table:table-row>
        <table:table-row table:style-name="ro1">
          <table:table-cell office:value-type="float" office:value="18.218" calcext:value-type="float">
            <text:p>18,218</text:p>
          </table:table-cell>
          <table:table-cell office:value-type="float" office:value="53149" calcext:value-type="float">
            <text:p>53149</text:p>
          </table:table-cell>
          <table:table-cell table:formula="of:=1/(PI()*[.$B$6]*(1+(([.A248]-[.$B$7])/[.$B$6])^2))*[.$B$5]" office:value-type="float" office:value="0.00000307762025496053" calcext:value-type="float">
            <text:p>0,0000030776</text:p>
          </table:table-cell>
          <table:table-cell table:formula="of:=[.B248]-[.C248]" office:value-type="float" office:value="53148.9999969224" calcext:value-type="float">
            <text:p>53 149,00</text:p>
          </table:table-cell>
          <table:table-cell table:formula="of:=[.D248]^2" office:value-type="float" office:value="2824816200.67286" calcext:value-type="float">
            <text:p>2 824 816 200,67</text:p>
          </table:table-cell>
          <table:table-cell table:formula="of:=[.E248]/[.B248]" office:value-type="float" office:value="53148.9999938448" calcext:value-type="float">
            <text:p>53 149,00</text:p>
          </table:table-cell>
          <table:table-cell/>
        </table:table-row>
        <table:table-row table:style-name="ro1">
          <table:table-cell office:value-type="float" office:value="18.244" calcext:value-type="float">
            <text:p>18,244</text:p>
          </table:table-cell>
          <table:table-cell office:value-type="float" office:value="52998" calcext:value-type="float">
            <text:p>52998</text:p>
          </table:table-cell>
          <table:table-cell table:formula="of:=1/(PI()*[.$B$6]*(1+(([.A249]-[.$B$7])/[.$B$6])^2))*[.$B$5]" office:value-type="float" office:value="0.00000302848495160015" calcext:value-type="float">
            <text:p>0,0000030285</text:p>
          </table:table-cell>
          <table:table-cell table:formula="of:=[.B249]-[.C249]" office:value-type="float" office:value="52997.9999969715" calcext:value-type="float">
            <text:p>52 998,00</text:p>
          </table:table-cell>
          <table:table-cell table:formula="of:=[.D249]^2" office:value-type="float" office:value="2808788003.67899" calcext:value-type="float">
            <text:p>2 808 788 003,68</text:p>
          </table:table-cell>
          <table:table-cell table:formula="of:=[.E249]/[.B249]" office:value-type="float" office:value="52997.999993943" calcext:value-type="float">
            <text:p>52 998,00</text:p>
          </table:table-cell>
          <table:table-cell/>
        </table:table-row>
        <table:table-row table:style-name="ro1">
          <table:table-cell office:value-type="float" office:value="18.27" calcext:value-type="float">
            <text:p>18,27</text:p>
          </table:table-cell>
          <table:table-cell office:value-type="float" office:value="53161" calcext:value-type="float">
            <text:p>53161</text:p>
          </table:table-cell>
          <table:table-cell table:formula="of:=1/(PI()*[.$B$6]*(1+(([.A250]-[.$B$7])/[.$B$6])^2))*[.$B$5]" office:value-type="float" office:value="0.00000298051701728281" calcext:value-type="float">
            <text:p>0,0000029805</text:p>
          </table:table-cell>
          <table:table-cell table:formula="of:=[.B250]-[.C250]" office:value-type="float" office:value="53160.9999970195" calcext:value-type="float">
            <text:p>53 161,00</text:p>
          </table:table-cell>
          <table:table-cell table:formula="of:=[.D250]^2" office:value-type="float" office:value="2826091920.68311" calcext:value-type="float">
            <text:p>2 826 091 920,68</text:p>
          </table:table-cell>
          <table:table-cell table:formula="of:=[.E250]/[.B250]" office:value-type="float" office:value="53160.999994039" calcext:value-type="float">
            <text:p>53 161,00</text:p>
          </table:table-cell>
          <table:table-cell/>
        </table:table-row>
        <table:table-row table:style-name="ro1">
          <table:table-cell office:value-type="float" office:value="18.296" calcext:value-type="float">
            <text:p>18,296</text:p>
          </table:table-cell>
          <table:table-cell office:value-type="float" office:value="53173" calcext:value-type="float">
            <text:p>53173</text:p>
          </table:table-cell>
          <table:table-cell table:formula="of:=1/(PI()*[.$B$6]*(1+(([.A251]-[.$B$7])/[.$B$6])^2))*[.$B$5]" office:value-type="float" office:value="0.00000293367976321815" calcext:value-type="float">
            <text:p>0,0000029337</text:p>
          </table:table-cell>
          <table:table-cell table:formula="of:=[.B251]-[.C251]" office:value-type="float" office:value="53172.9999970663" calcext:value-type="float">
            <text:p>53 173,00</text:p>
          </table:table-cell>
          <table:table-cell table:formula="of:=[.D251]^2" office:value-type="float" office:value="2827367928.68802" calcext:value-type="float">
            <text:p>2 827 367 928,69</text:p>
          </table:table-cell>
          <table:table-cell table:formula="of:=[.E251]/[.B251]" office:value-type="float" office:value="53172.9999941326" calcext:value-type="float">
            <text:p>53 173,00</text:p>
          </table:table-cell>
          <table:table-cell/>
        </table:table-row>
        <table:table-row table:style-name="ro1">
          <table:table-cell office:value-type="float" office:value="18.322" calcext:value-type="float">
            <text:p>18,322</text:p>
          </table:table-cell>
          <table:table-cell office:value-type="float" office:value="53057" calcext:value-type="float">
            <text:p>53057</text:p>
          </table:table-cell>
          <table:table-cell table:formula="of:=1/(PI()*[.$B$6]*(1+(([.A252]-[.$B$7])/[.$B$6])^2))*[.$B$5]" office:value-type="float" office:value="0.00000288793793071924" calcext:value-type="float">
            <text:p>0,0000028879</text:p>
          </table:table-cell>
          <table:table-cell table:formula="of:=[.B252]-[.C252]" office:value-type="float" office:value="53056.9999971121" calcext:value-type="float">
            <text:p>53 057,00</text:p>
          </table:table-cell>
          <table:table-cell table:formula="of:=[.D252]^2" office:value-type="float" office:value="2815045248.69355" calcext:value-type="float">
            <text:p>2 815 045 248,69</text:p>
          </table:table-cell>
          <table:table-cell table:formula="of:=[.E252]/[.B252]" office:value-type="float" office:value="53056.9999942241" calcext:value-type="float">
            <text:p>53 057,00</text:p>
          </table:table-cell>
          <table:table-cell/>
        </table:table-row>
        <table:table-row table:style-name="ro1">
          <table:table-cell office:value-type="float" office:value="18.348" calcext:value-type="float">
            <text:p>18,348</text:p>
          </table:table-cell>
          <table:table-cell office:value-type="float" office:value="53326" calcext:value-type="float">
            <text:p>53326</text:p>
          </table:table-cell>
          <table:table-cell table:formula="of:=1/(PI()*[.$B$6]*(1+(([.A253]-[.$B$7])/[.$B$6])^2))*[.$B$5]" office:value-type="float" office:value="0.00000284325762482704" calcext:value-type="float">
            <text:p>0,0000028433</text:p>
          </table:table-cell>
          <table:table-cell table:formula="of:=[.B253]-[.C253]" office:value-type="float" office:value="53325.9999971567" calcext:value-type="float">
            <text:p>53 326,00</text:p>
          </table:table-cell>
          <table:table-cell table:formula="of:=[.D253]^2" office:value-type="float" office:value="2843662275.69676" calcext:value-type="float">
            <text:p>2 843 662 275,70</text:p>
          </table:table-cell>
          <table:table-cell table:formula="of:=[.E253]/[.B253]" office:value-type="float" office:value="53325.9999943135" calcext:value-type="float">
            <text:p>53 326,00</text:p>
          </table:table-cell>
          <table:table-cell/>
        </table:table-row>
        <table:table-row table:style-name="ro1">
          <table:table-cell office:value-type="float" office:value="18.374" calcext:value-type="float">
            <text:p>18,374</text:p>
          </table:table-cell>
          <table:table-cell office:value-type="float" office:value="53171" calcext:value-type="float">
            <text:p>53171</text:p>
          </table:table-cell>
          <table:table-cell table:formula="of:=1/(PI()*[.$B$6]*(1+(([.A254]-[.$B$7])/[.$B$6])^2))*[.$B$5]" office:value-type="float" office:value="0.00000279960625150142" calcext:value-type="float">
            <text:p>0,0000027996</text:p>
          </table:table-cell>
          <table:table-cell table:formula="of:=[.B254]-[.C254]" office:value-type="float" office:value="53170.9999972004" calcext:value-type="float">
            <text:p>53 171,00</text:p>
          </table:table-cell>
          <table:table-cell table:formula="of:=[.D254]^2" office:value-type="float" office:value="2827155240.70228" calcext:value-type="float">
            <text:p>2 827 155 240,70</text:p>
          </table:table-cell>
          <table:table-cell table:formula="of:=[.E254]/[.B254]" office:value-type="float" office:value="53170.9999944008" calcext:value-type="float">
            <text:p>53 171,00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53675" calcext:value-type="float">
            <text:p>53675</text:p>
          </table:table-cell>
          <table:table-cell table:formula="of:=1/(PI()*[.$B$6]*(1+(([.A255]-[.$B$7])/[.$B$6])^2))*[.$B$5]" office:value-type="float" office:value="0.00000275695245816129" calcext:value-type="float">
            <text:p>0,0000027570</text:p>
          </table:table-cell>
          <table:table-cell table:formula="of:=[.B255]-[.C255]" office:value-type="float" office:value="53674.999997243" calcext:value-type="float">
            <text:p>53 675,00</text:p>
          </table:table-cell>
          <table:table-cell table:formula="of:=[.D255]^2" office:value-type="float" office:value="2881005624.70404" calcext:value-type="float">
            <text:p>2 881 005 624,70</text:p>
          </table:table-cell>
          <table:table-cell table:formula="of:=[.E255]/[.B255]" office:value-type="float" office:value="53674.9999944861" calcext:value-type="float">
            <text:p>53 675,00</text:p>
          </table:table-cell>
          <table:table-cell/>
        </table:table-row>
        <table:table-row table:style-name="ro1">
          <table:table-cell office:value-type="float" office:value="18.426" calcext:value-type="float">
            <text:p>18,426</text:p>
          </table:table-cell>
          <table:table-cell office:value-type="float" office:value="53126" calcext:value-type="float">
            <text:p>53126</text:p>
          </table:table-cell>
          <table:table-cell table:formula="of:=1/(PI()*[.$B$6]*(1+(([.A256]-[.$B$7])/[.$B$6])^2))*[.$B$5]" office:value-type="float" office:value="0.00000271526607737153" calcext:value-type="float">
            <text:p>0,0000027153</text:p>
          </table:table-cell>
          <table:table-cell table:formula="of:=[.B256]-[.C256]" office:value-type="float" office:value="53125.9999972847" calcext:value-type="float">
            <text:p>53 126,00</text:p>
          </table:table-cell>
          <table:table-cell table:formula="of:=[.D256]^2" office:value-type="float" office:value="2822371875.7115" calcext:value-type="float">
            <text:p>2 822 371 875,71</text:p>
          </table:table-cell>
          <table:table-cell table:formula="of:=[.E256]/[.B256]" office:value-type="float" office:value="53125.9999945695" calcext:value-type="float">
            <text:p>53 126,00</text:p>
          </table:table-cell>
          <table:table-cell/>
        </table:table-row>
        <table:table-row table:style-name="ro1">
          <table:table-cell office:value-type="float" office:value="18.452" calcext:value-type="float">
            <text:p>18,452</text:p>
          </table:table-cell>
          <table:table-cell office:value-type="float" office:value="52602" calcext:value-type="float">
            <text:p>52602</text:p>
          </table:table-cell>
          <table:table-cell table:formula="of:=1/(PI()*[.$B$6]*(1+(([.A257]-[.$B$7])/[.$B$6])^2))*[.$B$5]" office:value-type="float" office:value="0.00000267451807348745" calcext:value-type="float">
            <text:p>0,0000026745</text:p>
          </table:table-cell>
          <table:table-cell table:formula="of:=[.B257]-[.C257]" office:value-type="float" office:value="52601.9999973255" calcext:value-type="float">
            <text:p>52 602,00</text:p>
          </table:table-cell>
          <table:table-cell table:formula="of:=[.D257]^2" office:value-type="float" office:value="2766970403.71863" calcext:value-type="float">
            <text:p>2 766 970 403,72</text:p>
          </table:table-cell>
          <table:table-cell table:formula="of:=[.E257]/[.B257]" office:value-type="float" office:value="52601.999994651" calcext:value-type="float">
            <text:p>52 602,00</text:p>
          </table:table-cell>
          <table:table-cell/>
        </table:table-row>
        <table:table-row table:style-name="ro1">
          <table:table-cell office:value-type="float" office:value="18.478" calcext:value-type="float">
            <text:p>18,478</text:p>
          </table:table-cell>
          <table:table-cell office:value-type="float" office:value="52625" calcext:value-type="float">
            <text:p>52625</text:p>
          </table:table-cell>
          <table:table-cell table:formula="of:=1/(PI()*[.$B$6]*(1+(([.A258]-[.$B$7])/[.$B$6])^2))*[.$B$5]" office:value-type="float" office:value="0.00000263468049208102" calcext:value-type="float">
            <text:p>0,0000026347</text:p>
          </table:table-cell>
          <table:table-cell table:formula="of:=[.B258]-[.C258]" office:value-type="float" office:value="52624.9999973653" calcext:value-type="float">
            <text:p>52 625,00</text:p>
          </table:table-cell>
          <table:table-cell table:formula="of:=[.D258]^2" office:value-type="float" office:value="2769390624.7227" calcext:value-type="float">
            <text:p>2 769 390 624,72</text:p>
          </table:table-cell>
          <table:table-cell table:formula="of:=[.E258]/[.B258]" office:value-type="float" office:value="52624.9999947306" calcext:value-type="float">
            <text:p>52 625,00</text:p>
          </table:table-cell>
          <table:table-cell/>
        </table:table-row>
        <table:table-row table:style-name="ro1">
          <table:table-cell office:value-type="float" office:value="18.504" calcext:value-type="float">
            <text:p>18,504</text:p>
          </table:table-cell>
          <table:table-cell office:value-type="float" office:value="52829" calcext:value-type="float">
            <text:p>52829</text:p>
          </table:table-cell>
          <table:table-cell table:formula="of:=1/(PI()*[.$B$6]*(1+(([.A259]-[.$B$7])/[.$B$6])^2))*[.$B$5]" office:value-type="float" office:value="0.00000259572641198388" calcext:value-type="float">
            <text:p>0,0000025957</text:p>
          </table:table-cell>
          <table:table-cell table:formula="of:=[.B259]-[.C259]" office:value-type="float" office:value="52828.9999974043" calcext:value-type="float">
            <text:p>52 829,00</text:p>
          </table:table-cell>
          <table:table-cell table:formula="of:=[.D259]^2" office:value-type="float" office:value="2790903240.72574" calcext:value-type="float">
            <text:p>2 790 903 240,73</text:p>
          </table:table-cell>
          <table:table-cell table:formula="of:=[.E259]/[.B259]" office:value-type="float" office:value="52828.9999948086" calcext:value-type="float">
            <text:p>52 829,00</text:p>
          </table:table-cell>
          <table:table-cell/>
        </table:table-row>
        <table:table-row table:style-name="ro1">
          <table:table-cell office:value-type="float" office:value="18.53" calcext:value-type="float">
            <text:p>18,53</text:p>
          </table:table-cell>
          <table:table-cell office:value-type="float" office:value="52924" calcext:value-type="float">
            <text:p>52924</text:p>
          </table:table-cell>
          <table:table-cell table:formula="of:=1/(PI()*[.$B$6]*(1+(([.A260]-[.$B$7])/[.$B$6])^2))*[.$B$5]" office:value-type="float" office:value="0.00000255762989979397" calcext:value-type="float">
            <text:p>0,0000025576</text:p>
          </table:table-cell>
          <table:table-cell table:formula="of:=[.B260]-[.C260]" office:value-type="float" office:value="52923.9999974424" calcext:value-type="float">
            <text:p>52 924,00</text:p>
          </table:table-cell>
          <table:table-cell table:formula="of:=[.D260]^2" office:value-type="float" office:value="2800949775.72928" calcext:value-type="float">
            <text:p>2 800 949 775,73</text:p>
          </table:table-cell>
          <table:table-cell table:formula="of:=[.E260]/[.B260]" office:value-type="float" office:value="52923.9999948847" calcext:value-type="float">
            <text:p>52 924,00</text:p>
          </table:table-cell>
          <table:table-cell/>
        </table:table-row>
        <table:table-row table:style-name="ro1">
          <table:table-cell office:value-type="float" office:value="18.556" calcext:value-type="float">
            <text:p>18,556</text:p>
          </table:table-cell>
          <table:table-cell office:value-type="float" office:value="53152" calcext:value-type="float">
            <text:p>53152</text:p>
          </table:table-cell>
          <table:table-cell table:formula="of:=1/(PI()*[.$B$6]*(1+(([.A261]-[.$B$7])/[.$B$6])^2))*[.$B$5]" office:value-type="float" office:value="0.00000252036596670184" calcext:value-type="float">
            <text:p>0,0000025204</text:p>
          </table:table-cell>
          <table:table-cell table:formula="of:=[.B261]-[.C261]" office:value-type="float" office:value="53151.9999974796" calcext:value-type="float">
            <text:p>53 152,00</text:p>
          </table:table-cell>
          <table:table-cell table:formula="of:=[.D261]^2" office:value-type="float" office:value="2825135103.73208" calcext:value-type="float">
            <text:p>2 825 135 103,73</text:p>
          </table:table-cell>
          <table:table-cell table:formula="of:=[.E261]/[.B261]" office:value-type="float" office:value="53151.9999949593" calcext:value-type="float">
            <text:p>53 152,00</text:p>
          </table:table-cell>
          <table:table-cell/>
        </table:table-row>
        <table:table-row table:style-name="ro1">
          <table:table-cell office:value-type="float" office:value="18.582" calcext:value-type="float">
            <text:p>18,582</text:p>
          </table:table-cell>
          <table:table-cell office:value-type="float" office:value="53165" calcext:value-type="float">
            <text:p>53165</text:p>
          </table:table-cell>
          <table:table-cell table:formula="of:=1/(PI()*[.$B$6]*(1+(([.A262]-[.$B$7])/[.$B$6])^2))*[.$B$5]" office:value-type="float" office:value="0.00000248391052750271" calcext:value-type="float">
            <text:p>0,0000024839</text:p>
          </table:table-cell>
          <table:table-cell table:formula="of:=[.B262]-[.C262]" office:value-type="float" office:value="53164.9999975161" calcext:value-type="float">
            <text:p>53 165,00</text:p>
          </table:table-cell>
          <table:table-cell table:formula="of:=[.D262]^2" office:value-type="float" office:value="2826517224.73589" calcext:value-type="float">
            <text:p>2 826 517 224,74</text:p>
          </table:table-cell>
          <table:table-cell table:formula="of:=[.E262]/[.B262]" office:value-type="float" office:value="53164.9999950322" calcext:value-type="float">
            <text:p>53 165,00</text:p>
          </table:table-cell>
          <table:table-cell/>
        </table:table-row>
        <table:table-row table:style-name="ro1">
          <table:table-cell office:value-type="float" office:value="18.608" calcext:value-type="float">
            <text:p>18,608</text:p>
          </table:table-cell>
          <table:table-cell office:value-type="float" office:value="52662" calcext:value-type="float">
            <text:p>52662</text:p>
          </table:table-cell>
          <table:table-cell table:formula="of:=1/(PI()*[.$B$6]*(1+(([.A263]-[.$B$7])/[.$B$6])^2))*[.$B$5]" office:value-type="float" office:value="0.00000244824036166852" calcext:value-type="float">
            <text:p>0,0000024482</text:p>
          </table:table-cell>
          <table:table-cell table:formula="of:=[.B263]-[.C263]" office:value-type="float" office:value="52661.9999975518" calcext:value-type="float">
            <text:p>52 662,00</text:p>
          </table:table-cell>
          <table:table-cell table:formula="of:=[.D263]^2" office:value-type="float" office:value="2773286243.74214" calcext:value-type="float">
            <text:p>2 773 286 243,74</text:p>
          </table:table-cell>
          <table:table-cell table:formula="of:=[.E263]/[.B263]" office:value-type="float" office:value="52661.9999951035" calcext:value-type="float">
            <text:p>52 662,00</text:p>
          </table:table-cell>
          <table:table-cell/>
        </table:table-row>
        <table:table-row table:style-name="ro1">
          <table:table-cell office:value-type="float" office:value="18.634" calcext:value-type="float">
            <text:p>18,634</text:p>
          </table:table-cell>
          <table:table-cell office:value-type="float" office:value="52571" calcext:value-type="float">
            <text:p>52571</text:p>
          </table:table-cell>
          <table:table-cell table:formula="of:=1/(PI()*[.$B$6]*(1+(([.A264]-[.$B$7])/[.$B$6])^2))*[.$B$5]" office:value-type="float" office:value="0.0000024133330763626" calcext:value-type="float">
            <text:p>0,0000024133</text:p>
          </table:table-cell>
          <table:table-cell table:formula="of:=[.B264]-[.C264]" office:value-type="float" office:value="52570.9999975867" calcext:value-type="float">
            <text:p>52 571,00</text:p>
          </table:table-cell>
          <table:table-cell table:formula="of:=[.D264]^2" office:value-type="float" office:value="2763710040.74626" calcext:value-type="float">
            <text:p>2 763 710 040,75</text:p>
          </table:table-cell>
          <table:table-cell table:formula="of:=[.E264]/[.B264]" office:value-type="float" office:value="52570.9999951733" calcext:value-type="float">
            <text:p>52 571,00</text:p>
          </table:table-cell>
          <table:table-cell/>
        </table:table-row>
        <table:table-row table:style-name="ro1">
          <table:table-cell office:value-type="float" office:value="18.66" calcext:value-type="float">
            <text:p>18,66</text:p>
          </table:table-cell>
          <table:table-cell office:value-type="float" office:value="52467" calcext:value-type="float">
            <text:p>52467</text:p>
          </table:table-cell>
          <table:table-cell table:formula="of:=1/(PI()*[.$B$6]*(1+(([.A265]-[.$B$7])/[.$B$6])^2))*[.$B$5]" office:value-type="float" office:value="0.00000237916707128697" calcext:value-type="float">
            <text:p>0,0000023792</text:p>
          </table:table-cell>
          <table:table-cell table:formula="of:=[.B265]-[.C265]" office:value-type="float" office:value="52466.9999976208" calcext:value-type="float">
            <text:p>52 467,00</text:p>
          </table:table-cell>
          <table:table-cell table:formula="of:=[.D265]^2" office:value-type="float" office:value="2752786088.75034" calcext:value-type="float">
            <text:p>2 752 786 088,75</text:p>
          </table:table-cell>
          <table:table-cell table:formula="of:=[.E265]/[.B265]" office:value-type="float" office:value="52466.9999952417" calcext:value-type="float">
            <text:p>52 467,00</text:p>
          </table:table-cell>
          <table:table-cell/>
        </table:table-row>
        <table:table-row table:style-name="ro1">
          <table:table-cell office:value-type="float" office:value="18.686" calcext:value-type="float">
            <text:p>18,686</text:p>
          </table:table-cell>
          <table:table-cell office:value-type="float" office:value="52594" calcext:value-type="float">
            <text:p>52594</text:p>
          </table:table-cell>
          <table:table-cell table:formula="of:=1/(PI()*[.$B$6]*(1+(([.A266]-[.$B$7])/[.$B$6])^2))*[.$B$5]" office:value-type="float" office:value="0.00000234572150525908" calcext:value-type="float">
            <text:p>0,0000023457</text:p>
          </table:table-cell>
          <table:table-cell table:formula="of:=[.B266]-[.C266]" office:value-type="float" office:value="52593.9999976543" calcext:value-type="float">
            <text:p>52 594,00</text:p>
          </table:table-cell>
          <table:table-cell table:formula="of:=[.D266]^2" office:value-type="float" office:value="2766128835.75326" calcext:value-type="float">
            <text:p>2 766 128 835,75</text:p>
          </table:table-cell>
          <table:table-cell table:formula="of:=[.E266]/[.B266]" office:value-type="float" office:value="52593.9999953086" calcext:value-type="float">
            <text:p>52 594,00</text:p>
          </table:table-cell>
          <table:table-cell/>
        </table:table-row>
        <table:table-row table:style-name="ro1">
          <table:table-cell office:value-type="float" office:value="18.712" calcext:value-type="float">
            <text:p>18,712</text:p>
          </table:table-cell>
          <table:table-cell office:value-type="float" office:value="52866" calcext:value-type="float">
            <text:p>52866</text:p>
          </table:table-cell>
          <table:table-cell table:formula="of:=1/(PI()*[.$B$6]*(1+(([.A267]-[.$B$7])/[.$B$6])^2))*[.$B$5]" office:value-type="float" office:value="0.00000231297626442166" calcext:value-type="float">
            <text:p>0,0000023130</text:p>
          </table:table-cell>
          <table:table-cell table:formula="of:=[.B267]-[.C267]" office:value-type="float" office:value="52865.999997687" calcext:value-type="float">
            <text:p>52 866,00</text:p>
          </table:table-cell>
          <table:table-cell table:formula="of:=[.D267]^2" office:value-type="float" office:value="2794813955.75544" calcext:value-type="float">
            <text:p>2 794 813 955,76</text:p>
          </table:table-cell>
          <table:table-cell table:formula="of:=[.E267]/[.B267]" office:value-type="float" office:value="52865.9999953741" calcext:value-type="float">
            <text:p>52 866,00</text:p>
          </table:table-cell>
          <table:table-cell/>
        </table:table-row>
        <table:table-row table:style-name="ro1">
          <table:table-cell office:value-type="float" office:value="18.738" calcext:value-type="float">
            <text:p>18,738</text:p>
          </table:table-cell>
          <table:table-cell office:value-type="float" office:value="52977" calcext:value-type="float">
            <text:p>52977</text:p>
          </table:table-cell>
          <table:table-cell table:formula="of:=1/(PI()*[.$B$6]*(1+(([.A268]-[.$B$7])/[.$B$6])^2))*[.$B$5]" office:value-type="float" office:value="0.00000228091193199488" calcext:value-type="float">
            <text:p>0,0000022809</text:p>
          </table:table-cell>
          <table:table-cell table:formula="of:=[.B268]-[.C268]" office:value-type="float" office:value="52976.9999977191" calcext:value-type="float">
            <text:p>52 977,00</text:p>
          </table:table-cell>
          <table:table-cell table:formula="of:=[.D268]^2" office:value-type="float" office:value="2806562528.75833" calcext:value-type="float">
            <text:p>2 806 562 528,76</text:p>
          </table:table-cell>
          <table:table-cell table:formula="of:=[.E268]/[.B268]" office:value-type="float" office:value="52976.9999954382" calcext:value-type="float">
            <text:p>52 977,00</text:p>
          </table:table-cell>
          <table:table-cell/>
        </table:table-row>
        <table:table-row table:style-name="ro1">
          <table:table-cell office:value-type="float" office:value="18.764" calcext:value-type="float">
            <text:p>18,764</text:p>
          </table:table-cell>
          <table:table-cell office:value-type="float" office:value="53254" calcext:value-type="float">
            <text:p>53254</text:p>
          </table:table-cell>
          <table:table-cell table:formula="of:=1/(PI()*[.$B$6]*(1+(([.A269]-[.$B$7])/[.$B$6])^2))*[.$B$5]" office:value-type="float" office:value="0.00000224950975948605" calcext:value-type="float">
            <text:p>0,0000022495</text:p>
          </table:table-cell>
          <table:table-cell table:formula="of:=[.B269]-[.C269]" office:value-type="float" office:value="53253.9999977505" calcext:value-type="float">
            <text:p>53 254,00</text:p>
          </table:table-cell>
          <table:table-cell table:formula="of:=[.D269]^2" office:value-type="float" office:value="2835988515.76041" calcext:value-type="float">
            <text:p>2 835 988 515,76</text:p>
          </table:table-cell>
          <table:table-cell table:formula="of:=[.E269]/[.B269]" office:value-type="float" office:value="53253.999995501" calcext:value-type="float">
            <text:p>53 254,00</text:p>
          </table:table-cell>
          <table:table-cell/>
        </table:table-row>
        <table:table-row table:style-name="ro1">
          <table:table-cell office:value-type="float" office:value="18.79" calcext:value-type="float">
            <text:p>18,79</text:p>
          </table:table-cell>
          <table:table-cell office:value-type="float" office:value="53296" calcext:value-type="float">
            <text:p>53296</text:p>
          </table:table-cell>
          <table:table-cell table:formula="of:=1/(PI()*[.$B$6]*(1+(([.A270]-[.$B$7])/[.$B$6])^2))*[.$B$5]" office:value-type="float" office:value="0.00000221875163927708" calcext:value-type="float">
            <text:p>0,0000022188</text:p>
          </table:table-cell>
          <table:table-cell table:formula="of:=[.B270]-[.C270]" office:value-type="float" office:value="53295.9999977813" calcext:value-type="float">
            <text:p>53 296,00</text:p>
          </table:table-cell>
          <table:table-cell table:formula="of:=[.D270]^2" office:value-type="float" office:value="2840463615.7635" calcext:value-type="float">
            <text:p>2 840 463 615,76</text:p>
          </table:table-cell>
          <table:table-cell table:formula="of:=[.E270]/[.B270]" office:value-type="float" office:value="53295.9999955625" calcext:value-type="float">
            <text:p>53 296,00</text:p>
          </table:table-cell>
          <table:table-cell/>
        </table:table-row>
        <table:table-row table:style-name="ro1">
          <table:table-cell office:value-type="float" office:value="18.816" calcext:value-type="float">
            <text:p>18,816</text:p>
          </table:table-cell>
          <table:table-cell office:value-type="float" office:value="53043" calcext:value-type="float">
            <text:p>53043</text:p>
          </table:table-cell>
          <table:table-cell table:formula="of:=1/(PI()*[.$B$6]*(1+(([.A271]-[.$B$7])/[.$B$6])^2))*[.$B$5]" office:value-type="float" office:value="0.00000218862007851485" calcext:value-type="float">
            <text:p>0,0000021886</text:p>
          </table:table-cell>
          <table:table-cell table:formula="of:=[.B271]-[.C271]" office:value-type="float" office:value="53042.9999978114" calcext:value-type="float">
            <text:p>53 043,00</text:p>
          </table:table-cell>
          <table:table-cell table:formula="of:=[.D271]^2" office:value-type="float" office:value="2813559848.76782" calcext:value-type="float">
            <text:p>2 813 559 848,77</text:p>
          </table:table-cell>
          <table:table-cell table:formula="of:=[.E271]/[.B271]" office:value-type="float" office:value="53042.9999956228" calcext:value-type="float">
            <text:p>53 043,00</text:p>
          </table:table-cell>
          <table:table-cell/>
        </table:table-row>
        <table:table-row table:style-name="ro1">
          <table:table-cell office:value-type="float" office:value="18.842" calcext:value-type="float">
            <text:p>18,842</text:p>
          </table:table-cell>
          <table:table-cell office:value-type="float" office:value="53186" calcext:value-type="float">
            <text:p>53186</text:p>
          </table:table-cell>
          <table:table-cell table:formula="of:=1/(PI()*[.$B$6]*(1+(([.A272]-[.$B$7])/[.$B$6])^2))*[.$B$5]" office:value-type="float" office:value="0.00000215909817423428" calcext:value-type="float">
            <text:p>0,0000021591</text:p>
          </table:table-cell>
          <table:table-cell table:formula="of:=[.B272]-[.C272]" office:value-type="float" office:value="53185.9999978409" calcext:value-type="float">
            <text:p>53 186,00</text:p>
          </table:table-cell>
          <table:table-cell table:formula="of:=[.D272]^2" office:value-type="float" office:value="2828750595.77033" calcext:value-type="float">
            <text:p>2 828 750 595,77</text:p>
          </table:table-cell>
          <table:table-cell table:formula="of:=[.E272]/[.B272]" office:value-type="float" office:value="53185.9999956818" calcext:value-type="float">
            <text:p>53 186,00</text:p>
          </table:table-cell>
          <table:table-cell/>
        </table:table-row>
        <table:table-row table:style-name="ro1">
          <table:table-cell office:value-type="float" office:value="18.868" calcext:value-type="float">
            <text:p>18,868</text:p>
          </table:table-cell>
          <table:table-cell office:value-type="float" office:value="53214" calcext:value-type="float">
            <text:p>53214</text:p>
          </table:table-cell>
          <table:table-cell table:formula="of:=1/(PI()*[.$B$6]*(1+(([.A273]-[.$B$7])/[.$B$6])^2))*[.$B$5]" office:value-type="float" office:value="0.00000213016958964788" calcext:value-type="float">
            <text:p>0,0000021302</text:p>
          </table:table-cell>
          <table:table-cell table:formula="of:=[.B273]-[.C273]" office:value-type="float" office:value="53213.9999978698" calcext:value-type="float">
            <text:p>53 214,00</text:p>
          </table:table-cell>
          <table:table-cell table:formula="of:=[.D273]^2" office:value-type="float" office:value="2831729795.77329" calcext:value-type="float">
            <text:p>2 831 729 795,77</text:p>
          </table:table-cell>
          <table:table-cell table:formula="of:=[.E273]/[.B273]" office:value-type="float" office:value="53213.9999957397" calcext:value-type="float">
            <text:p>53 214,00</text:p>
          </table:table-cell>
          <table:table-cell/>
        </table:table-row>
        <table:table-row table:style-name="ro1">
          <table:table-cell office:value-type="float" office:value="18.894" calcext:value-type="float">
            <text:p>18,894</text:p>
          </table:table-cell>
          <table:table-cell office:value-type="float" office:value="53589" calcext:value-type="float">
            <text:p>53589</text:p>
          </table:table-cell>
          <table:table-cell table:formula="of:=1/(PI()*[.$B$6]*(1+(([.A274]-[.$B$7])/[.$B$6])^2))*[.$B$5]" office:value-type="float" office:value="0.00000210181853153984" calcext:value-type="float">
            <text:p>0,0000021018</text:p>
          </table:table-cell>
          <table:table-cell table:formula="of:=[.B274]-[.C274]" office:value-type="float" office:value="53588.9999978982" calcext:value-type="float">
            <text:p>53 589,00</text:p>
          </table:table-cell>
          <table:table-cell table:formula="of:=[.D274]^2" office:value-type="float" office:value="2871780920.77473" calcext:value-type="float">
            <text:p>2 871 780 920,77</text:p>
          </table:table-cell>
          <table:table-cell table:formula="of:=[.E274]/[.B274]" office:value-type="float" office:value="53588.9999957964" calcext:value-type="float">
            <text:p>53 589,00</text:p>
          </table:table-cell>
          <table:table-cell/>
        </table:table-row>
        <table:table-row table:style-name="ro1">
          <table:table-cell office:value-type="float" office:value="18.92" calcext:value-type="float">
            <text:p>18,92</text:p>
          </table:table-cell>
          <table:table-cell office:value-type="float" office:value="53666" calcext:value-type="float">
            <text:p>53666</text:p>
          </table:table-cell>
          <table:table-cell table:formula="of:=1/(PI()*[.$B$6]*(1+(([.A275]-[.$B$7])/[.$B$6])^2))*[.$B$5]" office:value-type="float" office:value="0.00000207402972870618" calcext:value-type="float">
            <text:p>0,0000020740</text:p>
          </table:table-cell>
          <table:table-cell table:formula="of:=[.B275]-[.C275]" office:value-type="float" office:value="53665.999997926" calcext:value-type="float">
            <text:p>53 666,00</text:p>
          </table:table-cell>
          <table:table-cell table:formula="of:=[.D275]^2" office:value-type="float" office:value="2880039555.77739" calcext:value-type="float">
            <text:p>2 880 039 555,78</text:p>
          </table:table-cell>
          <table:table-cell table:formula="of:=[.E275]/[.B275]" office:value-type="float" office:value="53665.999995852" calcext:value-type="float">
            <text:p>53 666,00</text:p>
          </table:table-cell>
          <table:table-cell/>
        </table:table-row>
        <table:table-row table:style-name="ro1">
          <table:table-cell office:value-type="float" office:value="18.946" calcext:value-type="float">
            <text:p>18,946</text:p>
          </table:table-cell>
          <table:table-cell office:value-type="float" office:value="53923" calcext:value-type="float">
            <text:p>53923</text:p>
          </table:table-cell>
          <table:table-cell table:formula="of:=1/(PI()*[.$B$6]*(1+(([.A276]-[.$B$7])/[.$B$6])^2))*[.$B$5]" office:value-type="float" office:value="0.00000204678841138593" calcext:value-type="float">
            <text:p>0,0000020468</text:p>
          </table:table-cell>
          <table:table-cell table:formula="of:=[.B276]-[.C276]" office:value-type="float" office:value="53922.9999979532" calcext:value-type="float">
            <text:p>53 923,00</text:p>
          </table:table-cell>
          <table:table-cell table:formula="of:=[.D276]^2" office:value-type="float" office:value="2907689928.77926" calcext:value-type="float">
            <text:p>2 907 689 928,78</text:p>
          </table:table-cell>
          <table:table-cell table:formula="of:=[.E276]/[.B276]" office:value-type="float" office:value="53922.9999959064" calcext:value-type="float">
            <text:p>53 923,00</text:p>
          </table:table-cell>
          <table:table-cell/>
        </table:table-row>
        <table:table-row table:style-name="ro1">
          <table:table-cell office:value-type="float" office:value="18.972" calcext:value-type="float">
            <text:p>18,972</text:p>
          </table:table-cell>
          <table:table-cell office:value-type="float" office:value="54343" calcext:value-type="float">
            <text:p>54343</text:p>
          </table:table-cell>
          <table:table-cell table:formula="of:=1/(PI()*[.$B$6]*(1+(([.A277]-[.$B$7])/[.$B$6])^2))*[.$B$5]" office:value-type="float" office:value="0.00000202008029163177" calcext:value-type="float">
            <text:p>0,0000020201</text:p>
          </table:table-cell>
          <table:table-cell table:formula="of:=[.B277]-[.C277]" office:value-type="float" office:value="54342.9999979799" calcext:value-type="float">
            <text:p>54 343,00</text:p>
          </table:table-cell>
          <table:table-cell table:formula="of:=[.D277]^2" office:value-type="float" office:value="2953161648.78045" calcext:value-type="float">
            <text:p>2 953 161 648,78</text:p>
          </table:table-cell>
          <table:table-cell table:formula="of:=[.E277]/[.B277]" office:value-type="float" office:value="54342.9999959598" calcext:value-type="float">
            <text:p>54 343,00</text:p>
          </table:table-cell>
          <table:table-cell/>
        </table:table-row>
        <table:table-row table:style-name="ro1">
          <table:table-cell office:value-type="float" office:value="18.998" calcext:value-type="float">
            <text:p>18,998</text:p>
          </table:table-cell>
          <table:table-cell office:value-type="float" office:value="54697" calcext:value-type="float">
            <text:p>54697</text:p>
          </table:table-cell>
          <table:table-cell table:formula="of:=1/(PI()*[.$B$6]*(1+(([.A278]-[.$B$7])/[.$B$6])^2))*[.$B$5]" office:value-type="float" office:value="0.00000199389154457131" calcext:value-type="float">
            <text:p>0,0000019939</text:p>
          </table:table-cell>
          <table:table-cell table:formula="of:=[.B278]-[.C278]" office:value-type="float" office:value="54696.9999980061" calcext:value-type="float">
            <text:p>54 697,00</text:p>
          </table:table-cell>
          <table:table-cell table:formula="of:=[.D278]^2" office:value-type="float" office:value="2991761808.78188" calcext:value-type="float">
            <text:p>2 991 761 808,78</text:p>
          </table:table-cell>
          <table:table-cell table:formula="of:=[.E278]/[.B278]" office:value-type="float" office:value="54696.9999960122" calcext:value-type="float">
            <text:p>54 697,00</text:p>
          </table:table-cell>
          <table:table-cell/>
        </table:table-row>
        <table:table-row table:style-name="ro1">
          <table:table-cell office:value-type="float" office:value="19.024" calcext:value-type="float">
            <text:p>19,024</text:p>
          </table:table-cell>
          <table:table-cell office:value-type="float" office:value="55807" calcext:value-type="float">
            <text:p>55807</text:p>
          </table:table-cell>
          <table:table-cell table:formula="of:=1/(PI()*[.$B$6]*(1+(([.A279]-[.$B$7])/[.$B$6])^2))*[.$B$5]" office:value-type="float" office:value="0.0000019682087905131" calcext:value-type="float">
            <text:p>0,0000019682</text:p>
          </table:table-cell>
          <table:table-cell table:formula="of:=[.B279]-[.C279]" office:value-type="float" office:value="55806.9999980318" calcext:value-type="float">
            <text:p>55 807,00</text:p>
          </table:table-cell>
          <table:table-cell table:formula="of:=[.D279]^2" office:value-type="float" office:value="3114421248.78032" calcext:value-type="float">
            <text:p>3 114 421 248,78</text:p>
          </table:table-cell>
          <table:table-cell table:formula="of:=[.E279]/[.B279]" office:value-type="float" office:value="55806.9999960636" calcext:value-type="float">
            <text:p>55 807,00</text:p>
          </table:table-cell>
          <table:table-cell office:value-type="string" calcext:value-type="string">
            <text:p>do optymalizacji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umy </text:p>
          </table:table-cell>
          <table:table-cell table:style-name="Default" table:formula="of:=SUM([.D9:.D279])" office:value-type="float" office:value="23208721.9427972" calcext:value-type="float">
            <text:p>23208721,9427972</text:p>
          </table:table-cell>
          <table:table-cell table:style-name="Default" table:formula="of:=SUM([.E9:.E279])" office:value-type="float" office:value="3181166756393.71" calcext:value-type="float">
            <text:p>3181166756393,71</text:p>
          </table:table-cell>
          <table:table-cell table:style-name="Default" table:formula="of:=SUM([.F9:.F279])" office:value-type="float" office:value="23208720.885608" calcext:value-type="float">
            <text:p>23208720,88560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09:42:21.057000000</meta:creation-date>
    <dc:date>2024-10-21T10:57:29.908000000</dc:date>
    <meta:editing-duration>PT43S</meta:editing-duration>
    <meta:editing-cycles>1</meta:editing-cycles>
    <meta:document-statistic meta:table-count="1" meta:cell-count="1645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01cm" svg:height="15.524cm" xlink:href=".." xlink:type="simple" chart:class="chart:scatter" chart:style-name="ch1">
        <chart:legend chart:legend-position="end" svg:x="33.562cm" svg:y="7.463cm" style:legend-expansion="high" chart:style-name="ch2"/>
        <chart:plot-area chart:style-name="ch3" table:cell-range-address="Arkusz1.A9:Arkusz1.B279" chart:data-source-has-labels="column" svg:x="0.72cm" svg:y="0.31cm" svg:width="32.122cm" svg:height="14.904cm">
          <chart:coordinate-region svg:x="2.664cm" svg:y="0.509cm" svg:width="29.753cm" svg:height="14.058cm"/>
          <chart:axis chart:dimension="x" chart:name="primary-x" chart:style-name="ch4" chartooo:axis-type="auto">
            <chart:categories table:cell-range-address="Arkusz1.A9:Arkusz1.A2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9:Arkusz1.B279" chart:class="chart:scatter">
            <chart:domain table:cell-range-address="Arkusz1.A9:Arkusz1.A279"/>
            <chart:data-point chart:repeated="2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2.004</text:p>
                <draw:g>
                  <svg:desc>Arkusz1.A9:Arkusz1.A279</svg:desc>
                </draw:g>
              </table:table-cell>
              <table:table-cell office:value-type="float" office:value="55910">
                <text:p>55910</text:p>
                <draw:g>
                  <svg:desc>Arkusz1.B9:Arkusz1.B279</svg:desc>
                </draw:g>
              </table:table-cell>
            </table:table-row>
            <table:table-row>
              <table:table-cell office:value-type="string">
                <text:p>12.030</text:p>
              </table:table-cell>
              <table:table-cell office:value-type="float" office:value="56101">
                <text:p>56101</text:p>
              </table:table-cell>
            </table:table-row>
            <table:table-row>
              <table:table-cell office:value-type="string">
                <text:p>12.056</text:p>
              </table:table-cell>
              <table:table-cell office:value-type="float" office:value="56272">
                <text:p>56272</text:p>
              </table:table-cell>
            </table:table-row>
            <table:table-row>
              <table:table-cell office:value-type="string">
                <text:p>12.082</text:p>
              </table:table-cell>
              <table:table-cell office:value-type="float" office:value="56348">
                <text:p>56348</text:p>
              </table:table-cell>
            </table:table-row>
            <table:table-row>
              <table:table-cell office:value-type="string">
                <text:p>12.108</text:p>
              </table:table-cell>
              <table:table-cell office:value-type="float" office:value="56144">
                <text:p>56144</text:p>
              </table:table-cell>
            </table:table-row>
            <table:table-row>
              <table:table-cell office:value-type="string">
                <text:p>12.134</text:p>
              </table:table-cell>
              <table:table-cell office:value-type="float" office:value="56133">
                <text:p>56133</text:p>
              </table:table-cell>
            </table:table-row>
            <table:table-row>
              <table:table-cell office:value-type="string">
                <text:p>12.160</text:p>
              </table:table-cell>
              <table:table-cell office:value-type="float" office:value="56147">
                <text:p>56147</text:p>
              </table:table-cell>
            </table:table-row>
            <table:table-row>
              <table:table-cell office:value-type="string">
                <text:p>12.186</text:p>
              </table:table-cell>
              <table:table-cell office:value-type="float" office:value="56129">
                <text:p>56129</text:p>
              </table:table-cell>
            </table:table-row>
            <table:table-row>
              <table:table-cell office:value-type="string">
                <text:p>12.212</text:p>
              </table:table-cell>
              <table:table-cell office:value-type="float" office:value="56221">
                <text:p>56221</text:p>
              </table:table-cell>
            </table:table-row>
            <table:table-row>
              <table:table-cell office:value-type="string">
                <text:p>12.238</text:p>
              </table:table-cell>
              <table:table-cell office:value-type="float" office:value="56580">
                <text:p>56580</text:p>
              </table:table-cell>
            </table:table-row>
            <table:table-row>
              <table:table-cell office:value-type="string">
                <text:p>12.264</text:p>
              </table:table-cell>
              <table:table-cell office:value-type="float" office:value="56056">
                <text:p>56056</text:p>
              </table:table-cell>
            </table:table-row>
            <table:table-row>
              <table:table-cell office:value-type="string">
                <text:p>12.290</text:p>
              </table:table-cell>
              <table:table-cell office:value-type="float" office:value="56506">
                <text:p>56506</text:p>
              </table:table-cell>
            </table:table-row>
            <table:table-row>
              <table:table-cell office:value-type="string">
                <text:p>12.316</text:p>
              </table:table-cell>
              <table:table-cell office:value-type="float" office:value="56962">
                <text:p>56962</text:p>
              </table:table-cell>
            </table:table-row>
            <table:table-row>
              <table:table-cell office:value-type="string">
                <text:p>12.342</text:p>
              </table:table-cell>
              <table:table-cell office:value-type="float" office:value="56437">
                <text:p>56437</text:p>
              </table:table-cell>
            </table:table-row>
            <table:table-row>
              <table:table-cell office:value-type="string">
                <text:p>12.368</text:p>
              </table:table-cell>
              <table:table-cell office:value-type="float" office:value="56385">
                <text:p>56385</text:p>
              </table:table-cell>
            </table:table-row>
            <table:table-row>
              <table:table-cell office:value-type="string">
                <text:p>12.394</text:p>
              </table:table-cell>
              <table:table-cell office:value-type="float" office:value="56630">
                <text:p>56630</text:p>
              </table:table-cell>
            </table:table-row>
            <table:table-row>
              <table:table-cell office:value-type="string">
                <text:p>12.420</text:p>
              </table:table-cell>
              <table:table-cell office:value-type="float" office:value="56507">
                <text:p>56507</text:p>
              </table:table-cell>
            </table:table-row>
            <table:table-row>
              <table:table-cell office:value-type="string">
                <text:p>12.446</text:p>
              </table:table-cell>
              <table:table-cell office:value-type="float" office:value="56142">
                <text:p>56142</text:p>
              </table:table-cell>
            </table:table-row>
            <table:table-row>
              <table:table-cell office:value-type="string">
                <text:p>12.472</text:p>
              </table:table-cell>
              <table:table-cell office:value-type="float" office:value="56533">
                <text:p>56533</text:p>
              </table:table-cell>
            </table:table-row>
            <table:table-row>
              <table:table-cell office:value-type="string">
                <text:p>12.498</text:p>
              </table:table-cell>
              <table:table-cell office:value-type="float" office:value="56553">
                <text:p>56553</text:p>
              </table:table-cell>
            </table:table-row>
            <table:table-row>
              <table:table-cell office:value-type="string">
                <text:p>12.524</text:p>
              </table:table-cell>
              <table:table-cell office:value-type="float" office:value="56528">
                <text:p>56528</text:p>
              </table:table-cell>
            </table:table-row>
            <table:table-row>
              <table:table-cell office:value-type="string">
                <text:p>12.550</text:p>
              </table:table-cell>
              <table:table-cell office:value-type="float" office:value="56399">
                <text:p>56399</text:p>
              </table:table-cell>
            </table:table-row>
            <table:table-row>
              <table:table-cell office:value-type="string">
                <text:p>12.576</text:p>
              </table:table-cell>
              <table:table-cell office:value-type="float" office:value="56419">
                <text:p>56419</text:p>
              </table:table-cell>
            </table:table-row>
            <table:table-row>
              <table:table-cell office:value-type="string">
                <text:p>12.602</text:p>
              </table:table-cell>
              <table:table-cell office:value-type="float" office:value="56379">
                <text:p>56379</text:p>
              </table:table-cell>
            </table:table-row>
            <table:table-row>
              <table:table-cell office:value-type="string">
                <text:p>12.628</text:p>
              </table:table-cell>
              <table:table-cell office:value-type="float" office:value="56177">
                <text:p>56177</text:p>
              </table:table-cell>
            </table:table-row>
            <table:table-row>
              <table:table-cell office:value-type="string">
                <text:p>12.654</text:p>
              </table:table-cell>
              <table:table-cell office:value-type="float" office:value="56006">
                <text:p>56006</text:p>
              </table:table-cell>
            </table:table-row>
            <table:table-row>
              <table:table-cell office:value-type="string">
                <text:p>12.680</text:p>
              </table:table-cell>
              <table:table-cell office:value-type="float" office:value="56188">
                <text:p>56188</text:p>
              </table:table-cell>
            </table:table-row>
            <table:table-row>
              <table:table-cell office:value-type="string">
                <text:p>12.706</text:p>
              </table:table-cell>
              <table:table-cell office:value-type="float" office:value="56522">
                <text:p>56522</text:p>
              </table:table-cell>
            </table:table-row>
            <table:table-row>
              <table:table-cell office:value-type="string">
                <text:p>12.732</text:p>
              </table:table-cell>
              <table:table-cell office:value-type="float" office:value="56338">
                <text:p>56338</text:p>
              </table:table-cell>
            </table:table-row>
            <table:table-row>
              <table:table-cell office:value-type="string">
                <text:p>12.758</text:p>
              </table:table-cell>
              <table:table-cell office:value-type="float" office:value="55985">
                <text:p>55985</text:p>
              </table:table-cell>
            </table:table-row>
            <table:table-row>
              <table:table-cell office:value-type="string">
                <text:p>12.784</text:p>
              </table:table-cell>
              <table:table-cell office:value-type="float" office:value="56414">
                <text:p>56414</text:p>
              </table:table-cell>
            </table:table-row>
            <table:table-row>
              <table:table-cell office:value-type="string">
                <text:p>12.810</text:p>
              </table:table-cell>
              <table:table-cell office:value-type="float" office:value="56278">
                <text:p>56278</text:p>
              </table:table-cell>
            </table:table-row>
            <table:table-row>
              <table:table-cell office:value-type="string">
                <text:p>12.836</text:p>
              </table:table-cell>
              <table:table-cell office:value-type="float" office:value="56179">
                <text:p>56179</text:p>
              </table:table-cell>
            </table:table-row>
            <table:table-row>
              <table:table-cell office:value-type="string">
                <text:p>12.862</text:p>
              </table:table-cell>
              <table:table-cell office:value-type="float" office:value="56561">
                <text:p>56561</text:p>
              </table:table-cell>
            </table:table-row>
            <table:table-row>
              <table:table-cell office:value-type="string">
                <text:p>12.888</text:p>
              </table:table-cell>
              <table:table-cell office:value-type="float" office:value="56772">
                <text:p>56772</text:p>
              </table:table-cell>
            </table:table-row>
            <table:table-row>
              <table:table-cell office:value-type="string">
                <text:p>12.914</text:p>
              </table:table-cell>
              <table:table-cell office:value-type="float" office:value="56921">
                <text:p>56921</text:p>
              </table:table-cell>
            </table:table-row>
            <table:table-row>
              <table:table-cell office:value-type="string">
                <text:p>12.940</text:p>
              </table:table-cell>
              <table:table-cell office:value-type="float" office:value="57022">
                <text:p>57022</text:p>
              </table:table-cell>
            </table:table-row>
            <table:table-row>
              <table:table-cell office:value-type="string">
                <text:p>12.966</text:p>
              </table:table-cell>
              <table:table-cell office:value-type="float" office:value="56711">
                <text:p>56711</text:p>
              </table:table-cell>
            </table:table-row>
            <table:table-row>
              <table:table-cell office:value-type="string">
                <text:p>12.992</text:p>
              </table:table-cell>
              <table:table-cell office:value-type="float" office:value="57491">
                <text:p>57491</text:p>
              </table:table-cell>
            </table:table-row>
            <table:table-row>
              <table:table-cell office:value-type="string">
                <text:p>13.018</text:p>
              </table:table-cell>
              <table:table-cell office:value-type="float" office:value="56590">
                <text:p>56590</text:p>
              </table:table-cell>
            </table:table-row>
            <table:table-row>
              <table:table-cell office:value-type="string">
                <text:p>13.044</text:p>
              </table:table-cell>
              <table:table-cell office:value-type="float" office:value="56900">
                <text:p>56900</text:p>
              </table:table-cell>
            </table:table-row>
            <table:table-row>
              <table:table-cell office:value-type="string">
                <text:p>13.070</text:p>
              </table:table-cell>
              <table:table-cell office:value-type="float" office:value="57173">
                <text:p>57173</text:p>
              </table:table-cell>
            </table:table-row>
            <table:table-row>
              <table:table-cell office:value-type="string">
                <text:p>13.096</text:p>
              </table:table-cell>
              <table:table-cell office:value-type="float" office:value="57721">
                <text:p>57721</text:p>
              </table:table-cell>
            </table:table-row>
            <table:table-row>
              <table:table-cell office:value-type="string">
                <text:p>13.122</text:p>
              </table:table-cell>
              <table:table-cell office:value-type="float" office:value="57948">
                <text:p>57948</text:p>
              </table:table-cell>
            </table:table-row>
            <table:table-row>
              <table:table-cell office:value-type="string">
                <text:p>13.148</text:p>
              </table:table-cell>
              <table:table-cell office:value-type="float" office:value="58054">
                <text:p>58054</text:p>
              </table:table-cell>
            </table:table-row>
            <table:table-row>
              <table:table-cell office:value-type="string">
                <text:p>13.174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13.200</text:p>
              </table:table-cell>
              <table:table-cell office:value-type="float" office:value="59039">
                <text:p>59039</text:p>
              </table:table-cell>
            </table:table-row>
            <table:table-row>
              <table:table-cell office:value-type="string">
                <text:p>13.226</text:p>
              </table:table-cell>
              <table:table-cell office:value-type="float" office:value="59322">
                <text:p>59322</text:p>
              </table:table-cell>
            </table:table-row>
            <table:table-row>
              <table:table-cell office:value-type="string">
                <text:p>13.252</text:p>
              </table:table-cell>
              <table:table-cell office:value-type="float" office:value="59838">
                <text:p>59838</text:p>
              </table:table-cell>
            </table:table-row>
            <table:table-row>
              <table:table-cell office:value-type="string">
                <text:p>13.278</text:p>
              </table:table-cell>
              <table:table-cell office:value-type="float" office:value="60655">
                <text:p>60655</text:p>
              </table:table-cell>
            </table:table-row>
            <table:table-row>
              <table:table-cell office:value-type="string">
                <text:p>13.304</text:p>
              </table:table-cell>
              <table:table-cell office:value-type="float" office:value="61534">
                <text:p>61534</text:p>
              </table:table-cell>
            </table:table-row>
            <table:table-row>
              <table:table-cell office:value-type="string">
                <text:p>13.330</text:p>
              </table:table-cell>
              <table:table-cell office:value-type="float" office:value="61967">
                <text:p>61967</text:p>
              </table:table-cell>
            </table:table-row>
            <table:table-row>
              <table:table-cell office:value-type="string">
                <text:p>13.356</text:p>
              </table:table-cell>
              <table:table-cell office:value-type="float" office:value="63626">
                <text:p>63626</text:p>
              </table:table-cell>
            </table:table-row>
            <table:table-row>
              <table:table-cell office:value-type="string">
                <text:p>13.382</text:p>
              </table:table-cell>
              <table:table-cell office:value-type="float" office:value="65059">
                <text:p>65059</text:p>
              </table:table-cell>
            </table:table-row>
            <table:table-row>
              <table:table-cell office:value-type="string">
                <text:p>13.408</text:p>
              </table:table-cell>
              <table:table-cell office:value-type="float" office:value="67078">
                <text:p>67078</text:p>
              </table:table-cell>
            </table:table-row>
            <table:table-row>
              <table:table-cell office:value-type="string">
                <text:p>13.434</text:p>
              </table:table-cell>
              <table:table-cell office:value-type="float" office:value="69241">
                <text:p>69241</text:p>
              </table:table-cell>
            </table:table-row>
            <table:table-row>
              <table:table-cell office:value-type="string">
                <text:p>13.460</text:p>
              </table:table-cell>
              <table:table-cell office:value-type="float" office:value="70938">
                <text:p>70938</text:p>
              </table:table-cell>
            </table:table-row>
            <table:table-row>
              <table:table-cell office:value-type="string">
                <text:p>13.486</text:p>
              </table:table-cell>
              <table:table-cell office:value-type="float" office:value="73439">
                <text:p>73439</text:p>
              </table:table-cell>
            </table:table-row>
            <table:table-row>
              <table:table-cell office:value-type="string">
                <text:p>13.512</text:p>
              </table:table-cell>
              <table:table-cell office:value-type="float" office:value="75791">
                <text:p>75791</text:p>
              </table:table-cell>
            </table:table-row>
            <table:table-row>
              <table:table-cell office:value-type="string">
                <text:p>13.538</text:p>
              </table:table-cell>
              <table:table-cell office:value-type="float" office:value="78709">
                <text:p>78709</text:p>
              </table:table-cell>
            </table:table-row>
            <table:table-row>
              <table:table-cell office:value-type="string">
                <text:p>13.564</text:p>
              </table:table-cell>
              <table:table-cell office:value-type="float" office:value="82580">
                <text:p>82580</text:p>
              </table:table-cell>
            </table:table-row>
            <table:table-row>
              <table:table-cell office:value-type="string">
                <text:p>13.590</text:p>
              </table:table-cell>
              <table:table-cell office:value-type="float" office:value="86300">
                <text:p>86300</text:p>
              </table:table-cell>
            </table:table-row>
            <table:table-row>
              <table:table-cell office:value-type="string">
                <text:p>13.616</text:p>
              </table:table-cell>
              <table:table-cell office:value-type="float" office:value="90637">
                <text:p>90637</text:p>
              </table:table-cell>
            </table:table-row>
            <table:table-row>
              <table:table-cell office:value-type="string">
                <text:p>13.642</text:p>
              </table:table-cell>
              <table:table-cell office:value-type="float" office:value="96419">
                <text:p>96419</text:p>
              </table:table-cell>
            </table:table-row>
            <table:table-row>
              <table:table-cell office:value-type="string">
                <text:p>13.668</text:p>
              </table:table-cell>
              <table:table-cell office:value-type="float" office:value="102966">
                <text:p>102966</text:p>
              </table:table-cell>
            </table:table-row>
            <table:table-row>
              <table:table-cell office:value-type="string">
                <text:p>13.694</text:p>
              </table:table-cell>
              <table:table-cell office:value-type="float" office:value="111120">
                <text:p>111120</text:p>
              </table:table-cell>
            </table:table-row>
            <table:table-row>
              <table:table-cell office:value-type="string">
                <text:p>13.720</text:p>
              </table:table-cell>
              <table:table-cell office:value-type="float" office:value="119632">
                <text:p>119632</text:p>
              </table:table-cell>
            </table:table-row>
            <table:table-row>
              <table:table-cell office:value-type="string">
                <text:p>13.746</text:p>
              </table:table-cell>
              <table:table-cell office:value-type="float" office:value="130697">
                <text:p>130697</text:p>
              </table:table-cell>
            </table:table-row>
            <table:table-row>
              <table:table-cell office:value-type="string">
                <text:p>13.772</text:p>
              </table:table-cell>
              <table:table-cell office:value-type="float" office:value="142814">
                <text:p>142814</text:p>
              </table:table-cell>
            </table:table-row>
            <table:table-row>
              <table:table-cell office:value-type="string">
                <text:p>13.798</text:p>
              </table:table-cell>
              <table:table-cell office:value-type="float" office:value="153682">
                <text:p>153682</text:p>
              </table:table-cell>
            </table:table-row>
            <table:table-row>
              <table:table-cell office:value-type="string">
                <text:p>13.824</text:p>
              </table:table-cell>
              <table:table-cell office:value-type="float" office:value="160840">
                <text:p>160840</text:p>
              </table:table-cell>
            </table:table-row>
            <table:table-row>
              <table:table-cell office:value-type="string">
                <text:p>13.850</text:p>
              </table:table-cell>
              <table:table-cell office:value-type="float" office:value="160275">
                <text:p>160275</text:p>
              </table:table-cell>
            </table:table-row>
            <table:table-row>
              <table:table-cell office:value-type="string">
                <text:p>13.876</text:p>
              </table:table-cell>
              <table:table-cell office:value-type="float" office:value="152291">
                <text:p>152291</text:p>
              </table:table-cell>
            </table:table-row>
            <table:table-row>
              <table:table-cell office:value-type="string">
                <text:p>13.902</text:p>
              </table:table-cell>
              <table:table-cell office:value-type="float" office:value="141538">
                <text:p>141538</text:p>
              </table:table-cell>
            </table:table-row>
            <table:table-row>
              <table:table-cell office:value-type="string">
                <text:p>13.928</text:p>
              </table:table-cell>
              <table:table-cell office:value-type="float" office:value="128313">
                <text:p>128313</text:p>
              </table:table-cell>
            </table:table-row>
            <table:table-row>
              <table:table-cell office:value-type="string">
                <text:p>13.954</text:p>
              </table:table-cell>
              <table:table-cell office:value-type="float" office:value="114086">
                <text:p>114086</text:p>
              </table:table-cell>
            </table:table-row>
            <table:table-row>
              <table:table-cell office:value-type="string">
                <text:p>13.980</text:p>
              </table:table-cell>
              <table:table-cell office:value-type="float" office:value="101471">
                <text:p>101471</text:p>
              </table:table-cell>
            </table:table-row>
            <table:table-row>
              <table:table-cell office:value-type="string">
                <text:p>14.006</text:p>
              </table:table-cell>
              <table:table-cell office:value-type="float" office:value="91408">
                <text:p>91408</text:p>
              </table:table-cell>
            </table:table-row>
            <table:table-row>
              <table:table-cell office:value-type="string">
                <text:p>14.032</text:p>
              </table:table-cell>
              <table:table-cell office:value-type="float" office:value="83840">
                <text:p>83840</text:p>
              </table:table-cell>
            </table:table-row>
            <table:table-row>
              <table:table-cell office:value-type="string">
                <text:p>14.058</text:p>
              </table:table-cell>
              <table:table-cell office:value-type="float" office:value="78137">
                <text:p>78137</text:p>
              </table:table-cell>
            </table:table-row>
            <table:table-row>
              <table:table-cell office:value-type="string">
                <text:p>14.084</text:p>
              </table:table-cell>
              <table:table-cell office:value-type="float" office:value="74446">
                <text:p>74446</text:p>
              </table:table-cell>
            </table:table-row>
            <table:table-row>
              <table:table-cell office:value-type="string">
                <text:p>14.110</text:p>
              </table:table-cell>
              <table:table-cell office:value-type="float" office:value="71890">
                <text:p>71890</text:p>
              </table:table-cell>
            </table:table-row>
            <table:table-row>
              <table:table-cell office:value-type="string">
                <text:p>14.136</text:p>
              </table:table-cell>
              <table:table-cell office:value-type="float" office:value="69777">
                <text:p>69777</text:p>
              </table:table-cell>
            </table:table-row>
            <table:table-row>
              <table:table-cell office:value-type="string">
                <text:p>14.162</text:p>
              </table:table-cell>
              <table:table-cell office:value-type="float" office:value="68171">
                <text:p>68171</text:p>
              </table:table-cell>
            </table:table-row>
            <table:table-row>
              <table:table-cell office:value-type="string">
                <text:p>14.188</text:p>
              </table:table-cell>
              <table:table-cell office:value-type="float" office:value="66619">
                <text:p>66619</text:p>
              </table:table-cell>
            </table:table-row>
            <table:table-row>
              <table:table-cell office:value-type="string">
                <text:p>14.214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14.240</text:p>
              </table:table-cell>
              <table:table-cell office:value-type="float" office:value="64429">
                <text:p>64429</text:p>
              </table:table-cell>
            </table:table-row>
            <table:table-row>
              <table:table-cell office:value-type="string">
                <text:p>14.266</text:p>
              </table:table-cell>
              <table:table-cell office:value-type="float" office:value="64271">
                <text:p>64271</text:p>
              </table:table-cell>
            </table:table-row>
            <table:table-row>
              <table:table-cell office:value-type="string">
                <text:p>14.292</text:p>
              </table:table-cell>
              <table:table-cell office:value-type="float" office:value="63668">
                <text:p>63668</text:p>
              </table:table-cell>
            </table:table-row>
            <table:table-row>
              <table:table-cell office:value-type="string">
                <text:p>14.318</text:p>
              </table:table-cell>
              <table:table-cell office:value-type="float" office:value="62751">
                <text:p>62751</text:p>
              </table:table-cell>
            </table:table-row>
            <table:table-row>
              <table:table-cell office:value-type="string">
                <text:p>14.344</text:p>
              </table:table-cell>
              <table:table-cell office:value-type="float" office:value="62497">
                <text:p>62497</text:p>
              </table:table-cell>
            </table:table-row>
            <table:table-row>
              <table:table-cell office:value-type="string">
                <text:p>14.370</text:p>
              </table:table-cell>
              <table:table-cell office:value-type="float" office:value="62553">
                <text:p>62553</text:p>
              </table:table-cell>
            </table:table-row>
            <table:table-row>
              <table:table-cell office:value-type="string">
                <text:p>14.396</text:p>
              </table:table-cell>
              <table:table-cell office:value-type="float" office:value="62635">
                <text:p>62635</text:p>
              </table:table-cell>
            </table:table-row>
            <table:table-row>
              <table:table-cell office:value-type="string">
                <text:p>14.422</text:p>
              </table:table-cell>
              <table:table-cell office:value-type="float" office:value="62702">
                <text:p>62702</text:p>
              </table:table-cell>
            </table:table-row>
            <table:table-row>
              <table:table-cell office:value-type="string">
                <text:p>14.448</text:p>
              </table:table-cell>
              <table:table-cell office:value-type="float" office:value="62685">
                <text:p>62685</text:p>
              </table:table-cell>
            </table:table-row>
            <table:table-row>
              <table:table-cell office:value-type="string">
                <text:p>14.474</text:p>
              </table:table-cell>
              <table:table-cell office:value-type="float" office:value="61919">
                <text:p>61919</text:p>
              </table:table-cell>
            </table:table-row>
            <table:table-row>
              <table:table-cell office:value-type="string">
                <text:p>14.500</text:p>
              </table:table-cell>
              <table:table-cell office:value-type="float" office:value="61241">
                <text:p>61241</text:p>
              </table:table-cell>
            </table:table-row>
            <table:table-row>
              <table:table-cell office:value-type="string">
                <text:p>14.526</text:p>
              </table:table-cell>
              <table:table-cell office:value-type="float" office:value="60687">
                <text:p>60687</text:p>
              </table:table-cell>
            </table:table-row>
            <table:table-row>
              <table:table-cell office:value-type="string">
                <text:p>14.552</text:p>
              </table:table-cell>
              <table:table-cell office:value-type="float" office:value="60093">
                <text:p>60093</text:p>
              </table:table-cell>
            </table:table-row>
            <table:table-row>
              <table:table-cell office:value-type="string">
                <text:p>14.578</text:p>
              </table:table-cell>
              <table:table-cell office:value-type="float" office:value="59238">
                <text:p>59238</text:p>
              </table:table-cell>
            </table:table-row>
            <table:table-row>
              <table:table-cell office:value-type="string">
                <text:p>14.604</text:p>
              </table:table-cell>
              <table:table-cell office:value-type="float" office:value="58828">
                <text:p>58828</text:p>
              </table:table-cell>
            </table:table-row>
            <table:table-row>
              <table:table-cell office:value-type="string">
                <text:p>14.630</text:p>
              </table:table-cell>
              <table:table-cell office:value-type="float" office:value="58656">
                <text:p>58656</text:p>
              </table:table-cell>
            </table:table-row>
            <table:table-row>
              <table:table-cell office:value-type="string">
                <text:p>14.656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4.682</text:p>
              </table:table-cell>
              <table:table-cell office:value-type="float" office:value="58395">
                <text:p>58395</text:p>
              </table:table-cell>
            </table:table-row>
            <table:table-row>
              <table:table-cell office:value-type="string">
                <text:p>14.708</text:p>
              </table:table-cell>
              <table:table-cell office:value-type="float" office:value="57885">
                <text:p>57885</text:p>
              </table:table-cell>
            </table:table-row>
            <table:table-row>
              <table:table-cell office:value-type="string">
                <text:p>14.734</text:p>
              </table:table-cell>
              <table:table-cell office:value-type="float" office:value="58125">
                <text:p>58125</text:p>
              </table:table-cell>
            </table:table-row>
            <table:table-row>
              <table:table-cell office:value-type="string">
                <text:p>14.760</text:p>
              </table:table-cell>
              <table:table-cell office:value-type="float" office:value="58081">
                <text:p>58081</text:p>
              </table:table-cell>
            </table:table-row>
            <table:table-row>
              <table:table-cell office:value-type="string">
                <text:p>14.786</text:p>
              </table:table-cell>
              <table:table-cell office:value-type="float" office:value="58150">
                <text:p>58150</text:p>
              </table:table-cell>
            </table:table-row>
            <table:table-row>
              <table:table-cell office:value-type="string">
                <text:p>14.812</text:p>
              </table:table-cell>
              <table:table-cell office:value-type="float" office:value="58363">
                <text:p>58363</text:p>
              </table:table-cell>
            </table:table-row>
            <table:table-row>
              <table:table-cell office:value-type="string">
                <text:p>14.838</text:p>
              </table:table-cell>
              <table:table-cell office:value-type="float" office:value="58389">
                <text:p>58389</text:p>
              </table:table-cell>
            </table:table-row>
            <table:table-row>
              <table:table-cell office:value-type="string">
                <text:p>14.864</text:p>
              </table:table-cell>
              <table:table-cell office:value-type="float" office:value="58478">
                <text:p>58478</text:p>
              </table:table-cell>
            </table:table-row>
            <table:table-row>
              <table:table-cell office:value-type="string">
                <text:p>14.890</text:p>
              </table:table-cell>
              <table:table-cell office:value-type="float" office:value="58720">
                <text:p>58720</text:p>
              </table:table-cell>
            </table:table-row>
            <table:table-row>
              <table:table-cell office:value-type="string">
                <text:p>14.916</text:p>
              </table:table-cell>
              <table:table-cell office:value-type="float" office:value="58529">
                <text:p>58529</text:p>
              </table:table-cell>
            </table:table-row>
            <table:table-row>
              <table:table-cell office:value-type="string">
                <text:p>14.942</text:p>
              </table:table-cell>
              <table:table-cell office:value-type="float" office:value="58631">
                <text:p>58631</text:p>
              </table:table-cell>
            </table:table-row>
            <table:table-row>
              <table:table-cell office:value-type="string">
                <text:p>14.968</text:p>
              </table:table-cell>
              <table:table-cell office:value-type="float" office:value="58678">
                <text:p>58678</text:p>
              </table:table-cell>
            </table:table-row>
            <table:table-row>
              <table:table-cell office:value-type="string">
                <text:p>14.994</text:p>
              </table:table-cell>
              <table:table-cell office:value-type="float" office:value="58542">
                <text:p>58542</text:p>
              </table:table-cell>
            </table:table-row>
            <table:table-row>
              <table:table-cell office:value-type="string">
                <text:p>15.020</text:p>
              </table:table-cell>
              <table:table-cell office:value-type="float" office:value="57931">
                <text:p>57931</text:p>
              </table:table-cell>
            </table:table-row>
            <table:table-row>
              <table:table-cell office:value-type="string">
                <text:p>15.046</text:p>
              </table:table-cell>
              <table:table-cell office:value-type="float" office:value="58103">
                <text:p>58103</text:p>
              </table:table-cell>
            </table:table-row>
            <table:table-row>
              <table:table-cell office:value-type="string">
                <text:p>15.072</text:p>
              </table:table-cell>
              <table:table-cell office:value-type="float" office:value="58390">
                <text:p>58390</text:p>
              </table:table-cell>
            </table:table-row>
            <table:table-row>
              <table:table-cell office:value-type="string">
                <text:p>15.098</text:p>
              </table:table-cell>
              <table:table-cell office:value-type="float" office:value="58989">
                <text:p>58989</text:p>
              </table:table-cell>
            </table:table-row>
            <table:table-row>
              <table:table-cell office:value-type="string">
                <text:p>15.124</text:p>
              </table:table-cell>
              <table:table-cell office:value-type="float" office:value="58556">
                <text:p>58556</text:p>
              </table:table-cell>
            </table:table-row>
            <table:table-row>
              <table:table-cell office:value-type="string">
                <text:p>15.150</text:p>
              </table:table-cell>
              <table:table-cell office:value-type="float" office:value="59360">
                <text:p>59360</text:p>
              </table:table-cell>
            </table:table-row>
            <table:table-row>
              <table:table-cell office:value-type="string">
                <text:p>15.176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15.202</text:p>
              </table:table-cell>
              <table:table-cell office:value-type="float" office:value="59124">
                <text:p>59124</text:p>
              </table:table-cell>
            </table:table-row>
            <table:table-row>
              <table:table-cell office:value-type="string">
                <text:p>15.228</text:p>
              </table:table-cell>
              <table:table-cell office:value-type="float" office:value="59731">
                <text:p>59731</text:p>
              </table:table-cell>
            </table:table-row>
            <table:table-row>
              <table:table-cell office:value-type="string">
                <text:p>15.254</text:p>
              </table:table-cell>
              <table:table-cell office:value-type="float" office:value="59053">
                <text:p>59053</text:p>
              </table:table-cell>
            </table:table-row>
            <table:table-row>
              <table:table-cell office:value-type="string">
                <text:p>15.280</text:p>
              </table:table-cell>
              <table:table-cell office:value-type="float" office:value="59223">
                <text:p>59223</text:p>
              </table:table-cell>
            </table:table-row>
            <table:table-row>
              <table:table-cell office:value-type="string">
                <text:p>15.306</text:p>
              </table:table-cell>
              <table:table-cell office:value-type="float" office:value="59348">
                <text:p>59348</text:p>
              </table:table-cell>
            </table:table-row>
            <table:table-row>
              <table:table-cell office:value-type="string">
                <text:p>15.332</text:p>
              </table:table-cell>
              <table:table-cell office:value-type="float" office:value="59330">
                <text:p>59330</text:p>
              </table:table-cell>
            </table:table-row>
            <table:table-row>
              <table:table-cell office:value-type="string">
                <text:p>15.358</text:p>
              </table:table-cell>
              <table:table-cell office:value-type="float" office:value="59960">
                <text:p>59960</text:p>
              </table:table-cell>
            </table:table-row>
            <table:table-row>
              <table:table-cell office:value-type="string">
                <text:p>15.384</text:p>
              </table:table-cell>
              <table:table-cell office:value-type="float" office:value="60315">
                <text:p>60315</text:p>
              </table:table-cell>
            </table:table-row>
            <table:table-row>
              <table:table-cell office:value-type="string">
                <text:p>15.410</text:p>
              </table:table-cell>
              <table:table-cell office:value-type="float" office:value="60515">
                <text:p>60515</text:p>
              </table:table-cell>
            </table:table-row>
            <table:table-row>
              <table:table-cell office:value-type="string">
                <text:p>15.436</text:p>
              </table:table-cell>
              <table:table-cell office:value-type="float" office:value="61348">
                <text:p>61348</text:p>
              </table:table-cell>
            </table:table-row>
            <table:table-row>
              <table:table-cell office:value-type="string">
                <text:p>15.462</text:p>
              </table:table-cell>
              <table:table-cell office:value-type="float" office:value="63426">
                <text:p>63426</text:p>
              </table:table-cell>
            </table:table-row>
            <table:table-row>
              <table:table-cell office:value-type="string">
                <text:p>15.488</text:p>
              </table:table-cell>
              <table:table-cell office:value-type="float" office:value="64753">
                <text:p>64753</text:p>
              </table:table-cell>
            </table:table-row>
            <table:table-row>
              <table:table-cell office:value-type="string">
                <text:p>15.514</text:p>
              </table:table-cell>
              <table:table-cell office:value-type="float" office:value="66962">
                <text:p>66962</text:p>
              </table:table-cell>
            </table:table-row>
            <table:table-row>
              <table:table-cell office:value-type="string">
                <text:p>15.540</text:p>
              </table:table-cell>
              <table:table-cell office:value-type="float" office:value="69710">
                <text:p>69710</text:p>
              </table:table-cell>
            </table:table-row>
            <table:table-row>
              <table:table-cell office:value-type="string">
                <text:p>15.566</text:p>
              </table:table-cell>
              <table:table-cell office:value-type="float" office:value="71642">
                <text:p>71642</text:p>
              </table:table-cell>
            </table:table-row>
            <table:table-row>
              <table:table-cell office:value-type="string">
                <text:p>15.592</text:p>
              </table:table-cell>
              <table:table-cell office:value-type="float" office:value="74496">
                <text:p>74496</text:p>
              </table:table-cell>
            </table:table-row>
            <table:table-row>
              <table:table-cell office:value-type="string">
                <text:p>15.618</text:p>
              </table:table-cell>
              <table:table-cell office:value-type="float" office:value="77151">
                <text:p>77151</text:p>
              </table:table-cell>
            </table:table-row>
            <table:table-row>
              <table:table-cell office:value-type="string">
                <text:p>15.644</text:p>
              </table:table-cell>
              <table:table-cell office:value-type="float" office:value="78682">
                <text:p>78682</text:p>
              </table:table-cell>
            </table:table-row>
            <table:table-row>
              <table:table-cell office:value-type="string">
                <text:p>15.670</text:p>
              </table:table-cell>
              <table:table-cell office:value-type="float" office:value="82680">
                <text:p>82680</text:p>
              </table:table-cell>
            </table:table-row>
            <table:table-row>
              <table:table-cell office:value-type="string">
                <text:p>15.696</text:p>
              </table:table-cell>
              <table:table-cell office:value-type="float" office:value="86172">
                <text:p>86172</text:p>
              </table:table-cell>
            </table:table-row>
            <table:table-row>
              <table:table-cell office:value-type="string">
                <text:p>15.722</text:p>
              </table:table-cell>
              <table:table-cell office:value-type="float" office:value="90163">
                <text:p>90163</text:p>
              </table:table-cell>
            </table:table-row>
            <table:table-row>
              <table:table-cell office:value-type="string">
                <text:p>15.748</text:p>
              </table:table-cell>
              <table:table-cell office:value-type="float" office:value="94732">
                <text:p>94732</text:p>
              </table:table-cell>
            </table:table-row>
            <table:table-row>
              <table:table-cell office:value-type="string">
                <text:p>15.774</text:p>
              </table:table-cell>
              <table:table-cell office:value-type="float" office:value="99664">
                <text:p>99664</text:p>
              </table:table-cell>
            </table:table-row>
            <table:table-row>
              <table:table-cell office:value-type="string">
                <text:p>15.800</text:p>
              </table:table-cell>
              <table:table-cell office:value-type="float" office:value="104862">
                <text:p>104862</text:p>
              </table:table-cell>
            </table:table-row>
            <table:table-row>
              <table:table-cell office:value-type="string">
                <text:p>15.826</text:p>
              </table:table-cell>
              <table:table-cell office:value-type="float" office:value="110435">
                <text:p>110435</text:p>
              </table:table-cell>
            </table:table-row>
            <table:table-row>
              <table:table-cell office:value-type="string">
                <text:p>15.852</text:p>
              </table:table-cell>
              <table:table-cell office:value-type="float" office:value="116782">
                <text:p>116782</text:p>
              </table:table-cell>
            </table:table-row>
            <table:table-row>
              <table:table-cell office:value-type="string">
                <text:p>15.878</text:p>
              </table:table-cell>
              <table:table-cell office:value-type="float" office:value="124553">
                <text:p>124553</text:p>
              </table:table-cell>
            </table:table-row>
            <table:table-row>
              <table:table-cell office:value-type="string">
                <text:p>15.904</text:p>
              </table:table-cell>
              <table:table-cell office:value-type="float" office:value="133499">
                <text:p>133499</text:p>
              </table:table-cell>
            </table:table-row>
            <table:table-row>
              <table:table-cell office:value-type="string">
                <text:p>15.930</text:p>
              </table:table-cell>
              <table:table-cell office:value-type="float" office:value="144035">
                <text:p>144035</text:p>
              </table:table-cell>
            </table:table-row>
            <table:table-row>
              <table:table-cell office:value-type="string">
                <text:p>15.956</text:p>
              </table:table-cell>
              <table:table-cell office:value-type="float" office:value="155862">
                <text:p>155862</text:p>
              </table:table-cell>
            </table:table-row>
            <table:table-row>
              <table:table-cell office:value-type="string">
                <text:p>15.982</text:p>
              </table:table-cell>
              <table:table-cell office:value-type="float" office:value="169786">
                <text:p>169786</text:p>
              </table:table-cell>
            </table:table-row>
            <table:table-row>
              <table:table-cell office:value-type="string">
                <text:p>16.008</text:p>
              </table:table-cell>
              <table:table-cell office:value-type="float" office:value="186296">
                <text:p>186296</text:p>
              </table:table-cell>
            </table:table-row>
            <table:table-row>
              <table:table-cell office:value-type="string">
                <text:p>16.034</text:p>
              </table:table-cell>
              <table:table-cell office:value-type="float" office:value="207210">
                <text:p>207210</text:p>
              </table:table-cell>
            </table:table-row>
            <table:table-row>
              <table:table-cell office:value-type="string">
                <text:p>16.060</text:p>
              </table:table-cell>
              <table:table-cell office:value-type="float" office:value="231944">
                <text:p>231944</text:p>
              </table:table-cell>
            </table:table-row>
            <table:table-row>
              <table:table-cell office:value-type="string">
                <text:p>16.086</text:p>
              </table:table-cell>
              <table:table-cell office:value-type="float" office:value="260667">
                <text:p>260667</text:p>
              </table:table-cell>
            </table:table-row>
            <table:table-row>
              <table:table-cell office:value-type="string">
                <text:p>16.112</text:p>
              </table:table-cell>
              <table:table-cell office:value-type="float" office:value="295789">
                <text:p>295789</text:p>
              </table:table-cell>
            </table:table-row>
            <table:table-row>
              <table:table-cell office:value-type="string">
                <text:p>16.138</text:p>
              </table:table-cell>
              <table:table-cell office:value-type="float" office:value="336496">
                <text:p>336496</text:p>
              </table:table-cell>
            </table:table-row>
            <table:table-row>
              <table:table-cell office:value-type="string">
                <text:p>16.164</text:p>
              </table:table-cell>
              <table:table-cell office:value-type="float" office:value="380886">
                <text:p>380886</text:p>
              </table:table-cell>
            </table:table-row>
            <table:table-row>
              <table:table-cell office:value-type="string">
                <text:p>16.190</text:p>
              </table:table-cell>
              <table:table-cell office:value-type="float" office:value="421794">
                <text:p>421794</text:p>
              </table:table-cell>
            </table:table-row>
            <table:table-row>
              <table:table-cell office:value-type="string">
                <text:p>16.216</text:p>
              </table:table-cell>
              <table:table-cell office:value-type="float" office:value="444697">
                <text:p>444697</text:p>
              </table:table-cell>
            </table:table-row>
            <table:table-row>
              <table:table-cell office:value-type="string">
                <text:p>16.242</text:p>
              </table:table-cell>
              <table:table-cell office:value-type="float" office:value="439651">
                <text:p>439651</text:p>
              </table:table-cell>
            </table:table-row>
            <table:table-row>
              <table:table-cell office:value-type="string">
                <text:p>16.268</text:p>
              </table:table-cell>
              <table:table-cell office:value-type="float" office:value="412321">
                <text:p>412321</text:p>
              </table:table-cell>
            </table:table-row>
            <table:table-row>
              <table:table-cell office:value-type="string">
                <text:p>16.294</text:p>
              </table:table-cell>
              <table:table-cell office:value-type="float" office:value="376858">
                <text:p>376858</text:p>
              </table:table-cell>
            </table:table-row>
            <table:table-row>
              <table:table-cell office:value-type="string">
                <text:p>16.320</text:p>
              </table:table-cell>
              <table:table-cell office:value-type="float" office:value="338105">
                <text:p>338105</text:p>
              </table:table-cell>
            </table:table-row>
            <table:table-row>
              <table:table-cell office:value-type="string">
                <text:p>16.346</text:p>
              </table:table-cell>
              <table:table-cell office:value-type="float" office:value="293929">
                <text:p>293929</text:p>
              </table:table-cell>
            </table:table-row>
            <table:table-row>
              <table:table-cell office:value-type="string">
                <text:p>16.372</text:p>
              </table:table-cell>
              <table:table-cell office:value-type="float" office:value="247660">
                <text:p>247660</text:p>
              </table:table-cell>
            </table:table-row>
            <table:table-row>
              <table:table-cell office:value-type="string">
                <text:p>16.398</text:p>
              </table:table-cell>
              <table:table-cell office:value-type="float" office:value="208406">
                <text:p>208406</text:p>
              </table:table-cell>
            </table:table-row>
            <table:table-row>
              <table:table-cell office:value-type="string">
                <text:p>16.424</text:p>
              </table:table-cell>
              <table:table-cell office:value-type="float" office:value="178383">
                <text:p>178383</text:p>
              </table:table-cell>
            </table:table-row>
            <table:table-row>
              <table:table-cell office:value-type="string">
                <text:p>16.450</text:p>
              </table:table-cell>
              <table:table-cell office:value-type="float" office:value="155520">
                <text:p>155520</text:p>
              </table:table-cell>
            </table:table-row>
            <table:table-row>
              <table:table-cell office:value-type="string">
                <text:p>16.476</text:p>
              </table:table-cell>
              <table:table-cell office:value-type="float" office:value="138586">
                <text:p>138586</text:p>
              </table:table-cell>
            </table:table-row>
            <table:table-row>
              <table:table-cell office:value-type="string">
                <text:p>16.502</text:p>
              </table:table-cell>
              <table:table-cell office:value-type="float" office:value="126127">
                <text:p>126127</text:p>
              </table:table-cell>
            </table:table-row>
            <table:table-row>
              <table:table-cell office:value-type="string">
                <text:p>16.528</text:p>
              </table:table-cell>
              <table:table-cell office:value-type="float" office:value="116331">
                <text:p>116331</text:p>
              </table:table-cell>
            </table:table-row>
            <table:table-row>
              <table:table-cell office:value-type="string">
                <text:p>16.554</text:p>
              </table:table-cell>
              <table:table-cell office:value-type="float" office:value="108293">
                <text:p>108293</text:p>
              </table:table-cell>
            </table:table-row>
            <table:table-row>
              <table:table-cell office:value-type="string">
                <text:p>16.580</text:p>
              </table:table-cell>
              <table:table-cell office:value-type="float" office:value="101411">
                <text:p>101411</text:p>
              </table:table-cell>
            </table:table-row>
            <table:table-row>
              <table:table-cell office:value-type="string">
                <text:p>16.606</text:p>
              </table:table-cell>
              <table:table-cell office:value-type="float" office:value="96338">
                <text:p>96338</text:p>
              </table:table-cell>
            </table:table-row>
            <table:table-row>
              <table:table-cell office:value-type="string">
                <text:p>16.632</text:p>
              </table:table-cell>
              <table:table-cell office:value-type="float" office:value="92193">
                <text:p>92193</text:p>
              </table:table-cell>
            </table:table-row>
            <table:table-row>
              <table:table-cell office:value-type="string">
                <text:p>16.658</text:p>
              </table:table-cell>
              <table:table-cell office:value-type="float" office:value="89235">
                <text:p>89235</text:p>
              </table:table-cell>
            </table:table-row>
            <table:table-row>
              <table:table-cell office:value-type="string">
                <text:p>16.684</text:p>
              </table:table-cell>
              <table:table-cell office:value-type="float" office:value="87654">
                <text:p>87654</text:p>
              </table:table-cell>
            </table:table-row>
            <table:table-row>
              <table:table-cell office:value-type="string">
                <text:p>16.710</text:p>
              </table:table-cell>
              <table:table-cell office:value-type="float" office:value="86172">
                <text:p>86172</text:p>
              </table:table-cell>
            </table:table-row>
            <table:table-row>
              <table:table-cell office:value-type="string">
                <text:p>16.736</text:p>
              </table:table-cell>
              <table:table-cell office:value-type="float" office:value="85680">
                <text:p>85680</text:p>
              </table:table-cell>
            </table:table-row>
            <table:table-row>
              <table:table-cell office:value-type="string">
                <text:p>16.762</text:p>
              </table:table-cell>
              <table:table-cell office:value-type="float" office:value="85796">
                <text:p>85796</text:p>
              </table:table-cell>
            </table:table-row>
            <table:table-row>
              <table:table-cell office:value-type="string">
                <text:p>16.788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16.814</text:p>
              </table:table-cell>
              <table:table-cell office:value-type="float" office:value="86486">
                <text:p>86486</text:p>
              </table:table-cell>
            </table:table-row>
            <table:table-row>
              <table:table-cell office:value-type="string">
                <text:p>16.840</text:p>
              </table:table-cell>
              <table:table-cell office:value-type="float" office:value="87171">
                <text:p>87171</text:p>
              </table:table-cell>
            </table:table-row>
            <table:table-row>
              <table:table-cell office:value-type="string">
                <text:p>16.866</text:p>
              </table:table-cell>
              <table:table-cell office:value-type="float" office:value="88814">
                <text:p>88814</text:p>
              </table:table-cell>
            </table:table-row>
            <table:table-row>
              <table:table-cell office:value-type="string">
                <text:p>16.892</text:p>
              </table:table-cell>
              <table:table-cell office:value-type="float" office:value="90943">
                <text:p>90943</text:p>
              </table:table-cell>
            </table:table-row>
            <table:table-row>
              <table:table-cell office:value-type="string">
                <text:p>16.918</text:p>
              </table:table-cell>
              <table:table-cell office:value-type="float" office:value="91962">
                <text:p>91962</text:p>
              </table:table-cell>
            </table:table-row>
            <table:table-row>
              <table:table-cell office:value-type="string">
                <text:p>16.944</text:p>
              </table:table-cell>
              <table:table-cell office:value-type="float" office:value="91629">
                <text:p>91629</text:p>
              </table:table-cell>
            </table:table-row>
            <table:table-row>
              <table:table-cell office:value-type="string">
                <text:p>16.970</text:p>
              </table:table-cell>
              <table:table-cell office:value-type="float" office:value="90342">
                <text:p>90342</text:p>
              </table:table-cell>
            </table:table-row>
            <table:table-row>
              <table:table-cell office:value-type="string">
                <text:p>16.996</text:p>
              </table:table-cell>
              <table:table-cell office:value-type="float" office:value="88274">
                <text:p>88274</text:p>
              </table:table-cell>
            </table:table-row>
            <table:table-row>
              <table:table-cell office:value-type="string">
                <text:p>17.022</text:p>
              </table:table-cell>
              <table:table-cell office:value-type="float" office:value="86034">
                <text:p>86034</text:p>
              </table:table-cell>
            </table:table-row>
            <table:table-row>
              <table:table-cell office:value-type="string">
                <text:p>17.048</text:p>
              </table:table-cell>
              <table:table-cell office:value-type="float" office:value="83648">
                <text:p>83648</text:p>
              </table:table-cell>
            </table:table-row>
            <table:table-row>
              <table:table-cell office:value-type="string">
                <text:p>17.074</text:p>
              </table:table-cell>
              <table:table-cell office:value-type="float" office:value="81352">
                <text:p>81352</text:p>
              </table:table-cell>
            </table:table-row>
            <table:table-row>
              <table:table-cell office:value-type="string">
                <text:p>17.100</text:p>
              </table:table-cell>
              <table:table-cell office:value-type="float" office:value="78452">
                <text:p>78452</text:p>
              </table:table-cell>
            </table:table-row>
            <table:table-row>
              <table:table-cell office:value-type="string">
                <text:p>17.126</text:p>
              </table:table-cell>
              <table:table-cell office:value-type="float" office:value="75473">
                <text:p>75473</text:p>
              </table:table-cell>
            </table:table-row>
            <table:table-row>
              <table:table-cell office:value-type="string">
                <text:p>17.152</text:p>
              </table:table-cell>
              <table:table-cell office:value-type="float" office:value="73241">
                <text:p>73241</text:p>
              </table:table-cell>
            </table:table-row>
            <table:table-row>
              <table:table-cell office:value-type="string">
                <text:p>17.178</text:p>
              </table:table-cell>
              <table:table-cell office:value-type="float" office:value="71692">
                <text:p>71692</text:p>
              </table:table-cell>
            </table:table-row>
            <table:table-row>
              <table:table-cell office:value-type="string">
                <text:p>17.204</text:p>
              </table:table-cell>
              <table:table-cell office:value-type="float" office:value="70542">
                <text:p>70542</text:p>
              </table:table-cell>
            </table:table-row>
            <table:table-row>
              <table:table-cell office:value-type="string">
                <text:p>17.230</text:p>
              </table:table-cell>
              <table:table-cell office:value-type="float" office:value="70337">
                <text:p>70337</text:p>
              </table:table-cell>
            </table:table-row>
            <table:table-row>
              <table:table-cell office:value-type="string">
                <text:p>17.256</text:p>
              </table:table-cell>
              <table:table-cell office:value-type="float" office:value="69594">
                <text:p>69594</text:p>
              </table:table-cell>
            </table:table-row>
            <table:table-row>
              <table:table-cell office:value-type="string">
                <text:p>17.282</text:p>
              </table:table-cell>
              <table:table-cell office:value-type="float" office:value="68691">
                <text:p>68691</text:p>
              </table:table-cell>
            </table:table-row>
            <table:table-row>
              <table:table-cell office:value-type="string">
                <text:p>17.308</text:p>
              </table:table-cell>
              <table:table-cell office:value-type="float" office:value="67488">
                <text:p>67488</text:p>
              </table:table-cell>
            </table:table-row>
            <table:table-row>
              <table:table-cell office:value-type="string">
                <text:p>17.334</text:p>
              </table:table-cell>
              <table:table-cell office:value-type="float" office:value="66927">
                <text:p>66927</text:p>
              </table:table-cell>
            </table:table-row>
            <table:table-row>
              <table:table-cell office:value-type="string">
                <text:p>17.360</text:p>
              </table:table-cell>
              <table:table-cell office:value-type="float" office:value="66605">
                <text:p>66605</text:p>
              </table:table-cell>
            </table:table-row>
            <table:table-row>
              <table:table-cell office:value-type="string">
                <text:p>17.386</text:p>
              </table:table-cell>
              <table:table-cell office:value-type="float" office:value="65707">
                <text:p>65707</text:p>
              </table:table-cell>
            </table:table-row>
            <table:table-row>
              <table:table-cell office:value-type="string">
                <text:p>17.412</text:p>
              </table:table-cell>
              <table:table-cell office:value-type="float" office:value="65185">
                <text:p>65185</text:p>
              </table:table-cell>
            </table:table-row>
            <table:table-row>
              <table:table-cell office:value-type="string">
                <text:p>17.438</text:p>
              </table:table-cell>
              <table:table-cell office:value-type="float" office:value="64645">
                <text:p>64645</text:p>
              </table:table-cell>
            </table:table-row>
            <table:table-row>
              <table:table-cell office:value-type="string">
                <text:p>17.464</text:p>
              </table:table-cell>
              <table:table-cell office:value-type="float" office:value="64065">
                <text:p>64065</text:p>
              </table:table-cell>
            </table:table-row>
            <table:table-row>
              <table:table-cell office:value-type="string">
                <text:p>17.490</text:p>
              </table:table-cell>
              <table:table-cell office:value-type="float" office:value="63045">
                <text:p>63045</text:p>
              </table:table-cell>
            </table:table-row>
            <table:table-row>
              <table:table-cell office:value-type="string">
                <text:p>17.516</text:p>
              </table:table-cell>
              <table:table-cell office:value-type="float" office:value="62655">
                <text:p>62655</text:p>
              </table:table-cell>
            </table:table-row>
            <table:table-row>
              <table:table-cell office:value-type="string">
                <text:p>17.542</text:p>
              </table:table-cell>
              <table:table-cell office:value-type="float" office:value="62138">
                <text:p>62138</text:p>
              </table:table-cell>
            </table:table-row>
            <table:table-row>
              <table:table-cell office:value-type="string">
                <text:p>17.568</text:p>
              </table:table-cell>
              <table:table-cell office:value-type="float" office:value="61407">
                <text:p>61407</text:p>
              </table:table-cell>
            </table:table-row>
            <table:table-row>
              <table:table-cell office:value-type="string">
                <text:p>17.594</text:p>
              </table:table-cell>
              <table:table-cell office:value-type="float" office:value="60717">
                <text:p>60717</text:p>
              </table:table-cell>
            </table:table-row>
            <table:table-row>
              <table:table-cell office:value-type="string">
                <text:p>17.620</text:p>
              </table:table-cell>
              <table:table-cell office:value-type="float" office:value="60127">
                <text:p>60127</text:p>
              </table:table-cell>
            </table:table-row>
            <table:table-row>
              <table:table-cell office:value-type="string">
                <text:p>17.646</text:p>
              </table:table-cell>
              <table:table-cell office:value-type="float" office:value="59567">
                <text:p>59567</text:p>
              </table:table-cell>
            </table:table-row>
            <table:table-row>
              <table:table-cell office:value-type="string">
                <text:p>17.672</text:p>
              </table:table-cell>
              <table:table-cell office:value-type="float" office:value="59656">
                <text:p>59656</text:p>
              </table:table-cell>
            </table:table-row>
            <table:table-row>
              <table:table-cell office:value-type="string">
                <text:p>17.698</text:p>
              </table:table-cell>
              <table:table-cell office:value-type="float" office:value="59426">
                <text:p>59426</text:p>
              </table:table-cell>
            </table:table-row>
            <table:table-row>
              <table:table-cell office:value-type="string">
                <text:p>17.724</text:p>
              </table:table-cell>
              <table:table-cell office:value-type="float" office:value="59235">
                <text:p>59235</text:p>
              </table:table-cell>
            </table:table-row>
            <table:table-row>
              <table:table-cell office:value-type="string">
                <text:p>17.750</text:p>
              </table:table-cell>
              <table:table-cell office:value-type="float" office:value="58665">
                <text:p>58665</text:p>
              </table:table-cell>
            </table:table-row>
            <table:table-row>
              <table:table-cell office:value-type="string">
                <text:p>17.776</text:p>
              </table:table-cell>
              <table:table-cell office:value-type="float" office:value="58514">
                <text:p>58514</text:p>
              </table:table-cell>
            </table:table-row>
            <table:table-row>
              <table:table-cell office:value-type="string">
                <text:p>17.802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17.828</text:p>
              </table:table-cell>
              <table:table-cell office:value-type="float" office:value="57898">
                <text:p>57898</text:p>
              </table:table-cell>
            </table:table-row>
            <table:table-row>
              <table:table-cell office:value-type="string">
                <text:p>17.854</text:p>
              </table:table-cell>
              <table:table-cell office:value-type="float" office:value="57794">
                <text:p>57794</text:p>
              </table:table-cell>
            </table:table-row>
            <table:table-row>
              <table:table-cell office:value-type="string">
                <text:p>17.880</text:p>
              </table:table-cell>
              <table:table-cell office:value-type="float" office:value="56924">
                <text:p>56924</text:p>
              </table:table-cell>
            </table:table-row>
            <table:table-row>
              <table:table-cell office:value-type="string">
                <text:p>17.906</text:p>
              </table:table-cell>
              <table:table-cell office:value-type="float" office:value="56605">
                <text:p>56605</text:p>
              </table:table-cell>
            </table:table-row>
            <table:table-row>
              <table:table-cell office:value-type="string">
                <text:p>17.932</text:p>
              </table:table-cell>
              <table:table-cell office:value-type="float" office:value="56386">
                <text:p>56386</text:p>
              </table:table-cell>
            </table:table-row>
            <table:table-row>
              <table:table-cell office:value-type="string">
                <text:p>17.958</text:p>
              </table:table-cell>
              <table:table-cell office:value-type="float" office:value="55763">
                <text:p>55763</text:p>
              </table:table-cell>
            </table:table-row>
            <table:table-row>
              <table:table-cell office:value-type="string">
                <text:p>17.984</text:p>
              </table:table-cell>
              <table:table-cell office:value-type="float" office:value="55143">
                <text:p>55143</text:p>
              </table:table-cell>
            </table:table-row>
            <table:table-row>
              <table:table-cell office:value-type="string">
                <text:p>18.010</text:p>
              </table:table-cell>
              <table:table-cell office:value-type="float" office:value="55166">
                <text:p>55166</text:p>
              </table:table-cell>
            </table:table-row>
            <table:table-row>
              <table:table-cell office:value-type="string">
                <text:p>18.036</text:p>
              </table:table-cell>
              <table:table-cell office:value-type="float" office:value="55181">
                <text:p>55181</text:p>
              </table:table-cell>
            </table:table-row>
            <table:table-row>
              <table:table-cell office:value-type="string">
                <text:p>18.062</text:p>
              </table:table-cell>
              <table:table-cell office:value-type="float" office:value="54619">
                <text:p>54619</text:p>
              </table:table-cell>
            </table:table-row>
            <table:table-row>
              <table:table-cell office:value-type="string">
                <text:p>18.088</text:p>
              </table:table-cell>
              <table:table-cell office:value-type="float" office:value="54026">
                <text:p>54026</text:p>
              </table:table-cell>
            </table:table-row>
            <table:table-row>
              <table:table-cell office:value-type="string">
                <text:p>18.114</text:p>
              </table:table-cell>
              <table:table-cell office:value-type="float" office:value="53810">
                <text:p>53810</text:p>
              </table:table-cell>
            </table:table-row>
            <table:table-row>
              <table:table-cell office:value-type="string">
                <text:p>18.140</text:p>
              </table:table-cell>
              <table:table-cell office:value-type="float" office:value="53881">
                <text:p>53881</text:p>
              </table:table-cell>
            </table:table-row>
            <table:table-row>
              <table:table-cell office:value-type="string">
                <text:p>18.166</text:p>
              </table:table-cell>
              <table:table-cell office:value-type="float" office:value="53146">
                <text:p>53146</text:p>
              </table:table-cell>
            </table:table-row>
            <table:table-row>
              <table:table-cell office:value-type="string">
                <text:p>18.192</text:p>
              </table:table-cell>
              <table:table-cell office:value-type="float" office:value="53893">
                <text:p>53893</text:p>
              </table:table-cell>
            </table:table-row>
            <table:table-row>
              <table:table-cell office:value-type="string">
                <text:p>18.218</text:p>
              </table:table-cell>
              <table:table-cell office:value-type="float" office:value="53149">
                <text:p>53149</text:p>
              </table:table-cell>
            </table:table-row>
            <table:table-row>
              <table:table-cell office:value-type="string">
                <text:p>18.244</text:p>
              </table:table-cell>
              <table:table-cell office:value-type="float" office:value="52998">
                <text:p>52998</text:p>
              </table:table-cell>
            </table:table-row>
            <table:table-row>
              <table:table-cell office:value-type="string">
                <text:p>18.270</text:p>
              </table:table-cell>
              <table:table-cell office:value-type="float" office:value="53161">
                <text:p>53161</text:p>
              </table:table-cell>
            </table:table-row>
            <table:table-row>
              <table:table-cell office:value-type="string">
                <text:p>18.296</text:p>
              </table:table-cell>
              <table:table-cell office:value-type="float" office:value="53173">
                <text:p>53173</text:p>
              </table:table-cell>
            </table:table-row>
            <table:table-row>
              <table:table-cell office:value-type="string">
                <text:p>18.322</text:p>
              </table:table-cell>
              <table:table-cell office:value-type="float" office:value="53057">
                <text:p>53057</text:p>
              </table:table-cell>
            </table:table-row>
            <table:table-row>
              <table:table-cell office:value-type="string">
                <text:p>18.348</text:p>
              </table:table-cell>
              <table:table-cell office:value-type="float" office:value="53326">
                <text:p>53326</text:p>
              </table:table-cell>
            </table:table-row>
            <table:table-row>
              <table:table-cell office:value-type="string">
                <text:p>18.374</text:p>
              </table:table-cell>
              <table:table-cell office:value-type="float" office:value="53171">
                <text:p>53171</text:p>
              </table:table-cell>
            </table:table-row>
            <table:table-row>
              <table:table-cell office:value-type="string">
                <text:p>18.400</text:p>
              </table:table-cell>
              <table:table-cell office:value-type="float" office:value="53675">
                <text:p>53675</text:p>
              </table:table-cell>
            </table:table-row>
            <table:table-row>
              <table:table-cell office:value-type="string">
                <text:p>18.426</text:p>
              </table:table-cell>
              <table:table-cell office:value-type="float" office:value="53126">
                <text:p>53126</text:p>
              </table:table-cell>
            </table:table-row>
            <table:table-row>
              <table:table-cell office:value-type="string">
                <text:p>18.452</text:p>
              </table:table-cell>
              <table:table-cell office:value-type="float" office:value="52602">
                <text:p>52602</text:p>
              </table:table-cell>
            </table:table-row>
            <table:table-row>
              <table:table-cell office:value-type="string">
                <text:p>18.478</text:p>
              </table:table-cell>
              <table:table-cell office:value-type="float" office:value="52625">
                <text:p>52625</text:p>
              </table:table-cell>
            </table:table-row>
            <table:table-row>
              <table:table-cell office:value-type="string">
                <text:p>18.504</text:p>
              </table:table-cell>
              <table:table-cell office:value-type="float" office:value="52829">
                <text:p>52829</text:p>
              </table:table-cell>
            </table:table-row>
            <table:table-row>
              <table:table-cell office:value-type="string">
                <text:p>18.530</text:p>
              </table:table-cell>
              <table:table-cell office:value-type="float" office:value="52924">
                <text:p>52924</text:p>
              </table:table-cell>
            </table:table-row>
            <table:table-row>
              <table:table-cell office:value-type="string">
                <text:p>18.556</text:p>
              </table:table-cell>
              <table:table-cell office:value-type="float" office:value="53152">
                <text:p>53152</text:p>
              </table:table-cell>
            </table:table-row>
            <table:table-row>
              <table:table-cell office:value-type="string">
                <text:p>18.582</text:p>
              </table:table-cell>
              <table:table-cell office:value-type="float" office:value="53165">
                <text:p>53165</text:p>
              </table:table-cell>
            </table:table-row>
            <table:table-row>
              <table:table-cell office:value-type="string">
                <text:p>18.608</text:p>
              </table:table-cell>
              <table:table-cell office:value-type="float" office:value="52662">
                <text:p>52662</text:p>
              </table:table-cell>
            </table:table-row>
            <table:table-row>
              <table:table-cell office:value-type="string">
                <text:p>18.634</text:p>
              </table:table-cell>
              <table:table-cell office:value-type="float" office:value="52571">
                <text:p>52571</text:p>
              </table:table-cell>
            </table:table-row>
            <table:table-row>
              <table:table-cell office:value-type="string">
                <text:p>18.660</text:p>
              </table:table-cell>
              <table:table-cell office:value-type="float" office:value="52467">
                <text:p>52467</text:p>
              </table:table-cell>
            </table:table-row>
            <table:table-row>
              <table:table-cell office:value-type="string">
                <text:p>18.686</text:p>
              </table:table-cell>
              <table:table-cell office:value-type="float" office:value="52594">
                <text:p>52594</text:p>
              </table:table-cell>
            </table:table-row>
            <table:table-row>
              <table:table-cell office:value-type="string">
                <text:p>18.712</text:p>
              </table:table-cell>
              <table:table-cell office:value-type="float" office:value="52866">
                <text:p>52866</text:p>
              </table:table-cell>
            </table:table-row>
            <table:table-row>
              <table:table-cell office:value-type="string">
                <text:p>18.738</text:p>
              </table:table-cell>
              <table:table-cell office:value-type="float" office:value="52977">
                <text:p>52977</text:p>
              </table:table-cell>
            </table:table-row>
            <table:table-row>
              <table:table-cell office:value-type="string">
                <text:p>18.764</text:p>
              </table:table-cell>
              <table:table-cell office:value-type="float" office:value="53254">
                <text:p>53254</text:p>
              </table:table-cell>
            </table:table-row>
            <table:table-row>
              <table:table-cell office:value-type="string">
                <text:p>18.790</text:p>
              </table:table-cell>
              <table:table-cell office:value-type="float" office:value="53296">
                <text:p>53296</text:p>
              </table:table-cell>
            </table:table-row>
            <table:table-row>
              <table:table-cell office:value-type="string">
                <text:p>18.816</text:p>
              </table:table-cell>
              <table:table-cell office:value-type="float" office:value="53043">
                <text:p>53043</text:p>
              </table:table-cell>
            </table:table-row>
            <table:table-row>
              <table:table-cell office:value-type="string">
                <text:p>18.842</text:p>
              </table:table-cell>
              <table:table-cell office:value-type="float" office:value="53186">
                <text:p>53186</text:p>
              </table:table-cell>
            </table:table-row>
            <table:table-row>
              <table:table-cell office:value-type="string">
                <text:p>18.868</text:p>
              </table:table-cell>
              <table:table-cell office:value-type="float" office:value="53214">
                <text:p>53214</text:p>
              </table:table-cell>
            </table:table-row>
            <table:table-row>
              <table:table-cell office:value-type="string">
                <text:p>18.894</text:p>
              </table:table-cell>
              <table:table-cell office:value-type="float" office:value="53589">
                <text:p>53589</text:p>
              </table:table-cell>
            </table:table-row>
            <table:table-row>
              <table:table-cell office:value-type="string">
                <text:p>18.920</text:p>
              </table:table-cell>
              <table:table-cell office:value-type="float" office:value="53666">
                <text:p>53666</text:p>
              </table:table-cell>
            </table:table-row>
            <table:table-row>
              <table:table-cell office:value-type="string">
                <text:p>18.946</text:p>
              </table:table-cell>
              <table:table-cell office:value-type="float" office:value="53923">
                <text:p>53923</text:p>
              </table:table-cell>
            </table:table-row>
            <table:table-row>
              <table:table-cell office:value-type="string">
                <text:p>18.972</text:p>
              </table:table-cell>
              <table:table-cell office:value-type="float" office:value="54343">
                <text:p>54343</text:p>
              </table:table-cell>
            </table:table-row>
            <table:table-row>
              <table:table-cell office:value-type="string">
                <text:p>18.998</text:p>
              </table:table-cell>
              <table:table-cell office:value-type="float" office:value="54697">
                <text:p>54697</text:p>
              </table:table-cell>
            </table:table-row>
            <table:table-row>
              <table:table-cell office:value-type="string">
                <text:p>19.024</text:p>
              </table:table-cell>
              <table:table-cell office:value-type="float" office:value="55807">
                <text:p>55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